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1" svg:font-family="'Times New Roman'" style:font-family-generic="roman"/>
    <style:font-face style:name="Calibri" svg:font-family="Calibri" style:font-family-generic="roman" style:font-pitch="variable"/>
    <style:font-face style:name="Liberation Mono" svg:font-family="'Liberation Mono', 'Courier New'"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 style:font-family-generic="roman" style:font-pitch="variable"/>
    <style:font-face style:name="OpenSymbol" svg:font-family="OpenSymbol, 'Arial Unicode M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Z003" svg:font-family="Z003" style:font-family-generic="roman" style:font-pitch="variable"/>
    <style:font-face style:name="Liberation Serif2" svg:font-family="'Liberation Serif'" style:font-family-generic="swiss" style:font-pitch="variable"/>
    <style:font-face style:name="Liberation Mono1" svg:font-family="'Liberation Mono', '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erif CJK SC" svg:font-family="'Noto Serif CJK SC'" style:font-family-generic="system" style:font-pitch="variable"/>
    <style:font-face style:name="OpenSymbol1" svg:font-family="OpenSymbol, 'Arial Unicode MS'"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style:font-name="Times New Roman" style:font-name-complex="Times New Roman2"/>
    </style:style>
    <style:style style:name="P4" style:family="paragraph" style:parent-style-name="Standard">
      <style:text-properties style:font-name="Times New Roman" officeooo:paragraph-rsid="0055dfeb" style:font-name-complex="Times New Roman2"/>
    </style:style>
    <style:style style:name="P5" style:family="paragraph" style:parent-style-name="Standard">
      <style:text-properties style:font-name="Times New Roman" fo:font-weight="bold" fo:background-color="#ffffff" style:font-weight-asian="bold" style:font-name-complex="Times New Roman2" style:font-weight-complex="bold"/>
    </style:style>
    <style:style style:name="P6" style:family="paragraph" style:parent-style-name="Standard">
      <style:text-properties style:font-name="Times New Roman" fo:language="en" fo:country="GB" style:font-name-complex="Times New Roman2"/>
    </style:style>
    <style:style style:name="P7" style:family="paragraph" style:parent-style-name="Standard">
      <style:text-properties officeooo:paragraph-rsid="009e5d19"/>
    </style:style>
    <style:style style:name="P8" style:family="paragraph" style:parent-style-name="Standard">
      <style:text-properties officeooo:paragraph-rsid="0055dfeb"/>
    </style:style>
    <style:style style:name="P9" style:family="paragraph" style:parent-style-name="Standard">
      <style:text-properties officeooo:paragraph-rsid="00a58673"/>
    </style:style>
    <style:style style:name="P10" style:family="paragraph" style:parent-style-name="Standard">
      <style:text-properties officeooo:paragraph-rsid="00aad9ce"/>
    </style:style>
    <style:style style:name="P11" style:family="paragraph" style:parent-style-name="Standard">
      <style:text-properties officeooo:paragraph-rsid="00acf472"/>
    </style:style>
    <style:style style:name="P12" style:family="paragraph" style:parent-style-name="Standard">
      <style:text-properties officeooo:paragraph-rsid="00b7a227"/>
    </style:style>
    <style:style style:name="P13" style:family="paragraph" style:parent-style-name="Standard">
      <style:text-properties officeooo:paragraph-rsid="00b7a327"/>
    </style:style>
    <style:style style:name="P14" style:family="paragraph" style:parent-style-name="Standard">
      <style:text-properties officeooo:paragraph-rsid="00c0469b"/>
    </style:style>
    <style:style style:name="P15" style:family="paragraph" style:parent-style-name="Standard">
      <style:text-properties officeooo:paragraph-rsid="00c5019a"/>
    </style:style>
    <style:style style:name="P16" style:family="paragraph" style:parent-style-name="Standard">
      <style:text-properties officeooo:paragraph-rsid="00cc22ef"/>
    </style:style>
    <style:style style:name="P17" style:family="paragraph" style:parent-style-name="Standard">
      <style:text-properties officeooo:paragraph-rsid="00d4f700" fo:background-color="transparent"/>
    </style:style>
    <style:style style:name="P18" style:family="paragraph" style:parent-style-name="Standard">
      <style:text-properties officeooo:paragraph-rsid="00dcbce8"/>
    </style:style>
    <style:style style:name="P19" style:family="paragraph" style:parent-style-name="Standard">
      <style:text-properties officeooo:paragraph-rsid="011580a8"/>
    </style:style>
    <style:style style:name="P20" style:family="paragraph" style:parent-style-name="Standard">
      <style:text-properties officeooo:paragraph-rsid="012af559"/>
    </style:style>
    <style:style style:name="P21" style:family="paragraph" style:parent-style-name="Standard">
      <style:text-properties officeooo:paragraph-rsid="013318fa"/>
    </style:style>
    <style:style style:name="P22" style:family="paragraph" style:parent-style-name="Standard">
      <style:text-properties officeooo:paragraph-rsid="0146c806"/>
    </style:style>
    <style:style style:name="P23" style:family="paragraph" style:parent-style-name="Standard">
      <style:text-properties officeooo:paragraph-rsid="014861c6"/>
    </style:style>
    <style:style style:name="P24" style:family="paragraph" style:parent-style-name="Standard">
      <style:text-properties officeooo:paragraph-rsid="014faf7e"/>
    </style:style>
    <style:style style:name="P25" style:family="paragraph" style:parent-style-name="Standard">
      <style:text-properties officeooo:paragraph-rsid="015cc5da"/>
    </style:style>
    <style:style style:name="P26" style:family="paragraph" style:parent-style-name="Standard">
      <style:text-properties officeooo:paragraph-rsid="017a7468"/>
    </style:style>
    <style:style style:name="P27" style:family="paragraph" style:parent-style-name="Standard">
      <style:paragraph-properties fo:break-before="page"/>
      <style:text-properties fo:font-style="normal" fo:font-weight="bold" style:font-style-asian="normal" style:font-weight-asian="bold" style:font-style-complex="normal" style:font-weight-complex="bold"/>
    </style:style>
    <style:style style:name="P28" style:family="paragraph" style:parent-style-name="Standard" style:master-page-name="Standard">
      <style:paragraph-properties style:page-number="auto"/>
      <style:text-properties fo:font-weight="bold" style:font-weight-asian="bold" style:font-weight-complex="bold"/>
    </style:style>
    <style:style style:name="P29" style:family="paragraph" style:parent-style-name="Standard">
      <style:text-properties officeooo:paragraph-rsid="0187e7a9"/>
    </style:style>
    <style:style style:name="P30" style:family="paragraph" style:parent-style-name="Standard">
      <style:text-properties officeooo:paragraph-rsid="018cb843"/>
    </style:style>
    <style:style style:name="P31" style:family="paragraph" style:parent-style-name="Standard">
      <style:paragraph-properties fo:line-height="100%" fo:text-align="start" style:justify-single-word="false"/>
      <style:text-properties fo:font-weight="bold" style:font-weight-asian="bold" style:font-weight-complex="bold"/>
    </style:style>
    <style:style style:name="P32" style:family="paragraph" style:parent-style-name="Standard">
      <style:paragraph-properties fo:line-height="100%" fo:text-align="start" style:justify-single-word="false"/>
    </style:style>
    <style:style style:name="P33" style:family="paragraph" style:parent-style-name="Bibliography_20_1">
      <style:paragraph-properties fo:line-height="100%" fo:text-align="start" style:justify-single-word="false"/>
    </style:style>
    <style:style style:name="P3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Times New Roman"/>
    </style:style>
    <style:style style:name="T2" style:family="text">
      <style:text-properties style:font-name="Times New Roman" style:font-name-complex="Times New Roman2"/>
    </style:style>
    <style:style style:name="T3" style:family="text">
      <style:text-properties style:font-name="Times New Roman" officeooo:rsid="00071bce" style:font-name-complex="Times New Roman2"/>
    </style:style>
    <style:style style:name="T4" style:family="text">
      <style:text-properties style:font-name="Times New Roman" officeooo:rsid="0009a3ac" style:font-name-complex="Times New Roman2"/>
    </style:style>
    <style:style style:name="T5" style:family="text">
      <style:text-properties style:font-name="Times New Roman" officeooo:rsid="002239a3" style:font-name-complex="Times New Roman2"/>
    </style:style>
    <style:style style:name="T6" style:family="text">
      <style:text-properties style:font-name="Times New Roman" officeooo:rsid="002376c6" style:font-name-complex="Times New Roman2"/>
    </style:style>
    <style:style style:name="T7" style:family="text">
      <style:text-properties style:font-name="Times New Roman" officeooo:rsid="004ccc2e" style:font-name-complex="Times New Roman2"/>
    </style:style>
    <style:style style:name="T8" style:family="text">
      <style:text-properties style:font-name="Times New Roman" officeooo:rsid="0050bd07" style:font-name-complex="Times New Roman2"/>
    </style:style>
    <style:style style:name="T9" style:family="text">
      <style:text-properties style:font-name="Times New Roman" officeooo:rsid="005416c5" style:font-name-complex="Times New Roman2"/>
    </style:style>
    <style:style style:name="T10" style:family="text">
      <style:text-properties style:font-name="Times New Roman" officeooo:rsid="0089762b" style:font-name-complex="Times New Roman2"/>
    </style:style>
    <style:style style:name="T11" style:family="text">
      <style:text-properties style:font-name="Times New Roman" officeooo:rsid="008f262e" style:font-name-complex="Times New Roman2"/>
    </style:style>
    <style:style style:name="T12" style:family="text">
      <style:text-properties style:font-name="Times New Roman" officeooo:rsid="0099a0c0" style:font-name-complex="Times New Roman2"/>
    </style:style>
    <style:style style:name="T13" style:family="text">
      <style:text-properties style:font-name="Times New Roman" officeooo:rsid="0099c2b8" style:font-name-complex="Times New Roman2"/>
    </style:style>
    <style:style style:name="T14" style:family="text">
      <style:text-properties style:font-name="Times New Roman" officeooo:rsid="009b9f18" style:font-name-complex="Times New Roman2"/>
    </style:style>
    <style:style style:name="T15" style:family="text">
      <style:text-properties style:font-name="Times New Roman" officeooo:rsid="009cff0a" style:font-name-complex="Times New Roman2"/>
    </style:style>
    <style:style style:name="T16" style:family="text">
      <style:text-properties style:font-name="Times New Roman" officeooo:rsid="009e5d19" style:font-name-complex="Times New Roman2"/>
    </style:style>
    <style:style style:name="T17" style:family="text">
      <style:text-properties style:font-name="Times New Roman" officeooo:rsid="00a3c04d" style:font-name-complex="Times New Roman2"/>
    </style:style>
    <style:style style:name="T18" style:family="text">
      <style:text-properties style:font-name="Times New Roman" officeooo:rsid="00a58673" style:font-name-complex="Times New Roman2"/>
    </style:style>
    <style:style style:name="T19" style:family="text">
      <style:text-properties style:font-name="Times New Roman" officeooo:rsid="00a78078" style:font-name-complex="Times New Roman2"/>
    </style:style>
    <style:style style:name="T20" style:family="text">
      <style:text-properties style:font-name="Times New Roman" officeooo:rsid="00abb5e8" style:font-name-complex="Times New Roman2"/>
    </style:style>
    <style:style style:name="T21" style:family="text">
      <style:text-properties style:font-name="Times New Roman" officeooo:rsid="00ae36fd" style:font-name-complex="Times New Roman2"/>
    </style:style>
    <style:style style:name="T22" style:family="text">
      <style:text-properties style:font-name="Times New Roman" officeooo:rsid="00afc28f" style:font-name-complex="Times New Roman2"/>
    </style:style>
    <style:style style:name="T23" style:family="text">
      <style:text-properties style:font-name="Times New Roman" officeooo:rsid="00b08ca7" style:font-name-complex="Times New Roman2"/>
    </style:style>
    <style:style style:name="T24" style:family="text">
      <style:text-properties style:font-name="Times New Roman" officeooo:rsid="00b25038" style:font-name-complex="Times New Roman2"/>
    </style:style>
    <style:style style:name="T25" style:family="text">
      <style:text-properties style:font-name="Times New Roman" officeooo:rsid="00b59dd7" style:font-name-complex="Times New Roman2"/>
    </style:style>
    <style:style style:name="T26" style:family="text">
      <style:text-properties style:font-name="Times New Roman" officeooo:rsid="00b6084b" style:font-name-complex="Times New Roman2"/>
    </style:style>
    <style:style style:name="T27" style:family="text">
      <style:text-properties style:font-name="Times New Roman" officeooo:rsid="00b74a00" style:font-name-complex="Times New Roman2"/>
    </style:style>
    <style:style style:name="T28" style:family="text">
      <style:text-properties style:font-name="Times New Roman" officeooo:rsid="00b7a227" style:font-name-complex="Times New Roman2"/>
    </style:style>
    <style:style style:name="T29" style:family="text">
      <style:text-properties style:font-name="Times New Roman" officeooo:rsid="00d41678" style:font-name-complex="Times New Roman2"/>
    </style:style>
    <style:style style:name="T30" style:family="text">
      <style:text-properties style:font-name="Times New Roman" officeooo:rsid="010738fa" style:font-name-complex="Times New Roman2"/>
    </style:style>
    <style:style style:name="T31" style:family="text">
      <style:text-properties style:font-name="Times New Roman" officeooo:rsid="013318fa" style:font-name-complex="Times New Roman2"/>
    </style:style>
    <style:style style:name="T32" style:family="text">
      <style:text-properties style:font-name="Times New Roman" officeooo:rsid="0133d540" style:font-name-complex="Times New Roman2"/>
    </style:style>
    <style:style style:name="T33" style:family="text">
      <style:text-properties style:font-name="Times New Roman" officeooo:rsid="0138ab78" style:font-name-complex="Times New Roman2"/>
    </style:style>
    <style:style style:name="T34" style:family="text">
      <style:text-properties style:font-name="Times New Roman" officeooo:rsid="014161b2" style:font-name-complex="Times New Roman2"/>
    </style:style>
    <style:style style:name="T35" style:family="text">
      <style:text-properties style:font-name="Times New Roman" officeooo:rsid="0151702c" style:font-name-complex="Times New Roman2"/>
    </style:style>
    <style:style style:name="T36" style:family="text">
      <style:text-properties style:font-name="Times New Roman" officeooo:rsid="01548b51" style:font-name-complex="Times New Roman2"/>
    </style:style>
    <style:style style:name="T37" style:family="text">
      <style:text-properties style:font-name="Times New Roman" officeooo:rsid="01595bc5" style:font-name-complex="Times New Roman2"/>
    </style:style>
    <style:style style:name="T38" style:family="text">
      <style:text-properties style:font-name="Times New Roman" officeooo:rsid="015a90de" style:font-name-complex="Times New Roman2"/>
    </style:style>
    <style:style style:name="T39" style:family="text">
      <style:text-properties style:font-name="Times New Roman" officeooo:rsid="015cc5da" style:font-name-complex="Times New Roman2"/>
    </style:style>
    <style:style style:name="T40" style:family="text">
      <style:text-properties style:font-name="Times New Roman" officeooo:rsid="015e98aa" style:font-name-complex="Times New Roman2"/>
    </style:style>
    <style:style style:name="T41" style:family="text">
      <style:text-properties style:font-name="Times New Roman" officeooo:rsid="015ed6ea" style:font-name-complex="Times New Roman2"/>
    </style:style>
    <style:style style:name="T42" style:family="text">
      <style:text-properties style:font-name="Times New Roman" officeooo:rsid="017547a8" style:font-name-complex="Times New Roman2"/>
    </style:style>
    <style:style style:name="T43" style:family="text">
      <style:text-properties style:font-name="Times New Roman" officeooo:rsid="01762d62" style:font-name-complex="Times New Roman2"/>
    </style:style>
    <style:style style:name="T44" style:family="text">
      <style:text-properties style:font-name="Times New Roman" officeooo:rsid="01773fcf" style:font-name-complex="Times New Roman2"/>
    </style:style>
    <style:style style:name="T45" style:family="text">
      <style:text-properties style:font-name="Times New Roman" officeooo:rsid="01774e17" style:font-name-complex="Times New Roman2"/>
    </style:style>
    <style:style style:name="T46" style:family="text">
      <style:text-properties style:font-name="Times New Roman" officeooo:rsid="0177a095" style:font-name-complex="Times New Roman2"/>
    </style:style>
    <style:style style:name="T47" style:family="text">
      <style:text-properties style:font-name="Times New Roman" officeooo:rsid="0177d7bc" style:font-name-complex="Times New Roman2"/>
    </style:style>
    <style:style style:name="T48" style:family="text">
      <style:text-properties style:font-name="Times New Roman" officeooo:rsid="017fc09e" style:font-name-complex="Times New Roman2"/>
    </style:style>
    <style:style style:name="T49" style:family="text">
      <style:text-properties style:font-name="Times New Roman" officeooo:rsid="01819b4e" style:font-name-complex="Times New Roman2"/>
    </style:style>
    <style:style style:name="T50" style:family="text">
      <style:text-properties style:font-name="Times New Roman" officeooo:rsid="01355038" style:font-name-complex="Times New Roman2"/>
    </style:style>
    <style:style style:name="T51" style:family="text">
      <style:text-properties style:font-name="Times New Roman" officeooo:rsid="0187e7a9" style:font-name-complex="Times New Roman2"/>
    </style:style>
    <style:style style:name="T52" style:family="text">
      <style:text-properties style:font-name="Times New Roman" officeooo:rsid="018c25dc" style:font-name-complex="Times New Roman2"/>
    </style:style>
    <style:style style:name="T53" style:family="text">
      <style:text-properties style:font-name="Times New Roman" officeooo:rsid="01957eb7" style:font-name-complex="Times New Roman2"/>
    </style:style>
    <style:style style:name="T54" style:family="text">
      <style:text-properties style:font-name="Times New Roman" officeooo:rsid="0196cf36" style:font-name-complex="Times New Roman2"/>
    </style:style>
    <style:style style:name="T55" style:family="text">
      <style:text-properties style:font-name="Times New Roman" officeooo:rsid="019d5cf1" style:font-name-complex="Times New Roman2"/>
    </style:style>
    <style:style style:name="T56" style:family="text">
      <style:text-properties style:font-name="Times New Roman" fo:font-weight="bold" style:font-weight-asian="bold" style:font-name-complex="Times New Roman2" style:font-weight-complex="bold"/>
    </style:style>
    <style:style style:name="T57" style:family="text">
      <style:text-properties style:font-name="Times New Roman" fo:font-weight="bold" officeooo:rsid="00d41678" style:font-weight-asian="bold" style:font-name-complex="Times New Roman2" style:font-weight-complex="bold"/>
    </style:style>
    <style:style style:name="T58" style:family="text">
      <style:text-properties style:font-name="Times New Roman" fo:font-weight="bold" officeooo:rsid="0187e7a9" style:font-weight-asian="bold" style:font-name-complex="Times New Roman2" style:font-weight-complex="bold"/>
    </style:style>
    <style:style style:name="T59" style:family="text">
      <style:text-properties style:font-name="Times New Roman" fo:font-weight="bold" style:font-weight-asian="bold" style:font-weight-complex="bold"/>
    </style:style>
    <style:style style:name="T60" style:family="text">
      <style:text-properties style:font-name="Times New Roman" fo:font-weight="bold" officeooo:rsid="00d55900" style:font-weight-asian="bold" style:font-weight-complex="bold"/>
    </style:style>
    <style:style style:name="T61" style:family="text">
      <style:text-properties style:font-name="Times New Roman" fo:font-weight="bold" officeooo:rsid="0189bbd1" style:font-weight-asian="bold" style:font-weight-complex="bold"/>
    </style:style>
    <style:style style:name="T62" style:family="text">
      <style:text-properties style:font-name="Times New Roman" fo:font-weight="bold" fo:background-color="transparent" loext:char-shading-value="0" style:font-weight-asian="bold" style:font-name-complex="Times New Roman2" style:font-weight-complex="bold"/>
    </style:style>
    <style:style style:name="T63" style:family="text">
      <style:text-properties style:font-name="Times New Roman" fo:font-weight="bold" officeooo:rsid="00d2e97e" fo:background-color="transparent" loext:char-shading-value="0" style:font-weight-asian="bold" style:font-name-complex="Times New Roman2" style:font-weight-complex="bold"/>
    </style:style>
    <style:style style:name="T64" style:family="text">
      <style:text-properties style:font-name="Times New Roman" fo:font-weight="bold" officeooo:rsid="00ce51a7" fo:background-color="transparent" loext:char-shading-value="0" style:font-weight-asian="bold" style:font-name-complex="Times New Roman2" style:font-weight-complex="bold"/>
    </style:style>
    <style:style style:name="T65" style:family="text">
      <style:text-properties style:font-name="Times New Roman" fo:font-weight="bold" officeooo:rsid="00d2b1b7" fo:background-color="transparent" loext:char-shading-value="0" style:font-weight-asian="bold" style:font-name-complex="Times New Roman2" style:font-weight-complex="bold"/>
    </style:style>
    <style:style style:name="T66" style:family="text">
      <style:text-properties style:font-name="Times New Roman" fo:font-weight="bold" officeooo:rsid="01837c97" fo:background-color="transparent" loext:char-shading-value="0" style:font-weight-asian="bold" style:font-name-complex="Times New Roman2" style:font-weight-complex="bold"/>
    </style:style>
    <style:style style:name="T67" style:family="text">
      <style:text-properties style:font-name="Times New Roman" fo:font-weight="bold" officeooo:rsid="00d37da9" fo:background-color="transparent" loext:char-shading-value="0" style:font-weight-asian="bold" style:font-name-complex="Times New Roman2" style:font-weight-complex="bold"/>
    </style:style>
    <style:style style:name="T68" style:family="text">
      <style:text-properties style:font-name="Times New Roman" fo:font-weight="bold" officeooo:rsid="014614a9" fo:background-color="transparent" loext:char-shading-value="0" style:font-weight-asian="bold" style:font-name-complex="Times New Roman2" style:font-weight-complex="bold"/>
    </style:style>
    <style:style style:name="T69" style:family="text">
      <style:text-properties style:font-name="Times New Roman" fo:font-weight="bold" officeooo:rsid="00de411a" fo:background-color="transparent" loext:char-shading-value="0" style:font-weight-asian="bold" style:font-name-complex="Times New Roman2" style:font-weight-complex="bold"/>
    </style:style>
    <style:style style:name="T70" style:family="text">
      <style:text-properties style:font-name="Times New Roman" fo:font-weight="bold" officeooo:rsid="0112e45c" fo:background-color="transparent" loext:char-shading-value="0" style:font-weight-asian="bold" style:font-name-complex="Times New Roman2" style:font-weight-complex="bold"/>
    </style:style>
    <style:style style:name="T71" style:family="text">
      <style:text-properties style:font-name="Times New Roman" fo:font-weight="bold" officeooo:rsid="00e5039a" fo:background-color="transparent" loext:char-shading-value="0" style:font-weight-asian="bold" style:font-name-complex="Times New Roman2" style:font-weight-complex="bold"/>
    </style:style>
    <style:style style:name="T72" style:family="text">
      <style:text-properties style:font-name="Times New Roman" fo:font-weight="bold" officeooo:rsid="00f43f61" fo:background-color="transparent" loext:char-shading-value="0" style:font-weight-asian="bold" style:font-name-complex="Times New Roman2" style:font-weight-complex="bold"/>
    </style:style>
    <style:style style:name="T73" style:family="text">
      <style:text-properties style:font-name="Times New Roman" fo:font-weight="bold" officeooo:rsid="010de5c6" fo:background-color="transparent" loext:char-shading-value="0" style:font-weight-asian="bold" style:font-name-complex="Times New Roman2" style:font-weight-complex="bold"/>
    </style:style>
    <style:style style:name="T74" style:family="text">
      <style:text-properties style:font-name="Times New Roman" fo:font-weight="bold" officeooo:rsid="00dec352" fo:background-color="transparent" loext:char-shading-value="0" style:font-weight-asian="bold" style:font-name-complex="Times New Roman2" style:font-weight-complex="bold"/>
    </style:style>
    <style:style style:name="T75" style:family="text">
      <style:text-properties style:font-name="Times New Roman" fo:font-weight="bold" officeooo:rsid="018f9623" fo:background-color="transparent" loext:char-shading-value="0" style:font-weight-asian="bold" style:font-name-complex="Times New Roman2" style:font-weight-complex="bold"/>
    </style:style>
    <style:style style:name="T76" style:family="text">
      <style:text-properties style:font-name="Times New Roman" fo:font-weight="bold" officeooo:rsid="00e05d1e" fo:background-color="transparent" loext:char-shading-value="0" style:font-weight-asian="bold" style:font-name-complex="Times New Roman2" style:font-weight-complex="bold"/>
    </style:style>
    <style:style style:name="T77" style:family="text">
      <style:text-properties style:font-name="Times New Roman" fo:font-weight="bold" officeooo:rsid="00e3893b" fo:background-color="transparent" loext:char-shading-value="0" style:font-weight-asian="bold" style:font-name-complex="Times New Roman2" style:font-weight-complex="bold"/>
    </style:style>
    <style:style style:name="T78" style:family="text">
      <style:text-properties style:font-name="Times New Roman" fo:font-weight="bold" officeooo:rsid="014faf7e" fo:background-color="transparent" loext:char-shading-value="0" style:font-weight-asian="bold" style:font-name-complex="Times New Roman2" style:font-weight-complex="bold"/>
    </style:style>
    <style:style style:name="T79" style:family="text">
      <style:text-properties style:font-name="Times New Roman" fo:language="en" fo:country="GB" style:font-name-complex="Times New Roman2"/>
    </style:style>
    <style:style style:name="T80" style:family="text">
      <style:text-properties style:font-name="Times New Roman" fo:language="en" fo:country="GB" style:font-name-complex="Times New Roman2" style:font-size-complex="11pt"/>
    </style:style>
    <style:style style:name="T81" style:family="text">
      <style:text-properties style:font-name="Times New Roman" fo:language="en" fo:country="GB" officeooo:rsid="00107b3b" style:font-name-complex="Times New Roman2" style:font-size-complex="11pt"/>
    </style:style>
    <style:style style:name="T82" style:family="text">
      <style:text-properties style:font-name="Times New Roman" fo:language="en" fo:country="GB" officeooo:rsid="00107b3b" style:font-name-complex="Times New Roman2"/>
    </style:style>
    <style:style style:name="T83" style:family="text">
      <style:text-properties style:font-name="Times New Roman" fo:language="en" fo:country="GB" officeooo:rsid="00125be8" style:font-name-complex="Times New Roman2"/>
    </style:style>
    <style:style style:name="T84" style:family="text">
      <style:text-properties style:font-name="Times New Roman" fo:language="en" fo:country="GB" officeooo:rsid="002450f9" style:font-name-complex="Times New Roman2"/>
    </style:style>
    <style:style style:name="T85" style:family="text">
      <style:text-properties style:font-name="Times New Roman" fo:language="en" fo:country="GB" officeooo:rsid="003783e5" style:font-name-complex="Times New Roman2"/>
    </style:style>
    <style:style style:name="T86" style:family="text">
      <style:text-properties style:font-name="Times New Roman" fo:language="en" fo:country="GB" officeooo:rsid="003d65ba" style:font-name-complex="Times New Roman2"/>
    </style:style>
    <style:style style:name="T87" style:family="text">
      <style:text-properties style:font-name="Times New Roman" fo:language="en" fo:country="GB" officeooo:rsid="003de52e" style:font-name-complex="Times New Roman2"/>
    </style:style>
    <style:style style:name="T88" style:family="text">
      <style:text-properties style:font-name="Times New Roman" fo:language="en" fo:country="GB" officeooo:rsid="00400ccb" style:font-name-complex="Times New Roman2"/>
    </style:style>
    <style:style style:name="T89" style:family="text">
      <style:text-properties style:font-name="Times New Roman" fo:language="en" fo:country="GB" officeooo:rsid="0041a711" style:font-name-complex="Times New Roman2"/>
    </style:style>
    <style:style style:name="T90" style:family="text">
      <style:text-properties style:font-name="Times New Roman" fo:language="en" fo:country="GB" officeooo:rsid="00447e89" style:font-name-complex="Times New Roman2"/>
    </style:style>
    <style:style style:name="T91" style:family="text">
      <style:text-properties style:font-name="Times New Roman" fo:language="en" fo:country="GB" officeooo:rsid="004554f8" style:font-name-complex="Times New Roman2"/>
    </style:style>
    <style:style style:name="T92" style:family="text">
      <style:text-properties style:font-name="Times New Roman" fo:language="en" fo:country="GB" officeooo:rsid="00461608" style:font-name-complex="Times New Roman2"/>
    </style:style>
    <style:style style:name="T93" style:family="text">
      <style:text-properties style:font-name="Times New Roman" fo:language="en" fo:country="GB" officeooo:rsid="00641f92" style:font-name-complex="Times New Roman2"/>
    </style:style>
    <style:style style:name="T94" style:family="text">
      <style:text-properties style:font-name="Times New Roman" fo:language="en" fo:country="GB" officeooo:rsid="008a189b" style:font-name-complex="Times New Roman2"/>
    </style:style>
    <style:style style:name="T95" style:family="text">
      <style:text-properties style:font-name="Times New Roman" fo:language="en" fo:country="GB" officeooo:rsid="008b8142" style:font-name-complex="Times New Roman2"/>
    </style:style>
    <style:style style:name="T96" style:family="text">
      <style:text-properties style:font-name="Times New Roman" fo:language="en" fo:country="GB" officeooo:rsid="00a3c04d" style:font-name-complex="Times New Roman2"/>
    </style:style>
    <style:style style:name="T97" style:family="text">
      <style:text-properties style:font-name="Times New Roman" fo:language="en" fo:country="GB" officeooo:rsid="00a4dbbf" style:font-name-complex="Times New Roman2"/>
    </style:style>
    <style:style style:name="T98" style:family="text">
      <style:text-properties style:font-name="Times New Roman" fo:language="en" fo:country="GB" officeooo:rsid="00a58673" style:font-name-complex="Times New Roman2"/>
    </style:style>
    <style:style style:name="T99" style:family="text">
      <style:text-properties style:font-name="Times New Roman" fo:language="en" fo:country="GB" officeooo:rsid="00a8dc3f" style:font-name-complex="Times New Roman2"/>
    </style:style>
    <style:style style:name="T100" style:family="text">
      <style:text-properties style:font-name="Times New Roman" fo:language="en" fo:country="GB" officeooo:rsid="00aad9ce" style:font-name-complex="Times New Roman2"/>
    </style:style>
    <style:style style:name="T101" style:family="text">
      <style:text-properties style:font-name="Times New Roman" fo:language="en" fo:country="GB" officeooo:rsid="00acf472" style:font-name-complex="Times New Roman2"/>
    </style:style>
    <style:style style:name="T102" style:family="text">
      <style:text-properties style:font-name="Times New Roman" fo:language="en" fo:country="GB" officeooo:rsid="00ae36fd" style:font-name-complex="Times New Roman2"/>
    </style:style>
    <style:style style:name="T103" style:family="text">
      <style:text-properties style:font-name="Times New Roman" fo:language="en" fo:country="GB" officeooo:rsid="00b40aaf" style:font-name-complex="Times New Roman2"/>
    </style:style>
    <style:style style:name="T104" style:family="text">
      <style:text-properties style:font-name="Times New Roman" fo:language="en" fo:country="GB" officeooo:rsid="00b59dd7" style:font-name-complex="Times New Roman2"/>
    </style:style>
    <style:style style:name="T105" style:family="text">
      <style:text-properties style:font-name="Times New Roman" fo:language="en" fo:country="GB" officeooo:rsid="00b8d097" style:font-name-complex="Times New Roman2"/>
    </style:style>
    <style:style style:name="T106" style:family="text">
      <style:text-properties style:font-name="Times New Roman" fo:language="en" fo:country="GB" officeooo:rsid="00ba801b" style:font-name-complex="Times New Roman2"/>
    </style:style>
    <style:style style:name="T107" style:family="text">
      <style:text-properties style:font-name="Times New Roman" fo:language="en" fo:country="GB" officeooo:rsid="00bc5848" style:font-name-complex="Times New Roman2"/>
    </style:style>
    <style:style style:name="T108" style:family="text">
      <style:text-properties style:font-name="Times New Roman" fo:language="en" fo:country="GB" officeooo:rsid="00bd99a7" style:font-name-complex="Times New Roman2"/>
    </style:style>
    <style:style style:name="T109" style:family="text">
      <style:text-properties style:font-name="Times New Roman" fo:language="en" fo:country="GB" officeooo:rsid="00c0469b" style:font-name-complex="Times New Roman2"/>
    </style:style>
    <style:style style:name="T110" style:family="text">
      <style:text-properties style:font-name="Times New Roman" fo:language="en" fo:country="GB" officeooo:rsid="00c22647" style:font-name-complex="Times New Roman2"/>
    </style:style>
    <style:style style:name="T111" style:family="text">
      <style:text-properties style:font-name="Times New Roman" fo:language="en" fo:country="GB" officeooo:rsid="01548b51" style:font-name-complex="Times New Roman2"/>
    </style:style>
    <style:style style:name="T112" style:family="text">
      <style:text-properties style:font-name="Times New Roman" fo:language="en" fo:country="GB" officeooo:rsid="01562f04" style:font-name-complex="Times New Roman2"/>
    </style:style>
    <style:style style:name="T113" style:family="text">
      <style:text-properties style:font-name="Times New Roman" fo:language="en" fo:country="GB" officeooo:rsid="016c01ce" style:font-name-complex="Times New Roman2"/>
    </style:style>
    <style:style style:name="T114" style:family="text">
      <style:text-properties style:font-name="Times New Roman" fo:language="en" fo:country="GB" officeooo:rsid="016ea29b" style:font-name-complex="Times New Roman2"/>
    </style:style>
    <style:style style:name="T115" style:family="text">
      <style:text-properties style:font-name="Times New Roman" fo:language="en" fo:country="GB" officeooo:rsid="0171a2f2" style:font-name-complex="Times New Roman2"/>
    </style:style>
    <style:style style:name="T116" style:family="text">
      <style:text-properties style:font-name="Times New Roman" fo:language="en" fo:country="GB" officeooo:rsid="0171a6d8" style:font-name-complex="Times New Roman2"/>
    </style:style>
    <style:style style:name="T117" style:family="text">
      <style:text-properties style:font-name="Times New Roman" fo:language="en" fo:country="GB" officeooo:rsid="017a7468" style:font-name-complex="Times New Roman2"/>
    </style:style>
    <style:style style:name="T118" style:family="text">
      <style:text-properties style:font-name="Times New Roman" fo:language="en" fo:country="GB" officeooo:rsid="0196cf36" style:font-name-complex="Times New Roman2"/>
    </style:style>
    <style:style style:name="T119" style:family="text">
      <style:text-properties style:font-name="Times New Roman" fo:language="en" fo:country="GB" officeooo:rsid="0197cfcf" style:font-name-complex="Times New Roman2"/>
    </style:style>
    <style:style style:name="T120" style:family="text">
      <style:text-properties style:font-name="Times New Roman" fo:language="en" fo:country="GB" officeooo:rsid="019920da" style:font-name-complex="Times New Roman2"/>
    </style:style>
    <style:style style:name="T121" style:family="text">
      <style:text-properties style:font-name="Times New Roman" fo:language="en" fo:country="GB" officeooo:rsid="019d5cf1" style:font-name-complex="Times New Roman2"/>
    </style:style>
    <style:style style:name="T122" style:family="text">
      <style:text-properties style:font-name="Times New Roman" fo:language="en" fo:country="GB" fo:background-color="#ffffff" loext:char-shading-value="0" style:font-name-complex="Times New Roman2"/>
    </style:style>
    <style:style style:name="T123" style:family="text">
      <style:text-properties style:font-name="Times New Roman" fo:language="en" fo:country="GB" officeooo:rsid="008b8142" fo:background-color="#ffffff" loext:char-shading-value="0" style:font-name-complex="Times New Roman2"/>
    </style:style>
    <style:style style:name="T124" style:family="text">
      <style:text-properties style:font-name="Times New Roman" fo:language="en" fo:country="GB" officeooo:rsid="01548b51" fo:background-color="#ffffff" loext:char-shading-value="0" style:font-name-complex="Times New Roman2"/>
    </style:style>
    <style:style style:name="T125" style:family="text">
      <style:text-properties style:font-name="Times New Roman" fo:language="en" fo:country="GB" officeooo:rsid="015e98aa" fo:background-color="#ffffff" loext:char-shading-value="0" style:font-name-complex="Times New Roman2"/>
    </style:style>
    <style:style style:name="T126" style:family="text">
      <style:text-properties style:font-name="Times New Roman" fo:language="en" fo:country="GB" fo:font-style="italic" style:font-style-asian="italic" style:font-name-complex="Times New Roman2" style:font-style-complex="italic"/>
    </style:style>
    <style:style style:name="T127" style:family="text">
      <style:text-properties style:font-name="Times New Roman" fo:language="en" fo:country="GB" fo:font-style="italic" officeooo:rsid="0031c673" style:font-style-asian="italic" style:font-name-complex="Times New Roman2" style:font-style-complex="italic"/>
    </style:style>
    <style:style style:name="T128" style:family="text">
      <style:text-properties style:font-name="Times New Roman" fo:language="en" fo:country="GB" fo:font-style="italic" fo:background-color="transparent" loext:char-shading-value="0" style:font-style-asian="italic" style:font-name-complex="Times New Roman2" style:font-style-complex="italic"/>
    </style:style>
    <style:style style:name="T129" style:family="text">
      <style:text-properties style:font-name="Times New Roman" fo:language="en" fo:country="GB" fo:font-style="normal" fo:font-weight="normal" style:font-style-asian="normal" style:font-weight-asian="normal" style:font-name-complex="Times New Roman2" style:font-style-complex="normal" style:font-weight-complex="normal"/>
    </style:style>
    <style:style style:name="T130" style:family="text">
      <style:text-properties style:font-name="Times New Roman" fo:language="en" fo:country="GB" fo:font-style="normal" fo:font-weight="normal" officeooo:rsid="0067c07f" style:font-style-asian="normal" style:font-weight-asian="normal" style:font-name-complex="Times New Roman2" style:font-style-complex="normal" style:font-weight-complex="normal"/>
    </style:style>
    <style:style style:name="T131" style:family="text">
      <style:text-properties style:font-name="Times New Roman" fo:language="en" fo:country="GB" fo:background-color="transparent" loext:char-shading-value="0" style:font-name-complex="Times New Roman2"/>
    </style:style>
    <style:style style:name="T132" style:family="text">
      <style:text-properties style:font-name="Times New Roman" fo:language="en" fo:country="GB" officeooo:rsid="0031c673" fo:background-color="transparent" loext:char-shading-value="0" style:font-name-complex="Times New Roman2"/>
    </style:style>
    <style:style style:name="T133" style:family="text">
      <style:text-properties style:font-name="Times New Roman" fo:language="en" fo:country="GB" officeooo:rsid="00b8d097" fo:background-color="transparent" loext:char-shading-value="0" style:font-name-complex="Times New Roman2"/>
    </style:style>
    <style:style style:name="T134" style:family="text">
      <style:text-properties style:font-name="Times New Roman" fo:language="en" fo:country="GB" officeooo:rsid="00400ccb" fo:background-color="transparent" loext:char-shading-value="0" style:font-name-complex="Times New Roman2"/>
    </style:style>
    <style:style style:name="T135" style:family="text">
      <style:text-properties style:font-name="Times New Roman" fo:language="en" fo:country="GB" officeooo:rsid="008c31ae" fo:background-color="transparent" loext:char-shading-value="0" style:font-name-complex="Times New Roman2"/>
    </style:style>
    <style:style style:name="T136" style:family="text">
      <style:text-properties style:font-name="Times New Roman" fo:language="en" fo:country="GB" officeooo:rsid="008f262e" fo:background-color="transparent" loext:char-shading-value="0" style:font-name-complex="Times New Roman2"/>
    </style:style>
    <style:style style:name="T137" style:family="text">
      <style:text-properties style:font-name="Times New Roman" fo:language="en" fo:country="GB" officeooo:rsid="01576369" fo:background-color="transparent" loext:char-shading-value="0" style:font-name-complex="Times New Roman2"/>
    </style:style>
    <style:style style:name="T138" style:family="text">
      <style:text-properties style:font-name="Times New Roman" fo:language="en" fo:country="GB" officeooo:rsid="008db30f" fo:background-color="transparent" loext:char-shading-value="0" style:font-name-complex="Times New Roman2"/>
    </style:style>
    <style:style style:name="T139" style:family="text">
      <style:text-properties style:font-name="Times New Roman" fo:language="en" fo:country="GB" officeooo:rsid="00955ca0" fo:background-color="transparent" loext:char-shading-value="0" style:font-name-complex="Times New Roman2"/>
    </style:style>
    <style:style style:name="T140" style:family="text">
      <style:text-properties style:font-name="Times New Roman" fo:language="en" fo:country="GB" officeooo:rsid="015e98aa" fo:background-color="transparent" loext:char-shading-value="0" style:font-name-complex="Times New Roman2"/>
    </style:style>
    <style:style style:name="T141" style:family="text">
      <style:text-properties style:font-name="Times New Roman" fo:language="en" fo:country="GB" officeooo:rsid="00639984" fo:background-color="transparent" loext:char-shading-value="0" style:font-name-complex="Times New Roman2"/>
    </style:style>
    <style:style style:name="T142" style:family="text">
      <style:text-properties style:font-name="Times New Roman" fo:language="en" fo:country="GB" officeooo:rsid="0165cab8" fo:background-color="transparent" loext:char-shading-value="0" style:font-name-complex="Times New Roman2"/>
    </style:style>
    <style:style style:name="T143" style:family="text">
      <style:text-properties style:font-name="Times New Roman" fo:language="en" fo:country="GB" officeooo:rsid="01632e0f" fo:background-color="transparent" loext:char-shading-value="0" style:font-name-complex="Times New Roman2"/>
    </style:style>
    <style:style style:name="T144" style:family="text">
      <style:text-properties style:font-name="Times New Roman" fo:language="en" fo:country="GB" officeooo:rsid="0167bfa5" fo:background-color="transparent" loext:char-shading-value="0" style:font-name-complex="Times New Roman2"/>
    </style:style>
    <style:style style:name="T145" style:family="text">
      <style:text-properties style:font-name="Times New Roman" fo:language="en" fo:country="GB" officeooo:rsid="01692b64" fo:background-color="transparent" loext:char-shading-value="0" style:font-name-complex="Times New Roman2"/>
    </style:style>
    <style:style style:name="T146" style:family="text">
      <style:text-properties style:font-name="Times New Roman" fo:language="en" fo:country="GB" officeooo:rsid="017a7468" fo:background-color="transparent" loext:char-shading-value="0" style:font-name-complex="Times New Roman2"/>
    </style:style>
    <style:style style:name="T147" style:family="text">
      <style:text-properties style:font-name="Times New Roman" fo:language="en" fo:country="GB" officeooo:rsid="016ac02e" fo:background-color="transparent" loext:char-shading-value="0" style:font-name-complex="Times New Roman2"/>
    </style:style>
    <style:style style:name="T148" style:family="text">
      <style:text-properties style:font-name="Times New Roman" fo:language="en" fo:country="GB" officeooo:rsid="010bbeae" fo:background-color="transparent" loext:char-shading-value="0" style:font-name-complex="Times New Roman2"/>
    </style:style>
    <style:style style:name="T149" style:family="text">
      <style:text-properties style:font-name="Times New Roman" fo:language="en" fo:country="GB" fo:font-weight="normal" fo:background-color="transparent" loext:char-shading-value="0" style:font-weight-asian="normal" style:font-name-complex="Times New Roman2" style:font-weight-complex="normal"/>
    </style:style>
    <style:style style:name="T150" style:family="text">
      <style:text-properties style:font-name="Times New Roman" fo:language="en" fo:country="GB" fo:font-weight="normal" officeooo:rsid="010bbeae" fo:background-color="transparent" loext:char-shading-value="0" style:font-weight-asian="normal" style:font-name-complex="Times New Roman2" style:font-weight-complex="normal"/>
    </style:style>
    <style:style style:name="T151" style:family="text">
      <style:text-properties style:font-name="Times New Roman" fo:background-color="#ffffff" loext:char-shading-value="0" style:font-name-complex="Times New Roman2"/>
    </style:style>
    <style:style style:name="T152" style:family="text">
      <style:text-properties style:font-name="Times New Roman" officeooo:rsid="00354cb0" fo:background-color="#ffffff" loext:char-shading-value="0" style:font-name-complex="Times New Roman2"/>
    </style:style>
    <style:style style:name="T153" style:family="text">
      <style:text-properties style:font-name="Times New Roman" officeooo:rsid="00f5e3df" fo:background-color="#ffffff" loext:char-shading-value="0" style:font-name-complex="Times New Roman2"/>
    </style:style>
    <style:style style:name="T154" style:family="text">
      <style:text-properties style:font-name="Times New Roman" officeooo:rsid="0120ad69" fo:background-color="#ffffff" loext:char-shading-value="0" style:font-name-complex="Times New Roman2"/>
    </style:style>
    <style:style style:name="T155" style:family="text">
      <style:text-properties style:font-name="Times New Roman" fo:font-style="italic" style:font-style-asian="italic" style:font-name-complex="Times New Roman2" style:font-style-complex="italic"/>
    </style:style>
    <style:style style:name="T156" style:family="text">
      <style:text-properties style:font-name="Times New Roman" fo:font-style="italic" fo:font-weight="normal" style:font-style-asian="italic" style:font-weight-asian="normal" style:font-name-complex="Times New Roman2" style:font-style-complex="italic" style:font-weight-complex="normal"/>
    </style:style>
    <style:style style:name="T157" style:family="text">
      <style:text-properties style:font-name="Times New Roman" style:text-underline-style="none" fo:font-weight="normal" style:font-weight-asian="normal" style:font-name-complex="Times New Roman2" style:font-weight-complex="normal"/>
    </style:style>
    <style:style style:name="T158" style:family="text">
      <style:text-properties style:font-name="Times New Roman" style:text-underline-style="none" fo:font-weight="normal" officeooo:rsid="004711ea" style:font-weight-asian="normal" style:font-name-complex="Times New Roman2" style:font-weight-complex="normal"/>
    </style:style>
    <style:style style:name="T159" style:family="text">
      <style:text-properties style:font-name="Times New Roman" fo:font-weight="normal" style:font-weight-asian="normal" style:font-name-complex="Times New Roman2" style:font-weight-complex="normal"/>
    </style:style>
    <style:style style:name="T160" style:family="text">
      <style:text-properties style:font-name="Times New Roman" fo:font-weight="normal" officeooo:rsid="003d65ba" style:font-weight-asian="normal" style:font-name-complex="Times New Roman2" style:font-weight-complex="normal"/>
    </style:style>
    <style:style style:name="T161" style:family="text">
      <style:text-properties style:font-name="Times New Roman" fo:font-weight="normal" officeooo:rsid="0047e00a" style:font-weight-asian="normal" style:font-name-complex="Times New Roman2" style:font-weight-complex="normal"/>
    </style:style>
    <style:style style:name="T162" style:family="text">
      <style:text-properties style:font-name="Times New Roman" fo:font-weight="normal" officeooo:rsid="004ae25a" style:font-weight-asian="normal" style:font-name-complex="Times New Roman2" style:font-weight-complex="normal"/>
    </style:style>
    <style:style style:name="T163" style:family="text">
      <style:text-properties style:font-name="Times New Roman" fo:font-weight="normal" officeooo:rsid="00dcbce8" style:font-weight-asian="normal" style:font-name-complex="Times New Roman2" style:font-weight-complex="normal"/>
    </style:style>
    <style:style style:name="T164" style:family="text">
      <style:text-properties style:font-name="Times New Roman" fo:font-weight="normal" officeooo:rsid="00d675ba" style:font-weight-asian="normal" style:font-name-complex="Times New Roman2" style:font-weight-complex="normal"/>
    </style:style>
    <style:style style:name="T165" style:family="text">
      <style:text-properties style:font-name="Times New Roman" fo:font-weight="normal" officeooo:rsid="0139b66c" style:font-weight-asian="normal" style:font-name-complex="Times New Roman2" style:font-weight-complex="normal"/>
    </style:style>
    <style:style style:name="T166" style:family="text">
      <style:text-properties style:font-name="Times New Roman" fo:font-weight="normal" officeooo:rsid="013b05c0" style:font-weight-asian="normal" style:font-name-complex="Times New Roman2" style:font-weight-complex="normal"/>
    </style:style>
    <style:style style:name="T167" style:family="text">
      <style:text-properties style:font-name="Times New Roman" fo:font-weight="normal" officeooo:rsid="013318fa" style:font-weight-asian="normal" style:font-name-complex="Times New Roman2" style:font-weight-complex="normal"/>
    </style:style>
    <style:style style:name="T168" style:family="text">
      <style:text-properties style:font-name="Times New Roman" fo:font-weight="normal" officeooo:rsid="0199cfb0" style:font-weight-asian="normal" style:font-name-complex="Times New Roman2" style:font-weight-complex="normal"/>
    </style:style>
    <style:style style:name="T169" style:family="text">
      <style:text-properties style:font-name="Times New Roman" fo:font-weight="normal" style:font-weight-asian="normal" style:font-weight-complex="normal"/>
    </style:style>
    <style:style style:name="T170" style:family="text">
      <style:text-properties style:font-name="Times New Roman" fo:font-weight="normal" fo:background-color="transparent" loext:char-shading-value="0" style:font-weight-asian="normal" style:font-name-complex="Times New Roman2" style:font-weight-complex="normal"/>
    </style:style>
    <style:style style:name="T171" style:family="text">
      <style:text-properties style:font-name="Times New Roman" fo:font-weight="normal" officeooo:rsid="00d2b1b7" fo:background-color="transparent" loext:char-shading-value="0" style:font-weight-asian="normal" style:font-name-complex="Times New Roman2" style:font-weight-complex="normal"/>
    </style:style>
    <style:style style:name="T172" style:family="text">
      <style:text-properties style:font-name="Times New Roman" fo:font-weight="normal" officeooo:rsid="00f93807" fo:background-color="transparent" loext:char-shading-value="0" style:font-weight-asian="normal" style:font-name-complex="Times New Roman2" style:font-weight-complex="normal"/>
    </style:style>
    <style:style style:name="T173" style:family="text">
      <style:text-properties style:font-name="Times New Roman" fo:font-weight="normal" officeooo:rsid="00495416" fo:background-color="transparent" loext:char-shading-value="0" style:font-weight-asian="normal" style:font-name-complex="Times New Roman2" style:font-weight-complex="normal"/>
    </style:style>
    <style:style style:name="T174" style:family="text">
      <style:text-properties style:font-name="Times New Roman" fo:font-weight="normal" officeooo:rsid="00d14208" fo:background-color="transparent" loext:char-shading-value="0" style:font-weight-asian="normal" style:font-name-complex="Times New Roman2" style:font-weight-complex="normal"/>
    </style:style>
    <style:style style:name="T175" style:family="text">
      <style:text-properties style:font-name="Times New Roman" fo:font-weight="normal" officeooo:rsid="00f17cb0" fo:background-color="transparent" loext:char-shading-value="0" style:font-weight-asian="normal" style:font-name-complex="Times New Roman2" style:font-weight-complex="normal"/>
    </style:style>
    <style:style style:name="T176" style:family="text">
      <style:text-properties style:font-name="Times New Roman" fo:font-weight="normal" officeooo:rsid="00738c72" fo:background-color="transparent" loext:char-shading-value="0" style:font-weight-asian="normal" style:font-name-complex="Times New Roman2" style:font-weight-complex="normal"/>
    </style:style>
    <style:style style:name="T177" style:family="text">
      <style:text-properties style:font-name="Times New Roman" fo:font-weight="normal" officeooo:rsid="00e215fb" fo:background-color="transparent" loext:char-shading-value="0" style:font-weight-asian="normal" style:font-name-complex="Times New Roman2" style:font-weight-complex="normal"/>
    </style:style>
    <style:style style:name="T178" style:family="text">
      <style:text-properties style:font-name="Times New Roman" fo:font-weight="normal" officeooo:rsid="00d675ba" fo:background-color="transparent" loext:char-shading-value="0" style:font-weight-asian="normal" style:font-name-complex="Times New Roman2" style:font-weight-complex="normal"/>
    </style:style>
    <style:style style:name="T179" style:family="text">
      <style:text-properties style:font-name="Times New Roman" fo:font-weight="normal" officeooo:rsid="00e05d1e" fo:background-color="transparent" loext:char-shading-value="0" style:font-weight-asian="normal" style:font-name-complex="Times New Roman2" style:font-weight-complex="normal"/>
    </style:style>
    <style:style style:name="T180" style:family="text">
      <style:text-properties style:font-name="Times New Roman" fo:font-weight="normal" officeooo:rsid="011c3e24" fo:background-color="transparent" loext:char-shading-value="0" style:font-weight-asian="normal" style:font-name-complex="Times New Roman2" style:font-weight-complex="normal"/>
    </style:style>
    <style:style style:name="T181" style:family="text">
      <style:text-properties style:font-name="Times New Roman" fo:font-weight="normal" officeooo:rsid="0123cabc" fo:background-color="transparent" loext:char-shading-value="0" style:font-weight-asian="normal" style:font-name-complex="Times New Roman2" style:font-weight-complex="normal"/>
    </style:style>
    <style:style style:name="T182" style:family="text">
      <style:text-properties style:font-name="Times New Roman" fo:font-weight="normal" officeooo:rsid="012618eb" fo:background-color="transparent" loext:char-shading-value="0" style:font-weight-asian="normal" style:font-name-complex="Times New Roman2" style:font-weight-complex="normal"/>
    </style:style>
    <style:style style:name="T183" style:family="text">
      <style:text-properties style:font-name="Times New Roman" fo:font-weight="normal" officeooo:rsid="00fe86a0" fo:background-color="transparent" loext:char-shading-value="0" style:font-weight-asian="normal" style:font-name-complex="Times New Roman2" style:font-weight-complex="normal"/>
    </style:style>
    <style:style style:name="T184" style:family="text">
      <style:text-properties style:font-name="Times New Roman" fo:font-weight="normal" officeooo:rsid="00fed7b5" fo:background-color="transparent" loext:char-shading-value="0" style:font-weight-asian="normal" style:font-name-complex="Times New Roman2" style:font-weight-complex="normal"/>
    </style:style>
    <style:style style:name="T185" style:family="text">
      <style:text-properties style:font-name="Times New Roman" fo:font-weight="normal" officeooo:rsid="011dbab0" fo:background-color="transparent" loext:char-shading-value="0" style:font-weight-asian="normal" style:font-name-complex="Times New Roman2" style:font-weight-complex="normal"/>
    </style:style>
    <style:style style:name="T186" style:family="text">
      <style:text-properties style:font-name="Times New Roman" fo:font-weight="normal" officeooo:rsid="00d37da9" fo:background-color="transparent" loext:char-shading-value="0" style:font-weight-asian="normal" style:font-name-complex="Times New Roman2" style:font-weight-complex="normal"/>
    </style:style>
    <style:style style:name="T187" style:family="text">
      <style:text-properties style:font-name="Times New Roman" fo:font-weight="normal" officeooo:rsid="00fddb31" fo:background-color="transparent" loext:char-shading-value="0" style:font-weight-asian="normal" style:font-name-complex="Times New Roman2" style:font-weight-complex="normal"/>
    </style:style>
    <style:style style:name="T188" style:family="text">
      <style:text-properties style:font-name="Times New Roman" fo:font-weight="normal" officeooo:rsid="01018cee" fo:background-color="transparent" loext:char-shading-value="0" style:font-weight-asian="normal" style:font-name-complex="Times New Roman2" style:font-weight-complex="normal"/>
    </style:style>
    <style:style style:name="T189" style:family="text">
      <style:text-properties style:font-name="Times New Roman" fo:font-weight="normal" officeooo:rsid="0120ad69" fo:background-color="transparent" loext:char-shading-value="0" style:font-weight-asian="normal" style:font-name-complex="Times New Roman2" style:font-weight-complex="normal"/>
    </style:style>
    <style:style style:name="T190" style:family="text">
      <style:text-properties style:font-name="Times New Roman" fo:font-weight="normal" officeooo:rsid="00d01c96" fo:background-color="transparent" loext:char-shading-value="0" style:font-weight-asian="normal" style:font-name-complex="Times New Roman2" style:font-weight-complex="normal"/>
    </style:style>
    <style:style style:name="T191" style:family="text">
      <style:text-properties style:font-name="Times New Roman" fo:font-weight="normal" officeooo:rsid="00d0fa38" fo:background-color="transparent" loext:char-shading-value="0" style:font-weight-asian="normal" style:font-name-complex="Times New Roman2" style:font-weight-complex="normal"/>
    </style:style>
    <style:style style:name="T192" style:family="text">
      <style:text-properties style:font-name="Times New Roman" fo:font-weight="normal" officeooo:rsid="011c042d" fo:background-color="transparent" loext:char-shading-value="0" style:font-weight-asian="normal" style:font-name-complex="Times New Roman2" style:font-weight-complex="normal"/>
    </style:style>
    <style:style style:name="T193" style:family="text">
      <style:text-properties style:font-name="Times New Roman" fo:font-weight="normal" officeooo:rsid="012af559" fo:background-color="transparent" loext:char-shading-value="0" style:font-weight-asian="normal" style:font-name-complex="Times New Roman2" style:font-weight-complex="normal"/>
    </style:style>
    <style:style style:name="T194" style:family="text">
      <style:text-properties style:font-name="Times New Roman" fo:font-weight="normal" officeooo:rsid="012cb088" fo:background-color="transparent" loext:char-shading-value="0" style:font-weight-asian="normal" style:font-name-complex="Times New Roman2" style:font-weight-complex="normal"/>
    </style:style>
    <style:style style:name="T195" style:family="text">
      <style:text-properties style:font-name="Times New Roman" fo:font-weight="normal" officeooo:rsid="01319f2b" fo:background-color="transparent" loext:char-shading-value="0" style:font-weight-asian="normal" style:font-name-complex="Times New Roman2" style:font-weight-complex="normal"/>
    </style:style>
    <style:style style:name="T196" style:family="text">
      <style:text-properties style:font-name="Times New Roman" fo:font-weight="normal" officeooo:rsid="013318fa" fo:background-color="transparent" loext:char-shading-value="0" style:font-weight-asian="normal" style:font-name-complex="Times New Roman2" style:font-weight-complex="normal"/>
    </style:style>
    <style:style style:name="T197" style:family="text">
      <style:text-properties style:font-name="Times New Roman" fo:font-weight="normal" officeooo:rsid="014efbaa" fo:background-color="transparent" loext:char-shading-value="0" style:font-weight-asian="normal" style:font-name-complex="Times New Roman2" style:font-weight-complex="normal"/>
    </style:style>
    <style:style style:name="T198" style:family="text">
      <style:text-properties style:font-name="Times New Roman" fo:font-weight="normal" officeooo:rsid="01516e31" fo:background-color="transparent" loext:char-shading-value="0" style:font-weight-asian="normal" style:font-name-complex="Times New Roman2" style:font-weight-complex="normal"/>
    </style:style>
    <style:style style:name="T199" style:family="text">
      <style:text-properties style:font-name="Times New Roman" fo:font-weight="normal" officeooo:rsid="017cb5ec" fo:background-color="transparent" loext:char-shading-value="0" style:font-weight-asian="normal" style:font-name-complex="Times New Roman2" style:font-weight-complex="normal"/>
    </style:style>
    <style:style style:name="T200" style:family="text">
      <style:text-properties style:font-name="Times New Roman" fo:font-weight="normal" officeooo:rsid="018063c2" fo:background-color="transparent" loext:char-shading-value="0" style:font-weight-asian="normal" style:font-name-complex="Times New Roman2" style:font-weight-complex="normal"/>
    </style:style>
    <style:style style:name="T201" style:family="text">
      <style:text-properties style:font-name="Times New Roman" fo:font-weight="normal" officeooo:rsid="01809a80" fo:background-color="transparent" loext:char-shading-value="0" style:font-weight-asian="normal" style:font-name-complex="Times New Roman2" style:font-weight-complex="normal"/>
    </style:style>
    <style:style style:name="T202" style:family="text">
      <style:text-properties style:font-name="Times New Roman" fo:font-weight="normal" officeooo:rsid="018100fa" fo:background-color="transparent" loext:char-shading-value="0" style:font-weight-asian="normal" style:font-name-complex="Times New Roman2" style:font-weight-complex="normal"/>
    </style:style>
    <style:style style:name="T203" style:family="text">
      <style:text-properties style:font-name="Times New Roman" fo:font-weight="normal" officeooo:rsid="018c25dc" fo:background-color="transparent" loext:char-shading-value="0" style:font-weight-asian="normal" style:font-name-complex="Times New Roman2" style:font-weight-complex="normal"/>
    </style:style>
    <style:style style:name="T204" style:family="text">
      <style:text-properties style:font-name="Times New Roman" fo:font-weight="normal" officeooo:rsid="018c7ebb" fo:background-color="transparent" loext:char-shading-value="0" style:font-weight-asian="normal" style:font-name-complex="Times New Roman2" style:font-weight-complex="normal"/>
    </style:style>
    <style:style style:name="T205" style:family="text">
      <style:text-properties style:font-name="Times New Roman" fo:font-weight="normal" officeooo:rsid="018cb843" fo:background-color="transparent" loext:char-shading-value="0" style:font-weight-asian="normal" style:font-name-complex="Times New Roman2" style:font-weight-complex="normal"/>
    </style:style>
    <style:style style:name="T206" style:family="text">
      <style:text-properties style:font-name="Times New Roman" fo:font-weight="normal" officeooo:rsid="018dd12f" fo:background-color="transparent" loext:char-shading-value="0" style:font-weight-asian="normal" style:font-name-complex="Times New Roman2" style:font-weight-complex="normal"/>
    </style:style>
    <style:style style:name="T207" style:family="text">
      <style:text-properties style:font-name="Times New Roman" fo:font-weight="normal" officeooo:rsid="018f9623" fo:background-color="transparent" loext:char-shading-value="0" style:font-weight-asian="normal" style:font-name-complex="Times New Roman2" style:font-weight-complex="normal"/>
    </style:style>
    <style:style style:name="T208" style:family="text">
      <style:text-properties style:font-name="Times New Roman" fo:font-weight="normal" officeooo:rsid="019bbfcf" fo:background-color="transparent" loext:char-shading-value="0" style:font-weight-asian="normal" style:font-name-complex="Times New Roman2" style:font-weight-complex="normal"/>
    </style:style>
    <style:style style:name="T209" style:family="text">
      <style:text-properties style:font-name="Times New Roman" fo:font-weight="normal" fo:background-color="#ffffff" loext:char-shading-value="0" style:font-weight-asian="normal" style:font-name-complex="Times New Roman2" style:font-weight-complex="normal"/>
    </style:style>
    <style:style style:name="T210" style:family="text">
      <style:text-properties style:font-name="Times New Roman" fo:font-weight="normal" officeooo:rsid="013318fa" fo:background-color="#ffffff" loext:char-shading-value="0" style:font-weight-asian="normal" style:font-name-complex="Times New Roman2" style:font-weight-complex="normal"/>
    </style:style>
    <style:style style:name="T211" style:family="text">
      <style:text-properties style:font-name="Times New Roman" fo:font-weight="normal" officeooo:rsid="018100fa" fo:background-color="#ffffff" loext:char-shading-value="0" style:font-weight-asian="normal" style:font-name-complex="Times New Roman2" style:font-weight-complex="normal"/>
    </style:style>
    <style:style style:name="T212" style:family="text">
      <style:text-properties style:font-name="Times New Roman" fo:background-color="transparent" loext:char-shading-value="0"/>
    </style:style>
    <style:style style:name="T213" style:family="text">
      <style:text-properties style:font-name="Times New Roman" fo:background-color="transparent" loext:char-shading-value="0" style:font-name-complex="Times New Roman2"/>
    </style:style>
    <style:style style:name="T214" style:family="text">
      <style:text-properties style:font-name="Times New Roman" officeooo:rsid="007cba56" fo:background-color="transparent" loext:char-shading-value="0" style:font-name-complex="Times New Roman2"/>
    </style:style>
    <style:style style:name="T215" style:family="text">
      <style:text-properties style:font-name="Times New Roman" officeooo:rsid="00dae84d" fo:background-color="transparent" loext:char-shading-value="0" style:font-name-complex="Times New Roman2"/>
    </style:style>
    <style:style style:name="T216" style:family="text">
      <style:text-properties style:font-name="Times New Roman" officeooo:rsid="00dec352" fo:background-color="transparent" loext:char-shading-value="0" style:font-name-complex="Times New Roman2"/>
    </style:style>
    <style:style style:name="T217" style:family="text">
      <style:text-properties style:font-name="Times New Roman" officeooo:rsid="00e215fb" fo:background-color="transparent" loext:char-shading-value="0" style:font-name-complex="Times New Roman2"/>
    </style:style>
    <style:style style:name="T218" style:family="text">
      <style:text-properties style:font-name="Times New Roman" officeooo:rsid="00e05d1e" fo:background-color="transparent" loext:char-shading-value="0" style:font-name-complex="Times New Roman2"/>
    </style:style>
    <style:style style:name="T219" style:family="text">
      <style:text-properties style:font-name="Times New Roman" officeooo:rsid="00e8c53f" fo:background-color="transparent" loext:char-shading-value="0" style:font-name-complex="Times New Roman2"/>
    </style:style>
    <style:style style:name="T220" style:family="text">
      <style:text-properties style:font-name="Times New Roman" officeooo:rsid="00ec6429" fo:background-color="transparent" loext:char-shading-value="0" style:font-name-complex="Times New Roman2"/>
    </style:style>
    <style:style style:name="T221" style:family="text">
      <style:text-properties style:font-name="Times New Roman" officeooo:rsid="00f17cb0" fo:background-color="transparent" loext:char-shading-value="0" style:font-name-complex="Times New Roman2"/>
    </style:style>
    <style:style style:name="T222" style:family="text">
      <style:text-properties style:font-name="Times New Roman" officeooo:rsid="0112e45c" fo:background-color="transparent" loext:char-shading-value="0" style:font-name-complex="Times New Roman2"/>
    </style:style>
    <style:style style:name="T223" style:family="text">
      <style:text-properties style:font-name="Times New Roman" officeooo:rsid="0114dbaa" fo:background-color="transparent" loext:char-shading-value="0" style:font-name-complex="Times New Roman2"/>
    </style:style>
    <style:style style:name="T224" style:family="text">
      <style:text-properties style:font-name="Times New Roman" officeooo:rsid="00fed7b5" fo:background-color="transparent" loext:char-shading-value="0" style:font-name-complex="Times New Roman2"/>
    </style:style>
    <style:style style:name="T225" style:family="text">
      <style:text-properties style:font-name="Times New Roman" officeooo:rsid="01018cee" fo:background-color="transparent" loext:char-shading-value="0" style:font-name-complex="Times New Roman2"/>
    </style:style>
    <style:style style:name="T226" style:family="text">
      <style:text-properties style:font-name="Times New Roman" officeooo:rsid="010092c2" fo:background-color="transparent" loext:char-shading-value="0" style:font-name-complex="Times New Roman2"/>
    </style:style>
    <style:style style:name="T227" style:family="text">
      <style:text-properties style:font-name="Times New Roman" officeooo:rsid="0120ad69" fo:background-color="transparent" loext:char-shading-value="0" style:font-name-complex="Times New Roman2"/>
    </style:style>
    <style:style style:name="T228" style:family="text">
      <style:text-properties style:font-name="Times New Roman" officeooo:rsid="010f3ce9" fo:background-color="transparent" loext:char-shading-value="0" style:font-name-complex="Times New Roman2"/>
    </style:style>
    <style:style style:name="T229" style:family="text">
      <style:text-properties style:font-name="Times New Roman" officeooo:rsid="014966ab" fo:background-color="transparent" loext:char-shading-value="0" style:font-name-complex="Times New Roman2"/>
    </style:style>
    <style:style style:name="T230" style:family="text">
      <style:text-properties style:font-name="Times New Roman" officeooo:rsid="014b9123" fo:background-color="transparent" loext:char-shading-value="0" style:font-name-complex="Times New Roman2"/>
    </style:style>
    <style:style style:name="T231" style:family="text">
      <style:text-properties style:font-name="Times New Roman" officeooo:rsid="014ccb8a" fo:background-color="transparent" loext:char-shading-value="0" style:font-name-complex="Times New Roman2"/>
    </style:style>
    <style:style style:name="T232" style:family="text">
      <style:text-properties style:font-name="Times New Roman" officeooo:rsid="014efbaa" fo:background-color="transparent" loext:char-shading-value="0" style:font-name-complex="Times New Roman2"/>
    </style:style>
    <style:style style:name="T233" style:family="text">
      <style:text-properties style:font-name="Times New Roman" officeooo:rsid="01508d58" fo:background-color="transparent" loext:char-shading-value="0" style:font-name-complex="Times New Roman2"/>
    </style:style>
    <style:style style:name="T234" style:family="text">
      <style:text-properties style:font-name="Times New Roman" officeooo:rsid="01516e31" fo:background-color="transparent" loext:char-shading-value="0" style:font-name-complex="Times New Roman2"/>
    </style:style>
    <style:style style:name="T235" style:family="text">
      <style:text-properties style:font-name="Times New Roman" officeooo:rsid="0151702c" fo:background-color="transparent" loext:char-shading-value="0" style:font-name-complex="Times New Roman2"/>
    </style:style>
    <style:style style:name="T236" style:family="text">
      <style:text-properties style:font-name="Times New Roman" officeooo:rsid="0153a974" fo:background-color="transparent" loext:char-shading-value="0" style:font-name-complex="Times New Roman2"/>
    </style:style>
    <style:style style:name="T237" style:family="text">
      <style:text-properties style:font-name="Times New Roman" officeooo:rsid="007ffdb4" fo:background-color="transparent" loext:char-shading-value="0" style:font-name-complex="Times New Roman2"/>
    </style:style>
    <style:style style:name="T238" style:family="text">
      <style:text-properties style:font-name="Times New Roman" officeooo:rsid="0153288d" fo:background-color="transparent" loext:char-shading-value="0" style:font-name-complex="Times New Roman2"/>
    </style:style>
    <style:style style:name="T239" style:family="text">
      <style:text-properties style:font-name="Times New Roman" officeooo:rsid="008607e4" fo:background-color="transparent" loext:char-shading-value="0" style:font-name-complex="Times New Roman2"/>
    </style:style>
    <style:style style:name="T240" style:family="text">
      <style:text-properties style:font-name="Times New Roman" officeooo:rsid="00873213" fo:background-color="transparent" loext:char-shading-value="0" style:font-name-complex="Times New Roman2"/>
    </style:style>
    <style:style style:name="T241" style:family="text">
      <style:text-properties style:font-name="Times New Roman" officeooo:rsid="00830938" fo:background-color="transparent" loext:char-shading-value="0" style:font-name-complex="Times New Roman2"/>
    </style:style>
    <style:style style:name="T242" style:family="text">
      <style:text-properties style:font-name="Times New Roman" officeooo:rsid="0082823c" fo:background-color="transparent" loext:char-shading-value="0" style:font-name-complex="Times New Roman2"/>
    </style:style>
    <style:style style:name="T243" style:family="text">
      <style:text-properties style:font-name="Times New Roman" officeooo:rsid="008066b7" fo:background-color="transparent" loext:char-shading-value="0" style:font-name-complex="Times New Roman2"/>
    </style:style>
    <style:style style:name="T244" style:family="text">
      <style:text-properties style:font-name="Times New Roman" officeooo:rsid="015cc5da" fo:background-color="transparent" loext:char-shading-value="0" style:font-name-complex="Times New Roman2"/>
    </style:style>
    <style:style style:name="T245" style:family="text">
      <style:text-properties style:font-name="Times New Roman" officeooo:rsid="015ed6ea" fo:background-color="transparent" loext:char-shading-value="0" style:font-name-complex="Times New Roman2"/>
    </style:style>
    <style:style style:name="T246" style:family="text">
      <style:text-properties style:font-name="Times New Roman" officeooo:rsid="016093d1" fo:background-color="transparent" loext:char-shading-value="0" style:font-name-complex="Times New Roman2"/>
    </style:style>
    <style:style style:name="T247" style:family="text">
      <style:text-properties style:font-name="Times New Roman" officeooo:rsid="016133a2" fo:background-color="transparent" loext:char-shading-value="0" style:font-name-complex="Times New Roman2"/>
    </style:style>
    <style:style style:name="T248" style:family="text">
      <style:text-properties style:font-name="Times New Roman" officeooo:rsid="0162c0c3" fo:background-color="transparent" loext:char-shading-value="0" style:font-name-complex="Times New Roman2"/>
    </style:style>
    <style:style style:name="T249" style:family="text">
      <style:text-properties style:font-name="Times New Roman" officeooo:rsid="008f262e" fo:background-color="transparent" loext:char-shading-value="0" style:font-name-complex="Times New Roman2"/>
    </style:style>
    <style:style style:name="T250" style:family="text">
      <style:text-properties style:font-name="Times New Roman" officeooo:rsid="01632e0f" fo:background-color="transparent" loext:char-shading-value="0" style:font-name-complex="Times New Roman2"/>
    </style:style>
    <style:style style:name="T251" style:family="text">
      <style:text-properties style:font-name="Times New Roman" officeooo:rsid="008f2c59" fo:background-color="transparent" loext:char-shading-value="0" style:font-name-complex="Times New Roman2"/>
    </style:style>
    <style:style style:name="T252" style:family="text">
      <style:text-properties style:font-name="Times New Roman" officeooo:rsid="01813b60" fo:background-color="transparent" loext:char-shading-value="0" style:font-name-complex="Times New Roman2"/>
    </style:style>
    <style:style style:name="T253" style:family="text">
      <style:text-properties style:font-name="Times New Roman" officeooo:rsid="01845bd8" fo:background-color="transparent" loext:char-shading-value="0" style:font-name-complex="Times New Roman2"/>
    </style:style>
    <style:style style:name="T254" style:family="text">
      <style:text-properties style:font-name="Times New Roman" officeooo:rsid="018f9623" fo:background-color="transparent" loext:char-shading-value="0" style:font-name-complex="Times New Roman2"/>
    </style:style>
    <style:style style:name="T255" style:family="text">
      <style:text-properties style:font-name="Times New Roman" officeooo:rsid="0191224c" fo:background-color="transparent" loext:char-shading-value="0" style:font-name-complex="Times New Roman2"/>
    </style:style>
    <style:style style:name="T256" style:family="text">
      <style:text-properties style:font-name="Times New Roman" officeooo:rsid="019bbfcf" fo:background-color="transparent" loext:char-shading-value="0" style:font-name-complex="Times New Roman2"/>
    </style:style>
    <style:style style:name="T257" style:family="text">
      <style:text-properties style:font-name="Times New Roman" officeooo:rsid="019d5cf1" fo:background-color="transparent" loext:char-shading-value="0" style:font-name-complex="Times New Roman2"/>
    </style:style>
    <style:style style:name="T258" style:family="text">
      <style:text-properties style:font-name="Times New Roman" officeooo:rsid="014861c6" fo:background-color="transparent" loext:char-shading-value="0"/>
    </style:style>
    <style:style style:name="T259" style:family="text">
      <style:text-properties style:font-name="Times New Roman" officeooo:rsid="014161b2"/>
    </style:style>
    <style:style style:name="T260" style:family="text">
      <style:text-properties style:font-name="Liberation Serif" style:font-name-complex="Times New Roman2"/>
    </style:style>
    <style:style style:name="T261" style:family="text">
      <style:text-properties style:font-name="Liberation Serif" officeooo:rsid="01595bc5" style:font-name-complex="Times New Roman2"/>
    </style:style>
    <style:style style:name="T262" style:family="text">
      <style:text-properties style:text-position="super 58%" style:font-name="Times New Roman" fo:language="en" fo:country="GB" style:font-name-complex="Times New Roman2"/>
    </style:style>
    <style:style style:name="T263" style:family="text">
      <style:text-properties style:text-position="super 58%" style:font-name="Times New Roman" fo:background-color="#ffffff" loext:char-shading-value="0" style:font-name-complex="Times New Roman2"/>
    </style:style>
    <style:style style:name="T264" style:family="text">
      <style:text-properties style:text-position="super 58%" style:font-name="Times New Roman" officeooo:rsid="0082823c" fo:background-color="transparent" loext:char-shading-value="0" style:font-name-complex="Times New Roman2"/>
    </style:style>
    <style:style style:name="T265" style:family="text">
      <style:text-properties style:text-position="super 58%" style:font-name="Z003" fo:language="en" fo:country="GB" style:font-name-complex="Times New Roman2"/>
    </style:style>
    <style:style style:name="T266" style:family="text">
      <style:text-properties fo:font-variant="normal" fo:text-transform="none" style:text-position="0% 100%" style:font-name="Times New Roman" fo:font-style="normal" style:text-underline-style="none" fo:font-weight="normal" style:font-name-complex="Times New Roman2"/>
    </style:style>
    <style:style style:name="T267" style:family="text">
      <style:text-properties fo:font-variant="normal" fo:text-transform="none" style:text-position="0% 100%" style:font-name="Times New Roman" fo:language="en" fo:country="GB" fo:font-style="normal" style:text-underline-style="none" fo:font-weight="normal" style:font-name-complex="Times New Roman2"/>
    </style:style>
    <style:style style:name="T268" style:family="text">
      <style:text-properties fo:font-variant="normal" fo:text-transform="none" style:text-position="0% 100%" style:font-name="Times New Roman" fo:language="en" fo:country="GB" fo:font-style="normal" style:text-underline-style="none" fo:font-weight="normal" fo:background-color="transparent" loext:char-shading-value="0" style:font-name-complex="Times New Roman2"/>
    </style:style>
    <style:style style:name="T269" style:family="text">
      <style:text-properties fo:font-variant="normal" fo:text-transform="none" style:text-position="0% 100%" fo:font-style="normal" style:text-underline-style="none" fo:font-weight="normal"/>
    </style:style>
    <style:style style:name="T270" style:family="text">
      <style:text-properties fo:font-variant="normal" fo:text-transform="none" style:text-position="0% 100%" fo:font-style="normal" style:text-underline-style="none" fo:font-weight="normal" fo:background-color="transparent" loext:char-shading-value="0"/>
    </style:style>
    <style:style style:name="T271" style:family="text">
      <style:text-properties officeooo:rsid="002f69a0"/>
    </style:style>
    <style:style style:name="T272" style:family="text">
      <style:text-properties fo:language="en" fo:country="GB"/>
    </style:style>
    <style:style style:name="T273" style:family="text">
      <style:text-properties officeooo:rsid="0050bd07"/>
    </style:style>
    <style:style style:name="T274" style:family="text">
      <style:text-properties officeooo:rsid="00611fdd"/>
    </style:style>
    <style:style style:name="T275" style:family="text">
      <style:text-properties style:font-name="Times New Roman1" fo:font-size="12pt" style:font-size-asian="12pt" style:font-name-complex="Times New Roman2" style:font-size-complex="12pt"/>
    </style:style>
    <style:style style:name="T276" style:family="text">
      <style:text-properties style:font-name="Times New Roman1" fo:font-size="12pt" officeooo:rsid="00d4f700" style:font-size-asian="12pt" style:font-name-complex="Times New Roman2" style:font-size-complex="12pt"/>
    </style:style>
    <style:style style:name="T277" style:family="text">
      <style:text-properties style:font-name="Times New Roman1" fo:font-size="12pt" officeooo:rsid="0104a785" style:font-size-asian="12pt" style:font-name-complex="Times New Roman2" style:font-size-complex="12pt"/>
    </style:style>
    <style:style style:name="T278" style:family="text">
      <style:text-properties style:font-name="Times New Roman1" fo:font-size="12pt" officeooo:rsid="01075112" style:font-size-asian="12pt" style:font-name-complex="Times New Roman2" style:font-size-complex="12pt"/>
    </style:style>
    <style:style style:name="T279" style:family="text">
      <style:text-properties style:font-name="Times New Roman1" fo:font-size="12pt" officeooo:rsid="013c5b78" style:font-size-asian="12pt" style:font-name-complex="Times New Roman2" style:font-size-complex="12pt"/>
    </style:style>
    <style:style style:name="T280" style:family="text">
      <style:text-properties style:font-name="Times New Roman1" fo:font-size="12pt" style:font-size-asian="12pt" style:font-size-complex="12pt"/>
    </style:style>
    <style:style style:name="T281" style:family="text">
      <style:text-properties style:font-name="Times New Roman1" fo:font-size="12pt" officeooo:rsid="00686697" style:font-size-asian="12pt" style:font-size-complex="12pt"/>
    </style:style>
    <style:style style:name="T282" style:family="text">
      <style:text-properties style:font-name="Times New Roman1" fo:font-size="12pt" officeooo:rsid="00686697" style:font-size-asian="12pt" style:font-size-complex="12pt" loext:padding="0in" loext:border="none"/>
    </style:style>
    <style:style style:name="T283" style:family="text">
      <style:text-properties style:font-name="Times New Roman1" fo:font-size="12pt" officeooo:rsid="006c2cee" style:font-size-asian="12pt" style:font-size-complex="12pt" loext:padding="0in" loext:border="none"/>
    </style:style>
    <style:style style:name="T284" style:family="text">
      <style:text-properties style:font-name="Times New Roman1" fo:font-size="12pt" officeooo:rsid="00702451" style:font-size-asian="12pt" style:font-size-complex="12pt"/>
    </style:style>
    <style:style style:name="T285" style:family="text">
      <style:text-properties style:font-name="Times New Roman1" fo:font-size="12pt" officeooo:rsid="00702451" style:font-size-asian="12pt" style:font-size-complex="12pt" loext:padding="0in" loext:border="none"/>
    </style:style>
    <style:style style:name="T286" style:family="text">
      <style:text-properties style:font-name="Times New Roman1" fo:font-size="12pt" officeooo:rsid="00d4f700" style:font-size-asian="12pt" style:font-size-complex="12pt"/>
    </style:style>
    <style:style style:name="T287" style:family="text">
      <style:text-properties style:font-name="Times New Roman1" fo:font-size="12pt" officeooo:rsid="00d4f700" style:font-size-asian="12pt" style:font-size-complex="12pt" loext:padding="0in" loext:border="none"/>
    </style:style>
    <style:style style:name="T288" style:family="text">
      <style:text-properties style:font-name="Times New Roman1" fo:font-size="12pt" officeooo:rsid="0108fa4c" style:font-size-asian="12pt" style:font-size-complex="12pt" loext:padding="0in" loext:border="none"/>
    </style:style>
    <style:style style:name="T289" style:family="text">
      <style:text-properties style:font-name="Times New Roman1" fo:font-size="12pt" officeooo:rsid="013fba87" style:font-size-asian="12pt" style:font-size-complex="12pt"/>
    </style:style>
    <style:style style:name="T290" style:family="text">
      <style:text-properties style:font-name="Times New Roman1" fo:font-size="12pt" officeooo:rsid="0189bbd1" style:font-size-asian="12pt" style:font-size-complex="12pt" loext:padding="0in" loext:border="none"/>
    </style:style>
    <style:style style:name="T291" style:family="text">
      <style:text-properties style:font-name="Times New Roman1" fo:font-size="12pt" officeooo:rsid="019bbfcf" style:font-size-asian="12pt" style:font-size-complex="12pt" loext:padding="0in" loext:border="none"/>
    </style:style>
    <style:style style:name="T292" style:family="text">
      <style:text-properties style:font-name="Times New Roman1" fo:font-size="12pt" fo:background-color="transparent" loext:char-shading-value="0" style:font-size-asian="12pt" style:font-name-complex="Times New Roman2" style:font-size-complex="12pt"/>
    </style:style>
    <style:style style:name="T293" style:family="text">
      <style:text-properties style:font-name="Times New Roman1" fo:font-size="12pt" fo:background-color="transparent" loext:char-shading-value="0" style:font-size-asian="12pt" style:font-size-complex="12pt"/>
    </style:style>
    <style:style style:name="T294" style:family="text">
      <style:text-properties style:font-name="Times New Roman1" fo:font-size="12pt" officeooo:rsid="01075112" fo:background-color="transparent" loext:char-shading-value="0" style:font-size-asian="12pt" style:font-size-complex="12pt"/>
    </style:style>
    <style:style style:name="T295" style:family="text">
      <style:text-properties style:font-name="Times New Roman1" fo:font-size="12pt" officeooo:rsid="013c5b78" fo:background-color="transparent" loext:char-shading-value="0" style:font-size-asian="12pt" style:font-size-complex="12pt"/>
    </style:style>
    <style:style style:name="T296" style:family="text">
      <style:text-properties style:font-name="Times New Roman1" fo:font-size="12pt" officeooo:rsid="013e3f06" fo:background-color="transparent" loext:char-shading-value="0" style:font-size-asian="12pt" style:font-size-complex="12pt"/>
    </style:style>
    <style:style style:name="T297" style:family="text">
      <style:text-properties style:font-name="Times New Roman1" fo:font-size="12pt" fo:font-weight="normal" style:font-size-asian="12pt" style:font-weight-asian="normal" style:font-name-complex="Times New Roman2" style:font-size-complex="12pt" style:font-weight-complex="normal"/>
    </style:style>
    <style:style style:name="T298" style:family="text">
      <style:text-properties style:font-name="Times New Roman1" fo:font-size="12pt" fo:font-weight="bold" style:font-size-asian="12pt" style:font-weight-asian="bold" style:font-name-complex="Times New Roman2" style:font-size-complex="12pt" style:font-weight-complex="bold"/>
    </style:style>
    <style:style style:name="T299" style:family="text">
      <style:text-properties style:font-name="Times New Roman1" fo:font-size="12pt" fo:font-weight="bold" officeooo:rsid="00d4f700" style:font-size-asian="12pt" style:font-weight-asian="bold" style:font-name-complex="Times New Roman2" style:font-size-complex="12pt" style:font-weight-complex="bold"/>
    </style:style>
    <style:style style:name="T300" style:family="text">
      <style:text-properties style:font-name="Times New Roman1" fo:font-size="12pt" fo:font-weight="bold" officeooo:rsid="01884bc8" style:font-size-asian="12pt" style:font-weight-asian="bold" style:font-name-complex="Times New Roman2" style:font-size-complex="12pt" style:font-weight-complex="bold"/>
    </style:style>
    <style:style style:name="T301" style:family="text">
      <style:text-properties style:text-position="0% 100%" style:font-name="Times New Roman" officeooo:rsid="0082823c" fo:background-color="transparent" loext:char-shading-value="0" style:font-name-complex="Times New Roman2"/>
    </style:style>
    <style:style style:name="T302" style:family="text">
      <style:text-properties style:text-position="0% 100%" style:font-name="Times New Roman" officeooo:rsid="00846fb8" fo:background-color="transparent" loext:char-shading-value="0" style:font-name-complex="Times New Roman2"/>
    </style:style>
    <style:style style:name="T303" style:family="text">
      <style:text-properties style:text-position="0% 100%" style:font-name="Times New Roman" officeooo:rsid="008607e4" fo:background-color="transparent" loext:char-shading-value="0" style:font-name-complex="Times New Roman2"/>
    </style:style>
    <style:style style:name="T304" style:family="text">
      <style:text-properties style:text-position="0% 100%" style:font-name="Times New Roman" officeooo:rsid="0153288d" fo:background-color="transparent" loext:char-shading-value="0" style:font-name-complex="Times New Roman2"/>
    </style:style>
    <style:style style:name="T305" style:family="text">
      <style:text-properties style:text-position="0% 100%" style:font-name="Times New Roman" officeooo:rsid="007ffdb4" fo:background-color="transparent" loext:char-shading-value="0" style:font-name-complex="Times New Roman2"/>
    </style:style>
    <style:style style:name="T306" style:family="text">
      <style:text-properties officeooo:rsid="0098660e"/>
    </style:style>
    <style:style style:name="T307" style:family="text">
      <style:text-properties officeooo:rsid="00b7a327"/>
    </style:style>
    <style:style style:name="T308" style:family="text">
      <style:text-properties officeooo:rsid="00b812dc"/>
    </style:style>
    <style:style style:name="T309" style:family="text">
      <style:text-properties officeooo:rsid="00bf31ea"/>
    </style:style>
    <style:style style:name="T310" style:family="text">
      <style:text-properties officeooo:rsid="00c0469b"/>
    </style:style>
    <style:style style:name="T311"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false" style:font-size-asian="12pt" style:font-style-asian="normal" style:font-weight-asian="normal" style:text-emphasize="none"/>
    </style:style>
    <style:style style:name="T312"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false" style:font-size-asian="12pt" style:font-style-asian="normal" style:font-weight-asian="normal" style:font-style-complex="normal" style:font-weight-complex="normal" style:text-emphasize="none"/>
    </style:style>
    <style:style style:name="T313"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false" fo:background-color="transparent" loext:char-shading-value="0" style:font-size-asian="12pt" style:font-style-asian="normal" style:font-weight-asian="normal" style:text-emphasize="none"/>
    </style:style>
    <style:style style:name="T314"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officeooo:rsid="01632e0f" style:letter-kerning="false" fo:background-color="transparent" loext:char-shading-value="0" style:font-size-asian="12pt" style:font-style-asian="normal" style:font-weight-asian="normal" style:text-emphasize="none"/>
    </style:style>
    <style:style style:name="T315"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officeooo:rsid="0163bf98" style:letter-kerning="false" fo:background-color="transparent" loext:char-shading-value="0" style:font-size-asian="12pt" style:font-style-asian="normal" style:font-weight-asian="normal" style:text-emphasize="none"/>
    </style:style>
    <style:style style:name="T316"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officeooo:rsid="01659c5b" style:letter-kerning="false" fo:background-color="transparent" loext:char-shading-value="0" style:font-size-asian="12pt" style:font-style-asian="normal" style:font-weight-asian="normal" style:text-emphasize="none"/>
    </style:style>
    <style:style style:name="T317"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officeooo:rsid="0165cab8" style:letter-kerning="false" fo:background-color="transparent" loext:char-shading-value="0" style:font-size-asian="12pt" style:font-style-asian="normal" style:font-weight-asian="normal" style:text-emphasize="none"/>
    </style:style>
    <style:style style:name="T318" style:family="text">
      <style:text-properties style:use-window-font-color="true" style:text-outline="false" style:text-line-through-style="none" style:text-line-through-type="none" style:font-name="Liberation Serif" fo:font-size="12pt" fo:letter-spacing="normal" fo:language="en" fo:country="GB" fo:font-style="normal" fo:text-shadow="none" style:text-underline-style="none" fo:font-weight="normal" style:letter-kerning="false" fo:background-color="transparent" loext:char-shading-value="0" style:font-size-asian="12pt" style:font-style-asian="normal" style:font-weight-asian="normal" style:font-name-complex="Times New Roman2" style:text-emphasize="none"/>
    </style:style>
    <style:style style:name="T319" style:family="text">
      <style:text-properties style:use-window-font-color="true" style:text-outline="false" style:text-line-through-style="none" style:text-line-through-type="none" style:font-name="Times New Roman" fo:font-size="12pt" fo:letter-spacing="normal" fo:language="en" fo:country="GB" fo:font-style="normal" fo:text-shadow="none" style:text-underline-style="none" fo:font-weight="normal" style:letter-kerning="false" style:font-size-asian="12pt" style:font-style-asian="normal" style:font-weight-asian="normal" style:font-name-complex="Times New Roman2" style:font-style-complex="normal" style:font-weight-complex="normal" style:text-emphasize="none"/>
    </style:style>
    <style:style style:name="T320" style:family="text">
      <style:text-properties style:use-window-font-color="true" style:text-outline="false" style:text-line-through-style="none" style:text-line-through-type="none" style:font-name="Times New Roman" fo:font-size="12pt" fo:letter-spacing="normal" fo:language="en" fo:country="GB" fo:font-style="normal" fo:text-shadow="none" style:text-underline-style="none" fo:font-weight="normal" officeooo:rsid="00c96a96" style:letter-kerning="false" style:font-size-asian="12pt" style:font-style-asian="normal" style:font-weight-asian="normal" style:font-name-complex="Times New Roman2" style:font-style-complex="normal" style:font-weight-complex="normal" style:text-emphasize="none"/>
    </style:style>
    <style:style style:name="T321" style:family="text">
      <style:text-properties style:use-window-font-color="true" style:text-outline="false" style:text-line-through-style="none" style:text-line-through-type="none" style:font-name="Times New Roman" fo:font-size="12pt" fo:letter-spacing="normal" fo:language="en" fo:country="GB" fo:font-style="normal" fo:text-shadow="none" style:text-underline-style="none" fo:font-weight="normal" officeooo:rsid="00c83935" style:letter-kerning="false" style:font-size-asian="12pt" style:font-style-asian="normal" style:font-weight-asian="normal" style:font-name-complex="Times New Roman2" style:font-style-complex="normal" style:font-weight-complex="normal" style:text-emphasize="none"/>
    </style:style>
    <style:style style:name="T322" style:family="text">
      <style:text-properties style:use-window-font-color="true" style:text-outline="false" style:text-line-through-style="none" style:text-line-through-type="none" style:font-name="Times New Roman" fo:font-size="12pt" fo:letter-spacing="normal" fo:language="en" fo:country="GB" fo:font-style="normal" fo:text-shadow="none" style:text-underline-style="none" fo:font-weight="normal" officeooo:rsid="00c9ebdc" style:letter-kerning="false" style:font-size-asian="12pt" style:font-style-asian="normal" style:font-weight-asian="normal" style:font-name-complex="Times New Roman2" style:font-style-complex="normal" style:font-weight-complex="normal" style:text-emphasize="none"/>
    </style:style>
    <style:style style:name="T323" style:family="text">
      <style:text-properties style:use-window-font-color="true" style:text-outline="false" style:text-line-through-style="none" style:text-line-through-type="none" style:font-name="Times New Roman" fo:font-size="12pt" fo:letter-spacing="normal" fo:language="en" fo:country="GB" fo:font-style="normal" fo:text-shadow="none" style:text-underline-style="none" fo:font-weight="normal" officeooo:rsid="0067c07f" style:letter-kerning="false" style:font-size-asian="12pt" style:font-style-asian="normal" style:font-weight-asian="normal" style:font-name-complex="Times New Roman2" style:font-style-complex="normal" style:font-weight-complex="normal" style:text-emphasize="none"/>
    </style:style>
    <style:style style:name="T324" style:family="text">
      <style:text-properties style:use-window-font-color="true" style:text-outline="false" style:text-line-through-style="none" style:text-line-through-type="none" style:font-name="Times New Roman" fo:font-size="12pt" fo:letter-spacing="normal" fo:language="en" fo:country="GB" fo:font-style="normal" fo:text-shadow="none" style:text-underline-style="none" fo:font-weight="normal" officeooo:rsid="0127f0b3" style:letter-kerning="false" style:font-size-asian="12pt" style:font-style-asian="normal" style:font-weight-asian="normal" style:font-name-complex="Times New Roman2" style:font-style-complex="normal" style:font-weight-complex="normal" style:text-emphasize="none"/>
    </style:style>
    <style:style style:name="T325" style:family="text">
      <style:text-properties style:use-window-font-color="true" style:text-outline="false" style:text-line-through-style="none" style:text-line-through-type="none" style:font-name="Times New Roman" fo:font-size="12pt" fo:letter-spacing="normal" fo:font-style="normal" fo:text-shadow="none" style:text-underline-style="none" fo:font-weight="normal" style:letter-kerning="false" style:font-size-asian="12pt" style:font-style-asian="normal" style:font-weight-asian="normal" style:font-style-complex="normal" style:font-weight-complex="normal" style:text-emphasize="none"/>
    </style:style>
    <style:style style:name="T326" style:family="text">
      <style:text-properties style:use-window-font-color="true" style:text-outline="false" style:text-line-through-style="none" style:text-line-through-type="none" style:font-name="Times New Roman" fo:font-size="12pt" fo:letter-spacing="normal" fo:font-style="normal" fo:text-shadow="none" style:text-underline-style="none" fo:font-weight="normal" officeooo:rsid="00c5019a" style:letter-kerning="false" style:font-size-asian="12pt" style:font-style-asian="normal" style:font-weight-asian="normal" style:font-style-complex="normal" style:font-weight-complex="normal" style:text-emphasize="none"/>
    </style:style>
    <style:style style:name="T327" style:family="text">
      <style:text-properties style:use-window-font-color="true" style:text-outline="false" style:text-line-through-style="none" style:text-line-through-type="none" style:font-name="Times New Roman" fo:font-size="12pt" fo:letter-spacing="normal" fo:font-style="normal" fo:text-shadow="none" style:text-underline-style="none" fo:font-weight="normal" officeooo:rsid="00cc22ef" style:letter-kerning="false" style:font-size-asian="12pt" style:font-style-asian="normal" style:font-weight-asian="normal" style:font-style-complex="normal" style:font-weight-complex="normal" style:text-emphasize="none"/>
    </style:style>
    <style:style style:name="T328" style:family="text">
      <style:text-properties style:use-window-font-color="true" style:text-outline="false" style:text-line-through-style="none" style:text-line-through-type="none" style:text-position="super 58%" style:font-name="Times New Roman1" fo:font-size="12pt" fo:letter-spacing="normal" fo:font-style="normal" fo:text-shadow="none" style:text-underline-style="none" fo:font-weight="normal" officeooo:rsid="00c5c3ad" style:letter-kerning="false" style:font-size-asian="12pt" style:font-style-asian="normal" style:font-weight-asian="normal" style:font-size-complex="12pt" style:font-style-complex="normal" style:font-weight-complex="normal" style:text-emphasize="none"/>
    </style:style>
    <style:style style:name="T329" style:family="text">
      <style:text-properties style:use-window-font-color="true" style:text-outline="false" style:text-line-through-style="none" style:text-line-through-type="none" style:font-name="Times New Roman1" fo:font-size="12pt" fo:letter-spacing="normal" fo:font-style="normal" fo:text-shadow="none" style:text-underline-style="none" fo:font-weight="normal" style:letter-kerning="false" style:font-size-asian="12pt" style:font-style-asian="normal" style:font-weight-asian="normal" style:font-size-complex="12pt" style:font-style-complex="normal" style:font-weight-complex="normal" style:text-emphasize="none"/>
    </style:style>
    <style:style style:name="T330" style:family="text">
      <style:text-properties style:use-window-font-color="true" style:text-outline="false" style:text-line-through-style="none" style:text-line-through-type="none" style:font-name="Times New Roman1" fo:font-size="12pt" fo:letter-spacing="normal" fo:font-style="normal" fo:text-shadow="none" style:text-underline-style="none" fo:font-weight="normal" officeooo:rsid="00c5c3ad" style:letter-kerning="false" style:font-size-asian="12pt" style:font-style-asian="normal" style:font-weight-asian="normal" style:font-size-complex="12pt" style:font-style-complex="normal" style:font-weight-complex="normal" style:text-emphasize="none"/>
    </style:style>
    <style:style style:name="T331" style:family="text">
      <style:text-properties style:use-window-font-color="true" style:text-outline="false" style:text-line-through-style="none" style:text-line-through-type="none" style:font-name="Times New Roman1" fo:font-size="12pt" fo:letter-spacing="normal" fo:font-style="normal" fo:text-shadow="none" style:text-underline-style="none" fo:font-weight="normal" officeooo:rsid="00c5019a" style:letter-kerning="false" style:font-size-asian="12pt" style:font-style-asian="normal" style:font-weight-asian="normal" style:font-size-complex="12pt" style:font-style-complex="normal" style:font-weight-complex="normal" style:text-emphasize="none"/>
    </style:style>
    <style:style style:name="T332" style:family="text">
      <style:text-properties style:use-window-font-color="true" style:text-outline="false" style:text-line-through-style="none" style:text-line-through-type="none" style:font-name="Times New Roman1" fo:font-size="12pt" fo:letter-spacing="normal" fo:font-style="normal" fo:text-shadow="none" style:text-underline-style="none" fo:font-weight="normal" officeooo:rsid="00cc22ef" style:letter-kerning="false" style:font-size-asian="12pt" style:font-style-asian="normal" style:font-weight-asian="normal" style:font-size-complex="12pt" style:font-style-complex="normal" style:font-weight-complex="normal" style:text-emphasize="none"/>
    </style:style>
    <style:style style:name="T333" style:family="text">
      <style:text-properties style:use-window-font-color="true" style:text-outline="false" style:text-line-through-style="none" style:text-line-through-type="none" style:font-name="Times New Roman1" fo:font-size="12pt" fo:letter-spacing="normal" fo:font-style="normal" fo:text-shadow="none" style:text-underline-style="none" fo:font-weight="normal" officeooo:rsid="019920da" style:letter-kerning="false" style:font-size-asian="12pt" style:font-style-asian="normal" style:font-weight-asian="normal" style:font-size-complex="12pt" style:font-style-complex="normal" style:font-weight-complex="normal" style:text-emphasize="none"/>
    </style:style>
    <style:style style:name="T334" style:family="text">
      <style:text-properties officeooo:rsid="00fc5998"/>
    </style:style>
    <style:style style:name="T335" style:family="text">
      <style:text-properties officeooo:rsid="0133d540"/>
    </style:style>
    <style:style style:name="T336" style:family="text">
      <style:text-properties officeooo:rsid="01355038"/>
    </style:style>
    <style:style style:name="T337" style:family="text">
      <style:text-properties officeooo:rsid="01809a80"/>
    </style:style>
    <style:style style:name="T338" style:family="text">
      <style:text-properties officeooo:rsid="0197cfcf"/>
    </style:style>
    <style:style style:name="T33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0"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1" style:family="text">
      <style:text-properties fo:font-size="10pt" fo:language="en" fo:country="US" style:language-asian="zh" style:country-asian="CN" style:language-complex="hi" style:country-complex="IN"/>
    </style:style>
    <style:style style:name="T34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Predators have limited effects on plant-herbivore interaction network in early secondary succession in a tropical rainforest.</text:p>
      <text:p text:style-name="P1"/>
      <text:p text:style-name="Standard">Piotr Szefer, Kenneth Molem, Austin Sau, Martina Vasutova &amp; Vojtech Novotny</text:p>
      <text:p text:style-name="Standard"/>
      <text:p text:style-name="P1">Abstract</text:p>
      <text:p text:style-name="Standard"><text:tab/>Succession in canopy gaps is an important part of tropical forest dynamics. The relative roles of plant competition for resources versus top-down control of vegetation by herbivores, in turn impacted by predators, remain poorly understood. <text:span text:style-name="T306">A</text:span>lthough the conventional wisdom points to plant competition as the key driving force of initial secondary succession. </text:p>
      <text:p text:style-name="Standard"><text:span text:style-name="T2"><text:tab/>Here we examine the impact of predators using replicated experimental exclusion of predators from 5 x 5 m plots with early successional vegetation in lowland tropical forest gaps in Papua New Guinea. We assessed strength of the top-down effects of </text:span><text:span text:style-name="T48">vertebrate</text:span><text:span text:style-name="T2"> predators (birds and bats) on insect herbivores and arthropod predators (AP).</text:span></text:p>
      <text:p text:style-name="P7"><text:span text:style-name="T2"><text:tab/></text:span><text:span text:style-name="T48">Top</text:span><text:span text:style-name="T2"> predators had no effect on arthropod abundance </text:span><text:span text:style-name="T48">nor</text:span><text:span text:style-name="T2"> species richness, but decreased their biomass and increased </text:span><text:span text:style-name="T12">herbivore</text:span><text:span text:style-name="T2"> diversity. The enemy free space </text:span><text:span text:style-name="T48">(EFS) </text:span><text:span text:style-name="T2">was thus not u</text:span><text:span text:style-name="T12">tilized for</text:span><text:span text:style-name="T2"> increase in arthropod </text:span><text:span text:style-name="T12">abundance</text:span><text:span text:style-name="T2">. There was </text:span><text:span text:style-name="T3">no negative correlation between any AP and herbivore orders that would be an</text:span><text:span text:style-name="T2"> indication of </text:span><text:span text:style-name="T12">strong competition within the community or </text:span><text:span text:style-name="T2">intra-guild predation </text:span><text:span text:style-name="T3">by top predators</text:span><text:span text:style-name="T2">. Instead, herbivore and AP abundance and biomass correlated strongly with the plant biomass. This suggests bottom-up or abiotic control of arthropod communities. Nevertheless, </text:span><text:span text:style-name="T3">strength of indirect effect of top predators on plants</text:span><text:span text:style-name="T2"> were </text:span><text:span text:style-name="T3">negatively corr</text:span><text:span text:style-name="T12">e</text:span><text:span text:style-name="T3">lated with</text:span><text:span text:style-name="T2"> increased proportion of AP in the community. There was no difference in response to the exclusion of predators between generalist and specialist. </text:span><text:span text:style-name="T13">However, f</text:span><text:span text:style-name="T2">lexibility in diet choice </text:span><text:span text:style-name="T12">decreased with</text:span><text:span text:style-name="T13"> </text:span><text:span text:style-name="T12">specialization </text:span><text:span text:style-name="T13">of herbivores</text:span><text:span text:style-name="T2">. </text:span><text:span text:style-name="T14">Predators had little effect on </text:span><text:span text:style-name="T15">the</text:span><text:span text:style-name="T3"> structure </text:span><text:span text:style-name="T15">of </text:span><text:span text:style-name="T14">i</text:span><text:span text:style-name="T3">nteraction network. </text:span><text:span text:style-name="T2">Surprisingly, however, modularity decreased in response to predatory pressure possibly due to diet breadth </text:span><text:span text:style-name="T16">exten</text:span><text:span text:style-name="T53">s</text:span><text:span text:style-name="T16">ion</text:span><text:span text:style-name="T2"> </text:span><text:span text:style-name="T16">of generalist herbivores</text:span><text:span text:style-name="T2">.</text:span></text:p>
      <text:p text:style-name="Standard"><text:span text:style-name="T2"><text:tab/>Our results suggest that in early successional forest gaps effects of top predators are weak. However, some responses of arthropod communities to top predator removal were observed which suggests that </text:span><text:span text:style-name="T53">flexible</text:span><text:span text:style-name="T2"> diets of generalist herbivores </text:span><text:span text:style-name="T3">determine food web structure in tropical forest gaps</text:span><text:span text:style-name="T2">.</text:span></text:p>
      <text:p text:style-name="Standard"/>
      <text:p text:style-name="Standard"><text:span text:style-name="T56">Key words: </text:span><text:span text:style-name="T2">tri-trophic interactions, plant-arthropod herbivore networks, intermediate predation, succession, interaction networks, top down effects, cascading effects, tropical secondary forest.</text:span></text:p>
      <text:p text:style-name="Standard"/>
      <text:p text:style-name="P27">Introduction</text:p>
      <text:p text:style-name="P4"><text:tab/></text:p>
      <text:p text:style-name="P8"><text:span text:style-name="T2"><text:tab/>Secondary succession in tropical forest gaps plays an important role in sustaining hyper-diversity of tropical forest </text:span><text:reference-mark-start text:name="ZOTERO_ITEM CSL_CITATION {&quot;citationID&quot;:&quot;8KK2Y8pJ&quot;,&quot;properties&quot;:{&quot;formattedCitation&quot;:&quot;(Schnitzer and Carson 2001, Gripenberg et al. 2014, Fischer et al. 2016)&quot;,&quot;plainCitation&quot;:&quot;(Schnitzer and Carson 2001, Gripenberg et al. 2014, Fischer et al. 2016)&quot;,&quot;noteIndex&quot;:0},&quot;citationItems&quot;:[{&quot;id&quot;:2845,&quot;uris&quot;:[&quot;http://zotero.org/users/1954708/items/DL92CFCV&quot;],&quot;uri&quot;:[&quot;http://zotero.org/users/1954708/items/DL92CFCV&quot;],&quot;itemData&quot;:{&quot;id&quot;:2845,&quot;type&quot;:&quot;article-journal&quot;,&quot;abstract&quot;:&quot;Forests worldwide are threatened by various environmental and anthropogenic hazards, especially tropical forests. Knowledge on the impacts of these hazards on forest structure and dynamics has been compiled in empirical studies. However, the results of these studies are often not sufficient for long-term projections and extrapolations to large spatial scales especially for unprecedented environmental conditions, which require both the identification and understanding of key underlying processes. Forest models bridge this gap by incorporating multiple ecological processes in a dynamic framework (i.e. including a realistic model structure) and addressing the complexity of forest ecosystems. Here, we describe the evolution of the individual-based and process-based forest gap model FORMIND and its application to tropical forests. At its core, the model includes physiological processes on tree level (photosynthesis, respiration, tree growth, mortality, regeneration, competition). During the past two decades, FORMIND has been used to address various scientific questions arising from different forest types by continuously extending the model structure. The model applications thus provided understanding in three main aspects: (1) the grouping of single tree species into plant functional types is a successful approach to reduce complexity in vegetation models, (2) structural realism was necessary to analyze impacts of natural and anthropogenic disturbances such as logging, fragmentation, or drought, and (3) complex ecological processes such as carbon fluxes in tropical forests – starting from the individual tree level up to the entire forest ecosystem – can be explored as a function of forest structure, species composition and disturbance regime. Overall, this review shows how the evolution of long-term modelling projects not only provides scientific understanding of forest ecosystems, but also provides benefits for ecological theory and empirical study design.&quot;,&quot;collection-title&quot;:&quot;Next generation ecological modelling, concepts, and theory: structural realism, emergence, and predictions&quot;,&quot;container-title&quot;:&quot;Ecological Modelling&quot;,&quot;DOI&quot;:&quot;10.1016/j.ecolmodel.2015.11.018&quot;,&quot;ISSN&quot;:&quot;0304-3800&quot;,&quot;journalAbbreviation&quot;:&quot;Ecological Modelling&quot;,&quot;language&quot;:&quot;en&quot;,&quot;page&quot;:&quot;124-133&quot;,&quot;source&quot;:&quot;ScienceDirect&quot;,&quot;title&quot;:&quot;Lessons learned from applying a forest gap model to understand ecosystem and carbon dynamics of complex tropical forests&quot;,&quot;volume&quot;:&quot;326&quot;,&quot;author&quot;:[{&quot;family&quot;:&quot;Fischer&quot;,&quot;given&quot;:&quot;Rico&quot;},{&quot;family&quot;:&quot;Bohn&quot;,&quot;given&quot;:&quot;Friedrich&quot;},{&quot;family&quot;:&quot;Dantas de Paula&quot;,&quot;given&quot;:&quot;Mateus&quot;},{&quot;family&quot;:&quot;Dislich&quot;,&quot;given&quot;:&quot;Claudia&quot;},{&quot;family&quot;:&quot;Groeneveld&quot;,&quot;given&quot;:&quot;Jürgen&quot;},{&quot;family&quot;:&quot;Gutiérrez&quot;,&quot;given&quot;:&quot;Alvaro G.&quot;},{&quot;family&quot;:&quot;Kazmierczak&quot;,&quot;given&quot;:&quot;Martin&quot;},{&quot;family&quot;:&quot;Knapp&quot;,&quot;given&quot;:&quot;Nikolai&quot;},{&quot;family&quot;:&quot;Lehmann&quot;,&quot;given&quot;:&quot;Sebastian&quot;},{&quot;family&quot;:&quot;Paulick&quot;,&quot;given&quot;:&quot;Sebastian&quot;},{&quot;family&quot;:&quot;Pütz&quot;,&quot;given&quot;:&quot;Sandro&quot;},{&quot;family&quot;:&quot;Rödig&quot;,&quot;given&quot;:&quot;Edna&quot;},{&quot;family&quot;:&quot;Taubert&quot;,&quot;given&quot;:&quot;Franziska&quot;},{&quot;family&quot;:&quot;Köhler&quot;,&quot;given&quot;:&quot;Peter&quot;},{&quot;family&quot;:&quot;Huth&quot;,&quot;given&quot;:&quot;Andreas&quot;}],&quot;issued&quot;:{&quot;date-parts&quot;:[[&quot;2016&quot;,4,24]]}}},{&quot;id&quot;:2874,&quot;uris&quot;:[&quot;http://zotero.org/users/1954708/items/C4QBW7QJ&quot;],&quot;uri&quot;:[&quot;http://zotero.org/users/1954708/items/C4QBW7QJ&quot;],&quot;itemData&quot;:{&quot;id&quot;:2874,&quot;type&quot;:&quot;article-journal&quot;,&quot;abstract&quot;:&quot;The coexistence of plant species in species-rich tropical forests can be promoted by specialised enemies acting in a negatively density-dependent manner. While survival of tropical tree seedlings is often negatively density-dependent, the causes have rarely been identified. We tested whether insects and plant pathogens cause density-dependent seedling recruitment and survival in five forest tree species in Belize, Central America. We manipulated densities of seeds or newly germinated seedlings in small (1 m2 or 0.25 m2) plots close to fruiting conspecific trees. Using a factorial design, we excluded enemies from subsets of the plots with fungicides and insecticides. Seed germination (for two species) and early seedling survival (for all species) were monitored at approximately weekly intervals for up to eight weeks, during the period when plants are likely to be most susceptible to natural enemies. In Terminalia amazonia, seed germination was negatively density-dependent and the proportion of seeds germinating increased when insects were excluded. However, the magnitude of the insecticide effect was independent of density. The only significant density effect for survival of young seedlings was in Acacia polyphylla; counter to expectation, seedling survival was higher at high densities. In a few cases pesticide application had a significant effect on seedling survival, but in only one case (Terminalia amazonia) was a significant pesticide × density interaction detected. Our results caution against generalising from studies conducted on a single species at a single time and place and illustrate the challenges of experimentally testing for enemy-mediated negative density-dependence. Experimental outcomes are likely to depend on the spatial scale at which the principal enemies disperse and respond to plant density, and the timescales over which they act. Gathering information on these variables will improve our understanding of the natural histories of tropical forest species and help inform the design of future experiments.&quot;,&quot;container-title&quot;:&quot;Oikos&quot;,&quot;DOI&quot;:&quot;https://doi.org/10.1111/j.1600-0706.2013.00835.x&quot;,&quot;ISSN&quot;:&quot;1600-0706&quot;,&quot;issue&quot;:&quot;2&quot;,&quot;language&quot;:&quot;en&quot;,&quot;note&quot;:&quot;_eprint: https://onlinelibrary.wiley.com/doi/pdf/10.1111/j.1600-0706.2013.00835.x&quot;,&quot;page&quot;:&quot;185-193&quot;,&quot;source&quot;:&quot;Wiley Online Library&quot;,&quot;title&quot;:&quot;Testing for enemy-mediated density-dependence in the mortality of seedlings: field experiments with five Neotropical tree species&quot;,&quot;title-short&quot;:&quot;Testing for enemy-mediated density-dependence in the mortality of seedlings&quot;,&quot;volume&quot;:&quot;123&quot;,&quot;author&quot;:[{&quot;family&quot;:&quot;Gripenberg&quot;,&quot;given&quot;:&quot;Sofia&quot;},{&quot;family&quot;:&quot;Bagchi&quot;,&quot;given&quot;:&quot;Robert&quot;},{&quot;family&quot;:&quot;Gallery&quot;,&quot;given&quot;:&quot;Rachel E.&quot;},{&quot;family&quot;:&quot;Freckleton&quot;,&quot;given&quot;:&quot;Robert P.&quot;},{&quot;family&quot;:&quot;Narayan&quot;,&quot;given&quot;:&quot;Lakshmi&quot;},{&quot;family&quot;:&quot;Lewis&quot;,&quot;given&quot;:&quot;Owen T.&quot;}],&quot;issued&quot;:{&quot;date-parts&quot;:[[&quot;2014&quot;]]}}},{&quot;id&quot;:1727,&quot;uris&quot;:[&quot;http://zotero.org/users/1954708/items/WFQTA8EB&quot;],&quot;uri&quot;:[&quot;http://zotero.org/users/1954708/items/WFQTA8EB&quot;],&quot;itemData&quot;:{&quot;id&quot;:1727,&quot;type&quot;:&quot;article-journal&quot;,&quot;abstract&quot;:&quot;The maintenance of species diversity by treefall gaps is a long-standing paradigm in forest ecology. Gaps are presumed to provide an environment in which tree species of differing competitive abilities partition heterogeneous resources. The empirical evidence to support this paradigm, however, remains scarce, and some recent studies even suggest that gaps do not maintain the diversity of shade-tolerant species. Although there is evidence that gaps maintain the diversity of pioneer trees, most of this evidence comes from studies that did not make comparisons between gaps and intact forest sites (controls). Further, nearly all studies on the maintenance of diversity by gaps have ignored lianas, an important component of both old-world and neotropical forests. We tested the hypothesis that treefall gaps maintain shade-tolerant tree, pioneer tree, and liana species diversity in an old-growth forest on Barro Colorado Island (BCI), Panama. We compared the density and species richness of these guilds between paired gap and non-gap sites on both a per-area and a per-individual (per capita) basis. We found no difference in shade-tolerant tree density and species richness between the gap and non-gap sites. Both pioneer tree and liana density and species richness, however, were significantly higher in the gap than in the non-gap sites on both a per-area and a per-individual basis. These results suggest that gaps maintain liana species diversity and that this effect is not merely a consequence of increased density. Furthermore, our data confirm the long-held belief that gaps maintain pioneer tree species diversity. Because lianas and pioneer trees combined account for ∼43% of the woody plant species on BCI, and in other forests, our results are likely to be broadly applicable and suggest that gaps play a strong role in the maintenance of woody species diversity.&quot;,&quot;container-title&quot;:&quot;Ecology&quot;,&quot;DOI&quot;:&quot;10.1890/0012-9658(2001)082[0913:TGATMO]2.0.CO;2&quot;,&quot;ISSN&quot;:&quot;1939-9170&quot;,&quot;issue&quot;:&quot;4&quot;,&quot;language&quot;:&quot;en&quot;,&quot;page&quot;:&quot;913-919&quot;,&quot;source&quot;:&quot;Wiley Online Library&quot;,&quot;title&quot;:&quot;Treefall Gaps and the Maintenance of Species Diversity in a Tropical Forest&quot;,&quot;volume&quot;:&quot;82&quot;,&quot;author&quot;:[{&quot;family&quot;:&quot;Schnitzer&quot;,&quot;given&quot;:&quot;Stefan A.&quot;},{&quot;family&quot;:&quot;Carson&quot;,&quot;given&quot;:&quot;Walter P.&quot;}],&quot;issued&quot;:{&quot;date-parts&quot;:[[&quot;2001&quot;]]}}}],&quot;schema&quot;:&quot;https://github.com/citation-style-language/schema/raw/master/csl-citation.json&quot;} RND3qMQ8ECZNa"/><text:span text:style-name="T2">(Schnitzer and Carson 2001, Gripenberg et al. 2014, Fischer et al. 2016)</text:span><text:reference-mark-end text:name="ZOTERO_ITEM CSL_CITATION {&quot;citationID&quot;:&quot;8KK2Y8pJ&quot;,&quot;properties&quot;:{&quot;formattedCitation&quot;:&quot;(Schnitzer and Carson 2001, Gripenberg et al. 2014, Fischer et al. 2016)&quot;,&quot;plainCitation&quot;:&quot;(Schnitzer and Carson 2001, Gripenberg et al. 2014, Fischer et al. 2016)&quot;,&quot;noteIndex&quot;:0},&quot;citationItems&quot;:[{&quot;id&quot;:2845,&quot;uris&quot;:[&quot;http://zotero.org/users/1954708/items/DL92CFCV&quot;],&quot;uri&quot;:[&quot;http://zotero.org/users/1954708/items/DL92CFCV&quot;],&quot;itemData&quot;:{&quot;id&quot;:2845,&quot;type&quot;:&quot;article-journal&quot;,&quot;abstract&quot;:&quot;Forests worldwide are threatened by various environmental and anthropogenic hazards, especially tropical forests. Knowledge on the impacts of these hazards on forest structure and dynamics has been compiled in empirical studies. However, the results of these studies are often not sufficient for long-term projections and extrapolations to large spatial scales especially for unprecedented environmental conditions, which require both the identification and understanding of key underlying processes. Forest models bridge this gap by incorporating multiple ecological processes in a dynamic framework (i.e. including a realistic model structure) and addressing the complexity of forest ecosystems. Here, we describe the evolution of the individual-based and process-based forest gap model FORMIND and its application to tropical forests. At its core, the model includes physiological processes on tree level (photosynthesis, respiration, tree growth, mortality, regeneration, competition). During the past two decades, FORMIND has been used to address various scientific questions arising from different forest types by continuously extending the model structure. The model applications thus provided understanding in three main aspects: (1) the grouping of single tree species into plant functional types is a successful approach to reduce complexity in vegetation models, (2) structural realism was necessary to analyze impacts of natural and anthropogenic disturbances such as logging, fragmentation, or drought, and (3) complex ecological processes such as carbon fluxes in tropical forests – starting from the individual tree level up to the entire forest ecosystem – can be explored as a function of forest structure, species composition and disturbance regime. Overall, this review shows how the evolution of long-term modelling projects not only provides scientific understanding of forest ecosystems, but also provides benefits for ecological theory and empirical study design.&quot;,&quot;collection-title&quot;:&quot;Next generation ecological modelling, concepts, and theory: structural realism, emergence, and predictions&quot;,&quot;container-title&quot;:&quot;Ecological Modelling&quot;,&quot;DOI&quot;:&quot;10.1016/j.ecolmodel.2015.11.018&quot;,&quot;ISSN&quot;:&quot;0304-3800&quot;,&quot;journalAbbreviation&quot;:&quot;Ecological Modelling&quot;,&quot;language&quot;:&quot;en&quot;,&quot;page&quot;:&quot;124-133&quot;,&quot;source&quot;:&quot;ScienceDirect&quot;,&quot;title&quot;:&quot;Lessons learned from applying a forest gap model to understand ecosystem and carbon dynamics of complex tropical forests&quot;,&quot;volume&quot;:&quot;326&quot;,&quot;author&quot;:[{&quot;family&quot;:&quot;Fischer&quot;,&quot;given&quot;:&quot;Rico&quot;},{&quot;family&quot;:&quot;Bohn&quot;,&quot;given&quot;:&quot;Friedrich&quot;},{&quot;family&quot;:&quot;Dantas de Paula&quot;,&quot;given&quot;:&quot;Mateus&quot;},{&quot;family&quot;:&quot;Dislich&quot;,&quot;given&quot;:&quot;Claudia&quot;},{&quot;family&quot;:&quot;Groeneveld&quot;,&quot;given&quot;:&quot;Jürgen&quot;},{&quot;family&quot;:&quot;Gutiérrez&quot;,&quot;given&quot;:&quot;Alvaro G.&quot;},{&quot;family&quot;:&quot;Kazmierczak&quot;,&quot;given&quot;:&quot;Martin&quot;},{&quot;family&quot;:&quot;Knapp&quot;,&quot;given&quot;:&quot;Nikolai&quot;},{&quot;family&quot;:&quot;Lehmann&quot;,&quot;given&quot;:&quot;Sebastian&quot;},{&quot;family&quot;:&quot;Paulick&quot;,&quot;given&quot;:&quot;Sebastian&quot;},{&quot;family&quot;:&quot;Pütz&quot;,&quot;given&quot;:&quot;Sandro&quot;},{&quot;family&quot;:&quot;Rödig&quot;,&quot;given&quot;:&quot;Edna&quot;},{&quot;family&quot;:&quot;Taubert&quot;,&quot;given&quot;:&quot;Franziska&quot;},{&quot;family&quot;:&quot;Köhler&quot;,&quot;given&quot;:&quot;Peter&quot;},{&quot;family&quot;:&quot;Huth&quot;,&quot;given&quot;:&quot;Andreas&quot;}],&quot;issued&quot;:{&quot;date-parts&quot;:[[&quot;2016&quot;,4,24]]}}},{&quot;id&quot;:2874,&quot;uris&quot;:[&quot;http://zotero.org/users/1954708/items/C4QBW7QJ&quot;],&quot;uri&quot;:[&quot;http://zotero.org/users/1954708/items/C4QBW7QJ&quot;],&quot;itemData&quot;:{&quot;id&quot;:2874,&quot;type&quot;:&quot;article-journal&quot;,&quot;abstract&quot;:&quot;The coexistence of plant species in species-rich tropical forests can be promoted by specialised enemies acting in a negatively density-dependent manner. While survival of tropical tree seedlings is often negatively density-dependent, the causes have rarely been identified. We tested whether insects and plant pathogens cause density-dependent seedling recruitment and survival in five forest tree species in Belize, Central America. We manipulated densities of seeds or newly germinated seedlings in small (1 m2 or 0.25 m2) plots close to fruiting conspecific trees. Using a factorial design, we excluded enemies from subsets of the plots with fungicides and insecticides. Seed germination (for two species) and early seedling survival (for all species) were monitored at approximately weekly intervals for up to eight weeks, during the period when plants are likely to be most susceptible to natural enemies. In Terminalia amazonia, seed germination was negatively density-dependent and the proportion of seeds germinating increased when insects were excluded. However, the magnitude of the insecticide effect was independent of density. The only significant density effect for survival of young seedlings was in Acacia polyphylla; counter to expectation, seedling survival was higher at high densities. In a few cases pesticide application had a significant effect on seedling survival, but in only one case (Terminalia amazonia) was a significant pesticide × density interaction detected. Our results caution against generalising from studies conducted on a single species at a single time and place and illustrate the challenges of experimentally testing for enemy-mediated negative density-dependence. Experimental outcomes are likely to depend on the spatial scale at which the principal enemies disperse and respond to plant density, and the timescales over which they act. Gathering information on these variables will improve our understanding of the natural histories of tropical forest species and help inform the design of future experiments.&quot;,&quot;container-title&quot;:&quot;Oikos&quot;,&quot;DOI&quot;:&quot;https://doi.org/10.1111/j.1600-0706.2013.00835.x&quot;,&quot;ISSN&quot;:&quot;1600-0706&quot;,&quot;issue&quot;:&quot;2&quot;,&quot;language&quot;:&quot;en&quot;,&quot;note&quot;:&quot;_eprint: https://onlinelibrary.wiley.com/doi/pdf/10.1111/j.1600-0706.2013.00835.x&quot;,&quot;page&quot;:&quot;185-193&quot;,&quot;source&quot;:&quot;Wiley Online Library&quot;,&quot;title&quot;:&quot;Testing for enemy-mediated density-dependence in the mortality of seedlings: field experiments with five Neotropical tree species&quot;,&quot;title-short&quot;:&quot;Testing for enemy-mediated density-dependence in the mortality of seedlings&quot;,&quot;volume&quot;:&quot;123&quot;,&quot;author&quot;:[{&quot;family&quot;:&quot;Gripenberg&quot;,&quot;given&quot;:&quot;Sofia&quot;},{&quot;family&quot;:&quot;Bagchi&quot;,&quot;given&quot;:&quot;Robert&quot;},{&quot;family&quot;:&quot;Gallery&quot;,&quot;given&quot;:&quot;Rachel E.&quot;},{&quot;family&quot;:&quot;Freckleton&quot;,&quot;given&quot;:&quot;Robert P.&quot;},{&quot;family&quot;:&quot;Narayan&quot;,&quot;given&quot;:&quot;Lakshmi&quot;},{&quot;family&quot;:&quot;Lewis&quot;,&quot;given&quot;:&quot;Owen T.&quot;}],&quot;issued&quot;:{&quot;date-parts&quot;:[[&quot;2014&quot;]]}}},{&quot;id&quot;:1727,&quot;uris&quot;:[&quot;http://zotero.org/users/1954708/items/WFQTA8EB&quot;],&quot;uri&quot;:[&quot;http://zotero.org/users/1954708/items/WFQTA8EB&quot;],&quot;itemData&quot;:{&quot;id&quot;:1727,&quot;type&quot;:&quot;article-journal&quot;,&quot;abstract&quot;:&quot;The maintenance of species diversity by treefall gaps is a long-standing paradigm in forest ecology. Gaps are presumed to provide an environment in which tree species of differing competitive abilities partition heterogeneous resources. The empirical evidence to support this paradigm, however, remains scarce, and some recent studies even suggest that gaps do not maintain the diversity of shade-tolerant species. Although there is evidence that gaps maintain the diversity of pioneer trees, most of this evidence comes from studies that did not make comparisons between gaps and intact forest sites (controls). Further, nearly all studies on the maintenance of diversity by gaps have ignored lianas, an important component of both old-world and neotropical forests. We tested the hypothesis that treefall gaps maintain shade-tolerant tree, pioneer tree, and liana species diversity in an old-growth forest on Barro Colorado Island (BCI), Panama. We compared the density and species richness of these guilds between paired gap and non-gap sites on both a per-area and a per-individual (per capita) basis. We found no difference in shade-tolerant tree density and species richness between the gap and non-gap sites. Both pioneer tree and liana density and species richness, however, were significantly higher in the gap than in the non-gap sites on both a per-area and a per-individual basis. These results suggest that gaps maintain liana species diversity and that this effect is not merely a consequence of increased density. Furthermore, our data confirm the long-held belief that gaps maintain pioneer tree species diversity. Because lianas and pioneer trees combined account for ∼43% of the woody plant species on BCI, and in other forests, our results are likely to be broadly applicable and suggest that gaps play a strong role in the maintenance of woody species diversity.&quot;,&quot;container-title&quot;:&quot;Ecology&quot;,&quot;DOI&quot;:&quot;10.1890/0012-9658(2001)082[0913:TGATMO]2.0.CO;2&quot;,&quot;ISSN&quot;:&quot;1939-9170&quot;,&quot;issue&quot;:&quot;4&quot;,&quot;language&quot;:&quot;en&quot;,&quot;page&quot;:&quot;913-919&quot;,&quot;source&quot;:&quot;Wiley Online Library&quot;,&quot;title&quot;:&quot;Treefall Gaps and the Maintenance of Species Diversity in a Tropical Forest&quot;,&quot;volume&quot;:&quot;82&quot;,&quot;author&quot;:[{&quot;family&quot;:&quot;Schnitzer&quot;,&quot;given&quot;:&quot;Stefan A.&quot;},{&quot;family&quot;:&quot;Carson&quot;,&quot;given&quot;:&quot;Walter P.&quot;}],&quot;issued&quot;:{&quot;date-parts&quot;:[[&quot;2001&quot;]]}}}],&quot;schema&quot;:&quot;https://github.com/citation-style-language/schema/raw/master/csl-citation.json&quot;} RND3qMQ8ECZNa"/><text:span text:style-name="T2">. After disturbance this competitive replacement process allows light-demanding species to establish themselves under otherwise impenetrable canopy. The initial </text:span><text:span text:style-name="T16">stages of </text:span><text:span text:style-name="T2">succession have a long-term consequences for the forest structure and diversity. Competitive interactions among plants are assumed to be the key force that structures early successional vegetation structure </text:span><text:reference-mark-start text:name="ZOTERO_ITEM CSL_CITATION {&quot;citationID&quot;:&quot;3Hp8HmlY&quot;,&quot;properties&quot;:{&quot;formattedCitation&quot;:&quot;(Vel\\uc0\\u225{}zquez and Wiegand 2020)&quot;,&quot;plainCitation&quot;:&quot;(Velázquez and Wiegand 2020)&quot;,&quot;noteIndex&quot;:0},&quot;citationItems&quot;:[{&quot;id&quot;:2931,&quot;uris&quot;:[&quot;http://zotero.org/users/1954708/items/FY65I9I2&quot;],&quot;uri&quot;:[&quot;http://zotero.org/users/1954708/items/FY65I9I2&quot;],&quot;itemData&quot;:{&quot;id&quot;:2931,&quot;type&quot;:&quot;article-journal&quot;,&quot;abstract&quot;:&quot;Current evidence suggests that tree-fall gaps can influence forest structure and dynamics by enabling certain species guilds to persist over the long term. Here we assessed the development of local size hierarchies and asymmetric competition for light in tree-fall gaps, and the role played by these two processes for the persistence of rare light-demanding species in the Barro Colorado Island Forest Dynamics Plot (Panama). We performed spatial point pattern analysis, considering both the spatial locations (x,y) and the diameter at breast height (DBH) of all the woody plant recruits from the 1985 and 2000 censuses located in tree-fall gaps, and followed their fate up to the 1990–2010 and 2005–2010 censuses, respectively. For these two recruit cohorts, we found that, from the initial census until 5–10 yr later, close neighbors presented a larger DBH than the mean DBH of all individuals within gaps, which points to a positive growth response of recruits to the increased light levels in the gap centers. However, close neighbors of the 1985 cohort also showed larger than expected DBH differences that disappeared in subsequent censuses, indicating an enhancement of size differences between neighbors and the mortality of the smaller individuals. Finally, for both recruit cohorts, we found that 10–15 yr after gap formation, surviving individuals of rare light-demanding species had a negative impact on survival of neighboring individuals of other species. Our results indicate that gaps favor the persistence of rare light-demanding species through the development of local size hierarchies and asymmetric competition for light. The strength of this process, however, apparently depends upon gap size and the role played by the woody plants already existing at the time of gap formation in early colonization. Moreover, our findings suggest that in this forest, gaps may enhance colonization of plant species typical of nearby dry tropical areas, and that, over the coming decades, similar processes could strongly modify the structure and dynamics of moist tropical forests in the region.&quot;,&quot;container-title&quot;:&quot;Ecology&quot;,&quot;DOI&quot;:&quot;https://doi.org/10.1002/ecy.3034&quot;,&quot;ISSN&quot;:&quot;1939-9170&quot;,&quot;issue&quot;:&quot;7&quot;,&quot;language&quot;:&quot;en&quot;,&quot;note&quot;:&quot;_eprint: https://esajournals.onlinelibrary.wiley.com/doi/pdf/10.1002/ecy.3034&quot;,&quot;page&quot;:&quot;e03034&quot;,&quot;source&quot;:&quot;Wiley Online Library&quot;,&quot;title&quot;:&quot;Competition for light and persistence of rare light-demanding species within tree-fall gaps in a moist tropical forest&quot;,&quot;volume&quot;:&quot;101&quot;,&quot;author&quot;:[{&quot;family&quot;:&quot;Velázquez&quot;,&quot;given&quot;:&quot;Eduardo&quot;},{&quot;family&quot;:&quot;Wiegand&quot;,&quot;given&quot;:&quot;Thorsten&quot;}],&quot;issued&quot;:{&quot;date-parts&quot;:[[&quot;2020&quot;]]}}}],&quot;schema&quot;:&quot;https://github.com/citation-style-language/schema/raw/master/csl-citation.json&quot;} RNDwCLyjXXyR2"/><text:span text:style-name="T266">(Vel</text:span><text:span text:style-name="T269">ázquez and Wiegand 2020)</text:span><text:reference-mark-end text:name="ZOTERO_ITEM CSL_CITATION {&quot;citationID&quot;:&quot;3Hp8HmlY&quot;,&quot;properties&quot;:{&quot;formattedCitation&quot;:&quot;(Vel\\uc0\\u225{}zquez and Wiegand 2020)&quot;,&quot;plainCitation&quot;:&quot;(Velázquez and Wiegand 2020)&quot;,&quot;noteIndex&quot;:0},&quot;citationItems&quot;:[{&quot;id&quot;:2931,&quot;uris&quot;:[&quot;http://zotero.org/users/1954708/items/FY65I9I2&quot;],&quot;uri&quot;:[&quot;http://zotero.org/users/1954708/items/FY65I9I2&quot;],&quot;itemData&quot;:{&quot;id&quot;:2931,&quot;type&quot;:&quot;article-journal&quot;,&quot;abstract&quot;:&quot;Current evidence suggests that tree-fall gaps can influence forest structure and dynamics by enabling certain species guilds to persist over the long term. Here we assessed the development of local size hierarchies and asymmetric competition for light in tree-fall gaps, and the role played by these two processes for the persistence of rare light-demanding species in the Barro Colorado Island Forest Dynamics Plot (Panama). We performed spatial point pattern analysis, considering both the spatial locations (x,y) and the diameter at breast height (DBH) of all the woody plant recruits from the 1985 and 2000 censuses located in tree-fall gaps, and followed their fate up to the 1990–2010 and 2005–2010 censuses, respectively. For these two recruit cohorts, we found that, from the initial census until 5–10 yr later, close neighbors presented a larger DBH than the mean DBH of all individuals within gaps, which points to a positive growth response of recruits to the increased light levels in the gap centers. However, close neighbors of the 1985 cohort also showed larger than expected DBH differences that disappeared in subsequent censuses, indicating an enhancement of size differences between neighbors and the mortality of the smaller individuals. Finally, for both recruit cohorts, we found that 10–15 yr after gap formation, surviving individuals of rare light-demanding species had a negative impact on survival of neighboring individuals of other species. Our results indicate that gaps favor the persistence of rare light-demanding species through the development of local size hierarchies and asymmetric competition for light. The strength of this process, however, apparently depends upon gap size and the role played by the woody plants already existing at the time of gap formation in early colonization. Moreover, our findings suggest that in this forest, gaps may enhance colonization of plant species typical of nearby dry tropical areas, and that, over the coming decades, similar processes could strongly modify the structure and dynamics of moist tropical forests in the region.&quot;,&quot;container-title&quot;:&quot;Ecology&quot;,&quot;DOI&quot;:&quot;https://doi.org/10.1002/ecy.3034&quot;,&quot;ISSN&quot;:&quot;1939-9170&quot;,&quot;issue&quot;:&quot;7&quot;,&quot;language&quot;:&quot;en&quot;,&quot;note&quot;:&quot;_eprint: https://esajournals.onlinelibrary.wiley.com/doi/pdf/10.1002/ecy.3034&quot;,&quot;page&quot;:&quot;e03034&quot;,&quot;source&quot;:&quot;Wiley Online Library&quot;,&quot;title&quot;:&quot;Competition for light and persistence of rare light-demanding species within tree-fall gaps in a moist tropical forest&quot;,&quot;volume&quot;:&quot;101&quot;,&quot;author&quot;:[{&quot;family&quot;:&quot;Velázquez&quot;,&quot;given&quot;:&quot;Eduardo&quot;},{&quot;family&quot;:&quot;Wiegand&quot;,&quot;given&quot;:&quot;Thorsten&quot;}],&quot;issued&quot;:{&quot;date-parts&quot;:[[&quot;2020&quot;]]}}}],&quot;schema&quot;:&quot;https://github.com/citation-style-language/schema/raw/master/csl-citation.json&quot;} RNDwCLyjXXyR2"/><text:span text:style-name="T1"> and the distinct life-history syndrome of pioneer species is seen as an optimization for such competition, including maximized growth rate and low anti-herbivore defences </text:span><text:reference-mark-start text:name="ZOTERO_ITEM CSL_CITATION {&quot;citationID&quot;:&quot;O0DDuRYI&quot;,&quot;properties&quot;:{&quot;formattedCitation&quot;:&quot;(Turner 2001)&quot;,&quot;plainCitation&quot;:&quot;(Turner 2001)&quot;,&quot;noteIndex&quot;:0},&quot;citationItems&quot;:[{&quot;id&quot;:2937,&quot;uris&quot;:[&quot;http://zotero.org/users/1954708/items/JTT2J4F3&quot;],&quot;uri&quot;:[&quot;http://zotero.org/users/1954708/items/JTT2J4F3&quot;],&quot;itemData&quot;:{&quot;id&quot;:2937,&quot;type&quot;:&quot;book&quot;,&quot;abstract&quot;:&quot;Our knowledge of the ecology of tropical rain-forest trees is limited, with detailed information available for perhaps only a few hundred of the many thousand of species that occur. Yet a good understanding of the trees is essential to unravelling the workings of the forest itself. This book aims to summarise contemporary understanding of the ecology of tropical rain-forest trees. The emphasis is on comparative ecology, an approach that can help to identify possible adaptive trends and evolutionary constraints and which may also lead to a workable ecological classification for tree species, conceptually simplifying the rain-forest community and making it more amenable to analysis.&quot;,&quot;collection-title&quot;:&quot;Cambridge Tropical Biology Series&quot;,&quot;event-place&quot;:&quot;Cambridge&quot;,&quot;ISBN&quot;:&quot;978-0-521-80183-6&quot;,&quot;note&quot;:&quot;DOI: 10.1017/CBO9780511542206&quot;,&quot;publisher&quot;:&quot;Cambridge University Press&quot;,&quot;publisher-place&quot;:&quot;Cambridge&quot;,&quot;source&quot;:&quot;Cambridge University Press&quot;,&quot;title&quot;:&quot;The Ecology of Trees in the Tropical Rain Forest&quot;,&quot;URL&quot;:&quot;https://www.cambridge.org/core/books/ecology-of-trees-in-the-tropical-rain-forest/C15851A6D347D17124F211A8C579CC0C&quot;,&quot;author&quot;:[{&quot;family&quot;:&quot;Turner&quot;,&quot;given&quot;:&quot;I. M.&quot;}],&quot;accessed&quot;:{&quot;date-parts&quot;:[[&quot;2020&quot;,12,4]]},&quot;issued&quot;:{&quot;date-parts&quot;:[[&quot;2001&quot;]]}}}],&quot;schema&quot;:&quot;https://github.com/citation-style-language/schema/raw/master/csl-citation.json&quot;} RNDah9G8SWl1B"/><text:span text:style-name="T1">(Turner 2001)</text:span><text:reference-mark-end text:name="ZOTERO_ITEM CSL_CITATION {&quot;citationID&quot;:&quot;O0DDuRYI&quot;,&quot;properties&quot;:{&quot;formattedCitation&quot;:&quot;(Turner 2001)&quot;,&quot;plainCitation&quot;:&quot;(Turner 2001)&quot;,&quot;noteIndex&quot;:0},&quot;citationItems&quot;:[{&quot;id&quot;:2937,&quot;uris&quot;:[&quot;http://zotero.org/users/1954708/items/JTT2J4F3&quot;],&quot;uri&quot;:[&quot;http://zotero.org/users/1954708/items/JTT2J4F3&quot;],&quot;itemData&quot;:{&quot;id&quot;:2937,&quot;type&quot;:&quot;book&quot;,&quot;abstract&quot;:&quot;Our knowledge of the ecology of tropical rain-forest trees is limited, with detailed information available for perhaps only a few hundred of the many thousand of species that occur. Yet a good understanding of the trees is essential to unravelling the workings of the forest itself. This book aims to summarise contemporary understanding of the ecology of tropical rain-forest trees. The emphasis is on comparative ecology, an approach that can help to identify possible adaptive trends and evolutionary constraints and which may also lead to a workable ecological classification for tree species, conceptually simplifying the rain-forest community and making it more amenable to analysis.&quot;,&quot;collection-title&quot;:&quot;Cambridge Tropical Biology Series&quot;,&quot;event-place&quot;:&quot;Cambridge&quot;,&quot;ISBN&quot;:&quot;978-0-521-80183-6&quot;,&quot;note&quot;:&quot;DOI: 10.1017/CBO9780511542206&quot;,&quot;publisher&quot;:&quot;Cambridge University Press&quot;,&quot;publisher-place&quot;:&quot;Cambridge&quot;,&quot;source&quot;:&quot;Cambridge University Press&quot;,&quot;title&quot;:&quot;The Ecology of Trees in the Tropical Rain Forest&quot;,&quot;URL&quot;:&quot;https://www.cambridge.org/core/books/ecology-of-trees-in-the-tropical-rain-forest/C15851A6D347D17124F211A8C579CC0C&quot;,&quot;author&quot;:[{&quot;family&quot;:&quot;Turner&quot;,&quot;given&quot;:&quot;I. M.&quot;}],&quot;accessed&quot;:{&quot;date-parts&quot;:[[&quot;2020&quot;,12,4]]},&quot;issued&quot;:{&quot;date-parts&quot;:[[&quot;2001&quot;]]}}}],&quot;schema&quot;:&quot;https://github.com/citation-style-language/schema/raw/master/csl-citation.json&quot;} RNDah9G8SWl1B"/><text:span text:style-name="T2">. This might be a reason why top-down effects of herbivores and their predators on plants have rarely been considered in studies of vegetation dynamics during regeneration </text:span><text:bookmark-start text:name="__UnoMark__13890_532779537"/><text:bookmark-start text:name="__UnoMark__12441_532779537"/><text:bookmark-start text:name="__UnoMark__18651_532779537"/><text:reference-mark-start text:name="ZOTERO_ITEM CSL_CITATION {&quot;citationID&quot;:&quot;B4G5Pyrx&quot;,&quot;properties&quot;:{&quot;formattedCitation&quot;:&quot;(Fischer et al. 2016)&quot;,&quot;plainCitation&quot;:&quot;(Fischer et al. 2016)&quot;,&quot;noteIndex&quot;:0},&quot;citationItems&quot;:[{&quot;id&quot;:2845,&quot;uris&quot;:[&quot;http://zotero.org/users/1954708/items/DL92CFCV&quot;],&quot;uri&quot;:[&quot;http://zotero.org/users/1954708/items/DL92CFCV&quot;],&quot;itemData&quot;:{&quot;id&quot;:2845,&quot;type&quot;:&quot;article-journal&quot;,&quot;abstract&quot;:&quot;Forests worldwide are threatened by various environmental and anthropogenic hazards, especially tropical forests. Knowledge on the impacts of these hazards on forest structure and dynamics has been compiled in empirical studies. However, the results of these studies are often not sufficient for long-term projections and extrapolations to large spatial scales especially for unprecedented environmental conditions, which require both the identification and understanding of key underlying processes. Forest models bridge this gap by incorporating multiple ecological processes in a dynamic framework (i.e. including a realistic model structure) and addressing the complexity of forest ecosystems. Here, we describe the evolution of the individual-based and process-based forest gap model FORMIND and its application to tropical forests. At its core, the model includes physiological processes on tree level (photosynthesis, respiration, tree growth, mortality, regeneration, competition). During the past two decades, FORMIND has been used to address various scientific questions arising from different forest types by continuously extending the model structure. The model applications thus provided understanding in three main aspects: (1) the grouping of single tree species into plant functional types is a successful approach to reduce complexity in vegetation models, (2) structural realism was necessary to analyze impacts of natural and anthropogenic disturbances such as logging, fragmentation, or drought, and (3) complex ecological processes such as carbon fluxes in tropical forests – starting from the individual tree level up to the entire forest ecosystem – can be explored as a function of forest structure, species composition and disturbance regime. Overall, this review shows how the evolution of long-term modelling projects not only provides scientific understanding of forest ecosystems, but also provides benefits for ecological theory and empirical study design.&quot;,&quot;collection-title&quot;:&quot;Next generation ecological modelling, concepts, and theory: structural realism, emergence, and predictions&quot;,&quot;container-title&quot;:&quot;Ecological Modelling&quot;,&quot;DOI&quot;:&quot;10.1016/j.ecolmodel.2015.11.018&quot;,&quot;ISSN&quot;:&quot;0304-3800&quot;,&quot;journalAbbreviation&quot;:&quot;Ecological Modelling&quot;,&quot;language&quot;:&quot;en&quot;,&quot;page&quot;:&quot;124-133&quot;,&quot;source&quot;:&quot;ScienceDirect&quot;,&quot;title&quot;:&quot;Lessons learned from applying a forest gap model to understand ecosystem and carbon dynamics of complex tropical forests&quot;,&quot;volume&quot;:&quot;326&quot;,&quot;author&quot;:[{&quot;family&quot;:&quot;Fischer&quot;,&quot;given&quot;:&quot;Rico&quot;},{&quot;family&quot;:&quot;Bohn&quot;,&quot;given&quot;:&quot;Friedrich&quot;},{&quot;family&quot;:&quot;Dantas de Paula&quot;,&quot;given&quot;:&quot;Mateus&quot;},{&quot;family&quot;:&quot;Dislich&quot;,&quot;given&quot;:&quot;Claudia&quot;},{&quot;family&quot;:&quot;Groeneveld&quot;,&quot;given&quot;:&quot;Jürgen&quot;},{&quot;family&quot;:&quot;Gutiérrez&quot;,&quot;given&quot;:&quot;Alvaro G.&quot;},{&quot;family&quot;:&quot;Kazmierczak&quot;,&quot;given&quot;:&quot;Martin&quot;},{&quot;family&quot;:&quot;Knapp&quot;,&quot;given&quot;:&quot;Nikolai&quot;},{&quot;family&quot;:&quot;Lehmann&quot;,&quot;given&quot;:&quot;Sebastian&quot;},{&quot;family&quot;:&quot;Paulick&quot;,&quot;given&quot;:&quot;Sebastian&quot;},{&quot;family&quot;:&quot;Pütz&quot;,&quot;given&quot;:&quot;Sandro&quot;},{&quot;family&quot;:&quot;Rödig&quot;,&quot;given&quot;:&quot;Edna&quot;},{&quot;family&quot;:&quot;Taubert&quot;,&quot;given&quot;:&quot;Franziska&quot;},{&quot;family&quot;:&quot;Köhler&quot;,&quot;given&quot;:&quot;Peter&quot;},{&quot;family&quot;:&quot;Huth&quot;,&quot;given&quot;:&quot;Andreas&quot;}],&quot;issued&quot;:{&quot;date-parts&quot;:[[&quot;2016&quot;,4,24]]}}}],&quot;schema&quot;:&quot;https://github.com/citation-style-language/schema/raw/master/csl-citation.json&quot;} RNDV3lpb9I8oJ"/><text:span text:style-name="T2">(Fischer et al. 2016)</text:span><text:bookmark-end text:name="__UnoMark__13890_532779537"/><text:bookmark-end text:name="__UnoMark__12441_532779537"/><text:bookmark-end text:name="__UnoMark__18651_532779537"/><text:reference-mark-end text:name="ZOTERO_ITEM CSL_CITATION {&quot;citationID&quot;:&quot;B4G5Pyrx&quot;,&quot;properties&quot;:{&quot;formattedCitation&quot;:&quot;(Fischer et al. 2016)&quot;,&quot;plainCitation&quot;:&quot;(Fischer et al. 2016)&quot;,&quot;noteIndex&quot;:0},&quot;citationItems&quot;:[{&quot;id&quot;:2845,&quot;uris&quot;:[&quot;http://zotero.org/users/1954708/items/DL92CFCV&quot;],&quot;uri&quot;:[&quot;http://zotero.org/users/1954708/items/DL92CFCV&quot;],&quot;itemData&quot;:{&quot;id&quot;:2845,&quot;type&quot;:&quot;article-journal&quot;,&quot;abstract&quot;:&quot;Forests worldwide are threatened by various environmental and anthropogenic hazards, especially tropical forests. Knowledge on the impacts of these hazards on forest structure and dynamics has been compiled in empirical studies. However, the results of these studies are often not sufficient for long-term projections and extrapolations to large spatial scales especially for unprecedented environmental conditions, which require both the identification and understanding of key underlying processes. Forest models bridge this gap by incorporating multiple ecological processes in a dynamic framework (i.e. including a realistic model structure) and addressing the complexity of forest ecosystems. Here, we describe the evolution of the individual-based and process-based forest gap model FORMIND and its application to tropical forests. At its core, the model includes physiological processes on tree level (photosynthesis, respiration, tree growth, mortality, regeneration, competition). During the past two decades, FORMIND has been used to address various scientific questions arising from different forest types by continuously extending the model structure. The model applications thus provided understanding in three main aspects: (1) the grouping of single tree species into plant functional types is a successful approach to reduce complexity in vegetation models, (2) structural realism was necessary to analyze impacts of natural and anthropogenic disturbances such as logging, fragmentation, or drought, and (3) complex ecological processes such as carbon fluxes in tropical forests – starting from the individual tree level up to the entire forest ecosystem – can be explored as a function of forest structure, species composition and disturbance regime. Overall, this review shows how the evolution of long-term modelling projects not only provides scientific understanding of forest ecosystems, but also provides benefits for ecological theory and empirical study design.&quot;,&quot;collection-title&quot;:&quot;Next generation ecological modelling, concepts, and theory: structural realism, emergence, and predictions&quot;,&quot;container-title&quot;:&quot;Ecological Modelling&quot;,&quot;DOI&quot;:&quot;10.1016/j.ecolmodel.2015.11.018&quot;,&quot;ISSN&quot;:&quot;0304-3800&quot;,&quot;journalAbbreviation&quot;:&quot;Ecological Modelling&quot;,&quot;language&quot;:&quot;en&quot;,&quot;page&quot;:&quot;124-133&quot;,&quot;source&quot;:&quot;ScienceDirect&quot;,&quot;title&quot;:&quot;Lessons learned from applying a forest gap model to understand ecosystem and carbon dynamics of complex tropical forests&quot;,&quot;volume&quot;:&quot;326&quot;,&quot;author&quot;:[{&quot;family&quot;:&quot;Fischer&quot;,&quot;given&quot;:&quot;Rico&quot;},{&quot;family&quot;:&quot;Bohn&quot;,&quot;given&quot;:&quot;Friedrich&quot;},{&quot;family&quot;:&quot;Dantas de Paula&quot;,&quot;given&quot;:&quot;Mateus&quot;},{&quot;family&quot;:&quot;Dislich&quot;,&quot;given&quot;:&quot;Claudia&quot;},{&quot;family&quot;:&quot;Groeneveld&quot;,&quot;given&quot;:&quot;Jürgen&quot;},{&quot;family&quot;:&quot;Gutiérrez&quot;,&quot;given&quot;:&quot;Alvaro G.&quot;},{&quot;family&quot;:&quot;Kazmierczak&quot;,&quot;given&quot;:&quot;Martin&quot;},{&quot;family&quot;:&quot;Knapp&quot;,&quot;given&quot;:&quot;Nikolai&quot;},{&quot;family&quot;:&quot;Lehmann&quot;,&quot;given&quot;:&quot;Sebastian&quot;},{&quot;family&quot;:&quot;Paulick&quot;,&quot;given&quot;:&quot;Sebastian&quot;},{&quot;family&quot;:&quot;Pütz&quot;,&quot;given&quot;:&quot;Sandro&quot;},{&quot;family&quot;:&quot;Rödig&quot;,&quot;given&quot;:&quot;Edna&quot;},{&quot;family&quot;:&quot;Taubert&quot;,&quot;given&quot;:&quot;Franziska&quot;},{&quot;family&quot;:&quot;Köhler&quot;,&quot;given&quot;:&quot;Peter&quot;},{&quot;family&quot;:&quot;Huth&quot;,&quot;given&quot;:&quot;Andreas&quot;}],&quot;issued&quot;:{&quot;date-parts&quot;:[[&quot;2016&quot;,4,24]]}}}],&quot;schema&quot;:&quot;https://github.com/citation-style-language/schema/raw/master/csl-citation.json&quot;} RNDV3lpb9I8oJ"/><text:span text:style-name="T2">. In contrast, herbivorous insects and pathogenic fungi were shown to strongly affect community assembly process </text:span><text:bookmark-start text:name="__UnoMark__18652_532779537"/><text:bookmark-start text:name="__UnoMark__13891_532779537"/><text:bookmark-start text:name="__UnoMark__12442_532779537"/><text:span text:style-name="T2">in primary forests </text:span><text:bookmark-end text:name="__UnoMark__18652_532779537"/><text:bookmark-end text:name="__UnoMark__13891_532779537"/><text:bookmark-end text:name="__UnoMark__12442_532779537"/><text:reference-mark-start text:name="ZOTERO_ITEM CSL_CITATION {&quot;citationID&quot;:&quot;WintBLM4&quot;,&quot;properties&quot;:{&quot;formattedCitation&quot;:&quot;(Bagchi et al. 2014)&quot;,&quot;plainCitation&quot;:&quot;(Bagchi et al. 2014)&quot;,&quot;noteIndex&quot;:0},&quot;citationItems&quot;:[{&quot;id&quot;:2903,&quot;uris&quot;:[&quot;http://zotero.org/users/1954708/items/TJIZF6N8&quot;],&quot;uri&quot;:[&quot;http://zotero.org/users/1954708/items/TJIZF6N8&quot;],&quot;itemData&quot;:{&quot;id&quot;:2903,&quot;type&quot;:&quot;article-journal&quot;,&quot;abstract&quot;:&quot;Tropical forests are important reservoirs of biodiversity, but the processes that maintain this diversity remain poorly understood. The Janzen-Connell hypothesis suggests that specialized natural enemies such as insect herbivores and fungal pathogens maintain high diversity by elevating mortality when plant species occur at high density (negative density dependence; NDD). NDD has been detected widely in tropical forests, but the prediction that NDD caused by insects and pathogens has a community-wide role in maintaining tropical plant diversity remains untested. We show experimentally that changes in plant diversity and species composition are caused by fungal pathogens and insect herbivores. Effective plant species richness increased across the seed-to-seedling transition, corresponding to large changes in species composition. Treating seeds and young seedlings with fungicides significantly reduced the diversity of the seedling assemblage, consistent with the Janzen-Connell hypothesis. Although suppressing insect herbivores using insecticides did not alter species diversity, it greatly increased seedling recruitment and caused a marked shift in seedling species composition. Overall, seedling recruitment was significantly reduced at high conspecific seed densities and this NDD was greatest for the species that were most abundant as seeds. Suppressing fungi reduced the negative effects of density on recruitment, confirming that the diversity-enhancing effect of fungi is mediated by NDD. Our study provides an overall test of the Janzen-Connell hypothesis and demonstrates the crucial role that insects and pathogens have both in structuring tropical plant communities and in maintaining their remarkable diversity.&quot;,&quot;container-title&quot;:&quot;Nature&quot;,&quot;DOI&quot;:&quot;10.1038/nature12911&quot;,&quot;ISSN&quot;:&quot;1476-4687&quot;,&quot;issue&quot;:&quot;7486&quot;,&quot;journalAbbreviation&quot;:&quot;Nature&quot;,&quot;language&quot;:&quot;eng&quot;,&quot;note&quot;:&quot;PMID: 24463522&quot;,&quot;page&quot;:&quot;85-88&quot;,&quot;source&quot;:&quot;PubMed&quot;,&quot;title&quot;:&quot;Pathogens and insect herbivores drive rainforest plant diversity and composition&quot;,&quot;volume&quot;:&quot;506&quot;,&quot;author&quot;:[{&quot;family&quot;:&quot;Bagchi&quot;,&quot;given&quot;:&quot;Robert&quot;},{&quot;family&quot;:&quot;Gallery&quot;,&quot;given&quot;:&quot;Rachel E.&quot;},{&quot;family&quot;:&quot;Gripenberg&quot;,&quot;given&quot;:&quot;Sofia&quot;},{&quot;family&quot;:&quot;Gurr&quot;,&quot;given&quot;:&quot;Sarah J.&quot;},{&quot;family&quot;:&quot;Narayan&quot;,&quot;given&quot;:&quot;Lakshmi&quot;},{&quot;family&quot;:&quot;Addis&quot;,&quot;given&quot;:&quot;Claire E.&quot;},{&quot;family&quot;:&quot;Freckleton&quot;,&quot;given&quot;:&quot;Robert P.&quot;},{&quot;family&quot;:&quot;Lewis&quot;,&quot;given&quot;:&quot;Owen T.&quot;}],&quot;issued&quot;:{&quot;date-parts&quot;:[[&quot;2014&quot;,2,6]]}}}],&quot;schema&quot;:&quot;https://github.com/citation-style-language/schema/raw/master/csl-citation.json&quot;} RNDVhTmA7sGNR"/><text:span text:style-name="T2">(Bagchi et al. 2014)</text:span><text:reference-mark-end text:name="ZOTERO_ITEM CSL_CITATION {&quot;citationID&quot;:&quot;WintBLM4&quot;,&quot;properties&quot;:{&quot;formattedCitation&quot;:&quot;(Bagchi et al. 2014)&quot;,&quot;plainCitation&quot;:&quot;(Bagchi et al. 2014)&quot;,&quot;noteIndex&quot;:0},&quot;citationItems&quot;:[{&quot;id&quot;:2903,&quot;uris&quot;:[&quot;http://zotero.org/users/1954708/items/TJIZF6N8&quot;],&quot;uri&quot;:[&quot;http://zotero.org/users/1954708/items/TJIZF6N8&quot;],&quot;itemData&quot;:{&quot;id&quot;:2903,&quot;type&quot;:&quot;article-journal&quot;,&quot;abstract&quot;:&quot;Tropical forests are important reservoirs of biodiversity, but the processes that maintain this diversity remain poorly understood. The Janzen-Connell hypothesis suggests that specialized natural enemies such as insect herbivores and fungal pathogens maintain high diversity by elevating mortality when plant species occur at high density (negative density dependence; NDD). NDD has been detected widely in tropical forests, but the prediction that NDD caused by insects and pathogens has a community-wide role in maintaining tropical plant diversity remains untested. We show experimentally that changes in plant diversity and species composition are caused by fungal pathogens and insect herbivores. Effective plant species richness increased across the seed-to-seedling transition, corresponding to large changes in species composition. Treating seeds and young seedlings with fungicides significantly reduced the diversity of the seedling assemblage, consistent with the Janzen-Connell hypothesis. Although suppressing insect herbivores using insecticides did not alter species diversity, it greatly increased seedling recruitment and caused a marked shift in seedling species composition. Overall, seedling recruitment was significantly reduced at high conspecific seed densities and this NDD was greatest for the species that were most abundant as seeds. Suppressing fungi reduced the negative effects of density on recruitment, confirming that the diversity-enhancing effect of fungi is mediated by NDD. Our study provides an overall test of the Janzen-Connell hypothesis and demonstrates the crucial role that insects and pathogens have both in structuring tropical plant communities and in maintaining their remarkable diversity.&quot;,&quot;container-title&quot;:&quot;Nature&quot;,&quot;DOI&quot;:&quot;10.1038/nature12911&quot;,&quot;ISSN&quot;:&quot;1476-4687&quot;,&quot;issue&quot;:&quot;7486&quot;,&quot;journalAbbreviation&quot;:&quot;Nature&quot;,&quot;language&quot;:&quot;eng&quot;,&quot;note&quot;:&quot;PMID: 24463522&quot;,&quot;page&quot;:&quot;85-88&quot;,&quot;source&quot;:&quot;PubMed&quot;,&quot;title&quot;:&quot;Pathogens and insect herbivores drive rainforest plant diversity and composition&quot;,&quot;volume&quot;:&quot;506&quot;,&quot;author&quot;:[{&quot;family&quot;:&quot;Bagchi&quot;,&quot;given&quot;:&quot;Robert&quot;},{&quot;family&quot;:&quot;Gallery&quot;,&quot;given&quot;:&quot;Rachel E.&quot;},{&quot;family&quot;:&quot;Gripenberg&quot;,&quot;given&quot;:&quot;Sofia&quot;},{&quot;family&quot;:&quot;Gurr&quot;,&quot;given&quot;:&quot;Sarah J.&quot;},{&quot;family&quot;:&quot;Narayan&quot;,&quot;given&quot;:&quot;Lakshmi&quot;},{&quot;family&quot;:&quot;Addis&quot;,&quot;given&quot;:&quot;Claire E.&quot;},{&quot;family&quot;:&quot;Freckleton&quot;,&quot;given&quot;:&quot;Robert P.&quot;},{&quot;family&quot;:&quot;Lewis&quot;,&quot;given&quot;:&quot;Owen T.&quot;}],&quot;issued&quot;:{&quot;date-parts&quot;:[[&quot;2014&quot;,2,6]]}}}],&quot;schema&quot;:&quot;https://github.com/citation-style-language/schema/raw/master/csl-citation.json&quot;} RNDVhTmA7sGNR"/><text:span text:style-name="T2">. Despite a generally stronger herbivory pressure found in regenerating tropical forest gaps </text:span><text:reference-mark-start text:name="ZOTERO_ITEM CSL_CITATION {&quot;citationID&quot;:&quot;RPAwWHLp&quot;,&quot;properties&quot;:{&quot;formattedCitation&quot;:&quot;(Piper et al. 2018)&quot;,&quot;plainCitation&quot;:&quot;(Piper et al. 2018)&quot;,&quot;noteIndex&quot;:0},&quot;citationItems&quot;:[{&quot;id&quot;:2825,&quot;uris&quot;:[&quot;http://zotero.org/users/1954708/items/FSZDFBBD&quot;],&quot;uri&quot;:[&quot;http://zotero.org/users/1954708/items/FSZDFBBD&quot;],&quot;itemData&quot;:{&quot;id&quot;:2825,&quot;type&quot;:&quot;article-journal&quot;,&quot;abstract&quot;:&quot;Insect herbivory is thought to favour carbon allocation to storage in juveniles of shade-tolerant trees. This argument assumes that insect herbivory in the understorey is sufficiently intense as to select for storage; however, understoreys might be less attractive to insect herbivores than canopy gaps, because of low resource availability and – at temperate latitudes – low temperatures. Although empirical studies show that shade-tolerant species in tropical forests do allocate more photosynthate to storage than their light-demanding associates, the same pattern has not been consistently observed in temperate forests. Does this reflect a latitudinal trend in the relative activity of insect herbivory in gap versus understorey environments? To date there has been no global review of the effect of light environment on insect herbivory in forests. We postulated that if temperature is the primary factor limiting insect herbivory, the effect of gaps on rates of insect herbivory should be more evident in temperate than in tropical forests; due to low growing season temperatures in the oceanic temperate forests of the Southern Hemisphere, the effect of gaps on insect herbivory rates should in turn be stronger there than in the more continental temperate climates of the Northern Hemisphere. We examined global patterns of insect herbivory in gaps versus understories through meta-analysis of 87 conspecific comparisons of leaf damage in contrasting light environments. Overall, insect herbivory in gaps was significantly higher than in the understorey; insect herbivory was 50% higher in gaps than in understoreys of tropical forests but did not differ significantly between gaps and understories in temperate forests of either hemisphere. Results are consistent with the idea that low resource availability – and not temperature – limits insect herbivore activity in forest understoreys, especially in the tropics, and suggest the selective influence of insect herbivory on late-successional tree species may have been over-estimated.&quot;,&quot;container-title&quot;:&quot;Oikos&quot;,&quot;DOI&quot;:&quot;https://doi.org/10.1111/oik.04686&quot;,&quot;ISSN&quot;:&quot;1600-0706&quot;,&quot;issue&quot;:&quot;4&quot;,&quot;language&quot;:&quot;en&quot;,&quot;note&quot;:&quot;_eprint: https://onlinelibrary.wiley.com/doi/pdf/10.1111/oik.04686&quot;,&quot;page&quot;:&quot;483-496&quot;,&quot;source&quot;:&quot;Wiley Online Library&quot;,&quot;title&quot;:&quot;Global patterns of insect herbivory in gap and understorey environments, and their implications for woody plant carbon storage&quot;,&quot;volume&quot;:&quot;127&quot;,&quot;author&quot;:[{&quot;family&quot;:&quot;Piper&quot;,&quot;given&quot;:&quot;Frida I.&quot;},{&quot;family&quot;:&quot;Altmann&quot;,&quot;given&quot;:&quot;Scott H.&quot;},{&quot;family&quot;:&quot;Lusk&quot;,&quot;given&quot;:&quot;Christopher H.&quot;}],&quot;issued&quot;:{&quot;date-parts&quot;:[[&quot;2018&quot;]]}}}],&quot;schema&quot;:&quot;https://github.com/citation-style-language/schema/raw/master/csl-citation.json&quot;} RND9BzcTd97M7"/><text:span text:style-name="T2">(Piper et al. 2018)</text:span><text:bookmark-start text:name="__UnoMark__18653_532779537"/><text:bookmark-start text:name="__UnoMark__12443_532779537"/><text:bookmark-start text:name="__UnoMark__13892_532779537"/><text:reference-mark-end text:name="ZOTERO_ITEM CSL_CITATION {&quot;citationID&quot;:&quot;RPAwWHLp&quot;,&quot;properties&quot;:{&quot;formattedCitation&quot;:&quot;(Piper et al. 2018)&quot;,&quot;plainCitation&quot;:&quot;(Piper et al. 2018)&quot;,&quot;noteIndex&quot;:0},&quot;citationItems&quot;:[{&quot;id&quot;:2825,&quot;uris&quot;:[&quot;http://zotero.org/users/1954708/items/FSZDFBBD&quot;],&quot;uri&quot;:[&quot;http://zotero.org/users/1954708/items/FSZDFBBD&quot;],&quot;itemData&quot;:{&quot;id&quot;:2825,&quot;type&quot;:&quot;article-journal&quot;,&quot;abstract&quot;:&quot;Insect herbivory is thought to favour carbon allocation to storage in juveniles of shade-tolerant trees. This argument assumes that insect herbivory in the understorey is sufficiently intense as to select for storage; however, understoreys might be less attractive to insect herbivores than canopy gaps, because of low resource availability and – at temperate latitudes – low temperatures. Although empirical studies show that shade-tolerant species in tropical forests do allocate more photosynthate to storage than their light-demanding associates, the same pattern has not been consistently observed in temperate forests. Does this reflect a latitudinal trend in the relative activity of insect herbivory in gap versus understorey environments? To date there has been no global review of the effect of light environment on insect herbivory in forests. We postulated that if temperature is the primary factor limiting insect herbivory, the effect of gaps on rates of insect herbivory should be more evident in temperate than in tropical forests; due to low growing season temperatures in the oceanic temperate forests of the Southern Hemisphere, the effect of gaps on insect herbivory rates should in turn be stronger there than in the more continental temperate climates of the Northern Hemisphere. We examined global patterns of insect herbivory in gaps versus understories through meta-analysis of 87 conspecific comparisons of leaf damage in contrasting light environments. Overall, insect herbivory in gaps was significantly higher than in the understorey; insect herbivory was 50% higher in gaps than in understoreys of tropical forests but did not differ significantly between gaps and understories in temperate forests of either hemisphere. Results are consistent with the idea that low resource availability – and not temperature – limits insect herbivore activity in forest understoreys, especially in the tropics, and suggest the selective influence of insect herbivory on late-successional tree species may have been over-estimated.&quot;,&quot;container-title&quot;:&quot;Oikos&quot;,&quot;DOI&quot;:&quot;https://doi.org/10.1111/oik.04686&quot;,&quot;ISSN&quot;:&quot;1600-0706&quot;,&quot;issue&quot;:&quot;4&quot;,&quot;language&quot;:&quot;en&quot;,&quot;note&quot;:&quot;_eprint: https://onlinelibrary.wiley.com/doi/pdf/10.1111/oik.04686&quot;,&quot;page&quot;:&quot;483-496&quot;,&quot;source&quot;:&quot;Wiley Online Library&quot;,&quot;title&quot;:&quot;Global patterns of insect herbivory in gap and understorey environments, and their implications for woody plant carbon storage&quot;,&quot;volume&quot;:&quot;127&quot;,&quot;author&quot;:[{&quot;family&quot;:&quot;Piper&quot;,&quot;given&quot;:&quot;Frida I.&quot;},{&quot;family&quot;:&quot;Altmann&quot;,&quot;given&quot;:&quot;Scott H.&quot;},{&quot;family&quot;:&quot;Lusk&quot;,&quot;given&quot;:&quot;Christopher H.&quot;}],&quot;issued&quot;:{&quot;date-parts&quot;:[[&quot;2018&quot;]]}}}],&quot;schema&quot;:&quot;https://github.com/citation-style-language/schema/raw/master/csl-citation.json&quot;} RND9BzcTd97M7"/><text:span text:style-name="T2"> </text:span><text:bookmark-end text:name="__UnoMark__18653_532779537"/><text:bookmark-end text:name="__UnoMark__12443_532779537"/><text:bookmark-end text:name="__UnoMark__13892_532779537"/><text:span text:style-name="T2">the impact of natural enemies is assumed to be muted by </text:span><text:span text:style-name="T4">mechanisms of herbivory compensation. </text:span><text:span text:style-name="T16">Specifically p</text:span><text:span text:style-name="T4">lants with </text:span><office:annotation office:name="__Annotation__2071_3014271310"><dc:creator>Unknown Author</dc:creator><dc:date>2021-03-19T08:30:03.540488667</dc:date><text:p text:style-name="P34"><text:span text:style-name="T339">This suggests analysis including traits. Included in the results</text:span></text:p></office:annotation><text:span text:style-name="T2">acquisitive species traits</text:span><office:annotation-end office:name="__Annotation__2071_3014271310"/><text:span text:style-name="T2"> </text:span><text:span text:style-name="T4">tend to compensate strongly for herbivore damage instead of investing into structural </text:span><text:span text:style-name="T54">defenses</text:span><text:span text:style-name="T4"> at the cost of </text:span><text:span text:style-name="T17">their </text:span><text:span text:style-name="T4">growth rate </text:span><text:reference-mark-start text:name="ZOTERO_ITEM CSL_CITATION {&quot;citationID&quot;:&quot;Qnpkmcok&quot;,&quot;properties&quot;:{&quot;formattedCitation&quot;:&quot;(Strauss and Agrawal 1999, Turner 2001)&quot;,&quot;plainCitation&quot;:&quot;(Strauss and Agrawal 1999, Turner 2001)&quot;,&quot;noteIndex&quot;:0},&quot;citationItems&quot;:[{&quot;id&quot;:2948,&quot;uris&quot;:[&quot;http://zotero.org/users/1954708/items/WB3K9J24&quot;],&quot;uri&quot;:[&quot;http://zotero.org/users/1954708/items/WB3K9J24&quot;],&quot;itemData&quot;:{&quot;id&quot;:2948,&quot;type&quot;:&quot;article-journal&quot;,&quot;abstract&quot;:&quot;The tolerance of plants to herbivory reflects the degree to which a plant can regrow and reproduce after damage from herbivores. Autoecological factors, as well as the influence of competitors and mutualists, affect the level of plant tolerance. Recent work indicates that there is a heritable basis for tolerance and that it can evolve in natural plant populations. Although tolerance is probably not a strict alternative to plant resistance, there could be inter- and intraspecific tradeoffs between these defensive strategies.&quot;,&quot;container-title&quot;:&quot;Trends in Ecology &amp; Evolution&quot;,&quot;DOI&quot;:&quot;10.1016/S0169-5347(98)01576-6&quot;,&quot;ISSN&quot;:&quot;0169-5347&quot;,&quot;issue&quot;:&quot;5&quot;,&quot;journalAbbreviation&quot;:&quot;Trends in Ecology &amp; Evolution&quot;,&quot;language&quot;:&quot;en&quot;,&quot;page&quot;:&quot;179-185&quot;,&quot;source&quot;:&quot;ScienceDirect&quot;,&quot;title&quot;:&quot;The ecology and evolution of plant tolerance to herbivory&quot;,&quot;volume&quot;:&quot;14&quot;,&quot;author&quot;:[{&quot;family&quot;:&quot;Strauss&quot;,&quot;given&quot;:&quot;Sharon Y.&quot;},{&quot;family&quot;:&quot;Agrawal&quot;,&quot;given&quot;:&quot;Anurag A.&quot;}],&quot;issued&quot;:{&quot;date-parts&quot;:[[&quot;1999&quot;,5,1]]}}},{&quot;id&quot;:2937,&quot;uris&quot;:[&quot;http://zotero.org/users/1954708/items/JTT2J4F3&quot;],&quot;uri&quot;:[&quot;http://zotero.org/users/1954708/items/JTT2J4F3&quot;],&quot;itemData&quot;:{&quot;id&quot;:2937,&quot;type&quot;:&quot;book&quot;,&quot;abstract&quot;:&quot;Our knowledge of the ecology of tropical rain-forest trees is limited, with detailed information available for perhaps only a few hundred of the many thousand of species that occur. Yet a good understanding of the trees is essential to unravelling the workings of the forest itself. This book aims to summarise contemporary understanding of the ecology of tropical rain-forest trees. The emphasis is on comparative ecology, an approach that can help to identify possible adaptive trends and evolutionary constraints and which may also lead to a workable ecological classification for tree species, conceptually simplifying the rain-forest community and making it more amenable to analysis.&quot;,&quot;collection-title&quot;:&quot;Cambridge Tropical Biology Series&quot;,&quot;event-place&quot;:&quot;Cambridge&quot;,&quot;ISBN&quot;:&quot;978-0-521-80183-6&quot;,&quot;note&quot;:&quot;DOI: 10.1017/CBO9780511542206&quot;,&quot;publisher&quot;:&quot;Cambridge University Press&quot;,&quot;publisher-place&quot;:&quot;Cambridge&quot;,&quot;source&quot;:&quot;Cambridge University Press&quot;,&quot;title&quot;:&quot;The Ecology of Trees in the Tropical Rain Forest&quot;,&quot;URL&quot;:&quot;https://www.cambridge.org/core/books/ecology-of-trees-in-the-tropical-rain-forest/C15851A6D347D17124F211A8C579CC0C&quot;,&quot;author&quot;:[{&quot;family&quot;:&quot;Turner&quot;,&quot;given&quot;:&quot;I. M.&quot;}],&quot;accessed&quot;:{&quot;date-parts&quot;:[[&quot;2020&quot;,12,4]]},&quot;issued&quot;:{&quot;date-parts&quot;:[[&quot;2001&quot;]]}}}],&quot;schema&quot;:&quot;https://github.com/citation-style-language/schema/raw/master/csl-citation.json&quot;} RNDnr7qGB56fD"/><text:span text:style-name="T4">(Strauss and Agrawal 1999, Turner 2001)</text:span><text:reference-mark-end text:name="ZOTERO_ITEM CSL_CITATION {&quot;citationID&quot;:&quot;Qnpkmcok&quot;,&quot;properties&quot;:{&quot;formattedCitation&quot;:&quot;(Strauss and Agrawal 1999, Turner 2001)&quot;,&quot;plainCitation&quot;:&quot;(Strauss and Agrawal 1999, Turner 2001)&quot;,&quot;noteIndex&quot;:0},&quot;citationItems&quot;:[{&quot;id&quot;:2948,&quot;uris&quot;:[&quot;http://zotero.org/users/1954708/items/WB3K9J24&quot;],&quot;uri&quot;:[&quot;http://zotero.org/users/1954708/items/WB3K9J24&quot;],&quot;itemData&quot;:{&quot;id&quot;:2948,&quot;type&quot;:&quot;article-journal&quot;,&quot;abstract&quot;:&quot;The tolerance of plants to herbivory reflects the degree to which a plant can regrow and reproduce after damage from herbivores. Autoecological factors, as well as the influence of competitors and mutualists, affect the level of plant tolerance. Recent work indicates that there is a heritable basis for tolerance and that it can evolve in natural plant populations. Although tolerance is probably not a strict alternative to plant resistance, there could be inter- and intraspecific tradeoffs between these defensive strategies.&quot;,&quot;container-title&quot;:&quot;Trends in Ecology &amp; Evolution&quot;,&quot;DOI&quot;:&quot;10.1016/S0169-5347(98)01576-6&quot;,&quot;ISSN&quot;:&quot;0169-5347&quot;,&quot;issue&quot;:&quot;5&quot;,&quot;journalAbbreviation&quot;:&quot;Trends in Ecology &amp; Evolution&quot;,&quot;language&quot;:&quot;en&quot;,&quot;page&quot;:&quot;179-185&quot;,&quot;source&quot;:&quot;ScienceDirect&quot;,&quot;title&quot;:&quot;The ecology and evolution of plant tolerance to herbivory&quot;,&quot;volume&quot;:&quot;14&quot;,&quot;author&quot;:[{&quot;family&quot;:&quot;Strauss&quot;,&quot;given&quot;:&quot;Sharon Y.&quot;},{&quot;family&quot;:&quot;Agrawal&quot;,&quot;given&quot;:&quot;Anurag A.&quot;}],&quot;issued&quot;:{&quot;date-parts&quot;:[[&quot;1999&quot;,5,1]]}}},{&quot;id&quot;:2937,&quot;uris&quot;:[&quot;http://zotero.org/users/1954708/items/JTT2J4F3&quot;],&quot;uri&quot;:[&quot;http://zotero.org/users/1954708/items/JTT2J4F3&quot;],&quot;itemData&quot;:{&quot;id&quot;:2937,&quot;type&quot;:&quot;book&quot;,&quot;abstract&quot;:&quot;Our knowledge of the ecology of tropical rain-forest trees is limited, with detailed information available for perhaps only a few hundred of the many thousand of species that occur. Yet a good understanding of the trees is essential to unravelling the workings of the forest itself. This book aims to summarise contemporary understanding of the ecology of tropical rain-forest trees. The emphasis is on comparative ecology, an approach that can help to identify possible adaptive trends and evolutionary constraints and which may also lead to a workable ecological classification for tree species, conceptually simplifying the rain-forest community and making it more amenable to analysis.&quot;,&quot;collection-title&quot;:&quot;Cambridge Tropical Biology Series&quot;,&quot;event-place&quot;:&quot;Cambridge&quot;,&quot;ISBN&quot;:&quot;978-0-521-80183-6&quot;,&quot;note&quot;:&quot;DOI: 10.1017/CBO9780511542206&quot;,&quot;publisher&quot;:&quot;Cambridge University Press&quot;,&quot;publisher-place&quot;:&quot;Cambridge&quot;,&quot;source&quot;:&quot;Cambridge University Press&quot;,&quot;title&quot;:&quot;The Ecology of Trees in the Tropical Rain Forest&quot;,&quot;URL&quot;:&quot;https://www.cambridge.org/core/books/ecology-of-trees-in-the-tropical-rain-forest/C15851A6D347D17124F211A8C579CC0C&quot;,&quot;author&quot;:[{&quot;family&quot;:&quot;Turner&quot;,&quot;given&quot;:&quot;I. M.&quot;}],&quot;accessed&quot;:{&quot;date-parts&quot;:[[&quot;2020&quot;,12,4]]},&quot;issued&quot;:{&quot;date-parts&quot;:[[&quot;2001&quot;]]}}}],&quot;schema&quot;:&quot;https://github.com/citation-style-language/schema/raw/master/csl-citation.json&quot;} RNDnr7qGB56fD"/><text:span text:style-name="T2">.</text:span></text:p>
      <text:p text:style-name="P9"><text:span text:style-name="T79"><text:tab/>Bats </text:span><text:span text:style-name="T93">and</text:span><text:span text:style-name="T79"> birds can effectively limit the abundance of tropical arthropods </text:span><text:reference-mark-start text:name="ZOTERO_ITEM CSL_CITATION {&quot;citationID&quot;:&quot;2J0eRlez&quot;,&quot;properties&quot;:{&quot;formattedCitation&quot;:&quot;(Kalka et al. 2008, Morrison and Lindell 2012, Sam et al. 2015)&quot;,&quot;plainCitation&quot;:&quot;(Kalka et al. 2008, Morrison and Lindell 2012, Sam et al. 2015)&quot;,&quot;noteIndex&quot;:0},&quot;citationItems&quot;:[{&quot;id&quot;:2864,&quot;uris&quot;:[&quot;http://zotero.org/users/1954708/items/72HVUZCQ&quot;],&quot;uri&quot;:[&quot;http://zotero.org/users/1954708/items/72HVUZCQ&quot;],&quot;itemData&quot;:{&quot;id&quot;:2864,&quot;type&quot;:&quot;article-journal&quot;,&quot;abstract&quot;:&quot;Previous exclosure studies measuring the top-down control of arthropod abundance and herbivory combined the effects of birds and bats. We experimentally partitioned bird predation from bat predation in a lowland tropical forest in Panama and measured the direct effects (arthropod abundance) and indirect effects (herbivory). The exclusion of birds and bats each directly increased arthropod abundance on plants: Bird-exclosed plants contained 65% more, and bat-exclosed plants 153% more, arthropods than controls. Birds and bats also indirectly increased herbivory: Bird-exclosed plants suffered 67% more, and bat-exclosed plants 209% more, herbivory than controls. We conclude that bats have dramatic ecological effects that were previously overlooked.\nIn a lowland tropical forest, bats consume insect herbivores on understory plants at least as much as birds do, thereby also indirectly limiting damage to the plants.\nIn a lowland tropical forest, bats consume insect herbivores on understory plants at least as much as birds do, thereby also indirectly limiting damage to the plants.&quot;,&quot;container-title&quot;:&quot;Science&quot;,&quot;DOI&quot;:&quot;10.1126/science.1153352&quot;,&quot;ISSN&quot;:&quot;0036-8075, 1095-9203&quot;,&quot;issue&quot;:&quot;5872&quot;,&quot;language&quot;:&quot;en&quot;,&quot;note&quot;:&quot;publisher: American Association for the Advancement of Science\nsection: Brevia\nPMID: 18388286&quot;,&quot;page&quot;:&quot;71-71&quot;,&quot;source&quot;:&quot;science.sciencemag.org&quot;,&quot;title&quot;:&quot;Bats Limit Arthropods and Herbivory in a Tropical Forest&quot;,&quot;volume&quot;:&quot;320&quot;,&quot;author&quot;:[{&quot;family&quot;:&quot;Kalka&quot;,&quot;given&quot;:&quot;Margareta B.&quot;},{&quot;family&quot;:&quot;Smith&quot;,&quot;given&quot;:&quot;Adam R.&quot;},{&quot;family&quot;:&quot;Kalko&quot;,&quot;given&quot;:&quot;Elisabeth K. V.&quot;}],&quot;issued&quot;:{&quot;date-parts&quot;:[[&quot;2008&quot;,4,4]]}}},{&quot;id&quot;:1900,&quot;uris&quot;:[&quot;http://zotero.org/users/1954708/items/LYGWVZSX&quot;],&quot;uri&quot;:[&quot;http://zotero.org/users/1954708/items/LYGWVZSX&quot;],&quot;itemData&quot;:{&quot;id&quot;:1900,&quot;type&quot;:&quot;article-journal&quot;,&quot;abstract&quot;:&quot;Both birds and bats are important insect predators in tropical systems. However, the relative influence of birds and bats on insect populations and their indirect effects on leaf damage have not previously been investigated in tropical forest restoration sites. Leaf damage by herbivorous insects can negatively affect the growth and survival of tropical plants and thus can influence the success of tropical forest restoration efforts. We used an exclosure experiment to examine the top-down effects of birds and bats on insects and leaf damage in a large-scale forest restoration experiment. Given the potential influence of tree planting design on bird and bat abundances, we also investigated planting design effects on bird and bat insectivory and leaf damage. The experiment included two planting treatment plots: islands, where trees were planted in patches, and plantations, where trees were planted in rows to create continuous cover. In both types of plots, insect biomass was highest on tree branches where both birds and bats were excluded from foraging and lowest on branches without exclosures where both birds and bats were present. In the island plots, birds and bats had approximately equal impacts on insect populations, while in plantations bats appeared to have a slightly stronger effect on insects than did birds. In plantations, the levels of leaf damage were higher on branches where birds and bats were excluded than on branches where both had access. In island plots, no significant differences in leaf damage were found between exclosure treatments although potential patterns were in the same direction as in the plantations. Our results suggest that both birds and bats play important roles as top predators in restoration systems by reducing herbivorous insects and their damage to planted trees. Tropical restoration projects should include efforts to attract and provide suitable habitat for birds and bats, given their demonstrated ecological importance.&quot;,&quot;container-title&quot;:&quot;Ecological Applications: A Publication of the Ecological Society of America&quot;,&quot;ISSN&quot;:&quot;1051-0761&quot;,&quot;issue&quot;:&quot;5&quot;,&quot;journalAbbreviation&quot;:&quot;Ecol Appl&quot;,&quot;language&quot;:&quot;eng&quot;,&quot;note&quot;:&quot;PMID: 22908711&quot;,&quot;page&quot;:&quot;1526-1534&quot;,&quot;source&quot;:&quot;PubMed&quot;,&quot;title&quot;:&quot;Birds and bats reduce insect biomass and leaf damage in tropical forest restoration sites&quot;,&quot;volume&quot;:&quot;22&quot;,&quot;author&quot;:[{&quot;family&quot;:&quot;Morrison&quot;,&quot;given&quot;:&quot;Emily B.&quot;},{&quot;family&quot;:&quot;Lindell&quot;,&quot;given&quot;:&quot;Catherine A.&quot;}],&quot;issued&quot;:{&quot;date-parts&quot;:[[&quot;2012&quot;,7]]}}},{&quot;id&quot;:2059,&quot;uris&quot;:[&quot;http://zotero.org/users/1954708/items/J888JGN6&quot;],&quot;uri&quot;:[&quot;http://zotero.org/users/1954708/items/J888JGN6&quot;],&quot;itemData&quot;:{&quot;id&quot;:2059,&quot;type&quot;:&quot;article-journal&quot;,&quot;abstract&quot;:&quot;Signals given off by plants to alert predators to herbivore attack may provide exciting examples of coevolution among organisms from multiple trophic levels. We examined whether signals from mechanically damaged trees (simulating damage by herbivores) attract predators of insects along a complete elevational rainforest gradient in tropical region, where various predators are expected to occur at particular elevational belts. We studied predation of artificial caterpillars on trees with and without ‘herbivorous’ damage; as well as diversity and abundances of potential predators at eight study sites along the elevational gradient (200–3700 m a.s.l.). We focused on attacks by ants and birds, as the main predators of herbivorous insect. The predation rate decreased with elevation from 10% d−1 at 200 m a.s.l. to 1.8% d−1 at 3700 m a.s.l. Ants were relatively more important predators in the lowlands, while birds became dominant predators above 1700 m a.s.l. Caterpillars exposed on trees with herbivorous damage were attacked significantly more than caterpillars exposed on trees without damage. Results suggest that relative importance of predators varies along elevational gradient, and that observed predation rates correspond with abundances of predators. Results further show that herbivorous damage attracts both ants and birds, but its effect is stronger for ants.&quot;,&quot;container-title&quot;:&quot;Ecography&quot;,&quot;DOI&quot;:&quot;10.1111/ecog.00979&quot;,&quot;ISSN&quot;:&quot;1600-0587&quot;,&quot;issue&quot;:&quot;3&quot;,&quot;language&quot;:&quot;en&quot;,&quot;page&quot;:&quot;293-300&quot;,&quot;source&quot;:&quot;Wiley Online Library&quot;,&quot;title&quot;:&quot;Herbivore damage increases avian and ant predation of caterpillars on trees along a complete elevational forest gradient in Papua New Guinea&quot;,&quot;volume&quot;:&quot;38&quot;,&quot;author&quot;:[{&quot;family&quot;:&quot;Sam&quot;,&quot;given&quot;:&quot;K.&quot;},{&quot;family&quot;:&quot;Koane&quot;,&quot;given&quot;:&quot;B.&quot;},{&quot;family&quot;:&quot;Novotny&quot;,&quot;given&quot;:&quot;V.&quot;}],&quot;issued&quot;:{&quot;date-parts&quot;:[[&quot;2015&quot;]]}}}],&quot;schema&quot;:&quot;https://github.com/citation-style-language/schema/raw/master/csl-citation.json&quot;} RNDsaNpiZYtks"/><text:span text:style-name="T79">(Kalka et al. 2008, Morrison and Lindell 2012, Sam et al. 2015)</text:span><text:reference-mark-end text:name="ZOTERO_ITEM CSL_CITATION {&quot;citationID&quot;:&quot;2J0eRlez&quot;,&quot;properties&quot;:{&quot;formattedCitation&quot;:&quot;(Kalka et al. 2008, Morrison and Lindell 2012, Sam et al. 2015)&quot;,&quot;plainCitation&quot;:&quot;(Kalka et al. 2008, Morrison and Lindell 2012, Sam et al. 2015)&quot;,&quot;noteIndex&quot;:0},&quot;citationItems&quot;:[{&quot;id&quot;:2864,&quot;uris&quot;:[&quot;http://zotero.org/users/1954708/items/72HVUZCQ&quot;],&quot;uri&quot;:[&quot;http://zotero.org/users/1954708/items/72HVUZCQ&quot;],&quot;itemData&quot;:{&quot;id&quot;:2864,&quot;type&quot;:&quot;article-journal&quot;,&quot;abstract&quot;:&quot;Previous exclosure studies measuring the top-down control of arthropod abundance and herbivory combined the effects of birds and bats. We experimentally partitioned bird predation from bat predation in a lowland tropical forest in Panama and measured the direct effects (arthropod abundance) and indirect effects (herbivory). The exclusion of birds and bats each directly increased arthropod abundance on plants: Bird-exclosed plants contained 65% more, and bat-exclosed plants 153% more, arthropods than controls. Birds and bats also indirectly increased herbivory: Bird-exclosed plants suffered 67% more, and bat-exclosed plants 209% more, herbivory than controls. We conclude that bats have dramatic ecological effects that were previously overlooked.\nIn a lowland tropical forest, bats consume insect herbivores on understory plants at least as much as birds do, thereby also indirectly limiting damage to the plants.\nIn a lowland tropical forest, bats consume insect herbivores on understory plants at least as much as birds do, thereby also indirectly limiting damage to the plants.&quot;,&quot;container-title&quot;:&quot;Science&quot;,&quot;DOI&quot;:&quot;10.1126/science.1153352&quot;,&quot;ISSN&quot;:&quot;0036-8075, 1095-9203&quot;,&quot;issue&quot;:&quot;5872&quot;,&quot;language&quot;:&quot;en&quot;,&quot;note&quot;:&quot;publisher: American Association for the Advancement of Science\nsection: Brevia\nPMID: 18388286&quot;,&quot;page&quot;:&quot;71-71&quot;,&quot;source&quot;:&quot;science.sciencemag.org&quot;,&quot;title&quot;:&quot;Bats Limit Arthropods and Herbivory in a Tropical Forest&quot;,&quot;volume&quot;:&quot;320&quot;,&quot;author&quot;:[{&quot;family&quot;:&quot;Kalka&quot;,&quot;given&quot;:&quot;Margareta B.&quot;},{&quot;family&quot;:&quot;Smith&quot;,&quot;given&quot;:&quot;Adam R.&quot;},{&quot;family&quot;:&quot;Kalko&quot;,&quot;given&quot;:&quot;Elisabeth K. V.&quot;}],&quot;issued&quot;:{&quot;date-parts&quot;:[[&quot;2008&quot;,4,4]]}}},{&quot;id&quot;:1900,&quot;uris&quot;:[&quot;http://zotero.org/users/1954708/items/LYGWVZSX&quot;],&quot;uri&quot;:[&quot;http://zotero.org/users/1954708/items/LYGWVZSX&quot;],&quot;itemData&quot;:{&quot;id&quot;:1900,&quot;type&quot;:&quot;article-journal&quot;,&quot;abstract&quot;:&quot;Both birds and bats are important insect predators in tropical systems. However, the relative influence of birds and bats on insect populations and their indirect effects on leaf damage have not previously been investigated in tropical forest restoration sites. Leaf damage by herbivorous insects can negatively affect the growth and survival of tropical plants and thus can influence the success of tropical forest restoration efforts. We used an exclosure experiment to examine the top-down effects of birds and bats on insects and leaf damage in a large-scale forest restoration experiment. Given the potential influence of tree planting design on bird and bat abundances, we also investigated planting design effects on bird and bat insectivory and leaf damage. The experiment included two planting treatment plots: islands, where trees were planted in patches, and plantations, where trees were planted in rows to create continuous cover. In both types of plots, insect biomass was highest on tree branches where both birds and bats were excluded from foraging and lowest on branches without exclosures where both birds and bats were present. In the island plots, birds and bats had approximately equal impacts on insect populations, while in plantations bats appeared to have a slightly stronger effect on insects than did birds. In plantations, the levels of leaf damage were higher on branches where birds and bats were excluded than on branches where both had access. In island plots, no significant differences in leaf damage were found between exclosure treatments although potential patterns were in the same direction as in the plantations. Our results suggest that both birds and bats play important roles as top predators in restoration systems by reducing herbivorous insects and their damage to planted trees. Tropical restoration projects should include efforts to attract and provide suitable habitat for birds and bats, given their demonstrated ecological importance.&quot;,&quot;container-title&quot;:&quot;Ecological Applications: A Publication of the Ecological Society of America&quot;,&quot;ISSN&quot;:&quot;1051-0761&quot;,&quot;issue&quot;:&quot;5&quot;,&quot;journalAbbreviation&quot;:&quot;Ecol Appl&quot;,&quot;language&quot;:&quot;eng&quot;,&quot;note&quot;:&quot;PMID: 22908711&quot;,&quot;page&quot;:&quot;1526-1534&quot;,&quot;source&quot;:&quot;PubMed&quot;,&quot;title&quot;:&quot;Birds and bats reduce insect biomass and leaf damage in tropical forest restoration sites&quot;,&quot;volume&quot;:&quot;22&quot;,&quot;author&quot;:[{&quot;family&quot;:&quot;Morrison&quot;,&quot;given&quot;:&quot;Emily B.&quot;},{&quot;family&quot;:&quot;Lindell&quot;,&quot;given&quot;:&quot;Catherine A.&quot;}],&quot;issued&quot;:{&quot;date-parts&quot;:[[&quot;2012&quot;,7]]}}},{&quot;id&quot;:2059,&quot;uris&quot;:[&quot;http://zotero.org/users/1954708/items/J888JGN6&quot;],&quot;uri&quot;:[&quot;http://zotero.org/users/1954708/items/J888JGN6&quot;],&quot;itemData&quot;:{&quot;id&quot;:2059,&quot;type&quot;:&quot;article-journal&quot;,&quot;abstract&quot;:&quot;Signals given off by plants to alert predators to herbivore attack may provide exciting examples of coevolution among organisms from multiple trophic levels. We examined whether signals from mechanically damaged trees (simulating damage by herbivores) attract predators of insects along a complete elevational rainforest gradient in tropical region, where various predators are expected to occur at particular elevational belts. We studied predation of artificial caterpillars on trees with and without ‘herbivorous’ damage; as well as diversity and abundances of potential predators at eight study sites along the elevational gradient (200–3700 m a.s.l.). We focused on attacks by ants and birds, as the main predators of herbivorous insect. The predation rate decreased with elevation from 10% d−1 at 200 m a.s.l. to 1.8% d−1 at 3700 m a.s.l. Ants were relatively more important predators in the lowlands, while birds became dominant predators above 1700 m a.s.l. Caterpillars exposed on trees with herbivorous damage were attacked significantly more than caterpillars exposed on trees without damage. Results suggest that relative importance of predators varies along elevational gradient, and that observed predation rates correspond with abundances of predators. Results further show that herbivorous damage attracts both ants and birds, but its effect is stronger for ants.&quot;,&quot;container-title&quot;:&quot;Ecography&quot;,&quot;DOI&quot;:&quot;10.1111/ecog.00979&quot;,&quot;ISSN&quot;:&quot;1600-0587&quot;,&quot;issue&quot;:&quot;3&quot;,&quot;language&quot;:&quot;en&quot;,&quot;page&quot;:&quot;293-300&quot;,&quot;source&quot;:&quot;Wiley Online Library&quot;,&quot;title&quot;:&quot;Herbivore damage increases avian and ant predation of caterpillars on trees along a complete elevational forest gradient in Papua New Guinea&quot;,&quot;volume&quot;:&quot;38&quot;,&quot;author&quot;:[{&quot;family&quot;:&quot;Sam&quot;,&quot;given&quot;:&quot;K.&quot;},{&quot;family&quot;:&quot;Koane&quot;,&quot;given&quot;:&quot;B.&quot;},{&quot;family&quot;:&quot;Novotny&quot;,&quot;given&quot;:&quot;V.&quot;}],&quot;issued&quot;:{&quot;date-parts&quot;:[[&quot;2015&quot;]]}}}],&quot;schema&quot;:&quot;https://github.com/citation-style-language/schema/raw/master/csl-citation.json&quot;} RNDsaNpiZYtks"/><text:span text:style-name="T79">. However, top-down effects of </text:span><text:span text:style-name="T96">vertebrate</text:span><text:span text:style-name="T79"> predators in tropics are found to be highly variable </text:span><text:reference-mark-start text:name="ZOTERO_ITEM CSL_CITATION {&quot;citationID&quot;:&quot;dJoPMkqt&quot;,&quot;properties&quot;:{&quot;formattedCitation&quot;:&quot;(Maas et al. 2016)&quot;,&quot;plainCitation&quot;:&quot;(Maas et al. 2016)&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schema&quot;:&quot;https://github.com/citation-style-language/schema/raw/master/csl-citation.json&quot;} RNDVLZuHhVYSw"/><text:span text:style-name="T79">(Maas et al. 2016)</text:span><text:reference-mark-end text:name="ZOTERO_ITEM CSL_CITATION {&quot;citationID&quot;:&quot;dJoPMkqt&quot;,&quot;properties&quot;:{&quot;formattedCitation&quot;:&quot;(Maas et al. 2016)&quot;,&quot;plainCitation&quot;:&quot;(Maas et al. 2016)&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schema&quot;:&quot;https://github.com/citation-style-language/schema/raw/master/csl-citation.json&quot;} RNDVLZuHhVYSw"/><text:span text:style-name="T79">. While in tropical agro-ecosystems top-down </text:span><text:span text:style-name="T96">and cascading</text:span><text:span text:style-name="T79"> </text:span><text:span text:style-name="T96">effects</text:span><text:span text:style-name="T79"> seem to be strong and prevalent, </text:span><text:span text:style-name="T96">their </text:span><text:span text:style-name="T79">universality in natural plant communities is debatable </text:span><text:reference-mark-start text:name="ZOTERO_ITEM CSL_CITATION {&quot;citationID&quot;:&quot;52fcd3Mc&quot;,&quot;properties&quot;:{&quot;formattedCitation&quot;:&quot;(Bael et al. 2003, Vidal and Murphy 2018, Harrison and Banks-Leite 2020)&quot;,&quot;plainCitation&quot;:&quot;(Bael et al. 2003, Vidal and Murphy 2018, Harrison and Banks-Leite 2020)&quot;,&quot;noteIndex&quot;:0},&quot;citationItems&quot;:[{&quot;id&quot;:3059,&quot;uris&quot;:[&quot;http://zotero.org/users/1954708/items/SY5SLEDF&quot;],&quot;uri&quot;:[&quot;http://zotero.org/users/1954708/items/SY5SLEDF&quot;],&quot;itemData&quot;:{&quot;id&quot;:3059,&quot;type&quot;:&quot;article-journal&quot;,&quot;abstract&quot;:&quot;Most forest birds include arthropods in their diet, sometimes specializing on arthropods that consume plant foliage. Experimental tests of whether bird predation on arthropods can reduce plant damage, however, are few and restricted to relatively low-diversity systems. Here, we describe an experimental test in a diverse tropical forest of whether birds indirectly defend foliage from arthropod herbivores. We also compare how the indirect effects of bird predation vary with different levels of foliage productivity in the canopy vs. the understory. For three Neotropical tree species, we observed that birds decreased local arthropod densities on canopy branches and reduced consequent damage to leaves. In contrast, we observed no evidence of bird–arthropod limitation on conspecific saplings in the less productive understory of the same forest. Our results support theory that predicts trophic cascades where productivity is high and suggest that birds play an important role in Neotropical communities by means of their indirect defense of some canopy tree species.&quot;,&quot;container-title&quot;:&quot;Proceedings of the National Academy of Sciences&quot;,&quot;DOI&quot;:&quot;10.1073/pnas.1431621100&quot;,&quot;ISSN&quot;:&quot;0027-8424, 1091-6490&quot;,&quot;issue&quot;:&quot;14&quot;,&quot;journalAbbreviation&quot;:&quot;PNAS&quot;,&quot;language&quot;:&quot;en&quot;,&quot;note&quot;:&quot;publisher: National Academy of Sciences\nsection: Biological Sciences\nPMID: 12832618&quot;,&quot;page&quot;:&quot;8304-8307&quot;,&quot;source&quot;:&quot;www.pnas.org&quot;,&quot;title&quot;:&quot;Birds defend trees from herbivores in a Neotropical forest canopy&quot;,&quot;volume&quot;:&quot;100&quot;,&quot;author&quot;:[{&quot;family&quot;:&quot;Bael&quot;,&quot;given&quot;:&quot;Sunshine A. Van&quot;},{&quot;family&quot;:&quot;Brawn&quot;,&quot;given&quot;:&quot;Jeffrey D.&quot;},{&quot;family&quot;:&quot;Robinson&quot;,&quot;given&quot;:&quot;Scott K.&quot;}],&quot;issued&quot;:{&quot;date-parts&quot;:[[&quot;2003&quot;,7,8]]}}},{&quot;id&quot;:3055,&quot;uris&quot;:[&quot;http://zotero.org/users/1954708/items/CHKAVG4W&quot;],&quot;uri&quot;:[&quot;http://zotero.org/users/1954708/items/CHKAVG4W&quot;],&quot;itemData&quot;:{&quot;id&quot;:3055,&quot;type&quot;:&quot;article-journal&quot;,&quot;abstract&quot;:&quot;The cascading effects of biodiversity loss on ecosystem functioning of forests have become more apparent. However, how edge effects shape these processes has yet to be established. We assessed how edge effects alter arthropod populations and the strength of any resultant trophic cascades on herbivory rate in tropical forests of Brazil. We established 7 paired forest edge and interior sites. Each site had a vertebrate-exclosure, procedural (exclosure framework with open walls), and control plot (total 42 plots). Forest patches were surrounded by pasture. Understory arthropods and leaf damage were sampled every 4 weeks for 11 months. We used path analysis to determine the strength of trophic cascades in the interior and edge sites. In forest interior exclosures, abundance of predaceous and herbivorous arthropods increased by 326% and 180%, respectively, compared with control plots, and there were significant cascading effects on herbivory. Edge-dwelling invertebrates responded weakly to exclusion and there was no evidence of trophic cascade. Our results suggest that the vertebrate community at forest edges controls invertebrate densities to a lesser extent than it does in the interior. Edge areas can support vertebrate communities with a smaller contingent of insectivores. This allows arthropods to flourish and indirectly accounts for higher levels of plant damage at these sites. Increased herbivory rates may have important consequences for floristic community composition and primary productivity, as well as cascading effects on nutrient cycling. By interspersing natural forest patches with agroforests, instead of pasture, abiotic edge effects can be softened and prevented from penetrating deep into the forest. This would ensure a greater proportion of forest remains habitable for sensitive species and could help retain ecosystem functions in edge zones.&quot;,&quot;container-title&quot;:&quot;Conservation Biology: The Journal of the Society for Conservation Biology&quot;,&quot;DOI&quot;:&quot;10.1111/cobi.13438&quot;,&quot;ISSN&quot;:&quot;1523-1739&quot;,&quot;issue&quot;:&quot;4&quot;,&quot;journalAbbreviation&quot;:&quot;Conserv Biol&quot;,&quot;language&quot;:&quot;eng&quot;,&quot;note&quot;:&quot;PMID: 31762059&quot;,&quot;page&quot;:&quot;977-987&quot;,&quot;source&quot;:&quot;PubMed&quot;,&quot;title&quot;:&quot;Edge effects on trophic cascades in tropical rainforests&quot;,&quot;volume&quot;:&quot;34&quot;,&quot;author&quot;:[{&quot;family&quot;:&quot;Harrison&quot;,&quot;given&quot;:&quot;Michelle Lisa Kiri&quot;},{&quot;family&quot;:&quot;Banks-Leite&quot;,&quot;given&quot;:&quot;Cristina&quot;}],&quot;issued&quot;:{&quot;date-parts&quot;:[[&quot;2020&quot;,8]]}}},{&quot;id&quot;:2359,&quot;uris&quot;:[&quot;http://zotero.org/users/1954708/items/K6GWSY33&quot;],&quot;uri&quot;:[&quot;http://zotero.org/users/1954708/items/K6GWSY33&quot;],&quot;itemData&quot;:{&quot;id&quot;:2359,&quot;type&quot;:&quot;article-journal&quot;,&quot;abstract&quot;:&quot;Primary consumers are under strong selection from resource (‘bottom-up’) and consumer (‘top-down’) controls, but the relative importance of these selective forces is unknown. We performed a meta-analysis to compare the strength of top-down and bottom-up forces on consumer fitness, considering multiple predictors that can modulate these effects: diet breadth, feeding guild, habitat/environment, type of bottom-up effects, type of top-down effects and how consumer fitness effects are measured. We focused our analyses on the most diverse group of primary consumers, herbivorous insects, and found that in general top-down forces were stronger than bottom-up forces. Notably, chewing, sucking and gall-making herbivores were more affected by top-down than bottom-up forces, top-down forces were stronger than bottom-up in both natural and controlled (cultivated) environments, and parasitoids and predators had equally strong top-down effects on insect herbivores. Future studies should broaden the scope of focal consumers, particularly in understudied terrestrial systems, guilds, taxonomic groups and top-down controls (e.g. pathogens), and test for more complex indirect community interactions. Our results demonstrate the surprising strength of forces exerted by natural enemies on herbivorous insects, and thus the necessity of using a tri-trophic approach when studying insect-plant interactions.&quot;,&quot;container-title&quot;:&quot;Ecology Letters&quot;,&quot;DOI&quot;:&quot;10.1111/ele.12874&quot;,&quot;ISSN&quot;:&quot;1461-0248&quot;,&quot;issue&quot;:&quot;1&quot;,&quot;language&quot;:&quot;en&quot;,&quot;page&quot;:&quot;138-150&quot;,&quot;source&quot;:&quot;Wiley Online Library&quot;,&quot;title&quot;:&quot;Bottom-up vs. top-down effects on terrestrial insect herbivores: a meta-analysis&quot;,&quot;title-short&quot;:&quot;Bottom-up vs. top-down effects on terrestrial insect herbivores&quot;,&quot;volume&quot;:&quot;21&quot;,&quot;author&quot;:[{&quot;family&quot;:&quot;Vidal&quot;,&quot;given&quot;:&quot;Mayra C.&quot;},{&quot;family&quot;:&quot;Murphy&quot;,&quot;given&quot;:&quot;Shannon M.&quot;}],&quot;issued&quot;:{&quot;date-parts&quot;:[[&quot;2018&quot;]]}}}],&quot;schema&quot;:&quot;https://github.com/citation-style-language/schema/raw/master/csl-citation.json&quot;} RNDHpkQocBfLe"/><text:span text:style-name="T79">(Bael et al. 2003, Vidal and Murphy 2018, Harrison and Banks-Leite 2020)</text:span><text:reference-mark-end text:name="ZOTERO_ITEM CSL_CITATION {&quot;citationID&quot;:&quot;52fcd3Mc&quot;,&quot;properties&quot;:{&quot;formattedCitation&quot;:&quot;(Bael et al. 2003, Vidal and Murphy 2018, Harrison and Banks-Leite 2020)&quot;,&quot;plainCitation&quot;:&quot;(Bael et al. 2003, Vidal and Murphy 2018, Harrison and Banks-Leite 2020)&quot;,&quot;noteIndex&quot;:0},&quot;citationItems&quot;:[{&quot;id&quot;:3059,&quot;uris&quot;:[&quot;http://zotero.org/users/1954708/items/SY5SLEDF&quot;],&quot;uri&quot;:[&quot;http://zotero.org/users/1954708/items/SY5SLEDF&quot;],&quot;itemData&quot;:{&quot;id&quot;:3059,&quot;type&quot;:&quot;article-journal&quot;,&quot;abstract&quot;:&quot;Most forest birds include arthropods in their diet, sometimes specializing on arthropods that consume plant foliage. Experimental tests of whether bird predation on arthropods can reduce plant damage, however, are few and restricted to relatively low-diversity systems. Here, we describe an experimental test in a diverse tropical forest of whether birds indirectly defend foliage from arthropod herbivores. We also compare how the indirect effects of bird predation vary with different levels of foliage productivity in the canopy vs. the understory. For three Neotropical tree species, we observed that birds decreased local arthropod densities on canopy branches and reduced consequent damage to leaves. In contrast, we observed no evidence of bird–arthropod limitation on conspecific saplings in the less productive understory of the same forest. Our results support theory that predicts trophic cascades where productivity is high and suggest that birds play an important role in Neotropical communities by means of their indirect defense of some canopy tree species.&quot;,&quot;container-title&quot;:&quot;Proceedings of the National Academy of Sciences&quot;,&quot;DOI&quot;:&quot;10.1073/pnas.1431621100&quot;,&quot;ISSN&quot;:&quot;0027-8424, 1091-6490&quot;,&quot;issue&quot;:&quot;14&quot;,&quot;journalAbbreviation&quot;:&quot;PNAS&quot;,&quot;language&quot;:&quot;en&quot;,&quot;note&quot;:&quot;publisher: National Academy of Sciences\nsection: Biological Sciences\nPMID: 12832618&quot;,&quot;page&quot;:&quot;8304-8307&quot;,&quot;source&quot;:&quot;www.pnas.org&quot;,&quot;title&quot;:&quot;Birds defend trees from herbivores in a Neotropical forest canopy&quot;,&quot;volume&quot;:&quot;100&quot;,&quot;author&quot;:[{&quot;family&quot;:&quot;Bael&quot;,&quot;given&quot;:&quot;Sunshine A. Van&quot;},{&quot;family&quot;:&quot;Brawn&quot;,&quot;given&quot;:&quot;Jeffrey D.&quot;},{&quot;family&quot;:&quot;Robinson&quot;,&quot;given&quot;:&quot;Scott K.&quot;}],&quot;issued&quot;:{&quot;date-parts&quot;:[[&quot;2003&quot;,7,8]]}}},{&quot;id&quot;:3055,&quot;uris&quot;:[&quot;http://zotero.org/users/1954708/items/CHKAVG4W&quot;],&quot;uri&quot;:[&quot;http://zotero.org/users/1954708/items/CHKAVG4W&quot;],&quot;itemData&quot;:{&quot;id&quot;:3055,&quot;type&quot;:&quot;article-journal&quot;,&quot;abstract&quot;:&quot;The cascading effects of biodiversity loss on ecosystem functioning of forests have become more apparent. However, how edge effects shape these processes has yet to be established. We assessed how edge effects alter arthropod populations and the strength of any resultant trophic cascades on herbivory rate in tropical forests of Brazil. We established 7 paired forest edge and interior sites. Each site had a vertebrate-exclosure, procedural (exclosure framework with open walls), and control plot (total 42 plots). Forest patches were surrounded by pasture. Understory arthropods and leaf damage were sampled every 4 weeks for 11 months. We used path analysis to determine the strength of trophic cascades in the interior and edge sites. In forest interior exclosures, abundance of predaceous and herbivorous arthropods increased by 326% and 180%, respectively, compared with control plots, and there were significant cascading effects on herbivory. Edge-dwelling invertebrates responded weakly to exclusion and there was no evidence of trophic cascade. Our results suggest that the vertebrate community at forest edges controls invertebrate densities to a lesser extent than it does in the interior. Edge areas can support vertebrate communities with a smaller contingent of insectivores. This allows arthropods to flourish and indirectly accounts for higher levels of plant damage at these sites. Increased herbivory rates may have important consequences for floristic community composition and primary productivity, as well as cascading effects on nutrient cycling. By interspersing natural forest patches with agroforests, instead of pasture, abiotic edge effects can be softened and prevented from penetrating deep into the forest. This would ensure a greater proportion of forest remains habitable for sensitive species and could help retain ecosystem functions in edge zones.&quot;,&quot;container-title&quot;:&quot;Conservation Biology: The Journal of the Society for Conservation Biology&quot;,&quot;DOI&quot;:&quot;10.1111/cobi.13438&quot;,&quot;ISSN&quot;:&quot;1523-1739&quot;,&quot;issue&quot;:&quot;4&quot;,&quot;journalAbbreviation&quot;:&quot;Conserv Biol&quot;,&quot;language&quot;:&quot;eng&quot;,&quot;note&quot;:&quot;PMID: 31762059&quot;,&quot;page&quot;:&quot;977-987&quot;,&quot;source&quot;:&quot;PubMed&quot;,&quot;title&quot;:&quot;Edge effects on trophic cascades in tropical rainforests&quot;,&quot;volume&quot;:&quot;34&quot;,&quot;author&quot;:[{&quot;family&quot;:&quot;Harrison&quot;,&quot;given&quot;:&quot;Michelle Lisa Kiri&quot;},{&quot;family&quot;:&quot;Banks-Leite&quot;,&quot;given&quot;:&quot;Cristina&quot;}],&quot;issued&quot;:{&quot;date-parts&quot;:[[&quot;2020&quot;,8]]}}},{&quot;id&quot;:2359,&quot;uris&quot;:[&quot;http://zotero.org/users/1954708/items/K6GWSY33&quot;],&quot;uri&quot;:[&quot;http://zotero.org/users/1954708/items/K6GWSY33&quot;],&quot;itemData&quot;:{&quot;id&quot;:2359,&quot;type&quot;:&quot;article-journal&quot;,&quot;abstract&quot;:&quot;Primary consumers are under strong selection from resource (‘bottom-up’) and consumer (‘top-down’) controls, but the relative importance of these selective forces is unknown. We performed a meta-analysis to compare the strength of top-down and bottom-up forces on consumer fitness, considering multiple predictors that can modulate these effects: diet breadth, feeding guild, habitat/environment, type of bottom-up effects, type of top-down effects and how consumer fitness effects are measured. We focused our analyses on the most diverse group of primary consumers, herbivorous insects, and found that in general top-down forces were stronger than bottom-up forces. Notably, chewing, sucking and gall-making herbivores were more affected by top-down than bottom-up forces, top-down forces were stronger than bottom-up in both natural and controlled (cultivated) environments, and parasitoids and predators had equally strong top-down effects on insect herbivores. Future studies should broaden the scope of focal consumers, particularly in understudied terrestrial systems, guilds, taxonomic groups and top-down controls (e.g. pathogens), and test for more complex indirect community interactions. Our results demonstrate the surprising strength of forces exerted by natural enemies on herbivorous insects, and thus the necessity of using a tri-trophic approach when studying insect-plant interactions.&quot;,&quot;container-title&quot;:&quot;Ecology Letters&quot;,&quot;DOI&quot;:&quot;10.1111/ele.12874&quot;,&quot;ISSN&quot;:&quot;1461-0248&quot;,&quot;issue&quot;:&quot;1&quot;,&quot;language&quot;:&quot;en&quot;,&quot;page&quot;:&quot;138-150&quot;,&quot;source&quot;:&quot;Wiley Online Library&quot;,&quot;title&quot;:&quot;Bottom-up vs. top-down effects on terrestrial insect herbivores: a meta-analysis&quot;,&quot;title-short&quot;:&quot;Bottom-up vs. top-down effects on terrestrial insect herbivores&quot;,&quot;volume&quot;:&quot;21&quot;,&quot;author&quot;:[{&quot;family&quot;:&quot;Vidal&quot;,&quot;given&quot;:&quot;Mayra C.&quot;},{&quot;family&quot;:&quot;Murphy&quot;,&quot;given&quot;:&quot;Shannon M.&quot;}],&quot;issued&quot;:{&quot;date-parts&quot;:[[&quot;2018&quot;]]}}}],&quot;schema&quot;:&quot;https://github.com/citation-style-language/schema/raw/master/csl-citation.json&quot;} RNDHpkQocBfLe"/><text:span text:style-name="T79">. Correlation patterns between herbivore abundance and various plant community characteristics suggest that arthropod communities in late successional forests are shaped mainly by vegetation </text:span><text:reference-mark-start text:name="ZOTERO_ITEM CSL_CITATION {&quot;citationID&quot;:&quot;0vcCuoc3&quot;,&quot;properties&quot;:{&quot;formattedCitation&quot;:&quot;(Whitfeld et al. 2012, Mottl et al. 2020)&quot;,&quot;plainCitation&quot;:&quot;(Whitfeld et al. 2012, Mottl et al. 2020)&quot;,&quot;noteIndex&quot;:0},&quot;citationItems&quot;:[{&quot;id&quot;:2777,&quot;uris&quot;:[&quot;http://zotero.org/users/1954708/items/RLQM9KS4&quot;],&quot;uri&quot;:[&quot;http://zotero.org/users/1954708/items/RLQM9KS4&quot;],&quot;itemData&quot;:{&quot;id&quot;:2777,&quot;type&quot;:&quot;article-journal&quot;,&quot;abstract&quot;:&quot;In arthropod community ecology, species richness studies tend to be prioritised over those investigating patterns of abundance. Consequently, the biotic and abiotic drivers of arboreal arthropod abundance are still relatively poorly known. In this cross-continental study, we employ a theoretical framework in order to examine patterns of covariance among herbivorous and predatory arthropod guilds. Leaf-chewing and leaf-mining herbivores, and predatory ants and spiders, were censused on &gt; 1000 trees in nine 0.1 ha forest plots. After controlling for tree size and season, we found no negative pairwise correlations between guild abundances per plot, suggestive of weak signals of both inter-guild competition and top-down regulation of herbivores by predators. Inter-guild interaction strengths did not vary with mean annual temperature, thus opposing the hypothesis that biotic interactions intensify towards the equator. We find evidence for the bottom-up limitation of arthropod abundances via resources and abiotic factors, rather than for competition and predation.&quot;,&quot;container-title&quot;:&quot;Ecology Letters&quot;,&quot;DOI&quot;:&quot;10.1111/ele.13579&quot;,&quot;ISSN&quot;:&quot;1461-0248&quot;,&quot;issue&quot;:&quot;10&quot;,&quot;language&quot;:&quot;en&quot;,&quot;note&quot;:&quot;_eprint: https://onlinelibrary.wiley.com/doi/pdf/10.1111/ele.13579&quot;,&quot;page&quot;:&quot;1499-1510&quot;,&quot;source&quot;:&quot;Wiley Online Library&quot;,&quot;title&quot;:&quot;Spatial covariance of herbivorous and predatory guilds of forest canopy arthropods along a latitudinal gradient&quot;,&quot;volume&quot;:&quot;23&quot;,&quot;author&quot;:[{&quot;family&quot;:&quot;Mottl&quot;,&quot;given&quot;:&quot;Ondrej&quot;},{&quot;family&quot;:&quot;Fibich&quot;,&quot;given&quot;:&quot;Pavel&quot;},{&quot;family&quot;:&quot;Klimes&quot;,&quot;given&quot;:&quot;Petr&quot;},{&quot;family&quot;:&quot;Volf&quot;,&quot;given&quot;:&quot;Martin&quot;},{&quot;family&quot;:&quot;Tropek&quot;,&quot;given&quot;:&quot;Robert&quot;},{&quot;family&quot;:&quot;Anderson‐Teixeira&quot;,&quot;given&quot;:&quot;Kristina&quot;},{&quot;family&quot;:&quot;Auga&quot;,&quot;given&quot;:&quot;John&quot;},{&quot;family&quot;:&quot;Blair&quot;,&quot;given&quot;:&quot;Thomas&quot;},{&quot;family&quot;:&quot;Butterill&quot;,&quot;given&quot;:&quot;Phil&quot;},{&quot;family&quot;:&quot;Carscallen&quot;,&quot;given&quot;:&quot;Grace&quot;},{&quot;family&quot;:&quot;Gonzalez‐Akre&quot;,&quot;given&quot;:&quot;Erika&quot;},{&quot;family&quot;:&quot;Goodman&quot;,&quot;given&quot;:&quot;Aaron&quot;},{&quot;family&quot;:&quot;Kaman&quot;,&quot;given&quot;:&quot;Ondrej&quot;},{&quot;family&quot;:&quot;Lamarre&quot;,&quot;given&quot;:&quot;Greg P. A.&quot;},{&quot;family&quot;:&quot;Libra&quot;,&quot;given&quot;:&quot;Martin&quot;},{&quot;family&quot;:&quot;Losada&quot;,&quot;given&quot;:&quot;Maria E.&quot;},{&quot;family&quot;:&quot;Manumbor&quot;,&quot;given&quot;:&quot;Markus&quot;},{&quot;family&quot;:&quot;Miller&quot;,&quot;given&quot;:&quot;Scott E.&quot;},{&quot;family&quot;:&quot;Molem&quot;,&quot;given&quot;:&quot;Kenneth&quot;},{&quot;family&quot;:&quot;Nichols&quot;,&quot;given&quot;:&quot;Geoffrey&quot;},{&quot;family&quot;:&quot;Plowman&quot;,&quot;given&quot;:&quot;Nichola S.&quot;},{&quot;family&quot;:&quot;Redmond&quot;,&quot;given&quot;:&quot;Conor&quot;},{&quot;family&quot;:&quot;Seifert&quot;,&quot;given&quot;:&quot;Carlo L.&quot;},{&quot;family&quot;:&quot;Vrana&quot;,&quot;given&quot;:&quot;Jan&quot;},{&quot;family&quot;:&quot;Weiblen&quot;,&quot;given&quot;:&quot;George D.&quot;},{&quot;family&quot;:&quot;Novotny&quot;,&quot;given&quot;:&quot;Vojtech&quot;}],&quot;issued&quot;:{&quot;date-parts&quot;:[[&quot;2020&quot;]]}}},{&quot;id&quot;:2774,&quot;uris&quot;:[&quot;http://zotero.org/users/1954708/items/Y3LNLYE2&quot;],&quot;uri&quot;:[&quot;http://zotero.org/users/1954708/items/Y3LNLYE2&quot;],&quot;itemData&quot;:{&quot;id&quot;:2774,&quot;type&quot;:&quot;article-journal&quot;,&quot;abstract&quot;:&quot;Phylogenetic ecology has identified patterns of diversity in communities that may find explanation in trophic interactions, and yet there have been few attempts to directly relate such patterns among trophic levels. Density-dependent processes involving pests and pathogens, for example, have been invoked to account for plant community phylogenetic patterns, but relatively little is known about how plant relatedness might affect community structure at other trophic levels. We examined the degree to which the abundance of herbivores in a rain forest community is explained by the phylogeny and functional traits of host plants. We destructively sampled all stems ≥5 cm diameter in two 1-ha plots of New Guinea primary and secondary lowland forest to test predicted relationships between herbivore abundance and plant resources. We analyzed per-tree caterpillar and leaf miner abundance, total leaf biomass (kg), percentage of immature foliage, specific leaf area (cm2/g), leaf nitrogen content (percentage of dry mass), and presence of exudates in the context of a plant community phylogeny estimated from DNA barcodes. Apart from nitrogen content and exudates, neither plant resources nor herbivore abundance showed evidence of phylogenetic signal in our community sample. The plant traits we measured could account for only 30% and 16% of variation in caterpillar and leaf miner abundance, respectively, among individual trees. Leaf biomass was a stronger predictor of herbivore abundance than either resource quality (leaf nitrogen content) or palatability (percentage of immature foliage, specific leaf area). The primary importance of resource quantity was also observed at the plant species level in analyses of species means and phylogenetic generalized least-squares regression. Plant relatedness did not account for much variation in herbivore abundance, but significant effects of exudates and leaf nitrogen content on caterpillar abundance illustrate how conserved traits at one trophic level may influence community-wide patterns at another.&quot;,&quot;container-title&quot;:&quot;Ecology&quot;,&quot;DOI&quot;:&quot;10.1890/11-0503.1&quot;,&quot;ISSN&quot;:&quot;1939-9170&quot;,&quot;issue&quot;:&quot;sp8&quot;,&quot;language&quot;:&quot;en&quot;,&quot;note&quot;:&quot;_eprint: https://esajournals.onlinelibrary.wiley.com/doi/pdf/10.1890/11-0503.1&quot;,&quot;page&quot;:&quot;S211-S222&quot;,&quot;source&quot;:&quot;Wiley Online Library&quot;,&quot;title&quot;:&quot;Predicting tropical insect herbivore abundance from host plant traits and phylogeny&quot;,&quot;volume&quot;:&quot;93&quot;,&quot;author&quot;:[{&quot;family&quot;:&quot;Whitfeld&quot;,&quot;given&quot;:&quot;Timothy J. S.&quot;},{&quot;family&quot;:&quot;Novotny&quot;,&quot;given&quot;:&quot;Vojtech&quot;},{&quot;family&quot;:&quot;Miller&quot;,&quot;given&quot;:&quot;Scott E.&quot;},{&quot;family&quot;:&quot;Hrcek&quot;,&quot;given&quot;:&quot;Jan&quot;},{&quot;family&quot;:&quot;Klimes&quot;,&quot;given&quot;:&quot;Petr&quot;},{&quot;family&quot;:&quot;Weiblen&quot;,&quot;given&quot;:&quot;George D.&quot;}],&quot;issued&quot;:{&quot;date-parts&quot;:[[&quot;2012&quot;]]}}}],&quot;schema&quot;:&quot;https://github.com/citation-style-language/schema/raw/master/csl-citation.json&quot;} RNDHWjJABPn5o"/><text:span text:style-name="T79">(Whitfeld et al. 2012, Mottl et al. 2020)</text:span><text:reference-mark-end text:name="ZOTERO_ITEM CSL_CITATION {&quot;citationID&quot;:&quot;0vcCuoc3&quot;,&quot;properties&quot;:{&quot;formattedCitation&quot;:&quot;(Whitfeld et al. 2012, Mottl et al. 2020)&quot;,&quot;plainCitation&quot;:&quot;(Whitfeld et al. 2012, Mottl et al. 2020)&quot;,&quot;noteIndex&quot;:0},&quot;citationItems&quot;:[{&quot;id&quot;:2777,&quot;uris&quot;:[&quot;http://zotero.org/users/1954708/items/RLQM9KS4&quot;],&quot;uri&quot;:[&quot;http://zotero.org/users/1954708/items/RLQM9KS4&quot;],&quot;itemData&quot;:{&quot;id&quot;:2777,&quot;type&quot;:&quot;article-journal&quot;,&quot;abstract&quot;:&quot;In arthropod community ecology, species richness studies tend to be prioritised over those investigating patterns of abundance. Consequently, the biotic and abiotic drivers of arboreal arthropod abundance are still relatively poorly known. In this cross-continental study, we employ a theoretical framework in order to examine patterns of covariance among herbivorous and predatory arthropod guilds. Leaf-chewing and leaf-mining herbivores, and predatory ants and spiders, were censused on &gt; 1000 trees in nine 0.1 ha forest plots. After controlling for tree size and season, we found no negative pairwise correlations between guild abundances per plot, suggestive of weak signals of both inter-guild competition and top-down regulation of herbivores by predators. Inter-guild interaction strengths did not vary with mean annual temperature, thus opposing the hypothesis that biotic interactions intensify towards the equator. We find evidence for the bottom-up limitation of arthropod abundances via resources and abiotic factors, rather than for competition and predation.&quot;,&quot;container-title&quot;:&quot;Ecology Letters&quot;,&quot;DOI&quot;:&quot;10.1111/ele.13579&quot;,&quot;ISSN&quot;:&quot;1461-0248&quot;,&quot;issue&quot;:&quot;10&quot;,&quot;language&quot;:&quot;en&quot;,&quot;note&quot;:&quot;_eprint: https://onlinelibrary.wiley.com/doi/pdf/10.1111/ele.13579&quot;,&quot;page&quot;:&quot;1499-1510&quot;,&quot;source&quot;:&quot;Wiley Online Library&quot;,&quot;title&quot;:&quot;Spatial covariance of herbivorous and predatory guilds of forest canopy arthropods along a latitudinal gradient&quot;,&quot;volume&quot;:&quot;23&quot;,&quot;author&quot;:[{&quot;family&quot;:&quot;Mottl&quot;,&quot;given&quot;:&quot;Ondrej&quot;},{&quot;family&quot;:&quot;Fibich&quot;,&quot;given&quot;:&quot;Pavel&quot;},{&quot;family&quot;:&quot;Klimes&quot;,&quot;given&quot;:&quot;Petr&quot;},{&quot;family&quot;:&quot;Volf&quot;,&quot;given&quot;:&quot;Martin&quot;},{&quot;family&quot;:&quot;Tropek&quot;,&quot;given&quot;:&quot;Robert&quot;},{&quot;family&quot;:&quot;Anderson‐Teixeira&quot;,&quot;given&quot;:&quot;Kristina&quot;},{&quot;family&quot;:&quot;Auga&quot;,&quot;given&quot;:&quot;John&quot;},{&quot;family&quot;:&quot;Blair&quot;,&quot;given&quot;:&quot;Thomas&quot;},{&quot;family&quot;:&quot;Butterill&quot;,&quot;given&quot;:&quot;Phil&quot;},{&quot;family&quot;:&quot;Carscallen&quot;,&quot;given&quot;:&quot;Grace&quot;},{&quot;family&quot;:&quot;Gonzalez‐Akre&quot;,&quot;given&quot;:&quot;Erika&quot;},{&quot;family&quot;:&quot;Goodman&quot;,&quot;given&quot;:&quot;Aaron&quot;},{&quot;family&quot;:&quot;Kaman&quot;,&quot;given&quot;:&quot;Ondrej&quot;},{&quot;family&quot;:&quot;Lamarre&quot;,&quot;given&quot;:&quot;Greg P. A.&quot;},{&quot;family&quot;:&quot;Libra&quot;,&quot;given&quot;:&quot;Martin&quot;},{&quot;family&quot;:&quot;Losada&quot;,&quot;given&quot;:&quot;Maria E.&quot;},{&quot;family&quot;:&quot;Manumbor&quot;,&quot;given&quot;:&quot;Markus&quot;},{&quot;family&quot;:&quot;Miller&quot;,&quot;given&quot;:&quot;Scott E.&quot;},{&quot;family&quot;:&quot;Molem&quot;,&quot;given&quot;:&quot;Kenneth&quot;},{&quot;family&quot;:&quot;Nichols&quot;,&quot;given&quot;:&quot;Geoffrey&quot;},{&quot;family&quot;:&quot;Plowman&quot;,&quot;given&quot;:&quot;Nichola S.&quot;},{&quot;family&quot;:&quot;Redmond&quot;,&quot;given&quot;:&quot;Conor&quot;},{&quot;family&quot;:&quot;Seifert&quot;,&quot;given&quot;:&quot;Carlo L.&quot;},{&quot;family&quot;:&quot;Vrana&quot;,&quot;given&quot;:&quot;Jan&quot;},{&quot;family&quot;:&quot;Weiblen&quot;,&quot;given&quot;:&quot;George D.&quot;},{&quot;family&quot;:&quot;Novotny&quot;,&quot;given&quot;:&quot;Vojtech&quot;}],&quot;issued&quot;:{&quot;date-parts&quot;:[[&quot;2020&quot;]]}}},{&quot;id&quot;:2774,&quot;uris&quot;:[&quot;http://zotero.org/users/1954708/items/Y3LNLYE2&quot;],&quot;uri&quot;:[&quot;http://zotero.org/users/1954708/items/Y3LNLYE2&quot;],&quot;itemData&quot;:{&quot;id&quot;:2774,&quot;type&quot;:&quot;article-journal&quot;,&quot;abstract&quot;:&quot;Phylogenetic ecology has identified patterns of diversity in communities that may find explanation in trophic interactions, and yet there have been few attempts to directly relate such patterns among trophic levels. Density-dependent processes involving pests and pathogens, for example, have been invoked to account for plant community phylogenetic patterns, but relatively little is known about how plant relatedness might affect community structure at other trophic levels. We examined the degree to which the abundance of herbivores in a rain forest community is explained by the phylogeny and functional traits of host plants. We destructively sampled all stems ≥5 cm diameter in two 1-ha plots of New Guinea primary and secondary lowland forest to test predicted relationships between herbivore abundance and plant resources. We analyzed per-tree caterpillar and leaf miner abundance, total leaf biomass (kg), percentage of immature foliage, specific leaf area (cm2/g), leaf nitrogen content (percentage of dry mass), and presence of exudates in the context of a plant community phylogeny estimated from DNA barcodes. Apart from nitrogen content and exudates, neither plant resources nor herbivore abundance showed evidence of phylogenetic signal in our community sample. The plant traits we measured could account for only 30% and 16% of variation in caterpillar and leaf miner abundance, respectively, among individual trees. Leaf biomass was a stronger predictor of herbivore abundance than either resource quality (leaf nitrogen content) or palatability (percentage of immature foliage, specific leaf area). The primary importance of resource quantity was also observed at the plant species level in analyses of species means and phylogenetic generalized least-squares regression. Plant relatedness did not account for much variation in herbivore abundance, but significant effects of exudates and leaf nitrogen content on caterpillar abundance illustrate how conserved traits at one trophic level may influence community-wide patterns at another.&quot;,&quot;container-title&quot;:&quot;Ecology&quot;,&quot;DOI&quot;:&quot;10.1890/11-0503.1&quot;,&quot;ISSN&quot;:&quot;1939-9170&quot;,&quot;issue&quot;:&quot;sp8&quot;,&quot;language&quot;:&quot;en&quot;,&quot;note&quot;:&quot;_eprint: https://esajournals.onlinelibrary.wiley.com/doi/pdf/10.1890/11-0503.1&quot;,&quot;page&quot;:&quot;S211-S222&quot;,&quot;source&quot;:&quot;Wiley Online Library&quot;,&quot;title&quot;:&quot;Predicting tropical insect herbivore abundance from host plant traits and phylogeny&quot;,&quot;volume&quot;:&quot;93&quot;,&quot;author&quot;:[{&quot;family&quot;:&quot;Whitfeld&quot;,&quot;given&quot;:&quot;Timothy J. S.&quot;},{&quot;family&quot;:&quot;Novotny&quot;,&quot;given&quot;:&quot;Vojtech&quot;},{&quot;family&quot;:&quot;Miller&quot;,&quot;given&quot;:&quot;Scott E.&quot;},{&quot;family&quot;:&quot;Hrcek&quot;,&quot;given&quot;:&quot;Jan&quot;},{&quot;family&quot;:&quot;Klimes&quot;,&quot;given&quot;:&quot;Petr&quot;},{&quot;family&quot;:&quot;Weiblen&quot;,&quot;given&quot;:&quot;George D.&quot;}],&quot;issued&quot;:{&quot;date-parts&quot;:[[&quot;2012&quot;]]}}}],&quot;schema&quot;:&quot;https://github.com/citation-style-language/schema/raw/master/csl-citation.json&quot;} RNDHWjJABPn5o"/><text:span text:style-name="T79">. This bottom-up control should result in weak</text:span><text:span text:style-name="T97">ened</text:span><text:span text:style-name="T79"> top-down cascades. Recently it was shown that in early successional tropical forest gaps herbivorous insects shape plant community composition, but </text:span><text:span text:style-name="T97">top </text:span><text:span text:style-name="T79">predators had surprisingly weak cascading effect on vegetation </text:span><text:reference-mark-start text:name="ZOTERO_ITEM CSL_CITATION {&quot;citationID&quot;:&quot;Ra6zRYnP&quot;,&quot;properties&quot;:{&quot;formattedCitation&quot;:&quot;(Szefer et al. 2020)&quot;,&quot;plainCitation&quot;:&quot;(Szefer et al.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JPgaaTWsdD"/><text:span text:style-name="T79">(Szefer et al. 2020)</text:span><text:reference-mark-end text:name="ZOTERO_ITEM CSL_CITATION {&quot;citationID&quot;:&quot;Ra6zRYnP&quot;,&quot;properties&quot;:{&quot;formattedCitation&quot;:&quot;(Szefer et al. 2020)&quot;,&quot;plainCitation&quot;:&quot;(Szefer et al.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JPgaaTWsdD"/><text:span text:style-name="T79">. </text:span><text:span text:style-name="T2">This observation seems to be consistent with some theoretical expectations e.g. that higher productivity would result in stronger bottom-up control of herbivores by vegetation </text:span><text:reference-mark-start text:name="ZOTERO_ITEM CSL_CITATION {&quot;citationID&quot;:&quot;pLtMKVzG&quot;,&quot;properties&quot;:{&quot;formattedCitation&quot;:&quot;(Kagata and Ohgushi 2006, Mooney et al. 2010)&quot;,&quot;plainCitation&quot;:&quot;(Kagata and Ohgushi 2006, Mooney et al. 2010)&quot;,&quot;noteIndex&quot;:0},&quot;citationItems&quot;:[{&quot;id&quot;:2976,&quot;uris&quot;:[&quot;http://zotero.org/users/1954708/items/VJ7SNKK2&quot;],&quot;uri&quot;:[&quot;http://zotero.org/users/1954708/items/VJ7SNKK2&quot;],&quot;itemData&quot;:{&quot;id&quot;:2976,&quot;type&quot;:&quot;article-journal&quot;,&quot;abstract&quot;:&quot;In contrast to top-down trophic cascades, few reviews have appeared of bottom-up trophic cascades. We review the recent development of research on bottom-up cascades in terrestrial food webs, focusing on tritrophic systems consisting of plants, herbivorous insects, and natural enemies, and attempt to integrate bottom-up cascade and material transfer among trophic levels. Bottom-up cascades are frequently reported in various tritrophic systems, and are important to determine community structure, population dynamics, and individual performance of higher trophic levels. In addition, we highlight several features of bottom-up cascades. Accumulation or dilution of plant nutritional and defensive materials by herbivorous insects provides a mechanistic base for several bottom-up cascades. Such a stoichiometric approach has the potential to improve our understanding of bottom-up cascading effects in terrestrial food webs. We suggest a future direction for research by integration of bottom-up cascades and material transfer among trophic levels.&quot;,&quot;container-title&quot;:&quot;Ecological Research&quot;,&quot;DOI&quot;:&quot;10.1007/s11284-005-0124-z&quot;,&quot;ISSN&quot;:&quot;1440-1703&quot;,&quot;issue&quot;:&quot;1&quot;,&quot;journalAbbreviation&quot;:&quot;Ecol Res&quot;,&quot;language&quot;:&quot;en&quot;,&quot;page&quot;:&quot;26-34&quot;,&quot;source&quot;:&quot;Springer Link&quot;,&quot;title&quot;:&quot;Bottom-up trophic cascades and material transfer in terrestrial food webs&quot;,&quot;volume&quot;:&quot;21&quot;,&quot;author&quot;:[{&quot;family&quot;:&quot;Kagata&quot;,&quot;given&quot;:&quot;Hideki&quot;},{&quot;family&quot;:&quot;Ohgushi&quot;,&quot;given&quot;:&quot;Takayuki&quot;}],&quot;issued&quot;:{&quot;date-parts&quot;:[[&quot;2006&quot;,1,1]]}}},{&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ipFb8R0VcW"/><text:span text:style-name="T2">(Kagata and Ohgushi 2006, Mooney et al. 2010)</text:span><text:reference-mark-end text:name="ZOTERO_ITEM CSL_CITATION {&quot;citationID&quot;:&quot;pLtMKVzG&quot;,&quot;properties&quot;:{&quot;formattedCitation&quot;:&quot;(Kagata and Ohgushi 2006, Mooney et al. 2010)&quot;,&quot;plainCitation&quot;:&quot;(Kagata and Ohgushi 2006, Mooney et al. 2010)&quot;,&quot;noteIndex&quot;:0},&quot;citationItems&quot;:[{&quot;id&quot;:2976,&quot;uris&quot;:[&quot;http://zotero.org/users/1954708/items/VJ7SNKK2&quot;],&quot;uri&quot;:[&quot;http://zotero.org/users/1954708/items/VJ7SNKK2&quot;],&quot;itemData&quot;:{&quot;id&quot;:2976,&quot;type&quot;:&quot;article-journal&quot;,&quot;abstract&quot;:&quot;In contrast to top-down trophic cascades, few reviews have appeared of bottom-up trophic cascades. We review the recent development of research on bottom-up cascades in terrestrial food webs, focusing on tritrophic systems consisting of plants, herbivorous insects, and natural enemies, and attempt to integrate bottom-up cascade and material transfer among trophic levels. Bottom-up cascades are frequently reported in various tritrophic systems, and are important to determine community structure, population dynamics, and individual performance of higher trophic levels. In addition, we highlight several features of bottom-up cascades. Accumulation or dilution of plant nutritional and defensive materials by herbivorous insects provides a mechanistic base for several bottom-up cascades. Such a stoichiometric approach has the potential to improve our understanding of bottom-up cascading effects in terrestrial food webs. We suggest a future direction for research by integration of bottom-up cascades and material transfer among trophic levels.&quot;,&quot;container-title&quot;:&quot;Ecological Research&quot;,&quot;DOI&quot;:&quot;10.1007/s11284-005-0124-z&quot;,&quot;ISSN&quot;:&quot;1440-1703&quot;,&quot;issue&quot;:&quot;1&quot;,&quot;journalAbbreviation&quot;:&quot;Ecol Res&quot;,&quot;language&quot;:&quot;en&quot;,&quot;page&quot;:&quot;26-34&quot;,&quot;source&quot;:&quot;Springer Link&quot;,&quot;title&quot;:&quot;Bottom-up trophic cascades and material transfer in terrestrial food webs&quot;,&quot;volume&quot;:&quot;21&quot;,&quot;author&quot;:[{&quot;family&quot;:&quot;Kagata&quot;,&quot;given&quot;:&quot;Hideki&quot;},{&quot;family&quot;:&quot;Ohgushi&quot;,&quot;given&quot;:&quot;Takayuki&quot;}],&quot;issued&quot;:{&quot;date-parts&quot;:[[&quot;2006&quot;,1,1]]}}},{&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ipFb8R0VcW"/><text:span text:style-name="T2">. Unfortunately, strength of top-down control of plants by herbivores was found to be highly site specific and difficult to predict accurately by climatic conditions, productivity or plant growth forms </text:span><text:reference-mark-start text:name="ZOTERO_ITEM CSL_CITATION {&quot;citationID&quot;:&quot;TuEShdlW&quot;,&quot;properties&quot;:{&quot;formattedCitation&quot;:&quot;(Jia et al. 2018)&quot;,&quot;plainCitation&quot;:&quot;(Jia et al. 2018)&quot;,&quot;noteIndex&quot;:0},&quot;citationItems&quot;:[{&quot;id&quot;:2206,&quot;uris&quot;:[&quot;http://zotero.org/users/1954708/items/RJ9QSP6T&quot;],&quot;uri&quot;:[&quot;http://zotero.org/users/1954708/items/RJ9QSP6T&quot;],&quot;itemData&quot;:{&quot;id&quot;:2206,&quot;type&quot;:&quot;article-journal&quot;,&quot;abstract&quot;:&quot;The theory of “top-down” ecological regulation predicts that herbivory suppresses plant abundance, biomass, and survival but increases diversity through the disproportionate consumption of dominant species, which inhibits competitive exclusion. To date, these outcomes have been clear in aquatic ecosystems but not on land. We explicate this discrepancy using a meta-analysis of experimental results from 123 native animal exclusions in natural terrestrial ecosystems (623 pairwise comparisons). Consistent with top-down predictions, we found that herbivores significantly reduced plant abundance, biomass, survival, and reproduction (all P &lt; 0.01) and increased species evenness but not richness (P = 0.06 and P = 0.59, respectively). However, when examining patterns in the strength of top-down effects, with few exceptions, we were unable to detect significantly different effect sizes among biomes, based on local site characteristics (climate or productivity) or study characteristics (study duration or exclosure size). The positive effects on diversity were only significant in studies excluding large animals or located in temperate grasslands. The results demonstrate that top-down regulation by herbivores is a pervasive process shaping terrestrial plant communities at the global scale, but its strength is highly site specific and not predicted by basic site conditions. We suggest that including herbivore densities as a covariate in future exclosure studies will facilitate the discovery of unresolved macroecology trends in the strength of herbivore–plant interactions.&quot;,&quot;container-title&quot;:&quot;Proceedings of the National Academy of Sciences&quot;,&quot;DOI&quot;:&quot;10.1073/pnas.1707984115&quot;,&quot;ISSN&quot;:&quot;0027-8424, 1091-6490&quot;,&quot;issue&quot;:&quot;24&quot;,&quot;journalAbbreviation&quot;:&quot;PNAS&quot;,&quot;language&quot;:&quot;en&quot;,&quot;note&quot;:&quot;PMID: 29848630&quot;,&quot;page&quot;:&quot;6237-6242&quot;,&quot;source&quot;:&quot;www.pnas.org&quot;,&quot;title&quot;:&quot;Global signal of top-down control of terrestrial plant communities by herbivores&quot;,&quot;volume&quot;:&quot;115&quot;,&quot;author&quot;:[{&quot;family&quot;:&quot;Jia&quot;,&quot;given&quot;:&quot;Shihong&quot;},{&quot;family&quot;:&quot;Wang&quot;,&quot;given&quot;:&quot;Xugao&quot;},{&quot;family&quot;:&quot;Yuan&quot;,&quot;given&quot;:&quot;Zuoqiang&quot;},{&quot;family&quot;:&quot;Lin&quot;,&quot;given&quot;:&quot;Fei&quot;},{&quot;family&quot;:&quot;Ye&quot;,&quot;given&quot;:&quot;Ji&quot;},{&quot;family&quot;:&quot;Hao&quot;,&quot;given&quot;:&quot;Zhanqing&quot;},{&quot;family&quot;:&quot;Luskin&quot;,&quot;given&quot;:&quot;Matthew Scott&quot;}],&quot;issued&quot;:{&quot;date-parts&quot;:[[&quot;2018&quot;,6,12]]}}}],&quot;schema&quot;:&quot;https://github.com/citation-style-language/schema/raw/master/csl-citation.json&quot;} RNDrnsAe3R2Hm"/><text:span text:style-name="T2">(Jia et al. 2018)</text:span><text:reference-mark-end text:name="ZOTERO_ITEM CSL_CITATION {&quot;citationID&quot;:&quot;TuEShdlW&quot;,&quot;properties&quot;:{&quot;formattedCitation&quot;:&quot;(Jia et al. 2018)&quot;,&quot;plainCitation&quot;:&quot;(Jia et al. 2018)&quot;,&quot;noteIndex&quot;:0},&quot;citationItems&quot;:[{&quot;id&quot;:2206,&quot;uris&quot;:[&quot;http://zotero.org/users/1954708/items/RJ9QSP6T&quot;],&quot;uri&quot;:[&quot;http://zotero.org/users/1954708/items/RJ9QSP6T&quot;],&quot;itemData&quot;:{&quot;id&quot;:2206,&quot;type&quot;:&quot;article-journal&quot;,&quot;abstract&quot;:&quot;The theory of “top-down” ecological regulation predicts that herbivory suppresses plant abundance, biomass, and survival but increases diversity through the disproportionate consumption of dominant species, which inhibits competitive exclusion. To date, these outcomes have been clear in aquatic ecosystems but not on land. We explicate this discrepancy using a meta-analysis of experimental results from 123 native animal exclusions in natural terrestrial ecosystems (623 pairwise comparisons). Consistent with top-down predictions, we found that herbivores significantly reduced plant abundance, biomass, survival, and reproduction (all P &lt; 0.01) and increased species evenness but not richness (P = 0.06 and P = 0.59, respectively). However, when examining patterns in the strength of top-down effects, with few exceptions, we were unable to detect significantly different effect sizes among biomes, based on local site characteristics (climate or productivity) or study characteristics (study duration or exclosure size). The positive effects on diversity were only significant in studies excluding large animals or located in temperate grasslands. The results demonstrate that top-down regulation by herbivores is a pervasive process shaping terrestrial plant communities at the global scale, but its strength is highly site specific and not predicted by basic site conditions. We suggest that including herbivore densities as a covariate in future exclosure studies will facilitate the discovery of unresolved macroecology trends in the strength of herbivore–plant interactions.&quot;,&quot;container-title&quot;:&quot;Proceedings of the National Academy of Sciences&quot;,&quot;DOI&quot;:&quot;10.1073/pnas.1707984115&quot;,&quot;ISSN&quot;:&quot;0027-8424, 1091-6490&quot;,&quot;issue&quot;:&quot;24&quot;,&quot;journalAbbreviation&quot;:&quot;PNAS&quot;,&quot;language&quot;:&quot;en&quot;,&quot;note&quot;:&quot;PMID: 29848630&quot;,&quot;page&quot;:&quot;6237-6242&quot;,&quot;source&quot;:&quot;www.pnas.org&quot;,&quot;title&quot;:&quot;Global signal of top-down control of terrestrial plant communities by herbivores&quot;,&quot;volume&quot;:&quot;115&quot;,&quot;author&quot;:[{&quot;family&quot;:&quot;Jia&quot;,&quot;given&quot;:&quot;Shihong&quot;},{&quot;family&quot;:&quot;Wang&quot;,&quot;given&quot;:&quot;Xugao&quot;},{&quot;family&quot;:&quot;Yuan&quot;,&quot;given&quot;:&quot;Zuoqiang&quot;},{&quot;family&quot;:&quot;Lin&quot;,&quot;given&quot;:&quot;Fei&quot;},{&quot;family&quot;:&quot;Ye&quot;,&quot;given&quot;:&quot;Ji&quot;},{&quot;family&quot;:&quot;Hao&quot;,&quot;given&quot;:&quot;Zhanqing&quot;},{&quot;family&quot;:&quot;Luskin&quot;,&quot;given&quot;:&quot;Matthew Scott&quot;}],&quot;issued&quot;:{&quot;date-parts&quot;:[[&quot;2018&quot;,6,12]]}}}],&quot;schema&quot;:&quot;https://github.com/citation-style-language/schema/raw/master/csl-citation.json&quot;} RNDrnsAe3R2Hm"/><text:span text:style-name="T79">. </text:span><text:span text:style-name="T99">Therefore, </text:span><text:span text:style-name="T79">complex natural histories of both predators and herbivores within food-webs might be important </text:span><text:span text:style-name="T99">in modulating plant responses</text:span><text:span text:style-name="T79">. It is unclear </text:span><text:span text:style-name="T98">why</text:span><text:span text:style-name="T79"> </text:span><text:span text:style-name="T99">we observe weaker top-down and cascading effects at</text:span><text:span text:style-name="T2"> the initial stages </text:span><text:span text:style-name="T18">of succession </text:span><text:span text:style-name="T2">where assembly processes are more dynamic and plant natural enemies </text:span><text:span text:style-name="T18">should</text:span><text:span text:style-name="T2"> be more relevant especially when trophic cascades on younger plants are expected </text:span><text:span text:style-name="T18">to be strong</text:span><text:span text:style-name="T19">er</text:span><text:span text:style-name="T2"> </text:span><text:reference-mark-start text:name="ZOTERO_ITEM CSL_CITATION {&quot;citationID&quot;:&quot;HWukGsqO&quot;,&quot;properties&quot;:{&quot;formattedCitation&quot;:&quot;(Boege and Marquis 2006)&quot;,&quot;plainCitation&quot;:&quot;(Boege and Marquis 2006)&quot;,&quot;noteIndex&quot;:0},&quot;citationItems&quot;:[{&quot;id&quot;:3073,&quot;uris&quot;:[&quot;http://zotero.org/users/1954708/items/KCEXB3PK&quot;],&quot;uri&quot;:[&quot;http://zotero.org/users/1954708/items/KCEXB3PK&quot;],&quot;itemData&quot;:{&quot;id&quot;:3073,&quot;type&quot;:&quot;article-journal&quot;,&quot;abstract&quot;:&quot;Bottom-up and top-down impacts on herbivores can be influenced by plant productivity, structural complexity, vigor and size. Although these traits are likely to vary with plant development, the influence of plant ontogeny on the relative importance of plant quality (i.e. bottom-up forces) and predation risk (i.e. top-down forces) has been the focus of little previous investigation. We evaluated the role of plant ontogeny for the relative importance of bottom-up and top-down forces on insect herbivore abundance, species richness, and species diversity attacking the tropical tree Casearia nitida. We also quantified the cascading effects on herbivory, growth and reproduction of this plant species. Plant quality traits (nitrogen and phenolic compounds) were assessed in saplings and reproductive trees. Bottom-up forces were manipulated by fertilizing plants from both ontogenetic stages. Top-down forces were manipulated by excluding insectivorous birds from saplings and reproductive trees. Plant ontogeny influenced foliage quality in terms of total phenolics, which were in greater concentration in reproductive trees than in saplings; however, it did not influence bottom-up forces as modified by fertilization. Bird exclusion increased herbivore density with the same magnitude on both stages. Ontogeny influenced species diversity, which was greater in reproductive trees than in saplings, and also influenced treatment impacts on species richness and diversity. Although top-down forces increased herbivory equally on plants of each ontogenetic stage, the two stages showed different overcompensation responses to increased damage: caged saplings produced greater leaf biomass than non-caged saplings, whereas caged trees increased in height proportionally more than non-caged trees. In sum, plant ontogeny influenced the impact of bird predation on herbivore density, species richness, and species diversity, and the growth variables affected by increased damage in caged plants. We suggest that plant ontogeny can contribute to some extent to the influence of plant quality and the third trophic level on herbivores in this system.&quot;,&quot;container-title&quot;:&quot;Oikos&quot;,&quot;DOI&quot;:&quot;https://doi.org/10.1111/j.2006.0030-1299.15076.x&quot;,&quot;ISSN&quot;:&quot;1600-0706&quot;,&quot;issue&quot;:&quot;3&quot;,&quot;language&quot;:&quot;en&quot;,&quot;note&quot;:&quot;_eprint: https://onlinelibrary.wiley.com/doi/pdf/10.1111/j.2006.0030-1299.15076.x&quot;,&quot;page&quot;:&quot;559-572&quot;,&quot;source&quot;:&quot;Wiley Online Library&quot;,&quot;title&quot;:&quot;Plant quality and predation risk mediated by plant ontogeny: consequences for herbivores and plants&quot;,&quot;title-short&quot;:&quot;Plant quality and predation risk mediated by plant ontogeny&quot;,&quot;volume&quot;:&quot;115&quot;,&quot;author&quot;:[{&quot;family&quot;:&quot;Boege&quot;,&quot;given&quot;:&quot;Karina&quot;},{&quot;family&quot;:&quot;Marquis&quot;,&quot;given&quot;:&quot;Robert J.&quot;}],&quot;issued&quot;:{&quot;date-parts&quot;:[[&quot;2006&quot;]]}}}],&quot;schema&quot;:&quot;https://github.com/citation-style-language/schema/raw/master/csl-citation.json&quot;} RNDh4ImXrVjyJ"/><text:span text:style-name="T2">(Boege and Marquis 2006)</text:span><text:reference-mark-end text:name="ZOTERO_ITEM CSL_CITATION {&quot;citationID&quot;:&quot;HWukGsqO&quot;,&quot;properties&quot;:{&quot;formattedCitation&quot;:&quot;(Boege and Marquis 2006)&quot;,&quot;plainCitation&quot;:&quot;(Boege and Marquis 2006)&quot;,&quot;noteIndex&quot;:0},&quot;citationItems&quot;:[{&quot;id&quot;:3073,&quot;uris&quot;:[&quot;http://zotero.org/users/1954708/items/KCEXB3PK&quot;],&quot;uri&quot;:[&quot;http://zotero.org/users/1954708/items/KCEXB3PK&quot;],&quot;itemData&quot;:{&quot;id&quot;:3073,&quot;type&quot;:&quot;article-journal&quot;,&quot;abstract&quot;:&quot;Bottom-up and top-down impacts on herbivores can be influenced by plant productivity, structural complexity, vigor and size. Although these traits are likely to vary with plant development, the influence of plant ontogeny on the relative importance of plant quality (i.e. bottom-up forces) and predation risk (i.e. top-down forces) has been the focus of little previous investigation. We evaluated the role of plant ontogeny for the relative importance of bottom-up and top-down forces on insect herbivore abundance, species richness, and species diversity attacking the tropical tree Casearia nitida. We also quantified the cascading effects on herbivory, growth and reproduction of this plant species. Plant quality traits (nitrogen and phenolic compounds) were assessed in saplings and reproductive trees. Bottom-up forces were manipulated by fertilizing plants from both ontogenetic stages. Top-down forces were manipulated by excluding insectivorous birds from saplings and reproductive trees. Plant ontogeny influenced foliage quality in terms of total phenolics, which were in greater concentration in reproductive trees than in saplings; however, it did not influence bottom-up forces as modified by fertilization. Bird exclusion increased herbivore density with the same magnitude on both stages. Ontogeny influenced species diversity, which was greater in reproductive trees than in saplings, and also influenced treatment impacts on species richness and diversity. Although top-down forces increased herbivory equally on plants of each ontogenetic stage, the two stages showed different overcompensation responses to increased damage: caged saplings produced greater leaf biomass than non-caged saplings, whereas caged trees increased in height proportionally more than non-caged trees. In sum, plant ontogeny influenced the impact of bird predation on herbivore density, species richness, and species diversity, and the growth variables affected by increased damage in caged plants. We suggest that plant ontogeny can contribute to some extent to the influence of plant quality and the third trophic level on herbivores in this system.&quot;,&quot;container-title&quot;:&quot;Oikos&quot;,&quot;DOI&quot;:&quot;https://doi.org/10.1111/j.2006.0030-1299.15076.x&quot;,&quot;ISSN&quot;:&quot;1600-0706&quot;,&quot;issue&quot;:&quot;3&quot;,&quot;language&quot;:&quot;en&quot;,&quot;note&quot;:&quot;_eprint: https://onlinelibrary.wiley.com/doi/pdf/10.1111/j.2006.0030-1299.15076.x&quot;,&quot;page&quot;:&quot;559-572&quot;,&quot;source&quot;:&quot;Wiley Online Library&quot;,&quot;title&quot;:&quot;Plant quality and predation risk mediated by plant ontogeny: consequences for herbivores and plants&quot;,&quot;title-short&quot;:&quot;Plant quality and predation risk mediated by plant ontogeny&quot;,&quot;volume&quot;:&quot;115&quot;,&quot;author&quot;:[{&quot;family&quot;:&quot;Boege&quot;,&quot;given&quot;:&quot;Karina&quot;},{&quot;family&quot;:&quot;Marquis&quot;,&quot;given&quot;:&quot;Robert J.&quot;}],&quot;issued&quot;:{&quot;date-parts&quot;:[[&quot;2006&quot;]]}}}],&quot;schema&quot;:&quot;https://github.com/citation-style-language/schema/raw/master/csl-citation.json&quot;} RNDh4ImXrVjyJ"/><text:span text:style-name="T2">. </text:span></text:p>
      <text:p text:style-name="P10"><text:span text:style-name="T2"><text:tab/></text:span><text:span text:style-name="T79">By focusing on top-down effect on </text:span><office:annotation office:name="__Annotation__2200_3014271310"><dc:creator>Unknown Author</dc:creator><dc:date>2021-03-19T13:33:06.716657943</dc:date><text:p text:style-name="P34"><text:span text:style-name="T343">And density?</text:span></text:p></office:annotation><text:span text:style-name="T79">abundance</text:span><office:annotation-end office:name="__Annotation__2200_3014271310"/><text:span text:style-name="T79"> we might miss an important effect of body size shifts in response to predation </text:span><text:reference-mark-start text:name="ZOTERO_ITEM CSL_CITATION {&quot;citationID&quot;:&quot;sxgCfXfS&quot;,&quot;properties&quot;:{&quot;formattedCitation&quot;:&quot;(Gruner 2004)&quot;,&quot;plainCitation&quot;:&quot;(Gruner 2004)&quot;,&quot;noteIndex&quot;:0},&quot;citationItems&quot;:[{&quot;id&quot;:2821,&quot;uris&quot;:[&quot;http://zotero.org/users/1954708/items/6ZNJTIVU&quot;],&quot;uri&quot;:[&quot;http://zotero.org/users/1954708/items/6ZNJTIVU&quot;],&quot;itemData&quot;:{&quot;id&quot;:2821,&quot;type&quot;:&quot;article-journal&quot;,&quot;abstract&quot;:&quot;Carnivore (top-down) and resource (bottom-up) influences in food webs are strong and pervasive, but few studies have investigated their interactive effects in species-rich terrestrial ecosystems. This study focused on arthropods associated with the dominant tree species, Metrosideros polymorpha (Myrtaceae), in Hawaiian forests. Severe soil nutrient limitation on a 120-yr-old lava flow was removed by fertilization and combined with bird predator exclusion cages in a randomized block design. Arthropod densities were measured from clipped foliage at the outset and conclusion of a 33-mo experiment, and their biomass was estimated using regression equations. Metrosideros foliar nitrogen, tree growth, and biomass increased directly in response to fertilization but did not change with bird exclusion. Fertilization increased detritivore densities but not biomass, and both density and biomass of herbivores, while bird exclusion increased both density and biomass of carnivores. Fertilization also increased spider density and biomass, but bird exclusion increased spider numbers (15 species) only in high resource plots. Overall, trophic level biomass responses were less pronounced than density because smaller bodied individuals responded more to enrichment. Bottom-up factors controlled basal trophic levels, and detritivores comprised the largest fraction of arthropod density and biomass. Conversely, top-down impacts were apparent but variable, limited to higher order consumers, and did not cascade to the level of primary producers. These experimental results were consistent with the view that complex forest ecosystems are structured on a bottom-up template.&quot;,&quot;container-title&quot;:&quot;Ecology&quot;,&quot;ISSN&quot;:&quot;0012-9658&quot;,&quot;issue&quot;:&quot;11&quot;,&quot;note&quot;:&quot;publisher: Ecological Society of America&quot;,&quot;page&quot;:&quot;3010-3022&quot;,&quot;source&quot;:&quot;JSTOR&quot;,&quot;title&quot;:&quot;Attenuation of Top-down and Bottom-up Forces in a Complex Terrestrial Community&quot;,&quot;volume&quot;:&quot;85&quot;,&quot;author&quot;:[{&quot;family&quot;:&quot;Gruner&quot;,&quot;given&quot;:&quot;Daniel S.&quot;}],&quot;issued&quot;:{&quot;date-parts&quot;:[[&quot;2004&quot;]]}}}],&quot;schema&quot;:&quot;https://github.com/citation-style-language/schema/raw/master/csl-citation.json&quot;} RNDLMOXwBEW2O"/><text:span text:style-name="T79">(Gruner 2004)</text:span><text:bookmark text:name="__UnoMark__18664_532779537"/><text:bookmark text:name="__UnoMark__13903_532779537"/><text:bookmark text:name="__UnoMark__12454_532779537"/><text:reference-mark-end text:name="ZOTERO_ITEM CSL_CITATION {&quot;citationID&quot;:&quot;sxgCfXfS&quot;,&quot;properties&quot;:{&quot;formattedCitation&quot;:&quot;(Gruner 2004)&quot;,&quot;plainCitation&quot;:&quot;(Gruner 2004)&quot;,&quot;noteIndex&quot;:0},&quot;citationItems&quot;:[{&quot;id&quot;:2821,&quot;uris&quot;:[&quot;http://zotero.org/users/1954708/items/6ZNJTIVU&quot;],&quot;uri&quot;:[&quot;http://zotero.org/users/1954708/items/6ZNJTIVU&quot;],&quot;itemData&quot;:{&quot;id&quot;:2821,&quot;type&quot;:&quot;article-journal&quot;,&quot;abstract&quot;:&quot;Carnivore (top-down) and resource (bottom-up) influences in food webs are strong and pervasive, but few studies have investigated their interactive effects in species-rich terrestrial ecosystems. This study focused on arthropods associated with the dominant tree species, Metrosideros polymorpha (Myrtaceae), in Hawaiian forests. Severe soil nutrient limitation on a 120-yr-old lava flow was removed by fertilization and combined with bird predator exclusion cages in a randomized block design. Arthropod densities were measured from clipped foliage at the outset and conclusion of a 33-mo experiment, and their biomass was estimated using regression equations. Metrosideros foliar nitrogen, tree growth, and biomass increased directly in response to fertilization but did not change with bird exclusion. Fertilization increased detritivore densities but not biomass, and both density and biomass of herbivores, while bird exclusion increased both density and biomass of carnivores. Fertilization also increased spider density and biomass, but bird exclusion increased spider numbers (15 species) only in high resource plots. Overall, trophic level biomass responses were less pronounced than density because smaller bodied individuals responded more to enrichment. Bottom-up factors controlled basal trophic levels, and detritivores comprised the largest fraction of arthropod density and biomass. Conversely, top-down impacts were apparent but variable, limited to higher order consumers, and did not cascade to the level of primary producers. These experimental results were consistent with the view that complex forest ecosystems are structured on a bottom-up template.&quot;,&quot;container-title&quot;:&quot;Ecology&quot;,&quot;ISSN&quot;:&quot;0012-9658&quot;,&quot;issue&quot;:&quot;11&quot;,&quot;note&quot;:&quot;publisher: Ecological Society of America&quot;,&quot;page&quot;:&quot;3010-3022&quot;,&quot;source&quot;:&quot;JSTOR&quot;,&quot;title&quot;:&quot;Attenuation of Top-down and Bottom-up Forces in a Complex Terrestrial Community&quot;,&quot;volume&quot;:&quot;85&quot;,&quot;author&quot;:[{&quot;family&quot;:&quot;Gruner&quot;,&quot;given&quot;:&quot;Daniel S.&quot;}],&quot;issued&quot;:{&quot;date-parts&quot;:[[&quot;2004&quot;]]}}}],&quot;schema&quot;:&quot;https://github.com/citation-style-language/schema/raw/master/csl-citation.json&quot;} RNDLMOXwBEW2O"/><text:span text:style-name="T79">. </text:span><text:span text:style-name="T2">Studies from temperate region usually report strong </text:span><text:span text:style-name="T79">top-down effects </text:span><text:span text:style-name="T82">only </text:span><text:span text:style-name="T79">on herbivore abundance </text:span><text:reference-mark-start text:name="ZOTERO_ITEM CSL_CITATION {&quot;citationID&quot;:&quot;tIch57OK&quot;,&quot;properties&quot;:{&quot;formattedCitation&quot;:&quot;(Vidal and Murphy 2018)&quot;,&quot;plainCitation&quot;:&quot;(Vidal and Murphy 2018)&quot;,&quot;noteIndex&quot;:0},&quot;citationItems&quot;:[{&quot;id&quot;:2359,&quot;uris&quot;:[&quot;http://zotero.org/users/1954708/items/K6GWSY33&quot;],&quot;uri&quot;:[&quot;http://zotero.org/users/1954708/items/K6GWSY33&quot;],&quot;itemData&quot;:{&quot;id&quot;:2359,&quot;type&quot;:&quot;article-journal&quot;,&quot;abstract&quot;:&quot;Primary consumers are under strong selection from resource (‘bottom-up’) and consumer (‘top-down’) controls, but the relative importance of these selective forces is unknown. We performed a meta-analysis to compare the strength of top-down and bottom-up forces on consumer fitness, considering multiple predictors that can modulate these effects: diet breadth, feeding guild, habitat/environment, type of bottom-up effects, type of top-down effects and how consumer fitness effects are measured. We focused our analyses on the most diverse group of primary consumers, herbivorous insects, and found that in general top-down forces were stronger than bottom-up forces. Notably, chewing, sucking and gall-making herbivores were more affected by top-down than bottom-up forces, top-down forces were stronger than bottom-up in both natural and controlled (cultivated) environments, and parasitoids and predators had equally strong top-down effects on insect herbivores. Future studies should broaden the scope of focal consumers, particularly in understudied terrestrial systems, guilds, taxonomic groups and top-down controls (e.g. pathogens), and test for more complex indirect community interactions. Our results demonstrate the surprising strength of forces exerted by natural enemies on herbivorous insects, and thus the necessity of using a tri-trophic approach when studying insect-plant interactions.&quot;,&quot;container-title&quot;:&quot;Ecology Letters&quot;,&quot;DOI&quot;:&quot;10.1111/ele.12874&quot;,&quot;ISSN&quot;:&quot;1461-0248&quot;,&quot;issue&quot;:&quot;1&quot;,&quot;language&quot;:&quot;en&quot;,&quot;page&quot;:&quot;138-150&quot;,&quot;source&quot;:&quot;Wiley Online Library&quot;,&quot;title&quot;:&quot;Bottom-up vs. top-down effects on terrestrial insect herbivores: a meta-analysis&quot;,&quot;title-short&quot;:&quot;Bottom-up vs. top-down effects on terrestrial insect herbivores&quot;,&quot;volume&quot;:&quot;21&quot;,&quot;author&quot;:[{&quot;family&quot;:&quot;Vidal&quot;,&quot;given&quot;:&quot;Mayra C.&quot;},{&quot;family&quot;:&quot;Murphy&quot;,&quot;given&quot;:&quot;Shannon M.&quot;}],&quot;issued&quot;:{&quot;date-parts&quot;:[[&quot;2018&quot;]]}}}],&quot;schema&quot;:&quot;https://github.com/citation-style-language/schema/raw/master/csl-citation.json&quot;} RNDbzdpoXVGoZ"/><text:span text:style-name="T79">(Vidal and Murphy 2018)</text:span><text:reference-mark-end text:name="ZOTERO_ITEM CSL_CITATION {&quot;citationID&quot;:&quot;tIch57OK&quot;,&quot;properties&quot;:{&quot;formattedCitation&quot;:&quot;(Vidal and Murphy 2018)&quot;,&quot;plainCitation&quot;:&quot;(Vidal and Murphy 2018)&quot;,&quot;noteIndex&quot;:0},&quot;citationItems&quot;:[{&quot;id&quot;:2359,&quot;uris&quot;:[&quot;http://zotero.org/users/1954708/items/K6GWSY33&quot;],&quot;uri&quot;:[&quot;http://zotero.org/users/1954708/items/K6GWSY33&quot;],&quot;itemData&quot;:{&quot;id&quot;:2359,&quot;type&quot;:&quot;article-journal&quot;,&quot;abstract&quot;:&quot;Primary consumers are under strong selection from resource (‘bottom-up’) and consumer (‘top-down’) controls, but the relative importance of these selective forces is unknown. We performed a meta-analysis to compare the strength of top-down and bottom-up forces on consumer fitness, considering multiple predictors that can modulate these effects: diet breadth, feeding guild, habitat/environment, type of bottom-up effects, type of top-down effects and how consumer fitness effects are measured. We focused our analyses on the most diverse group of primary consumers, herbivorous insects, and found that in general top-down forces were stronger than bottom-up forces. Notably, chewing, sucking and gall-making herbivores were more affected by top-down than bottom-up forces, top-down forces were stronger than bottom-up in both natural and controlled (cultivated) environments, and parasitoids and predators had equally strong top-down effects on insect herbivores. Future studies should broaden the scope of focal consumers, particularly in understudied terrestrial systems, guilds, taxonomic groups and top-down controls (e.g. pathogens), and test for more complex indirect community interactions. Our results demonstrate the surprising strength of forces exerted by natural enemies on herbivorous insects, and thus the necessity of using a tri-trophic approach when studying insect-plant interactions.&quot;,&quot;container-title&quot;:&quot;Ecology Letters&quot;,&quot;DOI&quot;:&quot;10.1111/ele.12874&quot;,&quot;ISSN&quot;:&quot;1461-0248&quot;,&quot;issue&quot;:&quot;1&quot;,&quot;language&quot;:&quot;en&quot;,&quot;page&quot;:&quot;138-150&quot;,&quot;source&quot;:&quot;Wiley Online Library&quot;,&quot;title&quot;:&quot;Bottom-up vs. top-down effects on terrestrial insect herbivores: a meta-analysis&quot;,&quot;title-short&quot;:&quot;Bottom-up vs. top-down effects on terrestrial insect herbivores&quot;,&quot;volume&quot;:&quot;21&quot;,&quot;author&quot;:[{&quot;family&quot;:&quot;Vidal&quot;,&quot;given&quot;:&quot;Mayra C.&quot;},{&quot;family&quot;:&quot;Murphy&quot;,&quot;given&quot;:&quot;Shannon M.&quot;}],&quot;issued&quot;:{&quot;date-parts&quot;:[[&quot;2018&quot;]]}}}],&quot;schema&quot;:&quot;https://github.com/citation-style-language/schema/raw/master/csl-citation.json&quot;} RNDbzdpoXVGoZ"/><text:span text:style-name="T79"> despite biomass being more indicative measure of a population size </text:span><text:reference-mark-start text:name="ZOTERO_ITEM CSL_CITATION {&quot;citationID&quot;:&quot;iKmB0pKH&quot;,&quot;properties&quot;:{&quot;formattedCitation&quot;:&quot;(Rossberg 2013)&quot;,&quot;plainCitation&quot;:&quot;(Rossberg 2013)&quot;,&quot;noteIndex&quot;:0},&quot;citationItems&quot;:[{&quot;id&quot;:3003,&quot;uris&quot;:[&quot;http://zotero.org/users/1954708/items/DHYS94UL&quot;],&quot;uri&quot;:[&quot;http://zotero.org/users/1954708/items/DHYS94UL&quot;],&quot;itemData&quot;:{&quot;id&quot;:3003,&quot;type&quot;:&quot;book&quot;,&quot;abstract&quot;:&quot;Food webs have now been addressed in empirical and theoretical research for more than 50 years. Yet, even elementary foundational issues are still hotly debated. One difficulty is that a multitude of processes need to be taken into account to understand the patterns found empirically in the structure of food webs and communities. Food Webs and Biodiversity develops a fresh, comprehensive perspective on food webs. Mechanistic explanations for several known macroecological patterns are derived from a few fundamental concepts, which are quantitatively linked to field-observables. An argument is developed that food webs will often be the key to understanding patterns of biodiversity at community level. Key Features:  Predicts generic characteristics of ecological communities in invasion-extirpation equilibrium. Generalizes the theory of competition to food webs with arbitrary topologies. Presents a new, testable quantitative theory for the mechanisms determining species richness in food webs, and other new results. Written by an internationally respected expert in the field.  With global warming and other pressures on ecosystems rising, understanding and protecting biodiversity is a cause of international concern. This highly topical book will be of interest to a wide ranging audience, including not only graduate students and practitioners in community and conservation ecology but also the complex-systems research community as well as mathematicians and physicists interested in the theory of networks. \&quot;This is a comprehensive work outlining a large array of very novel and potentially game-changing ideas in food web ecology.\&quot;—Ken Haste Andersen, Technical University of Denmark \&quot;I believe that this will be a landmark book in community ecology ... it presents a well-established and consistent mathematical theory of food-webs. It is testable in many ways and the author finds remarkable agreements between predictions and reality.\&quot;—Géza Meszéna, Eötvös University, Budapest&quot;,&quot;ISBN&quot;:&quot;978-1-118-50217-4&quot;,&quot;language&quot;:&quot;en&quot;,&quot;note&quot;:&quot;Google-Books-ID: M19q4whwT9IC&quot;,&quot;number-of-pages&quot;:&quot;375&quot;,&quot;publisher&quot;:&quot;John Wiley &amp; Sons&quot;,&quot;source&quot;:&quot;Google Books&quot;,&quot;title&quot;:&quot;Food Webs and Biodiversity: Foundations, Models, Data&quot;,&quot;title-short&quot;:&quot;Food Webs and Biodiversity&quot;,&quot;author&quot;:[{&quot;family&quot;:&quot;Rossberg&quot;,&quot;given&quot;:&quot;Axel G.&quot;}],&quot;issued&quot;:{&quot;date-parts&quot;:[[&quot;2013&quot;,6,3]]}}}],&quot;schema&quot;:&quot;https://github.com/citation-style-language/schema/raw/master/csl-citation.json&quot;} RNDUZaM7ydHL6"/><text:span text:style-name="T79">(Rossberg 2013)</text:span><text:reference-mark-end text:name="ZOTERO_ITEM CSL_CITATION {&quot;citationID&quot;:&quot;iKmB0pKH&quot;,&quot;properties&quot;:{&quot;formattedCitation&quot;:&quot;(Rossberg 2013)&quot;,&quot;plainCitation&quot;:&quot;(Rossberg 2013)&quot;,&quot;noteIndex&quot;:0},&quot;citationItems&quot;:[{&quot;id&quot;:3003,&quot;uris&quot;:[&quot;http://zotero.org/users/1954708/items/DHYS94UL&quot;],&quot;uri&quot;:[&quot;http://zotero.org/users/1954708/items/DHYS94UL&quot;],&quot;itemData&quot;:{&quot;id&quot;:3003,&quot;type&quot;:&quot;book&quot;,&quot;abstract&quot;:&quot;Food webs have now been addressed in empirical and theoretical research for more than 50 years. Yet, even elementary foundational issues are still hotly debated. One difficulty is that a multitude of processes need to be taken into account to understand the patterns found empirically in the structure of food webs and communities. Food Webs and Biodiversity develops a fresh, comprehensive perspective on food webs. Mechanistic explanations for several known macroecological patterns are derived from a few fundamental concepts, which are quantitatively linked to field-observables. An argument is developed that food webs will often be the key to understanding patterns of biodiversity at community level. Key Features:  Predicts generic characteristics of ecological communities in invasion-extirpation equilibrium. Generalizes the theory of competition to food webs with arbitrary topologies. Presents a new, testable quantitative theory for the mechanisms determining species richness in food webs, and other new results. Written by an internationally respected expert in the field.  With global warming and other pressures on ecosystems rising, understanding and protecting biodiversity is a cause of international concern. This highly topical book will be of interest to a wide ranging audience, including not only graduate students and practitioners in community and conservation ecology but also the complex-systems research community as well as mathematicians and physicists interested in the theory of networks. \&quot;This is a comprehensive work outlining a large array of very novel and potentially game-changing ideas in food web ecology.\&quot;—Ken Haste Andersen, Technical University of Denmark \&quot;I believe that this will be a landmark book in community ecology ... it presents a well-established and consistent mathematical theory of food-webs. It is testable in many ways and the author finds remarkable agreements between predictions and reality.\&quot;—Géza Meszéna, Eötvös University, Budapest&quot;,&quot;ISBN&quot;:&quot;978-1-118-50217-4&quot;,&quot;language&quot;:&quot;en&quot;,&quot;note&quot;:&quot;Google-Books-ID: M19q4whwT9IC&quot;,&quot;number-of-pages&quot;:&quot;375&quot;,&quot;publisher&quot;:&quot;John Wiley &amp; Sons&quot;,&quot;source&quot;:&quot;Google Books&quot;,&quot;title&quot;:&quot;Food Webs and Biodiversity: Foundations, Models, Data&quot;,&quot;title-short&quot;:&quot;Food Webs and Biodiversity&quot;,&quot;author&quot;:[{&quot;family&quot;:&quot;Rossberg&quot;,&quot;given&quot;:&quot;Axel G.&quot;}],&quot;issued&quot;:{&quot;date-parts&quot;:[[&quot;2013&quot;,6,3]]}}}],&quot;schema&quot;:&quot;https://github.com/citation-style-language/schema/raw/master/csl-citation.json&quot;} RNDUZaM7ydHL6"/><text:span text:style-name="T79">. Especially when it is known that prey size is crucial for vertebrate predators and that </text:span><text:span text:style-name="T100">predation</text:span><text:span text:style-name="T79"> can change the size structure of </text:span><text:span text:style-name="T100">the </text:span><text:span text:style-name="T79">prey </text:span><text:reference-mark-start text:name="ZOTERO_ITEM CSL_CITATION {&quot;citationID&quot;:&quot;azVInkk7&quot;,&quot;properties&quot;:{&quot;formattedCitation&quot;:&quot;(Rodgers et al. 2015, Detmer et al. 2017)&quot;,&quot;plainCitation&quot;:&quot;(Rodgers et al. 2015, Detmer et al. 2017)&quot;,&quot;noteIndex&quot;:0},&quot;citationItems&quot;:[{&quot;id&quot;:3036,&quot;uris&quot;:[&quot;http://zotero.org/users/1954708/items/AHM8KMM5&quot;],&quot;uri&quot;:[&quot;http://zotero.org/users/1954708/items/AHM8KMM5&quot;],&quot;itemData&quot;:{&quot;id&quot;:3036,&quot;type&quot;:&quot;article-journal&quot;,&quot;abstract&quot;:&quot;Despite selection pressures on prey animals to maintain phenotypically homogeneous groups, variation in phenotype within animal groups is commonly observed. Although many prey animals preferentially associate with size-matched individuals, a lack of preference or a preference for nonmatching group mates is also commonly observed. We suggest that the assortative response to predation risk may be mediated by body size because larger bodied prey may be at greater risk of predation than smaller bodied prey when in a mixed group due to their greater potential profitability. We test this idea by observing attacks by three-spine sticklebacks Gasterosteus aculeatus on mixed groups of large and small Daphnia magna prey. We find that smaller Daphnia are at greatest risk when they form the majority of the group, whereas larger Daphnia are at the greatest predation risk when they form the minority. Thus, we predict that both large and small prey should benefit by association with large prey, generating a potential conflict over group membership that may lead to the mixed phenotype groups we observe in nature.&quot;,&quot;container-title&quot;:&quot;Behavioral Ecology&quot;,&quot;DOI&quot;:&quot;10.1093/beheco/aru185&quot;,&quot;ISSN&quot;:&quot;1045-2249&quot;,&quot;issue&quot;:&quot;1&quot;,&quot;journalAbbreviation&quot;:&quot;Behavioral Ecology&quot;,&quot;page&quot;:&quot;242-246&quot;,&quot;source&quot;:&quot;Silverchair&quot;,&quot;title&quot;:&quot;Prey body size mediates the predation risk associated with being “odd”&quot;,&quot;volume&quot;:&quot;26&quot;,&quot;author&quot;:[{&quot;family&quot;:&quot;Rodgers&quot;,&quot;given&quot;:&quot;Gwendolen M.&quot;},{&quot;family&quot;:&quot;Downing&quot;,&quot;given&quot;:&quot;Beatrice&quot;},{&quot;family&quot;:&quot;Morrell&quot;,&quot;given&quot;:&quot;Lesley J.&quot;}],&quot;issued&quot;:{&quot;date-parts&quot;:[[&quot;2015&quot;,1,1]]}}},{&quot;id&quot;:3039,&quot;uris&quot;:[&quot;http://zotero.org/users/1954708/items/SQAKE7WP&quot;],&quot;uri&quot;:[&quot;http://zotero.org/users/1954708/items/SQAKE7WP&quot;],&quot;itemData&quot;:{&quot;id&quot;:3039,&quot;type&quot;:&quot;article-journal&quot;,&quot;abstract&quot;:&quot;Data from 12 Colorado mountain lakes, some containing invertivorous fish and some without fish, show that fish suppressed biomass of benthic invertebrates and zooplankton and reduced their mean and maximum body size, but did not alter invertebrate production. Resilience of invertebrate production occurred because the smaller body size of invertebrates in lakes with fish raised the community P/B ratio and simultaneously caused an increase in abundance of small invertebrates (&lt;10 mm benthic invertebrates; &lt; 1.5 mm zooplankton), probably by releasing small invertebrates from competition with large invertebrates. Together, these two changes in the invertebrate communities stabilized secondary production even though total invertebrate biomass was reduced. Compensatory stability of herbivore production in response to size selective predation by fish may be a common phenomenon in aquatic food webs. Because it involves both an increase in P/B ratio and an increase in biomass of invertebrates with high P/B ratio, compensation may to some degree explain the commonly observed failure of predation pressure by primary consumers to cause an increase in biomass of primary producers for trophic cascades with three levels, even when invertebrate biomass is reduced by predation. Addition of a fourth trophic level consisting of piscivorous fish would likely have less predictable effects because piscivores produce offspring that are invertivorous predators, thus potentially adding a qualitatively different compensatory mechanism to the trophic cascade.&quot;,&quot;container-title&quot;:&quot;Limnology and Oceanography&quot;,&quot;DOI&quot;:&quot;https://doi.org/10.1002/lno.10446&quot;,&quot;ISSN&quot;:&quot;1939-5590&quot;,&quot;issue&quot;:&quot;2&quot;,&quot;language&quot;:&quot;en&quot;,&quot;note&quot;:&quot;_eprint: https://aslopubs.onlinelibrary.wiley.com/doi/pdf/10.1002/lno.10446&quot;,&quot;page&quot;:&quot;592-605&quot;,&quot;source&quot;:&quot;Wiley Online Library&quot;,&quot;title&quot;:&quot;Predator driven changes in prey size distribution stabilize secondary production in lacustrine food webs&quot;,&quot;volume&quot;:&quot;62&quot;,&quot;author&quot;:[{&quot;family&quot;:&quot;Detmer&quot;,&quot;given&quot;:&quot;Thomas M.&quot;},{&quot;family&quot;:&quot;McCutchan&quot;,&quot;given&quot;:&quot;James H.&quot;},{&quot;family&quot;:&quot;Lewis&quot;,&quot;given&quot;:&quot;William M.&quot;}],&quot;issued&quot;:{&quot;date-parts&quot;:[[&quot;2017&quot;]]}}}],&quot;schema&quot;:&quot;https://github.com/citation-style-language/schema/raw/master/csl-citation.json&quot;} RND2x3SCEW8j5"/><text:span text:style-name="T79">(Rodgers et al. 2015, Detmer et al. 2017)</text:span><text:reference-mark-end text:name="ZOTERO_ITEM CSL_CITATION {&quot;citationID&quot;:&quot;azVInkk7&quot;,&quot;properties&quot;:{&quot;formattedCitation&quot;:&quot;(Rodgers et al. 2015, Detmer et al. 2017)&quot;,&quot;plainCitation&quot;:&quot;(Rodgers et al. 2015, Detmer et al. 2017)&quot;,&quot;noteIndex&quot;:0},&quot;citationItems&quot;:[{&quot;id&quot;:3036,&quot;uris&quot;:[&quot;http://zotero.org/users/1954708/items/AHM8KMM5&quot;],&quot;uri&quot;:[&quot;http://zotero.org/users/1954708/items/AHM8KMM5&quot;],&quot;itemData&quot;:{&quot;id&quot;:3036,&quot;type&quot;:&quot;article-journal&quot;,&quot;abstract&quot;:&quot;Despite selection pressures on prey animals to maintain phenotypically homogeneous groups, variation in phenotype within animal groups is commonly observed. Although many prey animals preferentially associate with size-matched individuals, a lack of preference or a preference for nonmatching group mates is also commonly observed. We suggest that the assortative response to predation risk may be mediated by body size because larger bodied prey may be at greater risk of predation than smaller bodied prey when in a mixed group due to their greater potential profitability. We test this idea by observing attacks by three-spine sticklebacks Gasterosteus aculeatus on mixed groups of large and small Daphnia magna prey. We find that smaller Daphnia are at greatest risk when they form the majority of the group, whereas larger Daphnia are at the greatest predation risk when they form the minority. Thus, we predict that both large and small prey should benefit by association with large prey, generating a potential conflict over group membership that may lead to the mixed phenotype groups we observe in nature.&quot;,&quot;container-title&quot;:&quot;Behavioral Ecology&quot;,&quot;DOI&quot;:&quot;10.1093/beheco/aru185&quot;,&quot;ISSN&quot;:&quot;1045-2249&quot;,&quot;issue&quot;:&quot;1&quot;,&quot;journalAbbreviation&quot;:&quot;Behavioral Ecology&quot;,&quot;page&quot;:&quot;242-246&quot;,&quot;source&quot;:&quot;Silverchair&quot;,&quot;title&quot;:&quot;Prey body size mediates the predation risk associated with being “odd”&quot;,&quot;volume&quot;:&quot;26&quot;,&quot;author&quot;:[{&quot;family&quot;:&quot;Rodgers&quot;,&quot;given&quot;:&quot;Gwendolen M.&quot;},{&quot;family&quot;:&quot;Downing&quot;,&quot;given&quot;:&quot;Beatrice&quot;},{&quot;family&quot;:&quot;Morrell&quot;,&quot;given&quot;:&quot;Lesley J.&quot;}],&quot;issued&quot;:{&quot;date-parts&quot;:[[&quot;2015&quot;,1,1]]}}},{&quot;id&quot;:3039,&quot;uris&quot;:[&quot;http://zotero.org/users/1954708/items/SQAKE7WP&quot;],&quot;uri&quot;:[&quot;http://zotero.org/users/1954708/items/SQAKE7WP&quot;],&quot;itemData&quot;:{&quot;id&quot;:3039,&quot;type&quot;:&quot;article-journal&quot;,&quot;abstract&quot;:&quot;Data from 12 Colorado mountain lakes, some containing invertivorous fish and some without fish, show that fish suppressed biomass of benthic invertebrates and zooplankton and reduced their mean and maximum body size, but did not alter invertebrate production. Resilience of invertebrate production occurred because the smaller body size of invertebrates in lakes with fish raised the community P/B ratio and simultaneously caused an increase in abundance of small invertebrates (&lt;10 mm benthic invertebrates; &lt; 1.5 mm zooplankton), probably by releasing small invertebrates from competition with large invertebrates. Together, these two changes in the invertebrate communities stabilized secondary production even though total invertebrate biomass was reduced. Compensatory stability of herbivore production in response to size selective predation by fish may be a common phenomenon in aquatic food webs. Because it involves both an increase in P/B ratio and an increase in biomass of invertebrates with high P/B ratio, compensation may to some degree explain the commonly observed failure of predation pressure by primary consumers to cause an increase in biomass of primary producers for trophic cascades with three levels, even when invertebrate biomass is reduced by predation. Addition of a fourth trophic level consisting of piscivorous fish would likely have less predictable effects because piscivores produce offspring that are invertivorous predators, thus potentially adding a qualitatively different compensatory mechanism to the trophic cascade.&quot;,&quot;container-title&quot;:&quot;Limnology and Oceanography&quot;,&quot;DOI&quot;:&quot;https://doi.org/10.1002/lno.10446&quot;,&quot;ISSN&quot;:&quot;1939-5590&quot;,&quot;issue&quot;:&quot;2&quot;,&quot;language&quot;:&quot;en&quot;,&quot;note&quot;:&quot;_eprint: https://aslopubs.onlinelibrary.wiley.com/doi/pdf/10.1002/lno.10446&quot;,&quot;page&quot;:&quot;592-605&quot;,&quot;source&quot;:&quot;Wiley Online Library&quot;,&quot;title&quot;:&quot;Predator driven changes in prey size distribution stabilize secondary production in lacustrine food webs&quot;,&quot;volume&quot;:&quot;62&quot;,&quot;author&quot;:[{&quot;family&quot;:&quot;Detmer&quot;,&quot;given&quot;:&quot;Thomas M.&quot;},{&quot;family&quot;:&quot;McCutchan&quot;,&quot;given&quot;:&quot;James H.&quot;},{&quot;family&quot;:&quot;Lewis&quot;,&quot;given&quot;:&quot;William M.&quot;}],&quot;issued&quot;:{&quot;date-parts&quot;:[[&quot;2017&quot;]]}}}],&quot;schema&quot;:&quot;https://github.com/citation-style-language/schema/raw/master/csl-citation.json&quot;} RND2x3SCEW8j5"/><text:span text:style-name="T79">. However, simultaneous evaluation of how predators affect herbivore abundance and biomass are surprisingly rare </text:span><text:reference-mark-start text:name="ZOTERO_ITEM CSL_CITATION {&quot;citationID&quot;:&quot;ggl98VAG&quot;,&quot;properties&quot;:{&quot;formattedCitation&quot;:&quot;(Gruner 2004, Harris et al. 2020)&quot;,&quot;plainCitation&quot;:&quot;(Gruner 2004, Harris et al. 2020)&quot;,&quot;noteIndex&quot;:0},&quot;citationItems&quot;:[{&quot;id&quot;:2821,&quot;uris&quot;:[&quot;http://zotero.org/users/1954708/items/6ZNJTIVU&quot;],&quot;uri&quot;:[&quot;http://zotero.org/users/1954708/items/6ZNJTIVU&quot;],&quot;itemData&quot;:{&quot;id&quot;:2821,&quot;type&quot;:&quot;article-journal&quot;,&quot;abstract&quot;:&quot;Carnivore (top-down) and resource (bottom-up) influences in food webs are strong and pervasive, but few studies have investigated their interactive effects in species-rich terrestrial ecosystems. This study focused on arthropods associated with the dominant tree species, Metrosideros polymorpha (Myrtaceae), in Hawaiian forests. Severe soil nutrient limitation on a 120-yr-old lava flow was removed by fertilization and combined with bird predator exclusion cages in a randomized block design. Arthropod densities were measured from clipped foliage at the outset and conclusion of a 33-mo experiment, and their biomass was estimated using regression equations. Metrosideros foliar nitrogen, tree growth, and biomass increased directly in response to fertilization but did not change with bird exclusion. Fertilization increased detritivore densities but not biomass, and both density and biomass of herbivores, while bird exclusion increased both density and biomass of carnivores. Fertilization also increased spider density and biomass, but bird exclusion increased spider numbers (15 species) only in high resource plots. Overall, trophic level biomass responses were less pronounced than density because smaller bodied individuals responded more to enrichment. Bottom-up factors controlled basal trophic levels, and detritivores comprised the largest fraction of arthropod density and biomass. Conversely, top-down impacts were apparent but variable, limited to higher order consumers, and did not cascade to the level of primary producers. These experimental results were consistent with the view that complex forest ecosystems are structured on a bottom-up template.&quot;,&quot;container-title&quot;:&quot;Ecology&quot;,&quot;ISSN&quot;:&quot;0012-9658&quot;,&quot;issue&quot;:&quot;11&quot;,&quot;note&quot;:&quot;publisher: Ecological Society of America&quot;,&quot;page&quot;:&quot;3010-3022&quot;,&quot;source&quot;:&quot;JSTOR&quot;,&quot;title&quot;:&quot;Attenuation of Top-down and Bottom-up Forces in a Complex Terrestrial Community&quot;,&quot;volume&quot;:&quot;85&quot;,&quot;author&quot;:[{&quot;family&quot;:&quot;Gruner&quot;,&quot;given&quot;:&quot;Daniel S.&quot;}],&quot;issued&quot;:{&quot;date-parts&quot;:[[&quot;2004&quot;]]}}},{&quot;id&quot;:2998,&quot;uris&quot;:[&quot;http://zotero.org/users/1954708/items/5GP36HT5&quot;],&quot;uri&quot;:[&quot;http://zotero.org/users/1954708/items/5GP36HT5&quot;],&quot;itemData&quot;:{&quot;id&quot;:2998,&quot;type&quot;:&quot;article-journal&quot;,&quot;abstract&quot;:&quot;By regulating populations of herbivores, predators can indirectly influence plant production. However, the factors influencing the strength of this type of trophic cascade are still unclear. We hypothesized that changes to plant community structure would affect the number of avian predators, thereby mediating cascade strength. Using a 4-yr, blocked, split-plot experiment, we independently manipulated both predators (birds) and plants in an early seral managed forest system in western Oregon, USA, and measured abundance across three trophic levels. We applied herbicides, as a surrogate for land-use intensification, to recently clear-cut stands to establish an experimental gradient in plant abundance and species richness, and excluded birds using 28, 225 m2 exclosures. In total, we counted and identified 94,738 arthropods of 141 families in paired control and bird exclosure plots. On average, insectivorous birds reduced arthropod abundance by 16% and plant damage by 14%, and some well-known pests (e.g., Adelges cooleyi) of crop trees (mostly Pseudotsuga menziesii) in our system were reduced by as much as 30%. However, this effect did not translate into a trophic cascade that increased crop-tree growth in the presence of birds. We experimentally reduced plant abundance and diversity by 67% and 55%, respectively, in the most intensive herbicide treatment in relation to untreated controls, but reduced vegetative resources did not change the strength of the direct effect of birds on arthropods or the indirect effect of birds on plants.&quot;,&quot;container-title&quot;:&quot;Ecology&quot;,&quot;DOI&quot;:&quot;https://doi.org/10.1002/ecy.3018&quot;,&quot;ISSN&quot;:&quot;1939-9170&quot;,&quot;issue&quot;:&quot;6&quot;,&quot;language&quot;:&quot;en&quot;,&quot;note&quot;:&quot;_eprint: https://esajournals.onlinelibrary.wiley.com/doi/pdf/10.1002/ecy.3018&quot;,&quot;page&quot;:&quot;e03018&quot;,&quot;source&quot;:&quot;Wiley Online Library&quot;,&quot;title&quot;:&quot;Do birds help trees grow? An experimental study of the effects of land-use intensification on avian trophic cascades&quot;,&quot;title-short&quot;:&quot;Do birds help trees grow?&quot;,&quot;volume&quot;:&quot;101&quot;,&quot;author&quot;:[{&quot;family&quot;:&quot;Harris&quot;,&quot;given&quot;:&quot;Scott H.&quot;},{&quot;family&quot;:&quot;Kormann&quot;,&quot;given&quot;:&quot;Urs G.&quot;},{&quot;family&quot;:&quot;Stokely&quot;,&quot;given&quot;:&quot;Thomas D.&quot;},{&quot;family&quot;:&quot;Verschuyl&quot;,&quot;given&quot;:&quot;Jake&quot;},{&quot;family&quot;:&quot;Kroll&quot;,&quot;given&quot;:&quot;Andrew J.&quot;},{&quot;family&quot;:&quot;Betts&quot;,&quot;given&quot;:&quot;Matthew G.&quot;}],&quot;issued&quot;:{&quot;date-parts&quot;:[[&quot;2020&quot;]]}}}],&quot;schema&quot;:&quot;https://github.com/citation-style-language/schema/raw/master/csl-citation.json&quot;} RNDVnFA7BkTKi"/><text:span text:style-name="T79">(Gruner 2004, Harris et al. 2020)</text:span><text:reference-mark-end text:name="ZOTERO_ITEM CSL_CITATION {&quot;citationID&quot;:&quot;ggl98VAG&quot;,&quot;properties&quot;:{&quot;formattedCitation&quot;:&quot;(Gruner 2004, Harris et al. 2020)&quot;,&quot;plainCitation&quot;:&quot;(Gruner 2004, Harris et al. 2020)&quot;,&quot;noteIndex&quot;:0},&quot;citationItems&quot;:[{&quot;id&quot;:2821,&quot;uris&quot;:[&quot;http://zotero.org/users/1954708/items/6ZNJTIVU&quot;],&quot;uri&quot;:[&quot;http://zotero.org/users/1954708/items/6ZNJTIVU&quot;],&quot;itemData&quot;:{&quot;id&quot;:2821,&quot;type&quot;:&quot;article-journal&quot;,&quot;abstract&quot;:&quot;Carnivore (top-down) and resource (bottom-up) influences in food webs are strong and pervasive, but few studies have investigated their interactive effects in species-rich terrestrial ecosystems. This study focused on arthropods associated with the dominant tree species, Metrosideros polymorpha (Myrtaceae), in Hawaiian forests. Severe soil nutrient limitation on a 120-yr-old lava flow was removed by fertilization and combined with bird predator exclusion cages in a randomized block design. Arthropod densities were measured from clipped foliage at the outset and conclusion of a 33-mo experiment, and their biomass was estimated using regression equations. Metrosideros foliar nitrogen, tree growth, and biomass increased directly in response to fertilization but did not change with bird exclusion. Fertilization increased detritivore densities but not biomass, and both density and biomass of herbivores, while bird exclusion increased both density and biomass of carnivores. Fertilization also increased spider density and biomass, but bird exclusion increased spider numbers (15 species) only in high resource plots. Overall, trophic level biomass responses were less pronounced than density because smaller bodied individuals responded more to enrichment. Bottom-up factors controlled basal trophic levels, and detritivores comprised the largest fraction of arthropod density and biomass. Conversely, top-down impacts were apparent but variable, limited to higher order consumers, and did not cascade to the level of primary producers. These experimental results were consistent with the view that complex forest ecosystems are structured on a bottom-up template.&quot;,&quot;container-title&quot;:&quot;Ecology&quot;,&quot;ISSN&quot;:&quot;0012-9658&quot;,&quot;issue&quot;:&quot;11&quot;,&quot;note&quot;:&quot;publisher: Ecological Society of America&quot;,&quot;page&quot;:&quot;3010-3022&quot;,&quot;source&quot;:&quot;JSTOR&quot;,&quot;title&quot;:&quot;Attenuation of Top-down and Bottom-up Forces in a Complex Terrestrial Community&quot;,&quot;volume&quot;:&quot;85&quot;,&quot;author&quot;:[{&quot;family&quot;:&quot;Gruner&quot;,&quot;given&quot;:&quot;Daniel S.&quot;}],&quot;issued&quot;:{&quot;date-parts&quot;:[[&quot;2004&quot;]]}}},{&quot;id&quot;:2998,&quot;uris&quot;:[&quot;http://zotero.org/users/1954708/items/5GP36HT5&quot;],&quot;uri&quot;:[&quot;http://zotero.org/users/1954708/items/5GP36HT5&quot;],&quot;itemData&quot;:{&quot;id&quot;:2998,&quot;type&quot;:&quot;article-journal&quot;,&quot;abstract&quot;:&quot;By regulating populations of herbivores, predators can indirectly influence plant production. However, the factors influencing the strength of this type of trophic cascade are still unclear. We hypothesized that changes to plant community structure would affect the number of avian predators, thereby mediating cascade strength. Using a 4-yr, blocked, split-plot experiment, we independently manipulated both predators (birds) and plants in an early seral managed forest system in western Oregon, USA, and measured abundance across three trophic levels. We applied herbicides, as a surrogate for land-use intensification, to recently clear-cut stands to establish an experimental gradient in plant abundance and species richness, and excluded birds using 28, 225 m2 exclosures. In total, we counted and identified 94,738 arthropods of 141 families in paired control and bird exclosure plots. On average, insectivorous birds reduced arthropod abundance by 16% and plant damage by 14%, and some well-known pests (e.g., Adelges cooleyi) of crop trees (mostly Pseudotsuga menziesii) in our system were reduced by as much as 30%. However, this effect did not translate into a trophic cascade that increased crop-tree growth in the presence of birds. We experimentally reduced plant abundance and diversity by 67% and 55%, respectively, in the most intensive herbicide treatment in relation to untreated controls, but reduced vegetative resources did not change the strength of the direct effect of birds on arthropods or the indirect effect of birds on plants.&quot;,&quot;container-title&quot;:&quot;Ecology&quot;,&quot;DOI&quot;:&quot;https://doi.org/10.1002/ecy.3018&quot;,&quot;ISSN&quot;:&quot;1939-9170&quot;,&quot;issue&quot;:&quot;6&quot;,&quot;language&quot;:&quot;en&quot;,&quot;note&quot;:&quot;_eprint: https://esajournals.onlinelibrary.wiley.com/doi/pdf/10.1002/ecy.3018&quot;,&quot;page&quot;:&quot;e03018&quot;,&quot;source&quot;:&quot;Wiley Online Library&quot;,&quot;title&quot;:&quot;Do birds help trees grow? An experimental study of the effects of land-use intensification on avian trophic cascades&quot;,&quot;title-short&quot;:&quot;Do birds help trees grow?&quot;,&quot;volume&quot;:&quot;101&quot;,&quot;author&quot;:[{&quot;family&quot;:&quot;Harris&quot;,&quot;given&quot;:&quot;Scott H.&quot;},{&quot;family&quot;:&quot;Kormann&quot;,&quot;given&quot;:&quot;Urs G.&quot;},{&quot;family&quot;:&quot;Stokely&quot;,&quot;given&quot;:&quot;Thomas D.&quot;},{&quot;family&quot;:&quot;Verschuyl&quot;,&quot;given&quot;:&quot;Jake&quot;},{&quot;family&quot;:&quot;Kroll&quot;,&quot;given&quot;:&quot;Andrew J.&quot;},{&quot;family&quot;:&quot;Betts&quot;,&quot;given&quot;:&quot;Matthew G.&quot;}],&quot;issued&quot;:{&quot;date-parts&quot;:[[&quot;2020&quot;]]}}}],&quot;schema&quot;:&quot;https://github.com/citation-style-language/schema/raw/master/csl-citation.json&quot;} RNDVnFA7BkTKi"/><text:span text:style-name="T79">.</text:span><text:span text:style-name="T1"> </text:span><text:span text:style-name="T2">Especially studies of arthropod predators (AP) are scarce </text:span><text:reference-mark-start text:name="ZOTERO_ITEM CSL_CITATION {&quot;citationID&quot;:&quot;sSDAxKCp&quot;,&quot;properties&quot;:{&quot;formattedCitation&quot;:&quot;(Maas et al. 2016)&quot;,&quot;plainCitation&quot;:&quot;(Maas et al. 2016)&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schema&quot;:&quot;https://github.com/citation-style-language/schema/raw/master/csl-citation.json&quot;} RNDIVEr9wHjkg"/><text:span text:style-name="T2">(Maas et al. 2016)</text:span><text:reference-mark-end text:name="ZOTERO_ITEM CSL_CITATION {&quot;citationID&quot;:&quot;sSDAxKCp&quot;,&quot;properties&quot;:{&quot;formattedCitation&quot;:&quot;(Maas et al. 2016)&quot;,&quot;plainCitation&quot;:&quot;(Maas et al. 2016)&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schema&quot;:&quot;https://github.com/citation-style-language/schema/raw/master/csl-citation.json&quot;} RNDIVEr9wHjkg"/><text:span text:style-name="T2">. </text:span></text:p>
      <text:p text:style-name="P11"><text:span text:style-name="T2"><text:tab/>Strength of a top-down trophic cascade depends on the food web structure </text:span><text:reference-mark-start text:name="ZOTERO_ITEM CSL_CITATION {&quot;citationID&quot;:&quot;ro3DfxSw&quot;,&quot;properties&quot;:{&quot;formattedCitation&quot;:&quot;(Daugherty et al. 2007, Pujoni et al. 2016)&quot;,&quot;plainCitation&quot;:&quot;(Daugherty et al. 2007, Pujoni et al. 2016)&quot;,&quot;noteIndex&quot;:0},&quot;citationItems&quot;:[{&quot;id&quot;:3024,&quot;uris&quot;:[&quot;http://zotero.org/users/1954708/items/2G2I6YN9&quot;],&quot;uri&quot;:[&quot;http://zotero.org/users/1954708/items/2G2I6YN9&quot;],&quot;itemData&quot;:{&quot;id&quot;:3024,&quot;type&quot;:&quot;article-journal&quot;,&quot;abstract&quot;:&quot;Intraguild predation (IGP) is a dominant community module in terrestrial food webs that occurs when multiple consumers feed both on each other and on a shared prey. This specific form of omnivory is common in terrestrial communities and is of particular interest for conservation biology and biological control given its potential to disrupt management of threatened or pest species. Extensive theory exists to describe the dynamics of three-species IGP, but these models have largely overlooked the potential for other, exterior interactions, to alter the dynamics within the IGP module. We investigated how three forms of feeding outside of the IGP module by intraguild predators (i.e. trophic supplementation) affect the dynamics of the predators (both IG predator and IG prey) and their shared resource. Specifically, we examined how the provision of a constant donor-controlled resource, the availability of an alternative prey species, and predator plant-feeding affect the dynamics of IGP models. All three forms of trophic supplements modified the basic expectations of IGP theory in two important ways, and their effects were similar. First, coexistence was possible without the IG prey being a superior competitor for the original shared resource if the IG prey could effectively exploit one of the types of trophic supplements. However, supplements to the IG predator restricted the potential for coexistence. Second, supplements to the IG prey ameliorated the disruptive effects of the IG predator on the suppression of the shared resource, promoting effective control of the resource in the presence of both predators. Consideration of these three forms of trophic supplementation, all well documented in natural communities, adds substantial realism and predictive power to intraguild predation theory.&quot;,&quot;container-title&quot;:&quot;Oikos&quot;,&quot;DOI&quot;:&quot;https://doi.org/10.1111/j.0030-1299.2007.15378.x&quot;,&quot;ISSN&quot;:&quot;1600-0706&quot;,&quot;issue&quot;:&quot;4&quot;,&quot;language&quot;:&quot;en&quot;,&quot;note&quot;:&quot;_eprint: https://onlinelibrary.wiley.com/doi/pdf/10.1111/j.0030-1299.2007.15378.x&quot;,&quot;page&quot;:&quot;662-677&quot;,&quot;source&quot;:&quot;Wiley Online Library&quot;,&quot;title&quot;:&quot;Trophic supplements to intraguild predation&quot;,&quot;volume&quot;:&quot;116&quot;,&quot;author&quot;:[{&quot;family&quot;:&quot;Daugherty&quot;,&quot;given&quot;:&quot;Matthew P.&quot;},{&quot;family&quot;:&quot;Harmon&quot;,&quot;given&quot;:&quot;Jason P.&quot;},{&quot;family&quot;:&quot;Briggs&quot;,&quot;given&quot;:&quot;Cheryl J.&quot;}],&quot;issued&quot;:{&quot;date-parts&quot;:[[&quot;2007&quot;]]}}},{&quot;id&quot;:2921,&quot;uris&quot;:[&quot;http://zotero.org/users/1954708/items/JQJNRPHQ&quot;],&quot;uri&quot;:[&quot;http://zotero.org/users/1954708/items/JQJNRPHQ&quot;],&quot;itemData&quot;:{&quot;id&quot;:2921,&quot;type&quot;:&quot;article-journal&quot;,&quot;abstract&quot;:&quot;Top-down control in ecosystems is dependent on food web structure. In this study, we developed 126 models describing different trophic link combinations in order to assess the effects of food web structure on the top-down response of shallow tropical lakes. We evaluated the effects of the presence of invertebrate predators, large-bodied herbivorous zooplankton and the degree of omnivory. The results showed that the presence of invertebrate predators and large-bodied herbivorous zooplankton can invert the relation between planktivorous/omnivorous fish and producers (algae). The fact that large herbivores are absent in tropical lakes and invertebrate predators are present in large quantities results in a positive correlation between piscivorous fish and algae biomass, contradicting the classical top-down response described for temperate lakes. We show that omnivory should not be analyzed as a feeding strategy in itself. Omnivory affects many food web processes and its effects are dependent on the trophic level. In our models, omnivory in intermediate trophic levels dampened the top-down control by fish, but omnivory in top trophic levels has an opposite effect increasing the fish carrying capacity and also the strength of the top-down trophic cascade, while simultaneously decreasing the shortest chain length between fish and algae, thus reversing the relation between these two trophic levels.&quot;,&quot;container-title&quot;:&quot;Ecological Modelling&quot;,&quot;DOI&quot;:&quot;10.1016/j.ecolmodel.2015.10.006&quot;,&quot;ISSN&quot;:&quot;0304-3800&quot;,&quot;journalAbbreviation&quot;:&quot;Ecological Modelling&quot;,&quot;language&quot;:&quot;en&quot;,&quot;page&quot;:&quot;358-365&quot;,&quot;source&quot;:&quot;ScienceDirect&quot;,&quot;title&quot;:&quot;Effects of food web complexity on top-down control in tropical lakes&quot;,&quot;volume&quot;:&quot;320&quot;,&quot;author&quot;:[{&quot;family&quot;:&quot;Pujoni&quot;,&quot;given&quot;:&quot;Diego Guimarães Florencio&quot;},{&quot;family&quot;:&quot;Maia-Barbosa&quot;,&quot;given&quot;:&quot;Paulina Maria&quot;},{&quot;family&quot;:&quot;Barbosa&quot;,&quot;given&quot;:&quot;Francisco Antônio Rodrigues&quot;},{&quot;family&quot;:&quot;Fragoso Jr.&quot;,&quot;given&quot;:&quot;Carlos Ruberto&quot;},{&quot;family&quot;:&quot;Nes&quot;,&quot;given&quot;:&quot;Egbert H.&quot;,&quot;non-dropping-particle&quot;:&quot;van&quot;}],&quot;issued&quot;:{&quot;date-parts&quot;:[[&quot;2016&quot;,1,24]]}}}],&quot;schema&quot;:&quot;https://github.com/citation-style-language/schema/raw/master/csl-citation.json&quot;} RNDTjNrL639sM"/><text:span text:style-name="T2">(Daugherty et al. 2007, Pujoni et al. 2016)</text:span><text:reference-mark-end text:name="ZOTERO_ITEM CSL_CITATION {&quot;citationID&quot;:&quot;ro3DfxSw&quot;,&quot;properties&quot;:{&quot;formattedCitation&quot;:&quot;(Daugherty et al. 2007, Pujoni et al. 2016)&quot;,&quot;plainCitation&quot;:&quot;(Daugherty et al. 2007, Pujoni et al. 2016)&quot;,&quot;noteIndex&quot;:0},&quot;citationItems&quot;:[{&quot;id&quot;:3024,&quot;uris&quot;:[&quot;http://zotero.org/users/1954708/items/2G2I6YN9&quot;],&quot;uri&quot;:[&quot;http://zotero.org/users/1954708/items/2G2I6YN9&quot;],&quot;itemData&quot;:{&quot;id&quot;:3024,&quot;type&quot;:&quot;article-journal&quot;,&quot;abstract&quot;:&quot;Intraguild predation (IGP) is a dominant community module in terrestrial food webs that occurs when multiple consumers feed both on each other and on a shared prey. This specific form of omnivory is common in terrestrial communities and is of particular interest for conservation biology and biological control given its potential to disrupt management of threatened or pest species. Extensive theory exists to describe the dynamics of three-species IGP, but these models have largely overlooked the potential for other, exterior interactions, to alter the dynamics within the IGP module. We investigated how three forms of feeding outside of the IGP module by intraguild predators (i.e. trophic supplementation) affect the dynamics of the predators (both IG predator and IG prey) and their shared resource. Specifically, we examined how the provision of a constant donor-controlled resource, the availability of an alternative prey species, and predator plant-feeding affect the dynamics of IGP models. All three forms of trophic supplements modified the basic expectations of IGP theory in two important ways, and their effects were similar. First, coexistence was possible without the IG prey being a superior competitor for the original shared resource if the IG prey could effectively exploit one of the types of trophic supplements. However, supplements to the IG predator restricted the potential for coexistence. Second, supplements to the IG prey ameliorated the disruptive effects of the IG predator on the suppression of the shared resource, promoting effective control of the resource in the presence of both predators. Consideration of these three forms of trophic supplementation, all well documented in natural communities, adds substantial realism and predictive power to intraguild predation theory.&quot;,&quot;container-title&quot;:&quot;Oikos&quot;,&quot;DOI&quot;:&quot;https://doi.org/10.1111/j.0030-1299.2007.15378.x&quot;,&quot;ISSN&quot;:&quot;1600-0706&quot;,&quot;issue&quot;:&quot;4&quot;,&quot;language&quot;:&quot;en&quot;,&quot;note&quot;:&quot;_eprint: https://onlinelibrary.wiley.com/doi/pdf/10.1111/j.0030-1299.2007.15378.x&quot;,&quot;page&quot;:&quot;662-677&quot;,&quot;source&quot;:&quot;Wiley Online Library&quot;,&quot;title&quot;:&quot;Trophic supplements to intraguild predation&quot;,&quot;volume&quot;:&quot;116&quot;,&quot;author&quot;:[{&quot;family&quot;:&quot;Daugherty&quot;,&quot;given&quot;:&quot;Matthew P.&quot;},{&quot;family&quot;:&quot;Harmon&quot;,&quot;given&quot;:&quot;Jason P.&quot;},{&quot;family&quot;:&quot;Briggs&quot;,&quot;given&quot;:&quot;Cheryl J.&quot;}],&quot;issued&quot;:{&quot;date-parts&quot;:[[&quot;2007&quot;]]}}},{&quot;id&quot;:2921,&quot;uris&quot;:[&quot;http://zotero.org/users/1954708/items/JQJNRPHQ&quot;],&quot;uri&quot;:[&quot;http://zotero.org/users/1954708/items/JQJNRPHQ&quot;],&quot;itemData&quot;:{&quot;id&quot;:2921,&quot;type&quot;:&quot;article-journal&quot;,&quot;abstract&quot;:&quot;Top-down control in ecosystems is dependent on food web structure. In this study, we developed 126 models describing different trophic link combinations in order to assess the effects of food web structure on the top-down response of shallow tropical lakes. We evaluated the effects of the presence of invertebrate predators, large-bodied herbivorous zooplankton and the degree of omnivory. The results showed that the presence of invertebrate predators and large-bodied herbivorous zooplankton can invert the relation between planktivorous/omnivorous fish and producers (algae). The fact that large herbivores are absent in tropical lakes and invertebrate predators are present in large quantities results in a positive correlation between piscivorous fish and algae biomass, contradicting the classical top-down response described for temperate lakes. We show that omnivory should not be analyzed as a feeding strategy in itself. Omnivory affects many food web processes and its effects are dependent on the trophic level. In our models, omnivory in intermediate trophic levels dampened the top-down control by fish, but omnivory in top trophic levels has an opposite effect increasing the fish carrying capacity and also the strength of the top-down trophic cascade, while simultaneously decreasing the shortest chain length between fish and algae, thus reversing the relation between these two trophic levels.&quot;,&quot;container-title&quot;:&quot;Ecological Modelling&quot;,&quot;DOI&quot;:&quot;10.1016/j.ecolmodel.2015.10.006&quot;,&quot;ISSN&quot;:&quot;0304-3800&quot;,&quot;journalAbbreviation&quot;:&quot;Ecological Modelling&quot;,&quot;language&quot;:&quot;en&quot;,&quot;page&quot;:&quot;358-365&quot;,&quot;source&quot;:&quot;ScienceDirect&quot;,&quot;title&quot;:&quot;Effects of food web complexity on top-down control in tropical lakes&quot;,&quot;volume&quot;:&quot;320&quot;,&quot;author&quot;:[{&quot;family&quot;:&quot;Pujoni&quot;,&quot;given&quot;:&quot;Diego Guimarães Florencio&quot;},{&quot;family&quot;:&quot;Maia-Barbosa&quot;,&quot;given&quot;:&quot;Paulina Maria&quot;},{&quot;family&quot;:&quot;Barbosa&quot;,&quot;given&quot;:&quot;Francisco Antônio Rodrigues&quot;},{&quot;family&quot;:&quot;Fragoso Jr.&quot;,&quot;given&quot;:&quot;Carlos Ruberto&quot;},{&quot;family&quot;:&quot;Nes&quot;,&quot;given&quot;:&quot;Egbert H.&quot;,&quot;non-dropping-particle&quot;:&quot;van&quot;}],&quot;issued&quot;:{&quot;date-parts&quot;:[[&quot;2016&quot;,1,24]]}}}],&quot;schema&quot;:&quot;https://github.com/citation-style-language/schema/raw/master/csl-citation.json&quot;} RNDTjNrL639sM"/><text:span text:style-name="T2">. </text:span><text:span text:style-name="T20">Specifically </text:span><text:span text:style-name="T2">the presence of </text:span><text:span text:style-name="T79">intra-guild predation (IGP) is hypothesized to weaken any top-down cascading effect </text:span><text:reference-mark-start text:name="ZOTERO_ITEM CSL_CITATION {&quot;citationID&quot;:&quot;38hovC7c&quot;,&quot;properties&quot;:{&quot;formattedCitation&quot;:&quot;(Polis and Holt 1992, Finke and Denno 2005)&quot;,&quot;plainCitation&quot;:&quot;(Polis and Holt 1992, Finke and Denno 2005)&quot;,&quot;noteIndex&quot;:0},&quot;citationItems&quot;:[{&quot;id&quot;:3001,&quot;uris&quot;:[&quot;http://zotero.org/users/1954708/items/3XALJWUE&quot;],&quot;uri&quot;:[&quot;http://zotero.org/users/1954708/items/3XALJWUE&quot;],&quot;itemData&quot;:{&quot;id&quot;:3001,&quot;type&quot;:&quot;article-journal&quot;,&quot;abstract&quot;:&quot;There is a long-standing debate in ecology concerning the relative importance of competition and predation in determining community structure. Recently, a novel twist has been added with the growing recognition that potentially competing species are often engaged in predator-prey interactions. This blend of competition and predation is called intraguild predation (IGP). The study of IGP will lead to a reconsideration of many classical topics, such as niche shifts, species exclusion and cascading interactions in food webs. Theoretical models suggest that a variety of alternative stable states are likely in IGP systems, and that intermediate predators should tend to be superior in exploitative competition. Many field studies support these expectations. IGP is also important in applied ecological problems, such as the conservation of endangered species and fisheries management.&quot;,&quot;container-title&quot;:&quot;Trends in Ecology &amp; Evolution&quot;,&quot;DOI&quot;:&quot;10.1016/0169-5347(92)90208-S&quot;,&quot;ISSN&quot;:&quot;0169-5347&quot;,&quot;issue&quot;:&quot;5&quot;,&quot;journalAbbreviation&quot;:&quot;Trends in Ecology &amp; Evolution&quot;,&quot;language&quot;:&quot;en&quot;,&quot;page&quot;:&quot;151-154&quot;,&quot;source&quot;:&quot;ScienceDirect&quot;,&quot;title&quot;:&quot;Intraguild predation: The dynamics of complex trophic interactions&quot;,&quot;title-short&quot;:&quot;Intraguild predation&quot;,&quot;volume&quot;:&quot;7&quot;,&quot;author&quot;:[{&quot;family&quot;:&quot;Polis&quot;,&quot;given&quot;:&quot;Gary A.&quot;},{&quot;family&quot;:&quot;Holt&quot;,&quot;given&quot;:&quot;Robert D.&quot;}],&quot;issued&quot;:{&quot;date-parts&quot;:[[&quot;1992&quot;,5,1]]}}},{&quot;id&quot;:3057,&quot;uris&quot;:[&quot;http://zotero.org/users/1954708/items/MKXRYID3&quot;],&quot;uri&quot;:[&quot;http://zotero.org/users/1954708/items/MKXRYID3&quot;],&quot;itemData&quot;:{&quot;id&quot;:3057,&quot;type&quot;:&quot;article-journal&quot;,&quot;abstract&quot;:&quot;Single trophic-level studies of the relationship between biodiversity and ecosystem functioning highlight the importance of mechanisms such as resource partitioning, facilitation, and sampling effect. In a multi-trophic context, trophic interactions such as intraguild predation may also be an important mediator of this relationship. Using a salt-marsh food web, we investigated the interactive effects of predator species richness (one to three species) and trophic composition (strict predators, intraguild predators, or a mixture of the two) on ecosystem functions such as prey suppression and primary production via trophic cascades. We found that the trophic composition of the predator assemblage determined the impact of increasing predator species richness on the occurrence of trophic cascades. In addition, increasing the proportion of intraguild predator species present diminished herbivore suppression and reduced primary productivity. Therefore, trophic composition of the predator assemblage can play an important role in determining the nature of the relationship between predator diversity and ecosystem function.&quot;,&quot;container-title&quot;:&quot;Ecology Letters&quot;,&quot;DOI&quot;:&quot;https://doi.org/10.1111/j.1461-0248.2005.00832.x&quot;,&quot;ISSN&quot;:&quot;1461-0248&quot;,&quot;issue&quot;:&quot;12&quot;,&quot;language&quot;:&quot;en&quot;,&quot;note&quot;:&quot;_eprint: https://onlinelibrary.wiley.com/doi/pdf/10.1111/j.1461-0248.2005.00832.x&quot;,&quot;page&quot;:&quot;1299-1306&quot;,&quot;source&quot;:&quot;Wiley Online Library&quot;,&quot;title&quot;:&quot;Predator diversity and the functioning of ecosystems: the role of intraguild predation in dampening trophic cascades&quot;,&quot;title-short&quot;:&quot;Predator diversity and the functioning of ecosystems&quot;,&quot;volume&quot;:&quot;8&quot;,&quot;author&quot;:[{&quot;family&quot;:&quot;Finke&quot;,&quot;given&quot;:&quot;Deborah L.&quot;},{&quot;family&quot;:&quot;Denno&quot;,&quot;given&quot;:&quot;Robert F.&quot;}],&quot;issued&quot;:{&quot;date-parts&quot;:[[&quot;2005&quot;]]}}}],&quot;schema&quot;:&quot;https://github.com/citation-style-language/schema/raw/master/csl-citation.json&quot;} RNDbXyxom2eYk"/><text:span text:style-name="T79">(Polis and Holt 1992, Finke and Denno 2005)</text:span><text:bookmark text:name="__UnoMark__18670_532779537"/><text:bookmark text:name="__UnoMark__12460_532779537"/><text:bookmark text:name="__UnoMark__13909_532779537"/><text:reference-mark-end text:name="ZOTERO_ITEM CSL_CITATION {&quot;citationID&quot;:&quot;38hovC7c&quot;,&quot;properties&quot;:{&quot;formattedCitation&quot;:&quot;(Polis and Holt 1992, Finke and Denno 2005)&quot;,&quot;plainCitation&quot;:&quot;(Polis and Holt 1992, Finke and Denno 2005)&quot;,&quot;noteIndex&quot;:0},&quot;citationItems&quot;:[{&quot;id&quot;:3001,&quot;uris&quot;:[&quot;http://zotero.org/users/1954708/items/3XALJWUE&quot;],&quot;uri&quot;:[&quot;http://zotero.org/users/1954708/items/3XALJWUE&quot;],&quot;itemData&quot;:{&quot;id&quot;:3001,&quot;type&quot;:&quot;article-journal&quot;,&quot;abstract&quot;:&quot;There is a long-standing debate in ecology concerning the relative importance of competition and predation in determining community structure. Recently, a novel twist has been added with the growing recognition that potentially competing species are often engaged in predator-prey interactions. This blend of competition and predation is called intraguild predation (IGP). The study of IGP will lead to a reconsideration of many classical topics, such as niche shifts, species exclusion and cascading interactions in food webs. Theoretical models suggest that a variety of alternative stable states are likely in IGP systems, and that intermediate predators should tend to be superior in exploitative competition. Many field studies support these expectations. IGP is also important in applied ecological problems, such as the conservation of endangered species and fisheries management.&quot;,&quot;container-title&quot;:&quot;Trends in Ecology &amp; Evolution&quot;,&quot;DOI&quot;:&quot;10.1016/0169-5347(92)90208-S&quot;,&quot;ISSN&quot;:&quot;0169-5347&quot;,&quot;issue&quot;:&quot;5&quot;,&quot;journalAbbreviation&quot;:&quot;Trends in Ecology &amp; Evolution&quot;,&quot;language&quot;:&quot;en&quot;,&quot;page&quot;:&quot;151-154&quot;,&quot;source&quot;:&quot;ScienceDirect&quot;,&quot;title&quot;:&quot;Intraguild predation: The dynamics of complex trophic interactions&quot;,&quot;title-short&quot;:&quot;Intraguild predation&quot;,&quot;volume&quot;:&quot;7&quot;,&quot;author&quot;:[{&quot;family&quot;:&quot;Polis&quot;,&quot;given&quot;:&quot;Gary A.&quot;},{&quot;family&quot;:&quot;Holt&quot;,&quot;given&quot;:&quot;Robert D.&quot;}],&quot;issued&quot;:{&quot;date-parts&quot;:[[&quot;1992&quot;,5,1]]}}},{&quot;id&quot;:3057,&quot;uris&quot;:[&quot;http://zotero.org/users/1954708/items/MKXRYID3&quot;],&quot;uri&quot;:[&quot;http://zotero.org/users/1954708/items/MKXRYID3&quot;],&quot;itemData&quot;:{&quot;id&quot;:3057,&quot;type&quot;:&quot;article-journal&quot;,&quot;abstract&quot;:&quot;Single trophic-level studies of the relationship between biodiversity and ecosystem functioning highlight the importance of mechanisms such as resource partitioning, facilitation, and sampling effect. In a multi-trophic context, trophic interactions such as intraguild predation may also be an important mediator of this relationship. Using a salt-marsh food web, we investigated the interactive effects of predator species richness (one to three species) and trophic composition (strict predators, intraguild predators, or a mixture of the two) on ecosystem functions such as prey suppression and primary production via trophic cascades. We found that the trophic composition of the predator assemblage determined the impact of increasing predator species richness on the occurrence of trophic cascades. In addition, increasing the proportion of intraguild predator species present diminished herbivore suppression and reduced primary productivity. Therefore, trophic composition of the predator assemblage can play an important role in determining the nature of the relationship between predator diversity and ecosystem function.&quot;,&quot;container-title&quot;:&quot;Ecology Letters&quot;,&quot;DOI&quot;:&quot;https://doi.org/10.1111/j.1461-0248.2005.00832.x&quot;,&quot;ISSN&quot;:&quot;1461-0248&quot;,&quot;issue&quot;:&quot;12&quot;,&quot;language&quot;:&quot;en&quot;,&quot;note&quot;:&quot;_eprint: https://onlinelibrary.wiley.com/doi/pdf/10.1111/j.1461-0248.2005.00832.x&quot;,&quot;page&quot;:&quot;1299-1306&quot;,&quot;source&quot;:&quot;Wiley Online Library&quot;,&quot;title&quot;:&quot;Predator diversity and the functioning of ecosystems: the role of intraguild predation in dampening trophic cascades&quot;,&quot;title-short&quot;:&quot;Predator diversity and the functioning of ecosystems&quot;,&quot;volume&quot;:&quot;8&quot;,&quot;author&quot;:[{&quot;family&quot;:&quot;Finke&quot;,&quot;given&quot;:&quot;Deborah L.&quot;},{&quot;family&quot;:&quot;Denno&quot;,&quot;given&quot;:&quot;Robert F.&quot;}],&quot;issued&quot;:{&quot;date-parts&quot;:[[&quot;2005&quot;]]}}}],&quot;schema&quot;:&quot;https://github.com/citation-style-language/schema/raw/master/csl-citation.json&quot;} RNDbXyxom2eYk"/><text:span text:style-name="T79">. Significant role </text:span><text:soft-page-break/><text:span text:style-name="T79">of arthropod predators in tropical food webs can be seen from a </text:span><text:span text:style-name="T122">r</text:span><text:span text:style-name="T79">ecent comparative analysis, that showed up to 82 times higher diversity of AP in the tropics than in temperate climatic zone </text:span><text:reference-mark-start text:name="ZOTERO_ITEM CSL_CITATION {&quot;citationID&quot;:&quot;IrAtPON5&quot;,&quot;properties&quot;:{&quot;formattedCitation&quot;:&quot;(Privet and Petillon 2018)&quot;,&quot;plainCitation&quot;:&quot;(Privet and Petillon 2018)&quot;,&quot;noteIndex&quot;:0},&quot;citationItems&quot;:[{&quot;id&quot;:2978,&quot;uris&quot;:[&quot;http://zotero.org/users/1954708/items/CMM6LK6P&quot;],&quot;uri&quot;:[&quot;http://zotero.org/users/1954708/items/CMM6LK6P&quot;],&quot;itemData&quot;:{&quot;id&quot;:2978,&quot;type&quot;:&quot;article-journal&quot;,&quot;abstract&quot;:&quot;&lt;h3&gt;Abstract&lt;/h3&gt; &lt;p&gt;High diversity in tropical compared to temperate regions has long intrigued ecologists. Terrestrial arthropods are among the most speciose orders in tropical rainforests. Previous studies show that arthropod herbivores account for much tropical diversity, yet differences in diversity of arthropod predators between tropical and temperate systems have not been quantified. Here, we present the first standardized tropical-temperate forest comparison of species richness and evenness for understory spiders, a dominant and mega-diverse taxa of generalist predators. Species richness was 13-82 times higher in tropical vs. temperate forests. Evenness was also higher with tropical assemblages having 12-55 times more common and 10-40 times more dominant species. By contrast, proportion of rare species were only up to two times greater than that of temperate measurements. These differences in diversity far surpass previous estimates, and exceed tropical-temperate difference for herbivorous taxa. Thus, the extreme diversity of arthropod predators is associated not only with the higher diversity of prey in tropical vs. temperate ecosystems, but probably also with increased diet breadth of understory spiders in the tropics. This work contradicts the widely accepted hypothesis that tropical diversity is associated with more specialization of predators.&lt;/p&gt;&quot;,&quot;container-title&quot;:&quot;bioRxiv&quot;,&quot;DOI&quot;:&quot;10.1101/283499&quot;,&quot;language&quot;:&quot;en&quot;,&quot;note&quot;:&quot;publisher: Cold Spring Harbor Laboratory\nsection: New Results&quot;,&quot;page&quot;:&quot;283499&quot;,&quot;source&quot;:&quot;www.biorxiv.org&quot;,&quot;title&quot;:&quot;Differences in tropical vs. temperate diversity in arthropod predators provide insights into causes of latitudinal gradients of species diversity&quot;,&quot;author&quot;:[{&quot;family&quot;:&quot;Privet&quot;,&quot;given&quot;:&quot;Kaïna&quot;},{&quot;family&quot;:&quot;Petillon&quot;,&quot;given&quot;:&quot;Julien&quot;}],&quot;issued&quot;:{&quot;date-parts&quot;:[[&quot;2018&quot;,3,16]]}}}],&quot;schema&quot;:&quot;https://github.com/citation-style-language/schema/raw/master/csl-citation.json&quot;} RNDu05YgPOz6X"/><text:span text:style-name="T79">(Privet and Petillon 2018)</text:span><text:bookmark text:name="__UnoMark__13910_532779537"/><text:bookmark text:name="__UnoMark__12461_532779537"/><text:bookmark text:name="__UnoMark__18669_532779537"/><text:reference-mark-end text:name="ZOTERO_ITEM CSL_CITATION {&quot;citationID&quot;:&quot;IrAtPON5&quot;,&quot;properties&quot;:{&quot;formattedCitation&quot;:&quot;(Privet and Petillon 2018)&quot;,&quot;plainCitation&quot;:&quot;(Privet and Petillon 2018)&quot;,&quot;noteIndex&quot;:0},&quot;citationItems&quot;:[{&quot;id&quot;:2978,&quot;uris&quot;:[&quot;http://zotero.org/users/1954708/items/CMM6LK6P&quot;],&quot;uri&quot;:[&quot;http://zotero.org/users/1954708/items/CMM6LK6P&quot;],&quot;itemData&quot;:{&quot;id&quot;:2978,&quot;type&quot;:&quot;article-journal&quot;,&quot;abstract&quot;:&quot;&lt;h3&gt;Abstract&lt;/h3&gt; &lt;p&gt;High diversity in tropical compared to temperate regions has long intrigued ecologists. Terrestrial arthropods are among the most speciose orders in tropical rainforests. Previous studies show that arthropod herbivores account for much tropical diversity, yet differences in diversity of arthropod predators between tropical and temperate systems have not been quantified. Here, we present the first standardized tropical-temperate forest comparison of species richness and evenness for understory spiders, a dominant and mega-diverse taxa of generalist predators. Species richness was 13-82 times higher in tropical vs. temperate forests. Evenness was also higher with tropical assemblages having 12-55 times more common and 10-40 times more dominant species. By contrast, proportion of rare species were only up to two times greater than that of temperate measurements. These differences in diversity far surpass previous estimates, and exceed tropical-temperate difference for herbivorous taxa. Thus, the extreme diversity of arthropod predators is associated not only with the higher diversity of prey in tropical vs. temperate ecosystems, but probably also with increased diet breadth of understory spiders in the tropics. This work contradicts the widely accepted hypothesis that tropical diversity is associated with more specialization of predators.&lt;/p&gt;&quot;,&quot;container-title&quot;:&quot;bioRxiv&quot;,&quot;DOI&quot;:&quot;10.1101/283499&quot;,&quot;language&quot;:&quot;en&quot;,&quot;note&quot;:&quot;publisher: Cold Spring Harbor Laboratory\nsection: New Results&quot;,&quot;page&quot;:&quot;283499&quot;,&quot;source&quot;:&quot;www.biorxiv.org&quot;,&quot;title&quot;:&quot;Differences in tropical vs. temperate diversity in arthropod predators provide insights into causes of latitudinal gradients of species diversity&quot;,&quot;author&quot;:[{&quot;family&quot;:&quot;Privet&quot;,&quot;given&quot;:&quot;Kaïna&quot;},{&quot;family&quot;:&quot;Petillon&quot;,&quot;given&quot;:&quot;Julien&quot;}],&quot;issued&quot;:{&quot;date-parts&quot;:[[&quot;2018&quot;,3,16]]}}}],&quot;schema&quot;:&quot;https://github.com/citation-style-language/schema/raw/master/csl-citation.json&quot;} RNDu05YgPOz6X"/><text:span text:style-name="T79">. However, at least in tropical monoculture, </text:span><text:span text:style-name="T80">IGP by vertebrate predators in arthropod-plant interaction seems to be </text:span><text:span text:style-name="T81">characterised by </text:span><text:span text:style-name="T80">stronger effects </text:span><text:span text:style-name="T81">cascading onto plants</text:span><text:span text:style-name="T80"> </text:span><text:reference-mark-start text:name="ZOTERO_ITEM CSL_CITATION {&quot;citationID&quot;:&quot;H5pbZhHt&quot;,&quot;properties&quot;:{&quot;formattedCitation&quot;:&quot;(Karp and Daily 2014)&quot;,&quot;plainCitation&quot;:&quot;(Karp and Daily 2014)&quot;,&quot;noteIndex&quot;:0},&quot;citationItems&quot;:[{&quot;id&quot;:2365,&quot;uris&quot;:[&quot;http://zotero.org/users/1954708/items/WRWS3BPG&quot;],&quot;uri&quot;:[&quot;http://zotero.org/users/1954708/items/WRWS3BPG&quot;],&quot;itemData&quot;:{&quot;id&quot;:2365,&quot;type&quot;:&quot;article-journal&quot;,&quot;abstract&quot;:&quot;The loss of apex predators is known to have reverberating consequences for ecosystems, but how changes in broader predator assemblages affect vital ecosystem functions and services is largely unknown. Predators and their prey form complex interaction networks, in which predators consume not only herbivores but also other predators. Resolving these interactions will be essential for predicting changes in many important ecosystem functions, such as the control of damaging crop pests. Here, we examine how birds, bats, and arthropods interact to determine herbivorous arthropod abundance and leaf damage in Costa Rican coffee plantations. In an exclosure experiment, we found that birds and bats reduced non-flying arthropod abundance by ∼35% and ∼25%, respectively. In contrast, birds and bats increased the abundance of flying arthropods, probably by consuming spiders. The frequency of this intraguild predation differed between birds and bats, with cascading consequences for coffee shrubs. Excluding birds caused a greater increase in herbivorous arthropod abundance than excluding bats, leading to increased coffee leaf damage. Excluding bats caused an increase in spiders and other predatory arthropods, increasing the ratio of predators to herbivores in the arthropod community. Bats, therefore, did not provide benefits to coffee plants. Leaf damage on coffee was low, and probably did not affect coffee yields. Bird-mediated control of herbivores, however, may aid coffee shrubs in the long term by preventing pest outbreaks. Regardless, our results demonstrate how complex, cascading interactions between predators and herbivores may impact plants and people.&quot;,&quot;container-title&quot;:&quot;Ecology&quot;,&quot;DOI&quot;:&quot;10.1890/13-1012.1&quot;,&quot;ISSN&quot;:&quot;1939-9170&quot;,&quot;issue&quot;:&quot;4&quot;,&quot;language&quot;:&quot;en&quot;,&quot;page&quot;:&quot;1065-1074&quot;,&quot;source&quot;:&quot;Wiley Online Library&quot;,&quot;title&quot;:&quot;Cascading effects of insectivorous birds and bats in tropical coffee plantations&quot;,&quot;volume&quot;:&quot;95&quot;,&quot;author&quot;:[{&quot;family&quot;:&quot;Karp&quot;,&quot;given&quot;:&quot;Daniel S.&quot;},{&quot;family&quot;:&quot;Daily&quot;,&quot;given&quot;:&quot;Gretchen C.&quot;}],&quot;issued&quot;:{&quot;date-parts&quot;:[[&quot;2014&quot;]]}}}],&quot;schema&quot;:&quot;https://github.com/citation-style-language/schema/raw/master/csl-citation.json&quot;} RND1vN48qiJDr"/><text:span text:style-name="T80">(Karp and Daily 2014)</text:span><text:reference-mark-end text:name="ZOTERO_ITEM CSL_CITATION {&quot;citationID&quot;:&quot;H5pbZhHt&quot;,&quot;properties&quot;:{&quot;formattedCitation&quot;:&quot;(Karp and Daily 2014)&quot;,&quot;plainCitation&quot;:&quot;(Karp and Daily 2014)&quot;,&quot;noteIndex&quot;:0},&quot;citationItems&quot;:[{&quot;id&quot;:2365,&quot;uris&quot;:[&quot;http://zotero.org/users/1954708/items/WRWS3BPG&quot;],&quot;uri&quot;:[&quot;http://zotero.org/users/1954708/items/WRWS3BPG&quot;],&quot;itemData&quot;:{&quot;id&quot;:2365,&quot;type&quot;:&quot;article-journal&quot;,&quot;abstract&quot;:&quot;The loss of apex predators is known to have reverberating consequences for ecosystems, but how changes in broader predator assemblages affect vital ecosystem functions and services is largely unknown. Predators and their prey form complex interaction networks, in which predators consume not only herbivores but also other predators. Resolving these interactions will be essential for predicting changes in many important ecosystem functions, such as the control of damaging crop pests. Here, we examine how birds, bats, and arthropods interact to determine herbivorous arthropod abundance and leaf damage in Costa Rican coffee plantations. In an exclosure experiment, we found that birds and bats reduced non-flying arthropod abundance by ∼35% and ∼25%, respectively. In contrast, birds and bats increased the abundance of flying arthropods, probably by consuming spiders. The frequency of this intraguild predation differed between birds and bats, with cascading consequences for coffee shrubs. Excluding birds caused a greater increase in herbivorous arthropod abundance than excluding bats, leading to increased coffee leaf damage. Excluding bats caused an increase in spiders and other predatory arthropods, increasing the ratio of predators to herbivores in the arthropod community. Bats, therefore, did not provide benefits to coffee plants. Leaf damage on coffee was low, and probably did not affect coffee yields. Bird-mediated control of herbivores, however, may aid coffee shrubs in the long term by preventing pest outbreaks. Regardless, our results demonstrate how complex, cascading interactions between predators and herbivores may impact plants and people.&quot;,&quot;container-title&quot;:&quot;Ecology&quot;,&quot;DOI&quot;:&quot;10.1890/13-1012.1&quot;,&quot;ISSN&quot;:&quot;1939-9170&quot;,&quot;issue&quot;:&quot;4&quot;,&quot;language&quot;:&quot;en&quot;,&quot;page&quot;:&quot;1065-1074&quot;,&quot;source&quot;:&quot;Wiley Online Library&quot;,&quot;title&quot;:&quot;Cascading effects of insectivorous birds and bats in tropical coffee plantations&quot;,&quot;volume&quot;:&quot;95&quot;,&quot;author&quot;:[{&quot;family&quot;:&quot;Karp&quot;,&quot;given&quot;:&quot;Daniel S.&quot;},{&quot;family&quot;:&quot;Daily&quot;,&quot;given&quot;:&quot;Gretchen C.&quot;}],&quot;issued&quot;:{&quot;date-parts&quot;:[[&quot;2014&quot;]]}}}],&quot;schema&quot;:&quot;https://github.com/citation-style-language/schema/raw/master/csl-citation.json&quot;} RND1vN48qiJDr"/><text:span text:style-name="T80">. </text:span><text:span text:style-name="T79">In natural arthropod communities primary predators may feed preferentially on spiders </text:span><text:reference-mark-start text:name="ZOTERO_ITEM CSL_CITATION {&quot;citationID&quot;:&quot;rLa7Z7Ye&quot;,&quot;properties&quot;:{&quot;formattedCitation&quot;:&quot;(Rogers et al. 2012)&quot;,&quot;plainCitation&quot;:&quot;(Rogers et al. 2012)&quot;,&quot;noteIndex&quot;:0},&quot;citationItems&quot;:[{&quot;id&quot;:3149,&quot;uris&quot;:[&quot;http://zotero.org/users/1954708/items/MMCK8ZYV&quot;],&quot;uri&quot;:[&quot;http://zotero.org/users/1954708/items/MMCK8ZYV&quot;],&quot;itemData&quot;:{&quot;id&quot;:3149,&quot;type&quot;:&quot;article-journal&quot;,&quot;abstract&quot;:&quot;The combination of small-scale manipulative experiments and large-scale natural experiments provides a powerful approach for demonstrating the importance of top-down trophic control on the ecosystem scale. The most compelling natural experiments have come from studies examining the landscape-scale loss of apex predators like sea otters, wolves, fish and land crabs. Birds are dominant apex predators in terrestrial systems around the world, yet all studies on their role as predators have come from small-scale experiments; the top-down impact of bird loss on their arthropod prey has yet to be examined at a landscape scale. Here, we use a unique natural experiment, the extirpation of insectivorous birds from nearly all forests on the island of Guam by the invasive brown tree snake, to produce the first assessment of the impacts of bird loss on their prey. We focused on spiders because experimental studies showed a consistent top-down effect of birds on spiders. We conducted spider web surveys in native forest on Guam and three nearby islands with healthy bird populations. Spider web densities on the island of Guam were 40 times greater than densities on islands with birds during the wet season, and 2.3 times greater during the dry season. These results confirm the general trend from manipulative experiments conducted in other systems however, the effect size was much greater in this natural experiment than in most manipulative experiments. In addition, bird loss appears to have removed the seasonality of spider webs and led to larger webs in at least one spider species in the forests of Guam than on nearby islands with birds. We discuss several possible mechanisms for the observed changes. Overall, our results suggest that effect sizes from smaller-scale experimental studies may significantly underestimate the impact of bird loss on spider density as demonstrated by this large-scale natural experiment.&quot;,&quot;container-title&quot;:&quot;PLOS ONE&quot;,&quot;DOI&quot;:&quot;10.1371/journal.pone.0043446&quot;,&quot;ISSN&quot;:&quot;1932-6203&quot;,&quot;issue&quot;:&quot;9&quot;,&quot;journalAbbreviation&quot;:&quot;PLOS ONE&quot;,&quot;language&quot;:&quot;en&quot;,&quot;note&quot;:&quot;publisher: Public Library of Science&quot;,&quot;page&quot;:&quot;e43446&quot;,&quot;source&quot;:&quot;PLoS Journals&quot;,&quot;title&quot;:&quot;‘Natural experiment’ Demonstrates Top-Down Control of Spiders by Birds on a Landscape Level&quot;,&quot;volume&quot;:&quot;7&quot;,&quot;author&quot;:[{&quot;family&quot;:&quot;Rogers&quot;,&quot;given&quot;:&quot;Haldre&quot;},{&quot;family&quot;:&quot;Lambers&quot;,&quot;given&quot;:&quot;Janneke Hille Ris&quot;},{&quot;family&quot;:&quot;Miller&quot;,&quot;given&quot;:&quot;Ross&quot;},{&quot;family&quot;:&quot;Tewksbury&quot;,&quot;given&quot;:&quot;Joshua J.&quot;}],&quot;issued&quot;:{&quot;date-parts&quot;:[[&quot;2012&quot;,9,7]]}}}],&quot;schema&quot;:&quot;https://github.com/citation-style-language/schema/raw/master/csl-citation.json&quot;} RNDEbBCAODJHI"/><text:span text:style-name="T79">(Rogers et al. 2012)</text:span><text:reference-mark-end text:name="ZOTERO_ITEM CSL_CITATION {&quot;citationID&quot;:&quot;rLa7Z7Ye&quot;,&quot;properties&quot;:{&quot;formattedCitation&quot;:&quot;(Rogers et al. 2012)&quot;,&quot;plainCitation&quot;:&quot;(Rogers et al. 2012)&quot;,&quot;noteIndex&quot;:0},&quot;citationItems&quot;:[{&quot;id&quot;:3149,&quot;uris&quot;:[&quot;http://zotero.org/users/1954708/items/MMCK8ZYV&quot;],&quot;uri&quot;:[&quot;http://zotero.org/users/1954708/items/MMCK8ZYV&quot;],&quot;itemData&quot;:{&quot;id&quot;:3149,&quot;type&quot;:&quot;article-journal&quot;,&quot;abstract&quot;:&quot;The combination of small-scale manipulative experiments and large-scale natural experiments provides a powerful approach for demonstrating the importance of top-down trophic control on the ecosystem scale. The most compelling natural experiments have come from studies examining the landscape-scale loss of apex predators like sea otters, wolves, fish and land crabs. Birds are dominant apex predators in terrestrial systems around the world, yet all studies on their role as predators have come from small-scale experiments; the top-down impact of bird loss on their arthropod prey has yet to be examined at a landscape scale. Here, we use a unique natural experiment, the extirpation of insectivorous birds from nearly all forests on the island of Guam by the invasive brown tree snake, to produce the first assessment of the impacts of bird loss on their prey. We focused on spiders because experimental studies showed a consistent top-down effect of birds on spiders. We conducted spider web surveys in native forest on Guam and three nearby islands with healthy bird populations. Spider web densities on the island of Guam were 40 times greater than densities on islands with birds during the wet season, and 2.3 times greater during the dry season. These results confirm the general trend from manipulative experiments conducted in other systems however, the effect size was much greater in this natural experiment than in most manipulative experiments. In addition, bird loss appears to have removed the seasonality of spider webs and led to larger webs in at least one spider species in the forests of Guam than on nearby islands with birds. We discuss several possible mechanisms for the observed changes. Overall, our results suggest that effect sizes from smaller-scale experimental studies may significantly underestimate the impact of bird loss on spider density as demonstrated by this large-scale natural experiment.&quot;,&quot;container-title&quot;:&quot;PLOS ONE&quot;,&quot;DOI&quot;:&quot;10.1371/journal.pone.0043446&quot;,&quot;ISSN&quot;:&quot;1932-6203&quot;,&quot;issue&quot;:&quot;9&quot;,&quot;journalAbbreviation&quot;:&quot;PLOS ONE&quot;,&quot;language&quot;:&quot;en&quot;,&quot;note&quot;:&quot;publisher: Public Library of Science&quot;,&quot;page&quot;:&quot;e43446&quot;,&quot;source&quot;:&quot;PLoS Journals&quot;,&quot;title&quot;:&quot;‘Natural experiment’ Demonstrates Top-Down Control of Spiders by Birds on a Landscape Level&quot;,&quot;volume&quot;:&quot;7&quot;,&quot;author&quot;:[{&quot;family&quot;:&quot;Rogers&quot;,&quot;given&quot;:&quot;Haldre&quot;},{&quot;family&quot;:&quot;Lambers&quot;,&quot;given&quot;:&quot;Janneke Hille Ris&quot;},{&quot;family&quot;:&quot;Miller&quot;,&quot;given&quot;:&quot;Ross&quot;},{&quot;family&quot;:&quot;Tewksbury&quot;,&quot;given&quot;:&quot;Joshua J.&quot;}],&quot;issued&quot;:{&quot;date-parts&quot;:[[&quot;2012&quot;,9,7]]}}}],&quot;schema&quot;:&quot;https://github.com/citation-style-language/schema/raw/master/csl-citation.json&quot;} RNDEbBCAODJHI"/><text:span text:style-name="T79">. </text:span><text:span text:style-name="T101">This</text:span><text:span text:style-name="T79"> </text:span><text:span text:style-name="T101">is expected to</text:span><text:span text:style-name="T79"> result in a negative correlation between herbivores and their arthropod predators </text:span><text:span text:style-name="T83">in the presence of predators</text:span><text:span text:style-name="T79"> </text:span><text:reference-mark-start text:name="ZOTERO_ITEM CSL_CITATION {&quot;citationID&quot;:&quot;34CfkQdj&quot;,&quot;properties&quot;:{&quot;formattedCitation&quot;:&quot;(Bosc et al. 2018, Recalde et al. 2020)&quot;,&quot;plainCitation&quot;:&quot;(Bosc et al. 2018, Recalde et al. 2020)&quot;,&quot;noteIndex&quot;:0},&quot;citationItems&quot;:[{&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id&quot;:2992,&quot;uris&quot;:[&quot;http://zotero.org/users/1954708/items/Y3F3MUA5&quot;],&quot;uri&quot;:[&quot;http://zotero.org/users/1954708/items/Y3F3MUA5&quot;],&quot;itemData&quot;:{&quot;id&quot;:2992,&quot;type&quot;:&quot;article-journal&quot;,&quot;abstract&quot;:&quot;The input of external energy and matter in recipient ecosystems can act as a bottom-up force that subsidizes consumers, with subsequent cascading effects throughout the food web. Depending on the amount of input, dietary preference, and the strength of trophic links, allochthonous resources generally play a stabilizing role on food webs. In this study, we investigated the stabilizing role of allochthonous aquatic resources on intraguild predation (IGP) and their consequences on shared prey in a terrestrial ecosystem. To this end, we manipulated the input of emergent aquatic insects (the allochthonous resources) from streams to land, and predation pressure by bats and birds (the top predators), in a multitrophic food web using an orthogonal exclusion experiment. Using stable isotope metrics, we found that bats, birds, and spiders (the mesopredators), were highly subsidized by emergent aquatic insects. Moreover, among terrestrial prey, top predators fed more on spiders than insects. As predicted, spiders were strongly affected by the presence of top predators when allochthonous resources were excluded. Consequently, in this scenario terrestrial insects were two times more abundant. Because spiders showed a higher preference for consuming aquatic resources, we suggest that nonconsumptive effects of spiders upon terrestrial insects could be mediating the strong response of those shared prey. We demonstrate that the input of allochthonous aquatic resources can play a fundamental role in stabilizing terrestrial trophic interactions and trophic cascades in riparian zones via decreasing predation pressure.&quot;,&quot;container-title&quot;:&quot;Ecology&quot;,&quot;DOI&quot;:&quot;https://doi.org/10.1002/ecy.3074&quot;,&quot;ISSN&quot;:&quot;1939-9170&quot;,&quot;issue&quot;:&quot;8&quot;,&quot;language&quot;:&quot;en&quot;,&quot;note&quot;:&quot;_eprint: https://esajournals.onlinelibrary.wiley.com/doi/pdf/10.1002/ecy.3074&quot;,&quot;page&quot;:&quot;e03074&quot;,&quot;source&quot;:&quot;Wiley Online Library&quot;,&quot;title&quot;:&quot;Allochthonous aquatic subsidies alleviate predation pressure in terrestrial ecosystems&quot;,&quot;volume&quot;:&quot;101&quot;,&quot;author&quot;:[{&quot;family&quot;:&quot;Recalde&quot;,&quot;given&quot;:&quot;Fátima C.&quot;},{&quot;family&quot;:&quot;Breviglieri&quot;,&quot;given&quot;:&quot;Crasso P. B.&quot;},{&quot;family&quot;:&quot;Romero&quot;,&quot;given&quot;:&quot;Gustavo Q.&quot;}],&quot;issued&quot;:{&quot;date-parts&quot;:[[&quot;2020&quot;]]}}}],&quot;schema&quot;:&quot;https://github.com/citation-style-language/schema/raw/master/csl-citation.json&quot;} RNDPiI0ZsS4CT"/><text:span text:style-name="T79">(Bosc et al. 2018, Recalde et al. 2020)</text:span><text:reference-mark-end text:name="ZOTERO_ITEM CSL_CITATION {&quot;citationID&quot;:&quot;34CfkQdj&quot;,&quot;properties&quot;:{&quot;formattedCitation&quot;:&quot;(Bosc et al. 2018, Recalde et al. 2020)&quot;,&quot;plainCitation&quot;:&quot;(Bosc et al. 2018, Recalde et al. 2020)&quot;,&quot;noteIndex&quot;:0},&quot;citationItems&quot;:[{&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id&quot;:2992,&quot;uris&quot;:[&quot;http://zotero.org/users/1954708/items/Y3F3MUA5&quot;],&quot;uri&quot;:[&quot;http://zotero.org/users/1954708/items/Y3F3MUA5&quot;],&quot;itemData&quot;:{&quot;id&quot;:2992,&quot;type&quot;:&quot;article-journal&quot;,&quot;abstract&quot;:&quot;The input of external energy and matter in recipient ecosystems can act as a bottom-up force that subsidizes consumers, with subsequent cascading effects throughout the food web. Depending on the amount of input, dietary preference, and the strength of trophic links, allochthonous resources generally play a stabilizing role on food webs. In this study, we investigated the stabilizing role of allochthonous aquatic resources on intraguild predation (IGP) and their consequences on shared prey in a terrestrial ecosystem. To this end, we manipulated the input of emergent aquatic insects (the allochthonous resources) from streams to land, and predation pressure by bats and birds (the top predators), in a multitrophic food web using an orthogonal exclusion experiment. Using stable isotope metrics, we found that bats, birds, and spiders (the mesopredators), were highly subsidized by emergent aquatic insects. Moreover, among terrestrial prey, top predators fed more on spiders than insects. As predicted, spiders were strongly affected by the presence of top predators when allochthonous resources were excluded. Consequently, in this scenario terrestrial insects were two times more abundant. Because spiders showed a higher preference for consuming aquatic resources, we suggest that nonconsumptive effects of spiders upon terrestrial insects could be mediating the strong response of those shared prey. We demonstrate that the input of allochthonous aquatic resources can play a fundamental role in stabilizing terrestrial trophic interactions and trophic cascades in riparian zones via decreasing predation pressure.&quot;,&quot;container-title&quot;:&quot;Ecology&quot;,&quot;DOI&quot;:&quot;https://doi.org/10.1002/ecy.3074&quot;,&quot;ISSN&quot;:&quot;1939-9170&quot;,&quot;issue&quot;:&quot;8&quot;,&quot;language&quot;:&quot;en&quot;,&quot;note&quot;:&quot;_eprint: https://esajournals.onlinelibrary.wiley.com/doi/pdf/10.1002/ecy.3074&quot;,&quot;page&quot;:&quot;e03074&quot;,&quot;source&quot;:&quot;Wiley Online Library&quot;,&quot;title&quot;:&quot;Allochthonous aquatic subsidies alleviate predation pressure in terrestrial ecosystems&quot;,&quot;volume&quot;:&quot;101&quot;,&quot;author&quot;:[{&quot;family&quot;:&quot;Recalde&quot;,&quot;given&quot;:&quot;Fátima C.&quot;},{&quot;family&quot;:&quot;Breviglieri&quot;,&quot;given&quot;:&quot;Crasso P. B.&quot;},{&quot;family&quot;:&quot;Romero&quot;,&quot;given&quot;:&quot;Gustavo Q.&quot;}],&quot;issued&quot;:{&quot;date-parts&quot;:[[&quot;2020&quot;]]}}}],&quot;schema&quot;:&quot;https://github.com/citation-style-language/schema/raw/master/csl-citation.json&quot;} RNDPiI0ZsS4CT"/><text:span text:style-name="T79">. Interestingly, however, it was shown that in plant-arthropod herbivore systems top-down effects on intermediate AP and herbivores tend to be positively correlated </text:span><text:reference-mark-start text:name="ZOTERO_ITEM CSL_CITATION {&quot;citationID&quot;:&quot;KlKwKNBV&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PngNuJPf4K"/><text:span text:style-name="T79">(Mooney et al. 2010)</text:span><text:reference-mark-end text:name="ZOTERO_ITEM CSL_CITATION {&quot;citationID&quot;:&quot;KlKwKNBV&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PngNuJPf4K"/><text:span text:style-name="T79">.</text:span><text:span text:style-name="T80"> Therefore, specific</text:span><text:span text:style-name="T79"> circumstances under which IGP attenuates or amplified these effects is still unclear. </text:span><text:span text:style-name="T101">To better underst</text:span><text:span text:style-name="T102">a</text:span><text:span text:style-name="T101">nd relationship between </text:span><text:span text:style-name="T102">the presence of</text:span><text:span text:style-name="T101"> IGP and </text:span><text:span text:style-name="T102">strength of </text:span><text:span text:style-name="T101">top-down effects we first need more studies</text:span><text:span text:style-name="T79"> </text:span><text:span text:style-name="T101">from natural habitats </text:span><text:span text:style-name="T102">from various bioms including</text:span><text:span text:style-name="T101"> </text:span><text:span text:style-name="T79">diverse tropical fores</text:span><text:span text:style-name="T101">t</text:span><text:span text:style-name="T79">. Yet studies reporting top-down and/or cascading effects on plant community composition from tropics are scarce </text:span><text:reference-mark-start text:name="ZOTERO_ITEM CSL_CITATION {&quot;citationID&quot;:&quot;3ELpLNcU&quot;,&quot;properties&quot;:{&quot;formattedCitation&quot;:&quot;(Bael et al. 2003, Letourneau et al. 2004, Kurten 2013, Harrison and Banks-Leite 2020)&quot;,&quot;plainCitation&quot;:&quot;(Bael et al. 2003, Letourneau et al. 2004, Kurten 2013, Harrison and Banks-Leite 2020)&quot;,&quot;noteIndex&quot;:0},&quot;citationItems&quot;:[{&quot;id&quot;:3059,&quot;uris&quot;:[&quot;http://zotero.org/users/1954708/items/SY5SLEDF&quot;],&quot;uri&quot;:[&quot;http://zotero.org/users/1954708/items/SY5SLEDF&quot;],&quot;itemData&quot;:{&quot;id&quot;:3059,&quot;type&quot;:&quot;article-journal&quot;,&quot;abstract&quot;:&quot;Most forest birds include arthropods in their diet, sometimes specializing on arthropods that consume plant foliage. Experimental tests of whether bird predation on arthropods can reduce plant damage, however, are few and restricted to relatively low-diversity systems. Here, we describe an experimental test in a diverse tropical forest of whether birds indirectly defend foliage from arthropod herbivores. We also compare how the indirect effects of bird predation vary with different levels of foliage productivity in the canopy vs. the understory. For three Neotropical tree species, we observed that birds decreased local arthropod densities on canopy branches and reduced consequent damage to leaves. In contrast, we observed no evidence of bird–arthropod limitation on conspecific saplings in the less productive understory of the same forest. Our results support theory that predicts trophic cascades where productivity is high and suggest that birds play an important role in Neotropical communities by means of their indirect defense of some canopy tree species.&quot;,&quot;container-title&quot;:&quot;Proceedings of the National Academy of Sciences&quot;,&quot;DOI&quot;:&quot;10.1073/pnas.1431621100&quot;,&quot;ISSN&quot;:&quot;0027-8424, 1091-6490&quot;,&quot;issue&quot;:&quot;14&quot;,&quot;journalAbbreviation&quot;:&quot;PNAS&quot;,&quot;language&quot;:&quot;en&quot;,&quot;note&quot;:&quot;publisher: National Academy of Sciences\nsection: Biological Sciences\nPMID: 12832618&quot;,&quot;page&quot;:&quot;8304-8307&quot;,&quot;source&quot;:&quot;www.pnas.org&quot;,&quot;title&quot;:&quot;Birds defend trees from herbivores in a Neotropical forest canopy&quot;,&quot;volume&quot;:&quot;100&quot;,&quot;author&quot;:[{&quot;family&quot;:&quot;Bael&quot;,&quot;given&quot;:&quot;Sunshine A. Van&quot;},{&quot;family&quot;:&quot;Brawn&quot;,&quot;given&quot;:&quot;Jeffrey D.&quot;},{&quot;family&quot;:&quot;Robinson&quot;,&quot;given&quot;:&quot;Scott K.&quot;}],&quot;issued&quot;:{&quot;date-parts&quot;:[[&quot;2003&quot;,7,8]]}}},{&quot;id&quot;:2822,&quot;uris&quot;:[&quot;http://zotero.org/users/1954708/items/QQPJET7C&quot;],&quot;uri&quot;:[&quot;http://zotero.org/users/1954708/items/QQPJET7C&quot;],&quot;itemData&quot;:{&quot;id&quot;:2822,&quot;type&quot;:&quot;article-journal&quot;,&quot;abstract&quot;:&quot;Tropical rain forests, some of the most diverse natural communities, have been characterized either as inherently stable or as extremely fragile. Theoretically, complex food webs allow for alternative pathways and overlapping functions within and among trophic levels, such that cascading effects are buffered and perturbation is resisted. On the other hand, strong interdependence among species and trophic levels in these same systems can make them vulnerable to perturbation. To assess the ability of a tropical rain forest community to resist perturbation or to amplify perturbation through trophic cascades, we measured changes in overall vegetative cover and species richness of understory plants in response to the experimental addition of a top predator beetle. In August 2000, 30 randomly located patches of naturally occurring Piper cenocladum shrubs were found at sites with variable soil quality and light availability, and top predator addition treatments were randomly assigned to half the patches. Using an 8-m2 subplot within each P. cenocladum patch, we estimated (nondestructively) vegetative cover of understory plants for nine months and measured herbivore damage, plant longevity and plant species richness for ∼1.5 years. For all understory species in our subplots, vegetative cover and total numbers of leaves declined significantly more in predator addition patches than in control patches. Understory cover also declined significantly more on poor soils than on rich soils. Mortality of small plants was high overall, but longevity was significantly greater in control patches than in patches with top predators. Herbivore damage was lowest, plant establishment highest, and the accumulation of new plant species highest in control plots on rich soils. The cumulative effect of top predators interacted with plant resources, such that plant species richness was suppressed when beetles were present in understory communities on rich soils. Patterns of herbivore damage suggest that trophic cascades from apex predators through ant predators to herbivores altered the structure of understory vegetation. The presence of indirect effects supports the characterization of rain forests as vulnerable ecosystems whose integrity may be threatened by the slow erosion of complex tight interactions among species.&quot;,&quot;container-title&quot;:&quot;Ecology&quot;,&quot;DOI&quot;:&quot;https://doi.org/10.1890/03-0525&quot;,&quot;ISSN&quot;:&quot;1939-9170&quot;,&quot;issue&quot;:&quot;8&quot;,&quot;language&quot;:&quot;en&quot;,&quot;note&quot;:&quot;_eprint: https://esajournals.onlinelibrary.wiley.com/doi/pdf/10.1890/03-0525&quot;,&quot;page&quot;:&quot;2144-2152&quot;,&quot;source&quot;:&quot;Wiley Online Library&quot;,&quot;title&quot;:&quot;Indirect Effects of a Top Predator on a Rain Forest Understory Plant Community&quot;,&quot;volume&quot;:&quot;85&quot;,&quot;author&quot;:[{&quot;family&quot;:&quot;Letourneau&quot;,&quot;given&quot;:&quot;D. K.&quot;},{&quot;family&quot;:&quot;Dyer&quot;,&quot;given&quot;:&quot;L. A.&quot;},{&quot;family&quot;:&quot;C&quot;,&quot;given&quot;:&quot;G. Vega&quot;}],&quot;issued&quot;:{&quot;date-parts&quot;:[[&quot;2004&quot;]]}}},{&quot;id&quot;:3050,&quot;uris&quot;:[&quot;http://zotero.org/users/1954708/items/M5AVTJMZ&quot;],&quot;uri&quot;:[&quot;http://zotero.org/users/1954708/items/M5AVTJMZ&quot;],&quot;itemData&quot;:{&quot;id&quot;:3050,&quot;type&quot;:&quot;article-journal&quot;,&quot;abstract&quot;:&quot;Defaunation, driven by hunting and habitat fragmentation, poses a threat to wildlife in tropical forests worldwide and is expected to have cascading effects on other organisms, particularly plant communities. This review summarizes empirical evidence from 42 studies on the indirect effects of defaunation on plants, focusing on altered plant–animal interactions, the resulting effects on plant population demography, and finally, community-level changes in plant composition and diversity. This review confirms, as previously documented, that larger-seeded species consistently experience reduced primary seed dispersal, and increased seedling aggregation around parent trees, as a result of defaunation. Reduced seed predation and herbivory are also associated with defaunation, in some cases countering the negative effects of reduced dispersal. The net effects of these changes led to either higher or lower seedling recruitment, depending on plant species. Defaunated plant communities show consistent shifts toward lower species richness, higher species dominance, and lower diversity. More research integrating effects of defaunation on all processes from seed dispersal through plant recruitment is required to mechanistically link altered species interactions to changes in recruitment and community composition.&quot;,&quot;collection-title&quot;:&quot;Special Issue: Defaunation’s impact in terrestrial tropical ecosystems&quot;,&quot;container-title&quot;:&quot;Biological Conservation&quot;,&quot;DOI&quot;:&quot;10.1016/j.biocon.2013.04.025&quot;,&quot;ISSN&quot;:&quot;0006-3207&quot;,&quot;journalAbbreviation&quot;:&quot;Biological Conservation&quot;,&quot;language&quot;:&quot;en&quot;,&quot;page&quot;:&quot;22-32&quot;,&quot;source&quot;:&quot;ScienceDirect&quot;,&quot;title&quot;:&quot;Cascading effects of contemporaneous defaunation on tropical forest communities&quot;,&quot;volume&quot;:&quot;163&quot;,&quot;author&quot;:[{&quot;family&quot;:&quot;Kurten&quot;,&quot;given&quot;:&quot;Erin L.&quot;}],&quot;issued&quot;:{&quot;date-parts&quot;:[[&quot;2013&quot;,7,1]]}}},{&quot;id&quot;:3055,&quot;uris&quot;:[&quot;http://zotero.org/users/1954708/items/CHKAVG4W&quot;],&quot;uri&quot;:[&quot;http://zotero.org/users/1954708/items/CHKAVG4W&quot;],&quot;itemData&quot;:{&quot;id&quot;:3055,&quot;type&quot;:&quot;article-journal&quot;,&quot;abstract&quot;:&quot;The cascading effects of biodiversity loss on ecosystem functioning of forests have become more apparent. However, how edge effects shape these processes has yet to be established. We assessed how edge effects alter arthropod populations and the strength of any resultant trophic cascades on herbivory rate in tropical forests of Brazil. We established 7 paired forest edge and interior sites. Each site had a vertebrate-exclosure, procedural (exclosure framework with open walls), and control plot (total 42 plots). Forest patches were surrounded by pasture. Understory arthropods and leaf damage were sampled every 4 weeks for 11 months. We used path analysis to determine the strength of trophic cascades in the interior and edge sites. In forest interior exclosures, abundance of predaceous and herbivorous arthropods increased by 326% and 180%, respectively, compared with control plots, and there were significant cascading effects on herbivory. Edge-dwelling invertebrates responded weakly to exclusion and there was no evidence of trophic cascade. Our results suggest that the vertebrate community at forest edges controls invertebrate densities to a lesser extent than it does in the interior. Edge areas can support vertebrate communities with a smaller contingent of insectivores. This allows arthropods to flourish and indirectly accounts for higher levels of plant damage at these sites. Increased herbivory rates may have important consequences for floristic community composition and primary productivity, as well as cascading effects on nutrient cycling. By interspersing natural forest patches with agroforests, instead of pasture, abiotic edge effects can be softened and prevented from penetrating deep into the forest. This would ensure a greater proportion of forest remains habitable for sensitive species and could help retain ecosystem functions in edge zones.&quot;,&quot;container-title&quot;:&quot;Conservation Biology: The Journal of the Society for Conservation Biology&quot;,&quot;DOI&quot;:&quot;10.1111/cobi.13438&quot;,&quot;ISSN&quot;:&quot;1523-1739&quot;,&quot;issue&quot;:&quot;4&quot;,&quot;journalAbbreviation&quot;:&quot;Conserv Biol&quot;,&quot;language&quot;:&quot;eng&quot;,&quot;note&quot;:&quot;PMID: 31762059&quot;,&quot;page&quot;:&quot;977-987&quot;,&quot;source&quot;:&quot;PubMed&quot;,&quot;title&quot;:&quot;Edge effects on trophic cascades in tropical rainforests&quot;,&quot;volume&quot;:&quot;34&quot;,&quot;author&quot;:[{&quot;family&quot;:&quot;Harrison&quot;,&quot;given&quot;:&quot;Michelle Lisa Kiri&quot;},{&quot;family&quot;:&quot;Banks-Leite&quot;,&quot;given&quot;:&quot;Cristina&quot;}],&quot;issued&quot;:{&quot;date-parts&quot;:[[&quot;2020&quot;,8]]}}}],&quot;schema&quot;:&quot;https://github.com/citation-style-language/schema/raw/master/csl-citation.json&quot;} RNDJNhYt9E3IA"/><text:span text:style-name="T79">(Bael et al. 2003, Letourneau et al. 2004, Kurten 2013, Harrison and Banks-Leite 2020)</text:span><text:reference-mark-end text:name="ZOTERO_ITEM CSL_CITATION {&quot;citationID&quot;:&quot;3ELpLNcU&quot;,&quot;properties&quot;:{&quot;formattedCitation&quot;:&quot;(Bael et al. 2003, Letourneau et al. 2004, Kurten 2013, Harrison and Banks-Leite 2020)&quot;,&quot;plainCitation&quot;:&quot;(Bael et al. 2003, Letourneau et al. 2004, Kurten 2013, Harrison and Banks-Leite 2020)&quot;,&quot;noteIndex&quot;:0},&quot;citationItems&quot;:[{&quot;id&quot;:3059,&quot;uris&quot;:[&quot;http://zotero.org/users/1954708/items/SY5SLEDF&quot;],&quot;uri&quot;:[&quot;http://zotero.org/users/1954708/items/SY5SLEDF&quot;],&quot;itemData&quot;:{&quot;id&quot;:3059,&quot;type&quot;:&quot;article-journal&quot;,&quot;abstract&quot;:&quot;Most forest birds include arthropods in their diet, sometimes specializing on arthropods that consume plant foliage. Experimental tests of whether bird predation on arthropods can reduce plant damage, however, are few and restricted to relatively low-diversity systems. Here, we describe an experimental test in a diverse tropical forest of whether birds indirectly defend foliage from arthropod herbivores. We also compare how the indirect effects of bird predation vary with different levels of foliage productivity in the canopy vs. the understory. For three Neotropical tree species, we observed that birds decreased local arthropod densities on canopy branches and reduced consequent damage to leaves. In contrast, we observed no evidence of bird–arthropod limitation on conspecific saplings in the less productive understory of the same forest. Our results support theory that predicts trophic cascades where productivity is high and suggest that birds play an important role in Neotropical communities by means of their indirect defense of some canopy tree species.&quot;,&quot;container-title&quot;:&quot;Proceedings of the National Academy of Sciences&quot;,&quot;DOI&quot;:&quot;10.1073/pnas.1431621100&quot;,&quot;ISSN&quot;:&quot;0027-8424, 1091-6490&quot;,&quot;issue&quot;:&quot;14&quot;,&quot;journalAbbreviation&quot;:&quot;PNAS&quot;,&quot;language&quot;:&quot;en&quot;,&quot;note&quot;:&quot;publisher: National Academy of Sciences\nsection: Biological Sciences\nPMID: 12832618&quot;,&quot;page&quot;:&quot;8304-8307&quot;,&quot;source&quot;:&quot;www.pnas.org&quot;,&quot;title&quot;:&quot;Birds defend trees from herbivores in a Neotropical forest canopy&quot;,&quot;volume&quot;:&quot;100&quot;,&quot;author&quot;:[{&quot;family&quot;:&quot;Bael&quot;,&quot;given&quot;:&quot;Sunshine A. Van&quot;},{&quot;family&quot;:&quot;Brawn&quot;,&quot;given&quot;:&quot;Jeffrey D.&quot;},{&quot;family&quot;:&quot;Robinson&quot;,&quot;given&quot;:&quot;Scott K.&quot;}],&quot;issued&quot;:{&quot;date-parts&quot;:[[&quot;2003&quot;,7,8]]}}},{&quot;id&quot;:2822,&quot;uris&quot;:[&quot;http://zotero.org/users/1954708/items/QQPJET7C&quot;],&quot;uri&quot;:[&quot;http://zotero.org/users/1954708/items/QQPJET7C&quot;],&quot;itemData&quot;:{&quot;id&quot;:2822,&quot;type&quot;:&quot;article-journal&quot;,&quot;abstract&quot;:&quot;Tropical rain forests, some of the most diverse natural communities, have been characterized either as inherently stable or as extremely fragile. Theoretically, complex food webs allow for alternative pathways and overlapping functions within and among trophic levels, such that cascading effects are buffered and perturbation is resisted. On the other hand, strong interdependence among species and trophic levels in these same systems can make them vulnerable to perturbation. To assess the ability of a tropical rain forest community to resist perturbation or to amplify perturbation through trophic cascades, we measured changes in overall vegetative cover and species richness of understory plants in response to the experimental addition of a top predator beetle. In August 2000, 30 randomly located patches of naturally occurring Piper cenocladum shrubs were found at sites with variable soil quality and light availability, and top predator addition treatments were randomly assigned to half the patches. Using an 8-m2 subplot within each P. cenocladum patch, we estimated (nondestructively) vegetative cover of understory plants for nine months and measured herbivore damage, plant longevity and plant species richness for ∼1.5 years. For all understory species in our subplots, vegetative cover and total numbers of leaves declined significantly more in predator addition patches than in control patches. Understory cover also declined significantly more on poor soils than on rich soils. Mortality of small plants was high overall, but longevity was significantly greater in control patches than in patches with top predators. Herbivore damage was lowest, plant establishment highest, and the accumulation of new plant species highest in control plots on rich soils. The cumulative effect of top predators interacted with plant resources, such that plant species richness was suppressed when beetles were present in understory communities on rich soils. Patterns of herbivore damage suggest that trophic cascades from apex predators through ant predators to herbivores altered the structure of understory vegetation. The presence of indirect effects supports the characterization of rain forests as vulnerable ecosystems whose integrity may be threatened by the slow erosion of complex tight interactions among species.&quot;,&quot;container-title&quot;:&quot;Ecology&quot;,&quot;DOI&quot;:&quot;https://doi.org/10.1890/03-0525&quot;,&quot;ISSN&quot;:&quot;1939-9170&quot;,&quot;issue&quot;:&quot;8&quot;,&quot;language&quot;:&quot;en&quot;,&quot;note&quot;:&quot;_eprint: https://esajournals.onlinelibrary.wiley.com/doi/pdf/10.1890/03-0525&quot;,&quot;page&quot;:&quot;2144-2152&quot;,&quot;source&quot;:&quot;Wiley Online Library&quot;,&quot;title&quot;:&quot;Indirect Effects of a Top Predator on a Rain Forest Understory Plant Community&quot;,&quot;volume&quot;:&quot;85&quot;,&quot;author&quot;:[{&quot;family&quot;:&quot;Letourneau&quot;,&quot;given&quot;:&quot;D. K.&quot;},{&quot;family&quot;:&quot;Dyer&quot;,&quot;given&quot;:&quot;L. A.&quot;},{&quot;family&quot;:&quot;C&quot;,&quot;given&quot;:&quot;G. Vega&quot;}],&quot;issued&quot;:{&quot;date-parts&quot;:[[&quot;2004&quot;]]}}},{&quot;id&quot;:3050,&quot;uris&quot;:[&quot;http://zotero.org/users/1954708/items/M5AVTJMZ&quot;],&quot;uri&quot;:[&quot;http://zotero.org/users/1954708/items/M5AVTJMZ&quot;],&quot;itemData&quot;:{&quot;id&quot;:3050,&quot;type&quot;:&quot;article-journal&quot;,&quot;abstract&quot;:&quot;Defaunation, driven by hunting and habitat fragmentation, poses a threat to wildlife in tropical forests worldwide and is expected to have cascading effects on other organisms, particularly plant communities. This review summarizes empirical evidence from 42 studies on the indirect effects of defaunation on plants, focusing on altered plant–animal interactions, the resulting effects on plant population demography, and finally, community-level changes in plant composition and diversity. This review confirms, as previously documented, that larger-seeded species consistently experience reduced primary seed dispersal, and increased seedling aggregation around parent trees, as a result of defaunation. Reduced seed predation and herbivory are also associated with defaunation, in some cases countering the negative effects of reduced dispersal. The net effects of these changes led to either higher or lower seedling recruitment, depending on plant species. Defaunated plant communities show consistent shifts toward lower species richness, higher species dominance, and lower diversity. More research integrating effects of defaunation on all processes from seed dispersal through plant recruitment is required to mechanistically link altered species interactions to changes in recruitment and community composition.&quot;,&quot;collection-title&quot;:&quot;Special Issue: Defaunation’s impact in terrestrial tropical ecosystems&quot;,&quot;container-title&quot;:&quot;Biological Conservation&quot;,&quot;DOI&quot;:&quot;10.1016/j.biocon.2013.04.025&quot;,&quot;ISSN&quot;:&quot;0006-3207&quot;,&quot;journalAbbreviation&quot;:&quot;Biological Conservation&quot;,&quot;language&quot;:&quot;en&quot;,&quot;page&quot;:&quot;22-32&quot;,&quot;source&quot;:&quot;ScienceDirect&quot;,&quot;title&quot;:&quot;Cascading effects of contemporaneous defaunation on tropical forest communities&quot;,&quot;volume&quot;:&quot;163&quot;,&quot;author&quot;:[{&quot;family&quot;:&quot;Kurten&quot;,&quot;given&quot;:&quot;Erin L.&quot;}],&quot;issued&quot;:{&quot;date-parts&quot;:[[&quot;2013&quot;,7,1]]}}},{&quot;id&quot;:3055,&quot;uris&quot;:[&quot;http://zotero.org/users/1954708/items/CHKAVG4W&quot;],&quot;uri&quot;:[&quot;http://zotero.org/users/1954708/items/CHKAVG4W&quot;],&quot;itemData&quot;:{&quot;id&quot;:3055,&quot;type&quot;:&quot;article-journal&quot;,&quot;abstract&quot;:&quot;The cascading effects of biodiversity loss on ecosystem functioning of forests have become more apparent. However, how edge effects shape these processes has yet to be established. We assessed how edge effects alter arthropod populations and the strength of any resultant trophic cascades on herbivory rate in tropical forests of Brazil. We established 7 paired forest edge and interior sites. Each site had a vertebrate-exclosure, procedural (exclosure framework with open walls), and control plot (total 42 plots). Forest patches were surrounded by pasture. Understory arthropods and leaf damage were sampled every 4 weeks for 11 months. We used path analysis to determine the strength of trophic cascades in the interior and edge sites. In forest interior exclosures, abundance of predaceous and herbivorous arthropods increased by 326% and 180%, respectively, compared with control plots, and there were significant cascading effects on herbivory. Edge-dwelling invertebrates responded weakly to exclusion and there was no evidence of trophic cascade. Our results suggest that the vertebrate community at forest edges controls invertebrate densities to a lesser extent than it does in the interior. Edge areas can support vertebrate communities with a smaller contingent of insectivores. This allows arthropods to flourish and indirectly accounts for higher levels of plant damage at these sites. Increased herbivory rates may have important consequences for floristic community composition and primary productivity, as well as cascading effects on nutrient cycling. By interspersing natural forest patches with agroforests, instead of pasture, abiotic edge effects can be softened and prevented from penetrating deep into the forest. This would ensure a greater proportion of forest remains habitable for sensitive species and could help retain ecosystem functions in edge zones.&quot;,&quot;container-title&quot;:&quot;Conservation Biology: The Journal of the Society for Conservation Biology&quot;,&quot;DOI&quot;:&quot;10.1111/cobi.13438&quot;,&quot;ISSN&quot;:&quot;1523-1739&quot;,&quot;issue&quot;:&quot;4&quot;,&quot;journalAbbreviation&quot;:&quot;Conserv Biol&quot;,&quot;language&quot;:&quot;eng&quot;,&quot;note&quot;:&quot;PMID: 31762059&quot;,&quot;page&quot;:&quot;977-987&quot;,&quot;source&quot;:&quot;PubMed&quot;,&quot;title&quot;:&quot;Edge effects on trophic cascades in tropical rainforests&quot;,&quot;volume&quot;:&quot;34&quot;,&quot;author&quot;:[{&quot;family&quot;:&quot;Harrison&quot;,&quot;given&quot;:&quot;Michelle Lisa Kiri&quot;},{&quot;family&quot;:&quot;Banks-Leite&quot;,&quot;given&quot;:&quot;Cristina&quot;}],&quot;issued&quot;:{&quot;date-parts&quot;:[[&quot;2020&quot;,8]]}}}],&quot;schema&quot;:&quot;https://github.com/citation-style-language/schema/raw/master/csl-citation.json&quot;} RNDJNhYt9E3IA"/><text:span text:style-name="T79">. </text:span></text:p>
      <text:p text:style-name="P12"><text:span text:style-name="T79"><text:tab/></text:span><text:span text:style-name="T102">Species specific </text:span><text:span text:style-name="T79">responses </text:span><text:span text:style-name="T102">of herbivores </text:span><text:span text:style-name="T79">to predation can also affect top-down cascade strength </text:span><text:reference-mark-start text:name="ZOTERO_ITEM CSL_CITATION {&quot;citationID&quot;:&quot;V1TFeh3l&quot;,&quot;properties&quot;:{&quot;formattedCitation&quot;:&quot;(Carson and Root 1999)&quot;,&quot;plainCitation&quot;:&quot;(Carson and Root 1999)&quot;,&quot;noteIndex&quot;:0},&quot;citationItems&quot;:[{&quot;id&quot;:2101,&quot;uris&quot;:[&quot;http://zotero.org/users/1954708/items/AK38T8T5&quot;],&quot;uri&quot;:[&quot;http://zotero.org/users/1954708/items/AK38T8T5&quot;],&quot;itemData&quot;:{&quot;id&quot;:2101,&quot;type&quot;:&quot;article-journal&quot;,&quot;abstract&quot;:&quot;We tested the hypothesis that phytophagous insects would have a strong top-down effect on early successional plant communities and would thus alter the course of succession. To test this hypothesis, we suppressed above-ground insects at regular intervals with a broad-spectrum insecticide through the first 3 years of old-field succession at three widely scattered locations in central New York State. Insect herbivory substantially reduced total plant biomass to a similar degree at all three sites by reducing the abundance of meadow goldenrod, Solidago altissima. As a result, Euthamia graminifolia dominated control plots whereas S. altissima dominated insecticide-treated plots by the third year of succession. S. altissima is the dominant old-field herbaceous species in this region but typically requires at least 5 years to become dominant. Past explanations for this delay have implicated colonization limitation whereas our data demonstrate that insect herbivory is a likely alternative explanation. A widespread, highly polyphagous insect, the xylem-tapping spittlebug, Philaenus spumarius, appeared to be the herbivore responsible for the reduction in standing crop biomass at all three sites. Insect herbivory typically caused little direct leaf tissue loss for the ten plant species we examined, including S. altissima. Consequently, the amount of leaf area removed was not a reliable indicator of the influence of insect herbivory on standing crop biomass or on early succession. Overall, we found a strong top-down effect of insect herbivores on biomass at several sites, so our results may be broadly applicable. These findings run counter to generalizations that top-down effects of herbivores, particularly insects, are weak in terrestrial systems. These generalizations may not apply to insects, such as spittlebugs, that can potentially mount an effective defense (i.e., spittle) against predators and subsequently reach relatively high abundance on common plant species. Our results suggest that insect herbivory may play an important but often overlooked role during early old-field succession.&quot;,&quot;container-title&quot;:&quot;Oecologia&quot;,&quot;DOI&quot;:&quot;10.1007/s004420050928&quot;,&quot;ISSN&quot;:&quot;1432-1939&quot;,&quot;issue&quot;:&quot;2&quot;,&quot;journalAbbreviation&quot;:&quot;Oecologia&quot;,&quot;language&quot;:&quot;eng&quot;,&quot;note&quot;:&quot;PMID: 28308566&quot;,&quot;page&quot;:&quot;260-272&quot;,&quot;source&quot;:&quot;PubMed&quot;,&quot;title&quot;:&quot;Top-down effects of insect herbivores during early succession: influence on biomass and plant dominance&quot;,&quot;title-short&quot;:&quot;Top-down effects of insect herbivores during early succession&quot;,&quot;volume&quot;:&quot;121&quot;,&quot;author&quot;:[{&quot;family&quot;:&quot;Carson&quot;,&quot;given&quot;:&quot;Walter P.&quot;},{&quot;family&quot;:&quot;Root&quot;,&quot;given&quot;:&quot;Richard B.&quot;}],&quot;issued&quot;:{&quot;date-parts&quot;:[[&quot;1999&quot;,11]]}}}],&quot;schema&quot;:&quot;https://github.com/citation-style-language/schema/raw/master/csl-citation.json&quot;} RND2mbh2SOYDP"/><text:span text:style-name="T79">(Carson and Root 1999)</text:span><text:bookmark text:name="__UnoMark__18675_532779537"/><text:bookmark text:name="__UnoMark__12466_532779537"/><text:bookmark text:name="__UnoMark__13915_532779537"/><text:reference-mark-end text:name="ZOTERO_ITEM CSL_CITATION {&quot;citationID&quot;:&quot;V1TFeh3l&quot;,&quot;properties&quot;:{&quot;formattedCitation&quot;:&quot;(Carson and Root 1999)&quot;,&quot;plainCitation&quot;:&quot;(Carson and Root 1999)&quot;,&quot;noteIndex&quot;:0},&quot;citationItems&quot;:[{&quot;id&quot;:2101,&quot;uris&quot;:[&quot;http://zotero.org/users/1954708/items/AK38T8T5&quot;],&quot;uri&quot;:[&quot;http://zotero.org/users/1954708/items/AK38T8T5&quot;],&quot;itemData&quot;:{&quot;id&quot;:2101,&quot;type&quot;:&quot;article-journal&quot;,&quot;abstract&quot;:&quot;We tested the hypothesis that phytophagous insects would have a strong top-down effect on early successional plant communities and would thus alter the course of succession. To test this hypothesis, we suppressed above-ground insects at regular intervals with a broad-spectrum insecticide through the first 3 years of old-field succession at three widely scattered locations in central New York State. Insect herbivory substantially reduced total plant biomass to a similar degree at all three sites by reducing the abundance of meadow goldenrod, Solidago altissima. As a result, Euthamia graminifolia dominated control plots whereas S. altissima dominated insecticide-treated plots by the third year of succession. S. altissima is the dominant old-field herbaceous species in this region but typically requires at least 5 years to become dominant. Past explanations for this delay have implicated colonization limitation whereas our data demonstrate that insect herbivory is a likely alternative explanation. A widespread, highly polyphagous insect, the xylem-tapping spittlebug, Philaenus spumarius, appeared to be the herbivore responsible for the reduction in standing crop biomass at all three sites. Insect herbivory typically caused little direct leaf tissue loss for the ten plant species we examined, including S. altissima. Consequently, the amount of leaf area removed was not a reliable indicator of the influence of insect herbivory on standing crop biomass or on early succession. Overall, we found a strong top-down effect of insect herbivores on biomass at several sites, so our results may be broadly applicable. These findings run counter to generalizations that top-down effects of herbivores, particularly insects, are weak in terrestrial systems. These generalizations may not apply to insects, such as spittlebugs, that can potentially mount an effective defense (i.e., spittle) against predators and subsequently reach relatively high abundance on common plant species. Our results suggest that insect herbivory may play an important but often overlooked role during early old-field succession.&quot;,&quot;container-title&quot;:&quot;Oecologia&quot;,&quot;DOI&quot;:&quot;10.1007/s004420050928&quot;,&quot;ISSN&quot;:&quot;1432-1939&quot;,&quot;issue&quot;:&quot;2&quot;,&quot;journalAbbreviation&quot;:&quot;Oecologia&quot;,&quot;language&quot;:&quot;eng&quot;,&quot;note&quot;:&quot;PMID: 28308566&quot;,&quot;page&quot;:&quot;260-272&quot;,&quot;source&quot;:&quot;PubMed&quot;,&quot;title&quot;:&quot;Top-down effects of insect herbivores during early succession: influence on biomass and plant dominance&quot;,&quot;title-short&quot;:&quot;Top-down effects of insect herbivores during early succession&quot;,&quot;volume&quot;:&quot;121&quot;,&quot;author&quot;:[{&quot;family&quot;:&quot;Carson&quot;,&quot;given&quot;:&quot;Walter P.&quot;},{&quot;family&quot;:&quot;Root&quot;,&quot;given&quot;:&quot;Richard B.&quot;}],&quot;issued&quot;:{&quot;date-parts&quot;:[[&quot;1999&quot;,11]]}}}],&quot;schema&quot;:&quot;https://github.com/citation-style-language/schema/raw/master/csl-citation.json&quot;} RND2mbh2SOYDP"/><text:span text:style-name="T2">. Key factors known to mediate predator-prey interactions</text:span><text:span text:style-name="T21"> </text:span><text:span text:style-name="T2">are specialization, ability to switch between resources (or habitats), and feeding mechanism </text:span><text:reference-mark-start text:name="ZOTERO_ITEM CSL_CITATION {&quot;citationID&quot;:&quot;kwj9vifx&quot;,&quot;properties&quot;:{&quot;formattedCitation&quot;:&quot;(Pace et al. 1999, Duffy et al. 2007, Van Bael et al. 2008, Singer et al. 2014, Maas et al. 2016, Schmitz 2017)&quot;,&quot;plainCitation&quot;:&quot;(Pace et al. 1999, Duffy et al. 2007, Van Bael et al. 2008, Singer et al. 2014, Maas et al. 2016, Schmitz 2017)&quot;,&quot;noteIndex&quot;:0},&quot;citationItems&quot;:[{&quot;id&quot;:2952,&quot;uris&quot;:[&quot;http://zotero.org/users/1954708/items/BS35SQFP&quot;],&quot;uri&quot;:[&quot;http://zotero.org/users/1954708/items/BS35SQFP&quot;],&quot;itemData&quot;:{&quot;id&quot;:2952,&quot;type&quot;:&quot;article-journal&quot;,&quot;container-title&quot;:&quot;Trends in Ecology &amp; Evolution&quot;,&quot;DOI&quot;:&quot;10.1016/S0169-5347(99)01723-1&quot;,&quot;ISSN&quot;:&quot;0169-5347&quot;,&quot;issue&quot;:&quot;12&quot;,&quot;journalAbbreviation&quot;:&quot;Trends in Ecology &amp; Evolution&quot;,&quot;language&quot;:&quot;English&quot;,&quot;note&quot;:&quot;publisher: Elsevier\nPMID: 10542455&quot;,&quot;page&quot;:&quot;483-488&quot;,&quot;source&quot;:&quot;www.cell.com&quot;,&quot;title&quot;:&quot;Trophic cascades revealed in diverse ecosystems&quot;,&quot;volume&quot;:&quot;14&quot;,&quot;author&quot;:[{&quot;family&quot;:&quot;Pace&quot;,&quot;given&quot;:&quot;Michael L.&quot;},{&quot;family&quot;:&quot;Cole&quot;,&quot;given&quot;:&quot;Jonathan J.&quot;},{&quot;family&quot;:&quot;Carpenter&quot;,&quot;given&quot;:&quot;Stephen R.&quot;},{&quot;family&quot;:&quot;Kitchell&quot;,&quot;given&quot;:&quot;James F.&quot;},{&quot;family&quot;:&quot;Pace&quot;,&quot;given&quot;:&quot;Michael L.&quot;},{&quot;family&quot;:&quot;Cole&quot;,&quot;given&quot;:&quot;Jonathan J.&quot;},{&quot;family&quot;:&quot;Carpenter&quot;,&quot;given&quot;:&quot;Stephen R.&quot;},{&quot;family&quot;:&quot;Kitchell&quot;,&quot;given&quot;:&quot;James F.&quot;}],&quot;issued&quot;:{&quot;date-parts&quot;:[[&quot;1999&quot;,12,1]]}}},{&quot;id&quot;:1638,&quot;uris&quot;:[&quot;http://zotero.org/users/1954708/items/7VBNCYE5&quot;],&quot;uri&quot;:[&quot;http://zotero.org/users/1954708/items/7VBNCYE5&quot;],&quot;itemData&quot;:{&quot;id&quot;:1638,&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2958,&quot;uris&quot;:[&quot;http://zotero.org/users/1954708/items/KTZ6VQWQ&quot;],&quot;uri&quot;:[&quot;http://zotero.org/users/1954708/items/KTZ6VQWQ&quot;],&quot;itemData&quot;:{&quot;id&quot;:2958,&quot;type&quot;:&quot;article-journal&quot;,&quot;abstract&quot;:&quot;Insectivorous birds reduce arthropod abundances and their damage to plants in some, but not all, studies where predation by birds has been assessed. The variation in bird effects may be due to characteristics such as plant productivity or quality, habitat complexity, and/or species diversity of predator and prey assemblages. Since agroforestry systems vary in such characteristics, these systems provide a good starting point for understanding when and where we can expect predation by birds to be important. We analyze data from bird exclosure studies in forests and agroforestry systems to ask whether birds consistently reduce their arthropod prey base and whether bird predation differs between forests and agroforestry systems. Further, we focus on agroforestry systems to ask whether the magnitude of bird predation (1) differs between canopy trees and understory plants, (2) differs when migratory birds are present or absent, and (3) correlates with bird abundance and diversity. We found that, across all studies, birds reduce all arthropods, herbivores, carnivores, and plant damage. We observed no difference in the magnitude of bird effects between agroforestry systems and forests despite simplified habitat structure and plant diversity in agroforests. Within agroforestry systems, bird reduction of arthropods was greater in the canopy than the crop layer. Top-down effects of bird predation were especially strong during censuses when migratory birds were present in agroforestry systems. Importantly, the diversity of the predator assemblage correlated with the magnitude of predator effects; where the diversity of birds, especially migratory birds, was greater, birds reduced arthropod densities to a greater extent. We outline potential mechanisms for relationships between bird predator, insect prey, and habitat characteristics, and we suggest future studies using tropical agroforests as a model system to further test these areas of ecological theory.&quot;,&quot;container-title&quot;:&quot;Ecology&quot;,&quot;DOI&quot;:&quot;10.1890/06-1976.1&quot;,&quot;ISSN&quot;:&quot;0012-9658&quot;,&quot;issue&quot;:&quot;4&quot;,&quot;journalAbbreviation&quot;:&quot;Ecology&quot;,&quot;language&quot;:&quot;eng&quot;,&quot;note&quot;:&quot;PMID: 18481517&quot;,&quot;page&quot;:&quot;928-934&quot;,&quot;source&quot;:&quot;PubMed&quot;,&quot;title&quot;:&quot;Birds as predators in tropical agroforestry systems&quot;,&quot;volume&quot;:&quot;89&quot;,&quot;author&quot;:[{&quot;family&quot;:&quot;Van Bael&quot;,&quot;given&quot;:&quot;Sunshine A.&quot;},{&quot;family&quot;:&quot;Philpott&quot;,&quot;given&quot;:&quot;Stacy M.&quot;},{&quot;family&quot;:&quot;Greenberg&quot;,&quot;given&quot;:&quot;Russell&quot;},{&quot;family&quot;:&quot;Bichier&quot;,&quot;given&quot;:&quot;Peter&quot;},{&quot;family&quot;:&quot;Barber&quot;,&quot;given&quot;:&quot;Nicholas A.&quot;},{&quot;family&quot;:&quot;Mooney&quot;,&quot;given&quot;:&quot;Kailen A.&quot;},{&quot;family&quot;:&quot;Gruner&quot;,&quot;given&quot;:&quot;Daniel S.&quot;}],&quot;issued&quot;:{&quot;date-parts&quot;:[[&quot;2008&quot;,4]]}}},{&quot;id&quot;:2301,&quot;uris&quot;:[&quot;http://zotero.org/users/1954708/items/7TXPA5IC&quot;],&quot;uri&quot;:[&quot;http://zotero.org/users/1954708/items/7TXPA5IC&quot;],&quot;itemData&quot;:{&quot;id&quot;:2301,&quot;type&quot;:&quot;article-journal&quot;,&quot;abstract&quot;:&quot;This study shows the far-reaching effects of herbivore dietary specialization on the ecological and evolutionary dynamics of carnivore–herbivore–plant interactions. First, we test the long-standing hypothesis that dietary specialization of insect herbivores mediates the strength of bird predation on herbivores. Accounting for phylogenetic nonindependence of herbivores and plants, we show for the first time (to our knowledge) that dietary specialization of herbivore species is associated with reduced bird predation across an herbivore phylogeny, and that dietary specialization of herbivores increases the antipredator effects of camouflage and aposematism. Second, this study develops and finds support for the novel hypothesis that the proportion of dietary specialist species in a plant’s herbivore community predicts the degree of antiherbivore protection birds provide to plants., Predicting the impact of carnivores on plants has challenged community and food web ecologists for decades. At the same time, the role of predators in the evolution of herbivore dietary specialization has been an unresolved issue in evolutionary ecology. Here, we integrate these perspectives by testing the role of herbivore diet breadth as a predictor of top-down effects of avian predators on herbivores and plants in a forest food web. Using experimental bird exclosures to study a complex community of trees, caterpillars, and birds, we found a robust positive association between caterpillar diet breadth (phylodiversity of host plants used) and the strength of bird predation across 41 caterpillar and eight tree species. Dietary specialization was associated with increased enemy-free space for both camouflaged (n = 33) and warningly signaled (n = 8) caterpillar species. Furthermore, dietary specialization was associated with increased crypsis (camouflaged species only) and more stereotyped resting poses (camouflaged and warningly signaled species), but was unrelated to caterpillar body size. These dynamics in turn cascaded down to plants: a metaanalysis (n = 15 tree species) showed the beneficial effect of birds on trees (i.e., reduced leaf damage) decreased with the proportion of dietary specialist taxa composing a tree species’ herbivore fauna. We conclude that herbivore diet breadth is a key functional trait underlying the trophic effects of carnivores on both herbivores and plants.&quot;,&quot;container-title&quot;:&quot;Proceedings of the National Academy of Sciences of the United States of America&quot;,&quot;DOI&quot;:&quot;10.1073/pnas.1401949111&quot;,&quot;ISSN&quot;:&quot;0027-8424&quot;,&quot;issue&quot;:&quot;26&quot;,&quot;journalAbbreviation&quot;:&quot;Proc Natl Acad Sci U S A&quot;,&quot;note&quot;:&quot;PMID: 24979778\nPMCID: PMC4084428&quot;,&quot;page&quot;:&quot;9521-9526&quot;,&quot;source&quot;:&quot;PubMed Central&quot;,&quot;title&quot;:&quot;Herbivore diet breadth mediates the cascading effects of carnivores in food webs&quot;,&quot;volume&quot;:&quot;111&quot;,&quot;author&quot;:[{&quot;family&quot;:&quot;Singer&quot;,&quot;given&quot;:&quot;Michael S.&quot;},{&quot;family&quot;:&quot;Lichter-Marck&quot;,&quot;given&quot;:&quot;Isaac H.&quot;},{&quot;family&quot;:&quot;Farkas&quot;,&quot;given&quot;:&quot;Timothy E.&quot;},{&quot;family&quot;:&quot;Aaron&quot;,&quot;given&quot;:&quot;Eric&quot;},{&quot;family&quot;:&quot;Whitney&quot;,&quot;given&quot;:&quot;Kenneth D.&quot;},{&quot;family&quot;:&quot;Mooney&quot;,&quot;given&quot;:&quot;Kailen A.&quot;}],&quot;issued&quot;:{&quot;date-parts&quot;:[[&quot;2014&quot;,7,1]]}}},{&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id&quot;:2304,&quot;uris&quot;:[&quot;http://zotero.org/users/1954708/items/LVSEPHZ6&quot;],&quot;uri&quot;:[&quot;http://zotero.org/users/1954708/items/LVSEPHZ6&quot;],&quot;itemData&quot;:{&quot;id&quot;:2304,&quot;type&quot;:&quot;article-journal&quot;,&quot;abstract&quot;:&quot;Predator–prey relationships are a central component of community dynamics. Classic approaches have tried to understand and predict these relationships in terms of consumptive interactions between predator and prey species, but characterizing the interaction this way is insufficient to predict the complexity and context dependency inherent in predator–prey relationships. Recent approaches have begun to explore predator–prey relationships in terms of an evolutionary-ecological game in which predator and prey adapt to each other through reciprocal interactions involving context-dependent expression of functional traits that influence their biomechanics. Functional traits are defined as any morphological, behavioral, or physiological trait of an organism associated with a biotic interaction. Such traits include predator and prey body size, predator and prey personality, predator hunting mode, prey mobility, prey anti-predator behavior, and prey physiological stress. Here, I discuss recent advances in this functional trait approach. Evidence shows that the nature and strength of many interactions are dependent upon the relative magnitude of predator and prey functional traits. Moreover, trait responses can be triggered by non-consumptive predator–prey interactions elicited by responses of prey to risk of predation. These interactions in turn can have dynamic feedbacks that can change the context of the predator–prey interaction, causing predator and prey to adapt their traits—through phenotypically plastic or rapid evolutionary responses—and the nature of their interaction. Research shows that examining predator–prey interactions through the lens of an adaptive evolutionary-ecological game offers a foundation to explain variety in the nature and strength of predator–prey interactions observed in different ecological contexts.&quot;,&quot;container-title&quot;:&quot;F1000Research&quot;,&quot;DOI&quot;:&quot;10.12688/f1000research.11813.1&quot;,&quot;ISSN&quot;:&quot;2046-1402&quot;,&quot;journalAbbreviation&quot;:&quot;F1000Res&quot;,&quot;note&quot;:&quot;PMID: 29043073\nPMCID: PMC5621104&quot;,&quot;source&quot;:&quot;PubMed Central&quot;,&quot;title&quot;:&quot;Predator and prey functional traits: understanding the adaptive machinery driving predator–prey interactions&quot;,&quot;title-short&quot;:&quot;Predator and prey functional traits&quot;,&quot;URL&quot;:&quot;https://www.ncbi.nlm.nih.gov/pmc/articles/PMC5621104/&quot;,&quot;volume&quot;:&quot;6&quot;,&quot;author&quot;:[{&quot;family&quot;:&quot;Schmitz&quot;,&quot;given&quot;:&quot;Oswald&quot;}],&quot;accessed&quot;:{&quot;date-parts&quot;:[[&quot;2019&quot;,12,17]]},&quot;issued&quot;:{&quot;date-parts&quot;:[[&quot;2017&quot;,9,27]]}}}],&quot;schema&quot;:&quot;https://github.com/citation-style-language/schema/raw/master/csl-citation.json&quot;} RNDBdTWvQrVUe"/><text:span text:style-name="T2">(Pace et al. 1999, Duffy et al. 2007, Van Bael et al. 2008, Singer et al. 2014, Maas et al. 2016, Schmitz 2017)</text:span><text:bookmark text:name="__UnoMark__18676_532779537"/><text:bookmark text:name="__UnoMark__13916_532779537"/><text:bookmark text:name="__UnoMark__12467_532779537"/><text:reference-mark-end text:name="ZOTERO_ITEM CSL_CITATION {&quot;citationID&quot;:&quot;kwj9vifx&quot;,&quot;properties&quot;:{&quot;formattedCitation&quot;:&quot;(Pace et al. 1999, Duffy et al. 2007, Van Bael et al. 2008, Singer et al. 2014, Maas et al. 2016, Schmitz 2017)&quot;,&quot;plainCitation&quot;:&quot;(Pace et al. 1999, Duffy et al. 2007, Van Bael et al. 2008, Singer et al. 2014, Maas et al. 2016, Schmitz 2017)&quot;,&quot;noteIndex&quot;:0},&quot;citationItems&quot;:[{&quot;id&quot;:2952,&quot;uris&quot;:[&quot;http://zotero.org/users/1954708/items/BS35SQFP&quot;],&quot;uri&quot;:[&quot;http://zotero.org/users/1954708/items/BS35SQFP&quot;],&quot;itemData&quot;:{&quot;id&quot;:2952,&quot;type&quot;:&quot;article-journal&quot;,&quot;container-title&quot;:&quot;Trends in Ecology &amp; Evolution&quot;,&quot;DOI&quot;:&quot;10.1016/S0169-5347(99)01723-1&quot;,&quot;ISSN&quot;:&quot;0169-5347&quot;,&quot;issue&quot;:&quot;12&quot;,&quot;journalAbbreviation&quot;:&quot;Trends in Ecology &amp; Evolution&quot;,&quot;language&quot;:&quot;English&quot;,&quot;note&quot;:&quot;publisher: Elsevier\nPMID: 10542455&quot;,&quot;page&quot;:&quot;483-488&quot;,&quot;source&quot;:&quot;www.cell.com&quot;,&quot;title&quot;:&quot;Trophic cascades revealed in diverse ecosystems&quot;,&quot;volume&quot;:&quot;14&quot;,&quot;author&quot;:[{&quot;family&quot;:&quot;Pace&quot;,&quot;given&quot;:&quot;Michael L.&quot;},{&quot;family&quot;:&quot;Cole&quot;,&quot;given&quot;:&quot;Jonathan J.&quot;},{&quot;family&quot;:&quot;Carpenter&quot;,&quot;given&quot;:&quot;Stephen R.&quot;},{&quot;family&quot;:&quot;Kitchell&quot;,&quot;given&quot;:&quot;James F.&quot;},{&quot;family&quot;:&quot;Pace&quot;,&quot;given&quot;:&quot;Michael L.&quot;},{&quot;family&quot;:&quot;Cole&quot;,&quot;given&quot;:&quot;Jonathan J.&quot;},{&quot;family&quot;:&quot;Carpenter&quot;,&quot;given&quot;:&quot;Stephen R.&quot;},{&quot;family&quot;:&quot;Kitchell&quot;,&quot;given&quot;:&quot;James F.&quot;}],&quot;issued&quot;:{&quot;date-parts&quot;:[[&quot;1999&quot;,12,1]]}}},{&quot;id&quot;:1638,&quot;uris&quot;:[&quot;http://zotero.org/users/1954708/items/7VBNCYE5&quot;],&quot;uri&quot;:[&quot;http://zotero.org/users/1954708/items/7VBNCYE5&quot;],&quot;itemData&quot;:{&quot;id&quot;:1638,&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2958,&quot;uris&quot;:[&quot;http://zotero.org/users/1954708/items/KTZ6VQWQ&quot;],&quot;uri&quot;:[&quot;http://zotero.org/users/1954708/items/KTZ6VQWQ&quot;],&quot;itemData&quot;:{&quot;id&quot;:2958,&quot;type&quot;:&quot;article-journal&quot;,&quot;abstract&quot;:&quot;Insectivorous birds reduce arthropod abundances and their damage to plants in some, but not all, studies where predation by birds has been assessed. The variation in bird effects may be due to characteristics such as plant productivity or quality, habitat complexity, and/or species diversity of predator and prey assemblages. Since agroforestry systems vary in such characteristics, these systems provide a good starting point for understanding when and where we can expect predation by birds to be important. We analyze data from bird exclosure studies in forests and agroforestry systems to ask whether birds consistently reduce their arthropod prey base and whether bird predation differs between forests and agroforestry systems. Further, we focus on agroforestry systems to ask whether the magnitude of bird predation (1) differs between canopy trees and understory plants, (2) differs when migratory birds are present or absent, and (3) correlates with bird abundance and diversity. We found that, across all studies, birds reduce all arthropods, herbivores, carnivores, and plant damage. We observed no difference in the magnitude of bird effects between agroforestry systems and forests despite simplified habitat structure and plant diversity in agroforests. Within agroforestry systems, bird reduction of arthropods was greater in the canopy than the crop layer. Top-down effects of bird predation were especially strong during censuses when migratory birds were present in agroforestry systems. Importantly, the diversity of the predator assemblage correlated with the magnitude of predator effects; where the diversity of birds, especially migratory birds, was greater, birds reduced arthropod densities to a greater extent. We outline potential mechanisms for relationships between bird predator, insect prey, and habitat characteristics, and we suggest future studies using tropical agroforests as a model system to further test these areas of ecological theory.&quot;,&quot;container-title&quot;:&quot;Ecology&quot;,&quot;DOI&quot;:&quot;10.1890/06-1976.1&quot;,&quot;ISSN&quot;:&quot;0012-9658&quot;,&quot;issue&quot;:&quot;4&quot;,&quot;journalAbbreviation&quot;:&quot;Ecology&quot;,&quot;language&quot;:&quot;eng&quot;,&quot;note&quot;:&quot;PMID: 18481517&quot;,&quot;page&quot;:&quot;928-934&quot;,&quot;source&quot;:&quot;PubMed&quot;,&quot;title&quot;:&quot;Birds as predators in tropical agroforestry systems&quot;,&quot;volume&quot;:&quot;89&quot;,&quot;author&quot;:[{&quot;family&quot;:&quot;Van Bael&quot;,&quot;given&quot;:&quot;Sunshine A.&quot;},{&quot;family&quot;:&quot;Philpott&quot;,&quot;given&quot;:&quot;Stacy M.&quot;},{&quot;family&quot;:&quot;Greenberg&quot;,&quot;given&quot;:&quot;Russell&quot;},{&quot;family&quot;:&quot;Bichier&quot;,&quot;given&quot;:&quot;Peter&quot;},{&quot;family&quot;:&quot;Barber&quot;,&quot;given&quot;:&quot;Nicholas A.&quot;},{&quot;family&quot;:&quot;Mooney&quot;,&quot;given&quot;:&quot;Kailen A.&quot;},{&quot;family&quot;:&quot;Gruner&quot;,&quot;given&quot;:&quot;Daniel S.&quot;}],&quot;issued&quot;:{&quot;date-parts&quot;:[[&quot;2008&quot;,4]]}}},{&quot;id&quot;:2301,&quot;uris&quot;:[&quot;http://zotero.org/users/1954708/items/7TXPA5IC&quot;],&quot;uri&quot;:[&quot;http://zotero.org/users/1954708/items/7TXPA5IC&quot;],&quot;itemData&quot;:{&quot;id&quot;:2301,&quot;type&quot;:&quot;article-journal&quot;,&quot;abstract&quot;:&quot;This study shows the far-reaching effects of herbivore dietary specialization on the ecological and evolutionary dynamics of carnivore–herbivore–plant interactions. First, we test the long-standing hypothesis that dietary specialization of insect herbivores mediates the strength of bird predation on herbivores. Accounting for phylogenetic nonindependence of herbivores and plants, we show for the first time (to our knowledge) that dietary specialization of herbivore species is associated with reduced bird predation across an herbivore phylogeny, and that dietary specialization of herbivores increases the antipredator effects of camouflage and aposematism. Second, this study develops and finds support for the novel hypothesis that the proportion of dietary specialist species in a plant’s herbivore community predicts the degree of antiherbivore protection birds provide to plants., Predicting the impact of carnivores on plants has challenged community and food web ecologists for decades. At the same time, the role of predators in the evolution of herbivore dietary specialization has been an unresolved issue in evolutionary ecology. Here, we integrate these perspectives by testing the role of herbivore diet breadth as a predictor of top-down effects of avian predators on herbivores and plants in a forest food web. Using experimental bird exclosures to study a complex community of trees, caterpillars, and birds, we found a robust positive association between caterpillar diet breadth (phylodiversity of host plants used) and the strength of bird predation across 41 caterpillar and eight tree species. Dietary specialization was associated with increased enemy-free space for both camouflaged (n = 33) and warningly signaled (n = 8) caterpillar species. Furthermore, dietary specialization was associated with increased crypsis (camouflaged species only) and more stereotyped resting poses (camouflaged and warningly signaled species), but was unrelated to caterpillar body size. These dynamics in turn cascaded down to plants: a metaanalysis (n = 15 tree species) showed the beneficial effect of birds on trees (i.e., reduced leaf damage) decreased with the proportion of dietary specialist taxa composing a tree species’ herbivore fauna. We conclude that herbivore diet breadth is a key functional trait underlying the trophic effects of carnivores on both herbivores and plants.&quot;,&quot;container-title&quot;:&quot;Proceedings of the National Academy of Sciences of the United States of America&quot;,&quot;DOI&quot;:&quot;10.1073/pnas.1401949111&quot;,&quot;ISSN&quot;:&quot;0027-8424&quot;,&quot;issue&quot;:&quot;26&quot;,&quot;journalAbbreviation&quot;:&quot;Proc Natl Acad Sci U S A&quot;,&quot;note&quot;:&quot;PMID: 24979778\nPMCID: PMC4084428&quot;,&quot;page&quot;:&quot;9521-9526&quot;,&quot;source&quot;:&quot;PubMed Central&quot;,&quot;title&quot;:&quot;Herbivore diet breadth mediates the cascading effects of carnivores in food webs&quot;,&quot;volume&quot;:&quot;111&quot;,&quot;author&quot;:[{&quot;family&quot;:&quot;Singer&quot;,&quot;given&quot;:&quot;Michael S.&quot;},{&quot;family&quot;:&quot;Lichter-Marck&quot;,&quot;given&quot;:&quot;Isaac H.&quot;},{&quot;family&quot;:&quot;Farkas&quot;,&quot;given&quot;:&quot;Timothy E.&quot;},{&quot;family&quot;:&quot;Aaron&quot;,&quot;given&quot;:&quot;Eric&quot;},{&quot;family&quot;:&quot;Whitney&quot;,&quot;given&quot;:&quot;Kenneth D.&quot;},{&quot;family&quot;:&quot;Mooney&quot;,&quot;given&quot;:&quot;Kailen A.&quot;}],&quot;issued&quot;:{&quot;date-parts&quot;:[[&quot;2014&quot;,7,1]]}}},{&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id&quot;:2304,&quot;uris&quot;:[&quot;http://zotero.org/users/1954708/items/LVSEPHZ6&quot;],&quot;uri&quot;:[&quot;http://zotero.org/users/1954708/items/LVSEPHZ6&quot;],&quot;itemData&quot;:{&quot;id&quot;:2304,&quot;type&quot;:&quot;article-journal&quot;,&quot;abstract&quot;:&quot;Predator–prey relationships are a central component of community dynamics. Classic approaches have tried to understand and predict these relationships in terms of consumptive interactions between predator and prey species, but characterizing the interaction this way is insufficient to predict the complexity and context dependency inherent in predator–prey relationships. Recent approaches have begun to explore predator–prey relationships in terms of an evolutionary-ecological game in which predator and prey adapt to each other through reciprocal interactions involving context-dependent expression of functional traits that influence their biomechanics. Functional traits are defined as any morphological, behavioral, or physiological trait of an organism associated with a biotic interaction. Such traits include predator and prey body size, predator and prey personality, predator hunting mode, prey mobility, prey anti-predator behavior, and prey physiological stress. Here, I discuss recent advances in this functional trait approach. Evidence shows that the nature and strength of many interactions are dependent upon the relative magnitude of predator and prey functional traits. Moreover, trait responses can be triggered by non-consumptive predator–prey interactions elicited by responses of prey to risk of predation. These interactions in turn can have dynamic feedbacks that can change the context of the predator–prey interaction, causing predator and prey to adapt their traits—through phenotypically plastic or rapid evolutionary responses—and the nature of their interaction. Research shows that examining predator–prey interactions through the lens of an adaptive evolutionary-ecological game offers a foundation to explain variety in the nature and strength of predator–prey interactions observed in different ecological contexts.&quot;,&quot;container-title&quot;:&quot;F1000Research&quot;,&quot;DOI&quot;:&quot;10.12688/f1000research.11813.1&quot;,&quot;ISSN&quot;:&quot;2046-1402&quot;,&quot;journalAbbreviation&quot;:&quot;F1000Res&quot;,&quot;note&quot;:&quot;PMID: 29043073\nPMCID: PMC5621104&quot;,&quot;source&quot;:&quot;PubMed Central&quot;,&quot;title&quot;:&quot;Predator and prey functional traits: understanding the adaptive machinery driving predator–prey interactions&quot;,&quot;title-short&quot;:&quot;Predator and prey functional traits&quot;,&quot;URL&quot;:&quot;https://www.ncbi.nlm.nih.gov/pmc/articles/PMC5621104/&quot;,&quot;volume&quot;:&quot;6&quot;,&quot;author&quot;:[{&quot;family&quot;:&quot;Schmitz&quot;,&quot;given&quot;:&quot;Oswald&quot;}],&quot;accessed&quot;:{&quot;date-parts&quot;:[[&quot;2019&quot;,12,17]]},&quot;issued&quot;:{&quot;date-parts&quot;:[[&quot;2017&quot;,9,27]]}}}],&quot;schema&quot;:&quot;https://github.com/citation-style-language/schema/raw/master/csl-citation.json&quot;} RNDBdTWvQrVUe"/><text:span text:style-name="T2">. </text:span><text:span text:style-name="T79">D</text:span><text:span text:style-name="T2">ue to hypothesized superior physiological and behavioral adaptations specialist</text:span><text:span text:style-name="T22"> </text:span><text:span text:style-name="T23">herbivores</text:span><text:span text:style-name="T2"> might be able to avoid generalist predators irrespective of the plant quality on which they feed. This utilization of the enemy free space (EFS) by herbivores should weaken any top-down cascade </text:span><text:reference-mark-start text:name="ZOTERO_ITEM CSL_CITATION {&quot;citationID&quot;:&quot;3D1A5xvW&quot;,&quot;properties&quot;:{&quot;formattedCitation&quot;:&quot;(Schmitz et al. 2000, Petschenka and Agrawal 2016)&quot;,&quot;plainCitation&quot;:&quot;(Schmitz et al. 2000, Petschenka and Agrawal 2016)&quot;,&quot;noteIndex&quot;:0},&quot;citationItems&quot;:[{&quot;id&quot;:1623,&quot;uris&quot;:[&quot;http://zotero.org/users/1954708/items/5NKK4C83&quot;],&quot;uri&quot;:[&quot;http://zotero.org/users/1954708/items/5NKK4C83&quot;],&quot;itemData&quot;:{&quot;id&quot;:1623,&quot;type&quot;:&quot;article-journal&quot;,&quot;abstract&quot;:&quot;We present a quantitative synthesis of trophic cascades in terrestrial systems using data from 41 studies, reporting 60 independent tests. The studies covered a wide range of taxa in various terrestrial systems with varying degrees of species diversity. We quantified the average magnitude of direct effects of carnivores on herbivore prey and indirect effects of carnivores on plants. We examined how the effect magnitudes varied with type of carnivores in the study system, food web diversity, and experimental protocol. A metaanalysis of the data revealed that trophic cascades were common among the studies. Exceptions to this general trend did arise. In some cases, trophic cascades were expected not to occur, and they did not. In other cases, the direct effects of carnivores on herbivores were stronger than the indirect effects of carnivores on plants, indicating that top‐down effects attenuated. Top‐down effects usually attenuated whenever plants contained antiherbivore defenses or when herbivore species diversity was high. Conclusions about the strength of top‐down effects of carnivores varied with the type of carnivore and with the plant‐response variable measured. Vertebrate carnivores generally had stronger effects than invertebrate carnivores. Carnivores, in general, had stronger effects when the response was measured as plant damage rather than as plant biomass or plant reproductive output. We caution, therefore, that conclusions about the strength of top‐down effects could be an artifact of the plant‐response variable measured. We also found that mesocosm experiments generally had weaker effect magnitudes than open‐plot field experiments or observational experiments. Trophic cascades in terrestrial systems, although not a universal phenomenon, are a consistent response throughout the published studies reviewed here. Our analysis thus suggests that they occur more frequently in terrestrial systems than currently believed. Moreover, the mechanisms and strengths of top‐down effects of carnivores are equivalent to those found in other types of systems (e.g., aquatic environments).&quot;,&quot;container-title&quot;:&quot;The American Naturalist&quot;,&quot;DOI&quot;:&quot;10.1086/303311&quot;,&quot;ISSN&quot;:&quot;0003-0147&quot;,&quot;issue&quot;:&quot;2&quot;,&quot;journalAbbreviation&quot;:&quot;The American Naturalist&quot;,&quot;page&quot;:&quot;141-153&quot;,&quot;source&quot;:&quot;journals.uchicago.edu (Atypon)&quot;,&quot;title&quot;:&quot;Trophic Cascades in Terrestrial Systems: A Review of the Effects of Carnivore Removals on Plants.&quot;,&quot;title-short&quot;:&quot;Trophic Cascades in Terrestrial Systems&quot;,&quot;volume&quot;:&quot;155&quot;,&quot;author&quot;:[{&quot;family&quot;:&quot;Schmitz&quot;,&quot;given&quot;:&quot;Oswald J.&quot;},{&quot;family&quot;:&quot;Hambäck&quot;,&quot;given&quot;:&quot;Peter A.&quot;},{&quot;family&quot;:&quot;Beckerman&quot;,&quot;given&quot;:&quot;Andrew P.&quot;}],&quot;issued&quot;:{&quot;date-parts&quot;:[[&quot;2000&quot;,2,1]]}}},{&quot;id&quot;:3026,&quot;uris&quot;:[&quot;http://zotero.org/users/1954708/items/ZBKVBQB2&quot;],&quot;uri&quot;:[&quot;http://zotero.org/users/1954708/items/ZBKVBQB2&quot;],&quot;itemData&quot;:{&quot;id&quot;:3026,&quot;type&quot;:&quot;article-journal&quot;,&quot;abstract&quot;:&quot;We review progress in understanding sequestration by herbivorous insects, the use of plant chemical defenses for their own defense. We incorporate sequestration into the framework of plant–insect coevolution by integrating three hierarchical issues: (1) the relationship between dietary specialization and sequestration of plant defenses, (2) the physiological mechanisms involved in sequestration, and (3) how sequestration evolves via interactions between trophic levels. Sequestration is often associated with specialization, but even specialized sequestration is not an evolutionary dead-end. Despite considerable progress in understanding physiological mechanisms, detailed knowledge of how plant toxins cross the insect gut epithelium is still largely lacking. Sequestration is likely a major vehicle for coevolutionary escalation in speciose plant–insect–predator interactions, suggesting that a strictly bitrophic view is untenable.&quot;,&quot;collection-title&quot;:&quot;Ecology * Parasites/Parasitoids/Biological control&quot;,&quot;container-title&quot;:&quot;Current Opinion in Insect Science&quot;,&quot;DOI&quot;:&quot;10.1016/j.cois.2015.12.004&quot;,&quot;ISSN&quot;:&quot;2214-5745&quot;,&quot;journalAbbreviation&quot;:&quot;Current Opinion in Insect Science&quot;,&quot;language&quot;:&quot;en&quot;,&quot;page&quot;:&quot;17-24&quot;,&quot;source&quot;:&quot;ScienceDirect&quot;,&quot;title&quot;:&quot;How herbivores coopt plant defenses: natural selection, specialization, and sequestration&quot;,&quot;title-short&quot;:&quot;How herbivores coopt plant defenses&quot;,&quot;volume&quot;:&quot;14&quot;,&quot;author&quot;:[{&quot;family&quot;:&quot;Petschenka&quot;,&quot;given&quot;:&quot;Georg&quot;},{&quot;family&quot;:&quot;Agrawal&quot;,&quot;given&quot;:&quot;Anurag A&quot;}],&quot;issued&quot;:{&quot;date-parts&quot;:[[&quot;2016&quot;,4,1]]}}}],&quot;schema&quot;:&quot;https://github.com/citation-style-language/schema/raw/master/csl-citation.json&quot;} RNDq9BHX56fei"/><text:span text:style-name="T2">(Schmitz et al. 2000, Petschenka and Agrawal 2016)</text:span><text:bookmark text:name="__UnoMark__18677_532779537"/><text:bookmark text:name="__UnoMark__13917_532779537"/><text:bookmark text:name="__UnoMark__12468_532779537"/><text:reference-mark-end text:name="ZOTERO_ITEM CSL_CITATION {&quot;citationID&quot;:&quot;3D1A5xvW&quot;,&quot;properties&quot;:{&quot;formattedCitation&quot;:&quot;(Schmitz et al. 2000, Petschenka and Agrawal 2016)&quot;,&quot;plainCitation&quot;:&quot;(Schmitz et al. 2000, Petschenka and Agrawal 2016)&quot;,&quot;noteIndex&quot;:0},&quot;citationItems&quot;:[{&quot;id&quot;:1623,&quot;uris&quot;:[&quot;http://zotero.org/users/1954708/items/5NKK4C83&quot;],&quot;uri&quot;:[&quot;http://zotero.org/users/1954708/items/5NKK4C83&quot;],&quot;itemData&quot;:{&quot;id&quot;:1623,&quot;type&quot;:&quot;article-journal&quot;,&quot;abstract&quot;:&quot;We present a quantitative synthesis of trophic cascades in terrestrial systems using data from 41 studies, reporting 60 independent tests. The studies covered a wide range of taxa in various terrestrial systems with varying degrees of species diversity. We quantified the average magnitude of direct effects of carnivores on herbivore prey and indirect effects of carnivores on plants. We examined how the effect magnitudes varied with type of carnivores in the study system, food web diversity, and experimental protocol. A metaanalysis of the data revealed that trophic cascades were common among the studies. Exceptions to this general trend did arise. In some cases, trophic cascades were expected not to occur, and they did not. In other cases, the direct effects of carnivores on herbivores were stronger than the indirect effects of carnivores on plants, indicating that top‐down effects attenuated. Top‐down effects usually attenuated whenever plants contained antiherbivore defenses or when herbivore species diversity was high. Conclusions about the strength of top‐down effects of carnivores varied with the type of carnivore and with the plant‐response variable measured. Vertebrate carnivores generally had stronger effects than invertebrate carnivores. Carnivores, in general, had stronger effects when the response was measured as plant damage rather than as plant biomass or plant reproductive output. We caution, therefore, that conclusions about the strength of top‐down effects could be an artifact of the plant‐response variable measured. We also found that mesocosm experiments generally had weaker effect magnitudes than open‐plot field experiments or observational experiments. Trophic cascades in terrestrial systems, although not a universal phenomenon, are a consistent response throughout the published studies reviewed here. Our analysis thus suggests that they occur more frequently in terrestrial systems than currently believed. Moreover, the mechanisms and strengths of top‐down effects of carnivores are equivalent to those found in other types of systems (e.g., aquatic environments).&quot;,&quot;container-title&quot;:&quot;The American Naturalist&quot;,&quot;DOI&quot;:&quot;10.1086/303311&quot;,&quot;ISSN&quot;:&quot;0003-0147&quot;,&quot;issue&quot;:&quot;2&quot;,&quot;journalAbbreviation&quot;:&quot;The American Naturalist&quot;,&quot;page&quot;:&quot;141-153&quot;,&quot;source&quot;:&quot;journals.uchicago.edu (Atypon)&quot;,&quot;title&quot;:&quot;Trophic Cascades in Terrestrial Systems: A Review of the Effects of Carnivore Removals on Plants.&quot;,&quot;title-short&quot;:&quot;Trophic Cascades in Terrestrial Systems&quot;,&quot;volume&quot;:&quot;155&quot;,&quot;author&quot;:[{&quot;family&quot;:&quot;Schmitz&quot;,&quot;given&quot;:&quot;Oswald J.&quot;},{&quot;family&quot;:&quot;Hambäck&quot;,&quot;given&quot;:&quot;Peter A.&quot;},{&quot;family&quot;:&quot;Beckerman&quot;,&quot;given&quot;:&quot;Andrew P.&quot;}],&quot;issued&quot;:{&quot;date-parts&quot;:[[&quot;2000&quot;,2,1]]}}},{&quot;id&quot;:3026,&quot;uris&quot;:[&quot;http://zotero.org/users/1954708/items/ZBKVBQB2&quot;],&quot;uri&quot;:[&quot;http://zotero.org/users/1954708/items/ZBKVBQB2&quot;],&quot;itemData&quot;:{&quot;id&quot;:3026,&quot;type&quot;:&quot;article-journal&quot;,&quot;abstract&quot;:&quot;We review progress in understanding sequestration by herbivorous insects, the use of plant chemical defenses for their own defense. We incorporate sequestration into the framework of plant–insect coevolution by integrating three hierarchical issues: (1) the relationship between dietary specialization and sequestration of plant defenses, (2) the physiological mechanisms involved in sequestration, and (3) how sequestration evolves via interactions between trophic levels. Sequestration is often associated with specialization, but even specialized sequestration is not an evolutionary dead-end. Despite considerable progress in understanding physiological mechanisms, detailed knowledge of how plant toxins cross the insect gut epithelium is still largely lacking. Sequestration is likely a major vehicle for coevolutionary escalation in speciose plant–insect–predator interactions, suggesting that a strictly bitrophic view is untenable.&quot;,&quot;collection-title&quot;:&quot;Ecology * Parasites/Parasitoids/Biological control&quot;,&quot;container-title&quot;:&quot;Current Opinion in Insect Science&quot;,&quot;DOI&quot;:&quot;10.1016/j.cois.2015.12.004&quot;,&quot;ISSN&quot;:&quot;2214-5745&quot;,&quot;journalAbbreviation&quot;:&quot;Current Opinion in Insect Science&quot;,&quot;language&quot;:&quot;en&quot;,&quot;page&quot;:&quot;17-24&quot;,&quot;source&quot;:&quot;ScienceDirect&quot;,&quot;title&quot;:&quot;How herbivores coopt plant defenses: natural selection, specialization, and sequestration&quot;,&quot;title-short&quot;:&quot;How herbivores coopt plant defenses&quot;,&quot;volume&quot;:&quot;14&quot;,&quot;author&quot;:[{&quot;family&quot;:&quot;Petschenka&quot;,&quot;given&quot;:&quot;Georg&quot;},{&quot;family&quot;:&quot;Agrawal&quot;,&quot;given&quot;:&quot;Anurag A&quot;}],&quot;issued&quot;:{&quot;date-parts&quot;:[[&quot;2016&quot;,4,1]]}}}],&quot;schema&quot;:&quot;https://github.com/citation-style-language/schema/raw/master/csl-citation.json&quot;} RNDq9BHX56fei"/><text:span text:style-name="T2">. In plant-herbivore interaction networks, the presence of EFS, and its </text:span><text:span text:style-name="T24">specialization promoting</text:span><text:span text:style-name="T2"> effect </text:span><text:span text:style-name="T24">in</text:span><text:span text:style-name="T2"> herbivorous insect </text:span><text:span text:style-name="T24">communities</text:span><text:span text:style-name="T2"> can </text:span><text:span text:style-name="T24">result in</text:span><text:span text:style-name="T2"> increase </text:span><text:span text:style-name="T24">of</text:span><text:span text:style-name="T2"> </text:span><text:span text:style-name="T5">the </text:span><text:span text:style-name="T2">network modularity in response to predation </text:span><text:reference-mark-start text:name="ZOTERO_ITEM CSL_CITATION {&quot;citationID&quot;:&quot;QOrlUN5S&quot;,&quot;properties&quot;:{&quot;formattedCitation&quot;:&quot;(Augustyn et al. 2016, Oliveira et al. 2020)&quot;,&quot;plainCitation&quot;:&quot;(Augustyn et al. 2016, Oliveira et al. 2020)&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id&quot;:2707,&quot;uris&quot;:[&quot;http://zotero.org/users/1954708/items/YLPJJV69&quot;],&quot;uri&quot;:[&quot;http://zotero.org/users/1954708/items/YLPJJV69&quot;],&quot;itemData&quot;:{&quot;id&quot;:2707,&quot;type&quot;:&quot;article-journal&quot;,&quot;abstract&quot;:&quot;1. Herbivorous insects can be classified into several trophic guilds with different levels of specialisation on their host plants, which may influence the topological structure of their trophic networks. The present study tested the hypothesis that the structure of plant–herbivore networks differs between guilds of galling, sucking, and chewing insects. 2. Six areas of Neotropical savannas were studied in two localities in the North of the state of Minas Gerais, Brazil. In each area, interactions between plant and insect species were used to build networks for different guilds. 3. In total, 18 plant–herbivore networks were built, comprising 317 insect morphospecies, 50 plant species, and 489 distinct interactions. The networks were characterised using species richness and different network topological measures (connectance, modularity, nestedness, and specialisation). 4. The results obtained showed no difference in species richness, network size, and connectance between distinct insect herbivore guilds. However, it was found that modularity was higher for exophagous than galling insect networks and nestedness was higher for chewers than for other guilds. On the other hand, galling insect networks showed higher specialisation than exophagous insect networks, and sucking insect networks were more specialised than chewing insect networks. 5. The findings of the present study indicate that, although species richness did not differ between insect guilds of herbivores in Neotropical savannas, the topological structure of networks is sensitive to biological and ecological differences between these herbivore groups. The present study stands out as the first to systematically compare the network structure of different herbivore guilds in Neotropical savannas.&quot;,&quot;container-title&quot;:&quot;Ecological Entomology&quot;,&quot;DOI&quot;:&quot;10.1111/een.12808&quot;,&quot;ISSN&quot;:&quot;1365-2311&quot;,&quot;issue&quot;:&quot;3&quot;,&quot;language&quot;:&quot;en&quot;,&quot;note&quot;:&quot;_eprint: https://onlinelibrary.wiley.com/doi/pdf/10.1111/een.12808&quot;,&quot;page&quot;:&quot;406-415&quot;,&quot;source&quot;:&quot;Wiley Online Library&quot;,&quot;title&quot;:&quot;Comparing the plant–herbivore network topology of different insect guilds in Neotropical savannas&quot;,&quot;volume&quot;:&quot;45&quot;,&quot;author&quot;:[{&quot;family&quot;:&quot;Oliveira&quot;,&quot;given&quot;:&quot;J. B. B. S.&quot;},{&quot;family&quot;:&quot;Faria&quot;,&quot;given&quot;:&quot;Maurício L.&quot;},{&quot;family&quot;:&quot;Borges&quot;,&quot;given&quot;:&quot;Magno A. Z.&quot;},{&quot;family&quot;:&quot;Fagundes&quot;,&quot;given&quot;:&quot;Marcílio&quot;},{&quot;family&quot;:&quot;Araújo&quot;,&quot;given&quot;:&quot;Walter S.&quot;,&quot;dropping-particle&quot;:&quot;de&quot;}],&quot;issued&quot;:{&quot;date-parts&quot;:[[&quot;2020&quot;]]}}}],&quot;schema&quot;:&quot;https://github.com/citation-style-language/schema/raw/master/csl-citation.json&quot;} RNDckjbpvjEQZ"/><text:span text:style-name="T2">(Augustyn et al. 2016, Oliveira et al. 2020)</text:span><text:reference-mark-end text:name="ZOTERO_ITEM CSL_CITATION {&quot;citationID&quot;:&quot;QOrlUN5S&quot;,&quot;properties&quot;:{&quot;formattedCitation&quot;:&quot;(Augustyn et al. 2016, Oliveira et al. 2020)&quot;,&quot;plainCitation&quot;:&quot;(Augustyn et al. 2016, Oliveira et al. 2020)&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id&quot;:2707,&quot;uris&quot;:[&quot;http://zotero.org/users/1954708/items/YLPJJV69&quot;],&quot;uri&quot;:[&quot;http://zotero.org/users/1954708/items/YLPJJV69&quot;],&quot;itemData&quot;:{&quot;id&quot;:2707,&quot;type&quot;:&quot;article-journal&quot;,&quot;abstract&quot;:&quot;1. Herbivorous insects can be classified into several trophic guilds with different levels of specialisation on their host plants, which may influence the topological structure of their trophic networks. The present study tested the hypothesis that the structure of plant–herbivore networks differs between guilds of galling, sucking, and chewing insects. 2. Six areas of Neotropical savannas were studied in two localities in the North of the state of Minas Gerais, Brazil. In each area, interactions between plant and insect species were used to build networks for different guilds. 3. In total, 18 plant–herbivore networks were built, comprising 317 insect morphospecies, 50 plant species, and 489 distinct interactions. The networks were characterised using species richness and different network topological measures (connectance, modularity, nestedness, and specialisation). 4. The results obtained showed no difference in species richness, network size, and connectance between distinct insect herbivore guilds. However, it was found that modularity was higher for exophagous than galling insect networks and nestedness was higher for chewers than for other guilds. On the other hand, galling insect networks showed higher specialisation than exophagous insect networks, and sucking insect networks were more specialised than chewing insect networks. 5. The findings of the present study indicate that, although species richness did not differ between insect guilds of herbivores in Neotropical savannas, the topological structure of networks is sensitive to biological and ecological differences between these herbivore groups. The present study stands out as the first to systematically compare the network structure of different herbivore guilds in Neotropical savannas.&quot;,&quot;container-title&quot;:&quot;Ecological Entomology&quot;,&quot;DOI&quot;:&quot;10.1111/een.12808&quot;,&quot;ISSN&quot;:&quot;1365-2311&quot;,&quot;issue&quot;:&quot;3&quot;,&quot;language&quot;:&quot;en&quot;,&quot;note&quot;:&quot;_eprint: https://onlinelibrary.wiley.com/doi/pdf/10.1111/een.12808&quot;,&quot;page&quot;:&quot;406-415&quot;,&quot;source&quot;:&quot;Wiley Online Library&quot;,&quot;title&quot;:&quot;Comparing the plant–herbivore network topology of different insect guilds in Neotropical savannas&quot;,&quot;volume&quot;:&quot;45&quot;,&quot;author&quot;:[{&quot;family&quot;:&quot;Oliveira&quot;,&quot;given&quot;:&quot;J. B. B. S.&quot;},{&quot;family&quot;:&quot;Faria&quot;,&quot;given&quot;:&quot;Maurício L.&quot;},{&quot;family&quot;:&quot;Borges&quot;,&quot;given&quot;:&quot;Magno A. Z.&quot;},{&quot;family&quot;:&quot;Fagundes&quot;,&quot;given&quot;:&quot;Marcílio&quot;},{&quot;family&quot;:&quot;Araújo&quot;,&quot;given&quot;:&quot;Walter S.&quot;,&quot;dropping-particle&quot;:&quot;de&quot;}],&quot;issued&quot;:{&quot;date-parts&quot;:[[&quot;2020&quot;]]}}}],&quot;schema&quot;:&quot;https://github.com/citation-style-language/schema/raw/master/csl-citation.json&quot;} RNDckjbpvjEQZ"/><text:span text:style-name="T2">. </text:span><text:span text:style-name="T54">In contrast</text:span><text:span text:style-name="T6">, p</text:span><text:span text:style-name="T79">resence of generalists tend to reduce this measure of network clustering </text:span><text:reference-mark-start text:name="ZOTERO_ITEM CSL_CITATION {&quot;citationID&quot;:&quot;p4JogRtX&quot;,&quot;properties&quot;:{&quot;formattedCitation&quot;:&quot;(Ximenes Pinho et al. 2017, Robinson and Strauss 2020)&quot;,&quot;plainCitation&quot;:&quot;(Ximenes Pinho et al. 2017, Robinson and Strauss 2020)&quot;,&quot;noteIndex&quot;:0},&quot;citationItems&quot;:[{&quot;id&quot;:2023,&quot;uris&quot;:[&quot;http://zotero.org/users/1954708/items/ZIARC22L&quot;],&quot;uri&quot;:[&quot;http://zotero.org/users/1954708/items/ZIARC22L&quot;],&quot;itemData&quot;:{&quot;id&quot;:2023,&quot;type&quot;:&quot;article-journal&quot;,&quot;abstract&quot;:&quot;Plant-herbivore relationships are essential for ecosystem functioning, typically forming an ecological network with a compartmentalized (i.e. modular) structure characterized by highly specialized interactions. Human disturbances can favor habitat generalist species and thus cause the collapse of this modular structure, but its effects are rarely assessed using a network-based approach. We investigate how edge proximity alters plant-insect herbivore networks by comparing forest edge and interior in a large remnant (3.500 ha) of the Brazilian Atlantic forest. Given the typical dominance of pioneer plants and generalist herbivores in edge-affected habitats, we test the hypothesis that the specialized structure of plant-herbivore networks collapse in forest edges, resulting in lower modularity and herbivore specialization. Despite no differences in the number of species and interactions, the network structure presented marked differences between forest edges and interior. Herbivore specialization, modularity and number of modules were significantly higher in forest interior than edge-affected habitats. When compared to a random null model, two (22.2%) and eight (88.8%) networks were significantly modular in forest edge and interior, respectively. The loss of specificity and modularity in plant-herbivore networks in forest edges may be related to the loss of important functions, such as density-dependent control of superior plant competitors, which is ultimately responsible for the maintenance of biodiversity and ecosystem functions. Our results support previous warnings that focusing on traditional community measures only (e.g. species diversity) may overlook important modifications in species interactions and ecosystem functioning.&quot;,&quot;container-title&quot;:&quot;Global Ecology and Conservation&quot;,&quot;DOI&quot;:&quot;10.1016/j.gecco.2017.08.007&quot;,&quot;ISSN&quot;:&quot;2351-9894&quot;,&quot;journalAbbreviation&quot;:&quot;Global Ecology and Conservation&quot;,&quot;page&quot;:&quot;1-8&quot;,&quot;source&quot;:&quot;ScienceDirect&quot;,&quot;title&quot;:&quot;Structural breakdown of specialized plant-herbivore interaction networks in tropical forest edges&quot;,&quot;volume&quot;:&quot;12&quot;,&quot;author&quot;:[{&quot;family&quot;:&quot;Ximenes Pinho&quot;,&quot;given&quot;:&quot;Bruno&quot;},{&quot;family&quot;:&quot;Dáttilo&quot;,&quot;given&quot;:&quot;Wesley&quot;},{&quot;family&quot;:&quot;Leal&quot;,&quot;given&quot;:&quot;Inara R.&quot;}],&quot;issued&quot;:{&quot;date-parts&quot;:[[&quot;2017&quot;,10,1]]}}},{&quot;id&quot;:2736,&quot;uris&quot;:[&quot;http://zotero.org/users/1954708/items/LTNYHFBG&quot;],&quot;uri&quot;:[&quot;http://zotero.org/users/1954708/items/LTNYHFBG&quot;],&quot;itemData&quot;:{&quot;id&quot;:2736,&quot;type&quot;:&quot;article-journal&quot;,&quot;abstract&quot;:&quot;Linking mechanistic processes to the stability of ecological networks is a key frontier in ecology. In trophic networks, “modules”—groups of species that interact more with each other than with other members of the community—confer stability, mitigating effects of species loss or perturbation. Modularity, in turn, is shaped by the interplay between species’ diet breadth traits and environmental influences, which together dictate interaction structure. Despite the importance of network modularity, variation in this emergent property is poorly understood in complex natural systems. Using two years of field data, we quantified interactions between a rich community of lepidopteran herbivores and their host plants across a mosaic of low-resource serpentine and high-resource nonserpentine soils. We used literature and our own observations to categorize herbivore species as generalists (feeding on more than one plant family) or specialists (feeding on one plant family). In both years, the plant-herbivore network was more modular on serpentine than on nonserpentine soils—despite large differences in herbivore assemblage size across years. This structural outcome was primarily driven by reduction in the breadth of host plant use by generalist species, rather than by changes in the composition of species with different fundamental diet breadths. Greater modularity—and thus greater stability—reflects environmental conditions and plastic responses by generalist herbivores to low host plant quality. By considering the dual roles of species traits and ecological processes, we provide a deeper mechanistic understanding of network modularity, and suggest a role for resource availability in shaping network persistence.&quot;,&quot;container-title&quot;:&quot;Proceedings of the National Academy of Sciences&quot;,&quot;DOI&quot;:&quot;10.1073/pnas.1820143117&quot;,&quot;ISSN&quot;:&quot;0027-8424, 1091-6490&quot;,&quot;issue&quot;:&quot;4&quot;,&quot;journalAbbreviation&quot;:&quot;PNAS&quot;,&quot;language&quot;:&quot;en&quot;,&quot;note&quot;:&quot;publisher: National Academy of Sciences\nsection: Biological Sciences\nPMID: 31932445&quot;,&quot;page&quot;:&quot;2043-2048&quot;,&quot;source&quot;:&quot;www.pnas.org&quot;,&quot;title&quot;:&quot;Generalists are more specialized in low-resource habitats, increasing stability of ecological network structure&quot;,&quot;volume&quot;:&quot;117&quot;,&quot;author&quot;:[{&quot;family&quot;:&quot;Robinson&quot;,&quot;given&quot;:&quot;Moria L.&quot;},{&quot;family&quot;:&quot;Strauss&quot;,&quot;given&quot;:&quot;Sharon Y.&quot;}],&quot;issued&quot;:{&quot;date-parts&quot;:[[&quot;2020&quot;,1,28]]}}}],&quot;schema&quot;:&quot;https://github.com/citation-style-language/schema/raw/master/csl-citation.json&quot;} RNDFF11amzCto"/><text:span text:style-name="T79">(Ximenes Pinho et al. 2017, Robinson and Strauss 2020)</text:span><text:bookmark text:name="__UnoMark__12470_532779537"/><text:bookmark text:name="__UnoMark__13919_532779537"/><text:bookmark text:name="__UnoMark__18679_532779537"/><text:reference-mark-end text:name="ZOTERO_ITEM CSL_CITATION {&quot;citationID&quot;:&quot;p4JogRtX&quot;,&quot;properties&quot;:{&quot;formattedCitation&quot;:&quot;(Ximenes Pinho et al. 2017, Robinson and Strauss 2020)&quot;,&quot;plainCitation&quot;:&quot;(Ximenes Pinho et al. 2017, Robinson and Strauss 2020)&quot;,&quot;noteIndex&quot;:0},&quot;citationItems&quot;:[{&quot;id&quot;:2023,&quot;uris&quot;:[&quot;http://zotero.org/users/1954708/items/ZIARC22L&quot;],&quot;uri&quot;:[&quot;http://zotero.org/users/1954708/items/ZIARC22L&quot;],&quot;itemData&quot;:{&quot;id&quot;:2023,&quot;type&quot;:&quot;article-journal&quot;,&quot;abstract&quot;:&quot;Plant-herbivore relationships are essential for ecosystem functioning, typically forming an ecological network with a compartmentalized (i.e. modular) structure characterized by highly specialized interactions. Human disturbances can favor habitat generalist species and thus cause the collapse of this modular structure, but its effects are rarely assessed using a network-based approach. We investigate how edge proximity alters plant-insect herbivore networks by comparing forest edge and interior in a large remnant (3.500 ha) of the Brazilian Atlantic forest. Given the typical dominance of pioneer plants and generalist herbivores in edge-affected habitats, we test the hypothesis that the specialized structure of plant-herbivore networks collapse in forest edges, resulting in lower modularity and herbivore specialization. Despite no differences in the number of species and interactions, the network structure presented marked differences between forest edges and interior. Herbivore specialization, modularity and number of modules were significantly higher in forest interior than edge-affected habitats. When compared to a random null model, two (22.2%) and eight (88.8%) networks were significantly modular in forest edge and interior, respectively. The loss of specificity and modularity in plant-herbivore networks in forest edges may be related to the loss of important functions, such as density-dependent control of superior plant competitors, which is ultimately responsible for the maintenance of biodiversity and ecosystem functions. Our results support previous warnings that focusing on traditional community measures only (e.g. species diversity) may overlook important modifications in species interactions and ecosystem functioning.&quot;,&quot;container-title&quot;:&quot;Global Ecology and Conservation&quot;,&quot;DOI&quot;:&quot;10.1016/j.gecco.2017.08.007&quot;,&quot;ISSN&quot;:&quot;2351-9894&quot;,&quot;journalAbbreviation&quot;:&quot;Global Ecology and Conservation&quot;,&quot;page&quot;:&quot;1-8&quot;,&quot;source&quot;:&quot;ScienceDirect&quot;,&quot;title&quot;:&quot;Structural breakdown of specialized plant-herbivore interaction networks in tropical forest edges&quot;,&quot;volume&quot;:&quot;12&quot;,&quot;author&quot;:[{&quot;family&quot;:&quot;Ximenes Pinho&quot;,&quot;given&quot;:&quot;Bruno&quot;},{&quot;family&quot;:&quot;Dáttilo&quot;,&quot;given&quot;:&quot;Wesley&quot;},{&quot;family&quot;:&quot;Leal&quot;,&quot;given&quot;:&quot;Inara R.&quot;}],&quot;issued&quot;:{&quot;date-parts&quot;:[[&quot;2017&quot;,10,1]]}}},{&quot;id&quot;:2736,&quot;uris&quot;:[&quot;http://zotero.org/users/1954708/items/LTNYHFBG&quot;],&quot;uri&quot;:[&quot;http://zotero.org/users/1954708/items/LTNYHFBG&quot;],&quot;itemData&quot;:{&quot;id&quot;:2736,&quot;type&quot;:&quot;article-journal&quot;,&quot;abstract&quot;:&quot;Linking mechanistic processes to the stability of ecological networks is a key frontier in ecology. In trophic networks, “modules”—groups of species that interact more with each other than with other members of the community—confer stability, mitigating effects of species loss or perturbation. Modularity, in turn, is shaped by the interplay between species’ diet breadth traits and environmental influences, which together dictate interaction structure. Despite the importance of network modularity, variation in this emergent property is poorly understood in complex natural systems. Using two years of field data, we quantified interactions between a rich community of lepidopteran herbivores and their host plants across a mosaic of low-resource serpentine and high-resource nonserpentine soils. We used literature and our own observations to categorize herbivore species as generalists (feeding on more than one plant family) or specialists (feeding on one plant family). In both years, the plant-herbivore network was more modular on serpentine than on nonserpentine soils—despite large differences in herbivore assemblage size across years. This structural outcome was primarily driven by reduction in the breadth of host plant use by generalist species, rather than by changes in the composition of species with different fundamental diet breadths. Greater modularity—and thus greater stability—reflects environmental conditions and plastic responses by generalist herbivores to low host plant quality. By considering the dual roles of species traits and ecological processes, we provide a deeper mechanistic understanding of network modularity, and suggest a role for resource availability in shaping network persistence.&quot;,&quot;container-title&quot;:&quot;Proceedings of the National Academy of Sciences&quot;,&quot;DOI&quot;:&quot;10.1073/pnas.1820143117&quot;,&quot;ISSN&quot;:&quot;0027-8424, 1091-6490&quot;,&quot;issue&quot;:&quot;4&quot;,&quot;journalAbbreviation&quot;:&quot;PNAS&quot;,&quot;language&quot;:&quot;en&quot;,&quot;note&quot;:&quot;publisher: National Academy of Sciences\nsection: Biological Sciences\nPMID: 31932445&quot;,&quot;page&quot;:&quot;2043-2048&quot;,&quot;source&quot;:&quot;www.pnas.org&quot;,&quot;title&quot;:&quot;Generalists are more specialized in low-resource habitats, increasing stability of ecological network structure&quot;,&quot;volume&quot;:&quot;117&quot;,&quot;author&quot;:[{&quot;family&quot;:&quot;Robinson&quot;,&quot;given&quot;:&quot;Moria L.&quot;},{&quot;family&quot;:&quot;Strauss&quot;,&quot;given&quot;:&quot;Sharon Y.&quot;}],&quot;issued&quot;:{&quot;date-parts&quot;:[[&quot;2020&quot;,1,28]]}}}],&quot;schema&quot;:&quot;https://github.com/citation-style-language/schema/raw/master/csl-citation.json&quot;} RNDFF11amzCto"/><text:span text:style-name="T79">. </text:span><text:span text:style-name="T84">H</text:span><text:span text:style-name="T79">owever, EF</text:span><text:span text:style-name="T103">S</text:span><text:span text:style-name="T79"> has not been yet confirmed to be universal for tropical predator-prey interactions </text:span><text:reference-mark-start text:name="ZOTERO_ITEM CSL_CITATION {&quot;citationID&quot;:&quot;2XAaduFo&quot;,&quot;properties&quot;:{&quot;formattedCitation&quot;:&quot;(Novotny et al. 1999)&quot;,&quot;plainCitation&quot;:&quot;(Novotny et al. 1999)&quot;,&quot;noteIndex&quot;:0},&quot;citationItems&quot;:[{&quot;id&quot;:2406,&quot;uris&quot;:[&quot;http://zotero.org/users/1954708/items/WFICEXFB&quot;],&quot;uri&quot;:[&quot;http://zotero.org/users/1954708/items/WFICEXFB&quot;],&quot;itemData&quot;:{&quot;id&quot;:2406,&quot;type&quot;:&quot;article-journal&quot;,&quot;abstract&quot;:&quot;Spatial and temporal variability in predation risk for herbivores on 13 rainforest species of Ficus (Moraceae) in Papua New Guinea was studied in order to assess whether predator-free refuges exist on their foliage and if so, whether herbivorous insects concentrate their activity in such refugia. Predation risk from invertebrate predators was measured as the disappearance rate of live termites set up as baits on the foliage. By far the most important predators were ants, accounting for 77% of attacks. No consistent differences in predation rate between Ficus species were found so that tree identity could not be used as an indicator of enemy-free space. Predation risk was highly variable among conspecific trees and also changed rapidly in time, over periods as short as 10 days. Such short-term and unpredictable predator-free refuges may be difficult for herbivores to find and exploit. Predation risk during the day was three times higher than during the night, but abundance of herbivores on the foliage was also higher during the day. Thus, night was confirmed as a relatively enemy-free time which, however, was not exploited by herbivores.&quot;,&quot;container-title&quot;:&quot;Australian Journal of Ecology&quot;,&quot;DOI&quot;:&quot;10.1046/j.1440-169x.1999.00987.x&quot;,&quot;ISSN&quot;:&quot;1442-9993&quot;,&quot;issue&quot;:&quot;5&quot;,&quot;language&quot;:&quot;en&quot;,&quot;note&quot;:&quot;_eprint: https://onlinelibrary.wiley.com/doi/pdf/10.1046/j.1440-169x.1999.00987.x&quot;,&quot;page&quot;:&quot;477-483&quot;,&quot;source&quot;:&quot;Wiley Online Library&quot;,&quot;title&quot;:&quot;Predation risk for herbivorous insects on tropical vegetation: A search for enemy-free space and time&quot;,&quot;title-short&quot;:&quot;Predation risk for herbivorous insects on tropical vegetation&quot;,&quot;volume&quot;:&quot;24&quot;,&quot;author&quot;:[{&quot;family&quot;:&quot;Novotny&quot;,&quot;given&quot;:&quot;V.&quot;},{&quot;family&quot;:&quot;Basset&quot;,&quot;given&quot;:&quot;Y.&quot;},{&quot;family&quot;:&quot;Auga&quot;,&quot;given&quot;:&quot;J.&quot;},{&quot;family&quot;:&quot;Boen&quot;,&quot;given&quot;:&quot;W.&quot;},{&quot;family&quot;:&quot;Dal&quot;,&quot;given&quot;:&quot;C.&quot;},{&quot;family&quot;:&quot;Drozd&quot;,&quot;given&quot;:&quot;P.&quot;},{&quot;family&quot;:&quot;Kasbal&quot;,&quot;given&quot;:&quot;M.&quot;},{&quot;family&quot;:&quot;Isua&quot;,&quot;given&quot;:&quot;B.&quot;},{&quot;family&quot;:&quot;Kutil&quot;,&quot;given&quot;:&quot;R.&quot;},{&quot;family&quot;:&quot;Manumbor&quot;,&quot;given&quot;:&quot;M.&quot;}],&quot;issued&quot;:{&quot;date-parts&quot;:[[&quot;1999&quot;]]}}}],&quot;schema&quot;:&quot;https://github.com/citation-style-language/schema/raw/master/csl-citation.json&quot;} RND8LHzqc5BXO"/><text:span text:style-name="T79">(Novotny et al. 1999)</text:span><text:bookmark text:name="__UnoMark__18680_532779537"/><text:bookmark text:name="__UnoMark__13920_532779537"/><text:bookmark text:name="__UnoMark__12471_532779537"/><text:reference-mark-end text:name="ZOTERO_ITEM CSL_CITATION {&quot;citationID&quot;:&quot;2XAaduFo&quot;,&quot;properties&quot;:{&quot;formattedCitation&quot;:&quot;(Novotny et al. 1999)&quot;,&quot;plainCitation&quot;:&quot;(Novotny et al. 1999)&quot;,&quot;noteIndex&quot;:0},&quot;citationItems&quot;:[{&quot;id&quot;:2406,&quot;uris&quot;:[&quot;http://zotero.org/users/1954708/items/WFICEXFB&quot;],&quot;uri&quot;:[&quot;http://zotero.org/users/1954708/items/WFICEXFB&quot;],&quot;itemData&quot;:{&quot;id&quot;:2406,&quot;type&quot;:&quot;article-journal&quot;,&quot;abstract&quot;:&quot;Spatial and temporal variability in predation risk for herbivores on 13 rainforest species of Ficus (Moraceae) in Papua New Guinea was studied in order to assess whether predator-free refuges exist on their foliage and if so, whether herbivorous insects concentrate their activity in such refugia. Predation risk from invertebrate predators was measured as the disappearance rate of live termites set up as baits on the foliage. By far the most important predators were ants, accounting for 77% of attacks. No consistent differences in predation rate between Ficus species were found so that tree identity could not be used as an indicator of enemy-free space. Predation risk was highly variable among conspecific trees and also changed rapidly in time, over periods as short as 10 days. Such short-term and unpredictable predator-free refuges may be difficult for herbivores to find and exploit. Predation risk during the day was three times higher than during the night, but abundance of herbivores on the foliage was also higher during the day. Thus, night was confirmed as a relatively enemy-free time which, however, was not exploited by herbivores.&quot;,&quot;container-title&quot;:&quot;Australian Journal of Ecology&quot;,&quot;DOI&quot;:&quot;10.1046/j.1440-169x.1999.00987.x&quot;,&quot;ISSN&quot;:&quot;1442-9993&quot;,&quot;issue&quot;:&quot;5&quot;,&quot;language&quot;:&quot;en&quot;,&quot;note&quot;:&quot;_eprint: https://onlinelibrary.wiley.com/doi/pdf/10.1046/j.1440-169x.1999.00987.x&quot;,&quot;page&quot;:&quot;477-483&quot;,&quot;source&quot;:&quot;Wiley Online Library&quot;,&quot;title&quot;:&quot;Predation risk for herbivorous insects on tropical vegetation: A search for enemy-free space and time&quot;,&quot;title-short&quot;:&quot;Predation risk for herbivorous insects on tropical vegetation&quot;,&quot;volume&quot;:&quot;24&quot;,&quot;author&quot;:[{&quot;family&quot;:&quot;Novotny&quot;,&quot;given&quot;:&quot;V.&quot;},{&quot;family&quot;:&quot;Basset&quot;,&quot;given&quot;:&quot;Y.&quot;},{&quot;family&quot;:&quot;Auga&quot;,&quot;given&quot;:&quot;J.&quot;},{&quot;family&quot;:&quot;Boen&quot;,&quot;given&quot;:&quot;W.&quot;},{&quot;family&quot;:&quot;Dal&quot;,&quot;given&quot;:&quot;C.&quot;},{&quot;family&quot;:&quot;Drozd&quot;,&quot;given&quot;:&quot;P.&quot;},{&quot;family&quot;:&quot;Kasbal&quot;,&quot;given&quot;:&quot;M.&quot;},{&quot;family&quot;:&quot;Isua&quot;,&quot;given&quot;:&quot;B.&quot;},{&quot;family&quot;:&quot;Kutil&quot;,&quot;given&quot;:&quot;R.&quot;},{&quot;family&quot;:&quot;Manumbor&quot;,&quot;given&quot;:&quot;M.&quot;}],&quot;issued&quot;:{&quot;date-parts&quot;:[[&quot;1999&quot;]]}}}],&quot;schema&quot;:&quot;https://github.com/citation-style-language/schema/raw/master/csl-citation.json&quot;} RND8LHzqc5BXO"/><text:span text:style-name="T79">. </text:span><text:span text:style-name="T104">P</text:span><text:span text:style-name="T79">lant-herbivore interaction networks were shown to be highly specialized </text:span><text:span text:style-name="T104">i</text:span><text:span text:style-name="T79">n both primary and secondary tropical forests </text:span><text:reference-mark-start text:name="ZOTERO_ITEM CSL_CITATION {&quot;citationID&quot;:&quot;WQPlFpDN&quot;,&quot;properties&quot;:{&quot;formattedCitation&quot;:&quot;(Novotny et al. 2004, Redmond et al. 2019)&quot;,&quot;plainCitation&quot;:&quot;(Novotny et al. 2004, Redmond et al. 2019)&quot;,&quot;noteIndex&quot;:0},&quot;citationItems&quot;:[{&quot;id&quot;:2808,&quot;uris&quot;:[&quot;http://zotero.org/users/1954708/items/PYZVLDI4&quot;],&quot;uri&quot;:[&quot;http://zotero.org/users/1954708/items/PYZVLDI4&quot;],&quot;itemData&quot;:{&quot;id&quot;:2808,&quot;type&quot;:&quot;article-journal&quot;,&quot;abstract&quot;:&quot;We characterized a plant–caterpillar food web from secondary vegetation in a New Guinean rain forest that included 63 plant species (87.5% of the total basal area), 546 Lepidoptera species and 1679 trophic links between them. The strongest 14 associations involved 50% of all individual caterpillars while some links were extremely rare. A caterpillar randomly picked from the vegetation will, with ≥ 50% probability, (1) feed on one to three host plants (of the 63 studied), (2) feed on &lt; 20% of local plant biomass and (3) have ≥ 90% of population concentrated on a single host plant species. Generalist species were quantitatively unimportant. Caterpillar assemblages on locally monotypic plant genera were distinct, while sympatric congeneric hosts shared many caterpillar species. The partitioning of the plant–caterpillar food web thus depends on the composition of the vegetation. In secondary forest the predominant plant genera were locally monotypic and supported locally isolated caterpillar assemblages.&quot;,&quot;container-title&quot;:&quot;Ecology Letters&quot;,&quot;DOI&quot;:&quot;https://doi.org/10.1111/j.1461-0248.2004.00666.x&quot;,&quot;ISSN&quot;:&quot;1461-0248&quot;,&quot;issue&quot;:&quot;11&quot;,&quot;language&quot;:&quot;en&quot;,&quot;note&quot;:&quot;_eprint: https://onlinelibrary.wiley.com/doi/pdf/10.1111/j.1461-0248.2004.00666.x&quot;,&quot;page&quot;:&quot;1090-1100&quot;,&quot;source&quot;:&quot;Wiley Online Library&quot;,&quot;title&quot;:&quot;No tree an island: the plant–caterpillar food web of a secondary rain forest in New Guinea&quot;,&quot;title-short&quot;:&quot;No tree an island&quot;,&quot;volume&quot;:&quot;7&quot;,&quot;author&quot;:[{&quot;family&quot;:&quot;Novotny&quot;,&quot;given&quot;:&quot;Vojtech&quot;},{&quot;family&quot;:&quot;Miller&quot;,&quot;given&quot;:&quot;Scott E.&quot;},{&quot;family&quot;:&quot;Leps&quot;,&quot;given&quot;:&quot;Jan&quot;},{&quot;family&quot;:&quot;Basset&quot;,&quot;given&quot;:&quot;Yves&quot;},{&quot;family&quot;:&quot;Bito&quot;,&quot;given&quot;:&quot;Darren&quot;},{&quot;family&quot;:&quot;Janda&quot;,&quot;given&quot;:&quot;Milan&quot;},{&quot;family&quot;:&quot;Hulcr&quot;,&quot;given&quot;:&quot;Jiri&quot;},{&quot;family&quot;:&quot;Damas&quot;,&quot;given&quot;:&quot;Kipiro&quot;},{&quot;family&quot;:&quot;Weiblen&quot;,&quot;given&quot;:&quot;George D.&quot;}],&quot;issued&quot;:{&quot;date-parts&quot;:[[&quot;2004&quot;]]}}},{&quot;id&quot;:2318,&quot;uris&quot;:[&quot;http://zotero.org/users/1954708/items/CL36C8F5&quot;],&quot;uri&quot;:[&quot;http://zotero.org/users/1954708/items/CL36C8F5&quot;],&quot;itemData&quot;:{&quot;id&quot;:2318,&quot;type&quot;:&quot;article-journal&quot;,&quot;abstract&quot;:&quot;Secondary succession is well-understood, to the point of being predictable for plant communities, but the successional changes in plant-herbivore interactions remains poorly explored. This is particularly true for tropical forests despite the increasing importance of early successional stages in tropical landscapes. Deriving expectations from successional theory, we examine properties of plant-herbivore interaction networks while accounting for host phylogenetic structure along a succession chronosequence in montane rainforest in Papua New Guinea. We present one of the most comprehensive successional investigations of interaction networks, equating to &gt; 40 person years of field sampling, and one of the few focused on montane tropical forests. We use a series of nine 0.2 ha forest plots across young secondary, mature secondary and primary montane forest, sampled almost completely for woody plants and larval leaf chewers (Lepidoptera) using forest felling. These networks comprised of 12 357 plant-herbivore interactions and were analysed using quantitative network metrics, a phylogenetically controlled host-use index and a qualitative network beta diversity measure. Network structural changes were low and specialisation metrics surprisingly similar throughout succession, despite high network beta diversity. Herbivore abundance was greatest in the earliest stages, and hosts here had more species-rich herbivore assemblages, presumably reflecting higher palatability due to lower defensive investment. All herbivore communities were highly specialised, using a phylogenetically narrow set of hosts, while host phylogenetic diversity itself decreased throughout the chronosequence. Relatively high phylogenetic diversity, and thus high diversity of plant defenses, in early succession forest may result in herbivores feeding on fewer hosts than expected. Successional theory, derived primarily from temperate systems, is limited in predicting tropical host-herbivore interactions. All succession stages harbour diverse and unique interaction networks, which together with largely similar network structures and consistent host use patterns, suggests general rules of assembly may apply to these systems.&quot;,&quot;container-title&quot;:&quot;Ecography&quot;,&quot;DOI&quot;:&quot;10.1111/ecog.03849&quot;,&quot;ISSN&quot;:&quot;1600-0587&quot;,&quot;issue&quot;:&quot;1&quot;,&quot;language&quot;:&quot;en&quot;,&quot;page&quot;:&quot;162-172&quot;,&quot;source&quot;:&quot;Wiley Online Library&quot;,&quot;title&quot;:&quot;High specialization and limited structural change in plant-herbivore networks along a successional chronosequence in tropical montane forest&quot;,&quot;volume&quot;:&quot;42&quot;,&quot;author&quot;:[{&quot;family&quot;:&quot;Redmond&quot;,&quot;given&quot;:&quot;Conor M.&quot;},{&quot;family&quot;:&quot;Auga&quot;,&quot;given&quot;:&quot;John&quot;},{&quot;family&quot;:&quot;Gewa&quot;,&quot;given&quot;:&quot;Bradley&quot;},{&quot;family&quot;:&quot;Segar&quot;,&quot;given&quot;:&quot;Simon T.&quot;},{&quot;family&quot;:&quot;Miller&quot;,&quot;given&quot;:&quot;Scott E.&quot;},{&quot;family&quot;:&quot;Molem&quot;,&quot;given&quot;:&quot;Kenneth&quot;},{&quot;family&quot;:&quot;Weiblen&quot;,&quot;given&quot;:&quot;George D.&quot;},{&quot;family&quot;:&quot;Butterill&quot;,&quot;given&quot;:&quot;Philip T.&quot;},{&quot;family&quot;:&quot;Maiyah&quot;,&quot;given&quot;:&quot;Gibson&quot;},{&quot;family&quot;:&quot;Hood&quot;,&quot;given&quot;:&quot;Amelia S. C.&quot;},{&quot;family&quot;:&quot;Volf&quot;,&quot;given&quot;:&quot;Martin&quot;},{&quot;family&quot;:&quot;Jorge&quot;,&quot;given&quot;:&quot;Leonardo R.&quot;},{&quot;family&quot;:&quot;Basset&quot;,&quot;given&quot;:&quot;Yves&quot;},{&quot;family&quot;:&quot;Novotný&quot;,&quot;given&quot;:&quot;Vojtech&quot;}],&quot;issued&quot;:{&quot;date-parts&quot;:[[&quot;2019&quot;]]}}}],&quot;schema&quot;:&quot;https://github.com/citation-style-language/schema/raw/master/csl-citation.json&quot;} RNDJsLPAMiv1A"/><text:span text:style-name="T79">(Novotny et al. 2004, Redmond et al. 2019)</text:span><text:bookmark text:name="__UnoMark__18681_532779537"/><text:bookmark text:name="__UnoMark__13921_532779537"/><text:bookmark text:name="__UnoMark__12472_532779537"/><text:reference-mark-end text:name="ZOTERO_ITEM CSL_CITATION {&quot;citationID&quot;:&quot;WQPlFpDN&quot;,&quot;properties&quot;:{&quot;formattedCitation&quot;:&quot;(Novotny et al. 2004, Redmond et al. 2019)&quot;,&quot;plainCitation&quot;:&quot;(Novotny et al. 2004, Redmond et al. 2019)&quot;,&quot;noteIndex&quot;:0},&quot;citationItems&quot;:[{&quot;id&quot;:2808,&quot;uris&quot;:[&quot;http://zotero.org/users/1954708/items/PYZVLDI4&quot;],&quot;uri&quot;:[&quot;http://zotero.org/users/1954708/items/PYZVLDI4&quot;],&quot;itemData&quot;:{&quot;id&quot;:2808,&quot;type&quot;:&quot;article-journal&quot;,&quot;abstract&quot;:&quot;We characterized a plant–caterpillar food web from secondary vegetation in a New Guinean rain forest that included 63 plant species (87.5% of the total basal area), 546 Lepidoptera species and 1679 trophic links between them. The strongest 14 associations involved 50% of all individual caterpillars while some links were extremely rare. A caterpillar randomly picked from the vegetation will, with ≥ 50% probability, (1) feed on one to three host plants (of the 63 studied), (2) feed on &lt; 20% of local plant biomass and (3) have ≥ 90% of population concentrated on a single host plant species. Generalist species were quantitatively unimportant. Caterpillar assemblages on locally monotypic plant genera were distinct, while sympatric congeneric hosts shared many caterpillar species. The partitioning of the plant–caterpillar food web thus depends on the composition of the vegetation. In secondary forest the predominant plant genera were locally monotypic and supported locally isolated caterpillar assemblages.&quot;,&quot;container-title&quot;:&quot;Ecology Letters&quot;,&quot;DOI&quot;:&quot;https://doi.org/10.1111/j.1461-0248.2004.00666.x&quot;,&quot;ISSN&quot;:&quot;1461-0248&quot;,&quot;issue&quot;:&quot;11&quot;,&quot;language&quot;:&quot;en&quot;,&quot;note&quot;:&quot;_eprint: https://onlinelibrary.wiley.com/doi/pdf/10.1111/j.1461-0248.2004.00666.x&quot;,&quot;page&quot;:&quot;1090-1100&quot;,&quot;source&quot;:&quot;Wiley Online Library&quot;,&quot;title&quot;:&quot;No tree an island: the plant–caterpillar food web of a secondary rain forest in New Guinea&quot;,&quot;title-short&quot;:&quot;No tree an island&quot;,&quot;volume&quot;:&quot;7&quot;,&quot;author&quot;:[{&quot;family&quot;:&quot;Novotny&quot;,&quot;given&quot;:&quot;Vojtech&quot;},{&quot;family&quot;:&quot;Miller&quot;,&quot;given&quot;:&quot;Scott E.&quot;},{&quot;family&quot;:&quot;Leps&quot;,&quot;given&quot;:&quot;Jan&quot;},{&quot;family&quot;:&quot;Basset&quot;,&quot;given&quot;:&quot;Yves&quot;},{&quot;family&quot;:&quot;Bito&quot;,&quot;given&quot;:&quot;Darren&quot;},{&quot;family&quot;:&quot;Janda&quot;,&quot;given&quot;:&quot;Milan&quot;},{&quot;family&quot;:&quot;Hulcr&quot;,&quot;given&quot;:&quot;Jiri&quot;},{&quot;family&quot;:&quot;Damas&quot;,&quot;given&quot;:&quot;Kipiro&quot;},{&quot;family&quot;:&quot;Weiblen&quot;,&quot;given&quot;:&quot;George D.&quot;}],&quot;issued&quot;:{&quot;date-parts&quot;:[[&quot;2004&quot;]]}}},{&quot;id&quot;:2318,&quot;uris&quot;:[&quot;http://zotero.org/users/1954708/items/CL36C8F5&quot;],&quot;uri&quot;:[&quot;http://zotero.org/users/1954708/items/CL36C8F5&quot;],&quot;itemData&quot;:{&quot;id&quot;:2318,&quot;type&quot;:&quot;article-journal&quot;,&quot;abstract&quot;:&quot;Secondary succession is well-understood, to the point of being predictable for plant communities, but the successional changes in plant-herbivore interactions remains poorly explored. This is particularly true for tropical forests despite the increasing importance of early successional stages in tropical landscapes. Deriving expectations from successional theory, we examine properties of plant-herbivore interaction networks while accounting for host phylogenetic structure along a succession chronosequence in montane rainforest in Papua New Guinea. We present one of the most comprehensive successional investigations of interaction networks, equating to &gt; 40 person years of field sampling, and one of the few focused on montane tropical forests. We use a series of nine 0.2 ha forest plots across young secondary, mature secondary and primary montane forest, sampled almost completely for woody plants and larval leaf chewers (Lepidoptera) using forest felling. These networks comprised of 12 357 plant-herbivore interactions and were analysed using quantitative network metrics, a phylogenetically controlled host-use index and a qualitative network beta diversity measure. Network structural changes were low and specialisation metrics surprisingly similar throughout succession, despite high network beta diversity. Herbivore abundance was greatest in the earliest stages, and hosts here had more species-rich herbivore assemblages, presumably reflecting higher palatability due to lower defensive investment. All herbivore communities were highly specialised, using a phylogenetically narrow set of hosts, while host phylogenetic diversity itself decreased throughout the chronosequence. Relatively high phylogenetic diversity, and thus high diversity of plant defenses, in early succession forest may result in herbivores feeding on fewer hosts than expected. Successional theory, derived primarily from temperate systems, is limited in predicting tropical host-herbivore interactions. All succession stages harbour diverse and unique interaction networks, which together with largely similar network structures and consistent host use patterns, suggests general rules of assembly may apply to these systems.&quot;,&quot;container-title&quot;:&quot;Ecography&quot;,&quot;DOI&quot;:&quot;10.1111/ecog.03849&quot;,&quot;ISSN&quot;:&quot;1600-0587&quot;,&quot;issue&quot;:&quot;1&quot;,&quot;language&quot;:&quot;en&quot;,&quot;page&quot;:&quot;162-172&quot;,&quot;source&quot;:&quot;Wiley Online Library&quot;,&quot;title&quot;:&quot;High specialization and limited structural change in plant-herbivore networks along a successional chronosequence in tropical montane forest&quot;,&quot;volume&quot;:&quot;42&quot;,&quot;author&quot;:[{&quot;family&quot;:&quot;Redmond&quot;,&quot;given&quot;:&quot;Conor M.&quot;},{&quot;family&quot;:&quot;Auga&quot;,&quot;given&quot;:&quot;John&quot;},{&quot;family&quot;:&quot;Gewa&quot;,&quot;given&quot;:&quot;Bradley&quot;},{&quot;family&quot;:&quot;Segar&quot;,&quot;given&quot;:&quot;Simon T.&quot;},{&quot;family&quot;:&quot;Miller&quot;,&quot;given&quot;:&quot;Scott E.&quot;},{&quot;family&quot;:&quot;Molem&quot;,&quot;given&quot;:&quot;Kenneth&quot;},{&quot;family&quot;:&quot;Weiblen&quot;,&quot;given&quot;:&quot;George D.&quot;},{&quot;family&quot;:&quot;Butterill&quot;,&quot;given&quot;:&quot;Philip T.&quot;},{&quot;family&quot;:&quot;Maiyah&quot;,&quot;given&quot;:&quot;Gibson&quot;},{&quot;family&quot;:&quot;Hood&quot;,&quot;given&quot;:&quot;Amelia S. C.&quot;},{&quot;family&quot;:&quot;Volf&quot;,&quot;given&quot;:&quot;Martin&quot;},{&quot;family&quot;:&quot;Jorge&quot;,&quot;given&quot;:&quot;Leonardo R.&quot;},{&quot;family&quot;:&quot;Basset&quot;,&quot;given&quot;:&quot;Yves&quot;},{&quot;family&quot;:&quot;Novotný&quot;,&quot;given&quot;:&quot;Vojtech&quot;}],&quot;issued&quot;:{&quot;date-parts&quot;:[[&quot;2019&quot;]]}}}],&quot;schema&quot;:&quot;https://github.com/citation-style-language/schema/raw/master/csl-citation.json&quot;} RNDJsLPAMiv1A"/><text:span text:style-name="T79">. This potentially limits our abilities to detect EFS and mute cascading effects of primary predators on plants as well. </text:span><text:span text:style-name="T2">Under food limitation population size</text:span><text:span text:style-name="T25">s</text:span><text:span text:style-name="T2"> of generalist </text:span><text:span text:style-name="T25">herbivores</text:span><text:span text:style-name="T2"> is predicted to be strongly reduced by their predators </text:span><text:span text:style-name="T25">according to</text:span><text:span text:style-name="T2"> the tri-trophic interaction hypothesis (TTI) </text:span><text:reference-mark-start text:name="ZOTERO_ITEM CSL_CITATION {&quot;citationID&quot;:&quot;OwDbR1B9&quot;,&quot;properties&quot;:{&quot;formattedCitation&quot;:&quot;(Mooney et al. 2012)&quot;,&quot;plainCitation&quot;:&quot;(Mooney et al. 2012)&quot;,&quot;noteIndex&quot;:0},&quot;citationItems&quot;:[{&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schema&quot;:&quot;https://github.com/citation-style-language/schema/raw/master/csl-citation.json&quot;} RNDbZ3oofdnKa"/><text:span text:style-name="T2">(Mooney et al. 2012)</text:span><text:bookmark text:name="__UnoMark__18682_532779537"/><text:bookmark text:name="__UnoMark__13922_532779537"/><text:bookmark text:name="__UnoMark__12473_532779537"/><text:reference-mark-end text:name="ZOTERO_ITEM CSL_CITATION {&quot;citationID&quot;:&quot;OwDbR1B9&quot;,&quot;properties&quot;:{&quot;formattedCitation&quot;:&quot;(Mooney et al. 2012)&quot;,&quot;plainCitation&quot;:&quot;(Mooney et al. 2012)&quot;,&quot;noteIndex&quot;:0},&quot;citationItems&quot;:[{&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schema&quot;:&quot;https://github.com/citation-style-language/schema/raw/master/csl-citation.json&quot;} RNDbZ3oofdnKa"/><text:span text:style-name="T2">. However, relative strength of bottom-up </text:span><text:span text:style-name="T25">and</text:span><text:span text:style-name="T2"> top-down forces on herbivores seems </text:span><text:span text:style-name="T25">to </text:span><text:span text:style-name="T2">be similar irrespectiv</text:span><text:span text:style-name="T25">e of</text:span><text:span text:style-name="T2"> diet breadth in complex </text:span><text:span text:style-name="T25">natural </text:span><text:span text:style-name="T2">communities </text:span><text:reference-mark-start text:name="ZOTERO_ITEM CSL_CITATION {&quot;citationID&quot;:&quot;iHRRC6g7&quot;,&quot;properties&quot;:{&quot;formattedCitation&quot;:&quot;(Vidal and Murphy 2018)&quot;,&quot;plainCitation&quot;:&quot;(Vidal and Murphy 2018)&quot;,&quot;noteIndex&quot;:0},&quot;citationItems&quot;:[{&quot;id&quot;:2359,&quot;uris&quot;:[&quot;http://zotero.org/users/1954708/items/K6GWSY33&quot;],&quot;uri&quot;:[&quot;http://zotero.org/users/1954708/items/K6GWSY33&quot;],&quot;itemData&quot;:{&quot;id&quot;:2359,&quot;type&quot;:&quot;article-journal&quot;,&quot;abstract&quot;:&quot;Primary consumers are under strong selection from resource (‘bottom-up’) and consumer (‘top-down’) controls, but the relative importance of these selective forces is unknown. We performed a meta-analysis to compare the strength of top-down and bottom-up forces on consumer fitness, considering multiple predictors that can modulate these effects: diet breadth, feeding guild, habitat/environment, type of bottom-up effects, type of top-down effects and how consumer fitness effects are measured. We focused our analyses on the most diverse group of primary consumers, herbivorous insects, and found that in general top-down forces were stronger than bottom-up forces. Notably, chewing, sucking and gall-making herbivores were more affected by top-down than bottom-up forces, top-down forces were stronger than bottom-up in both natural and controlled (cultivated) environments, and parasitoids and predators had equally strong top-down effects on insect herbivores. Future studies should broaden the scope of focal consumers, particularly in understudied terrestrial systems, guilds, taxonomic groups and top-down controls (e.g. pathogens), and test for more complex indirect community interactions. Our results demonstrate the surprising strength of forces exerted by natural enemies on herbivorous insects, and thus the necessity of using a tri-trophic approach when studying insect-plant interactions.&quot;,&quot;container-title&quot;:&quot;Ecology Letters&quot;,&quot;DOI&quot;:&quot;10.1111/ele.12874&quot;,&quot;ISSN&quot;:&quot;1461-0248&quot;,&quot;issue&quot;:&quot;1&quot;,&quot;language&quot;:&quot;en&quot;,&quot;page&quot;:&quot;138-150&quot;,&quot;source&quot;:&quot;Wiley Online Library&quot;,&quot;title&quot;:&quot;Bottom-up vs. top-down effects on terrestrial insect herbivores: a meta-analysis&quot;,&quot;title-short&quot;:&quot;Bottom-up vs. top-down effects on terrestrial insect herbivores&quot;,&quot;volume&quot;:&quot;21&quot;,&quot;author&quot;:[{&quot;family&quot;:&quot;Vidal&quot;,&quot;given&quot;:&quot;Mayra C.&quot;},{&quot;family&quot;:&quot;Murphy&quot;,&quot;given&quot;:&quot;Shannon M.&quot;}],&quot;issued&quot;:{&quot;date-parts&quot;:[[&quot;2018&quot;]]}}}],&quot;schema&quot;:&quot;https://github.com/citation-style-language/schema/raw/master/csl-citation.json&quot;} RND7nkhv4Fzgl"/><text:span text:style-name="T2">(Vidal and Murphy 2018)</text:span><text:bookmark text:name="__UnoMark__18683_532779537"/><text:bookmark text:name="__UnoMark__13923_532779537"/><text:bookmark text:name="__UnoMark__12474_532779537"/><text:reference-mark-end text:name="ZOTERO_ITEM CSL_CITATION {&quot;citationID&quot;:&quot;iHRRC6g7&quot;,&quot;properties&quot;:{&quot;formattedCitation&quot;:&quot;(Vidal and Murphy 2018)&quot;,&quot;plainCitation&quot;:&quot;(Vidal and Murphy 2018)&quot;,&quot;noteIndex&quot;:0},&quot;citationItems&quot;:[{&quot;id&quot;:2359,&quot;uris&quot;:[&quot;http://zotero.org/users/1954708/items/K6GWSY33&quot;],&quot;uri&quot;:[&quot;http://zotero.org/users/1954708/items/K6GWSY33&quot;],&quot;itemData&quot;:{&quot;id&quot;:2359,&quot;type&quot;:&quot;article-journal&quot;,&quot;abstract&quot;:&quot;Primary consumers are under strong selection from resource (‘bottom-up’) and consumer (‘top-down’) controls, but the relative importance of these selective forces is unknown. We performed a meta-analysis to compare the strength of top-down and bottom-up forces on consumer fitness, considering multiple predictors that can modulate these effects: diet breadth, feeding guild, habitat/environment, type of bottom-up effects, type of top-down effects and how consumer fitness effects are measured. We focused our analyses on the most diverse group of primary consumers, herbivorous insects, and found that in general top-down forces were stronger than bottom-up forces. Notably, chewing, sucking and gall-making herbivores were more affected by top-down than bottom-up forces, top-down forces were stronger than bottom-up in both natural and controlled (cultivated) environments, and parasitoids and predators had equally strong top-down effects on insect herbivores. Future studies should broaden the scope of focal consumers, particularly in understudied terrestrial systems, guilds, taxonomic groups and top-down controls (e.g. pathogens), and test for more complex indirect community interactions. Our results demonstrate the surprising strength of forces exerted by natural enemies on herbivorous insects, and thus the necessity of using a tri-trophic approach when studying insect-plant interactions.&quot;,&quot;container-title&quot;:&quot;Ecology Letters&quot;,&quot;DOI&quot;:&quot;10.1111/ele.12874&quot;,&quot;ISSN&quot;:&quot;1461-0248&quot;,&quot;issue&quot;:&quot;1&quot;,&quot;language&quot;:&quot;en&quot;,&quot;page&quot;:&quot;138-150&quot;,&quot;source&quot;:&quot;Wiley Online Library&quot;,&quot;title&quot;:&quot;Bottom-up vs. top-down effects on terrestrial insect herbivores: a meta-analysis&quot;,&quot;title-short&quot;:&quot;Bottom-up vs. top-down effects on terrestrial insect herbivores&quot;,&quot;volume&quot;:&quot;21&quot;,&quot;author&quot;:[{&quot;family&quot;:&quot;Vidal&quot;,&quot;given&quot;:&quot;Mayra C.&quot;},{&quot;family&quot;:&quot;Murphy&quot;,&quot;given&quot;:&quot;Shannon M.&quot;}],&quot;issued&quot;:{&quot;date-parts&quot;:[[&quot;2018&quot;]]}}}],&quot;schema&quot;:&quot;https://github.com/citation-style-language/schema/raw/master/csl-citation.json&quot;} RND7nkhv4Fzgl"/><text:span text:style-name="T2">. It is possible that </text:span><text:span text:style-name="T79">p</text:span><text:span text:style-name="T2">redatory pressure can force some herbivores </text:span><text:span text:style-name="T26">to </text:span><text:span text:style-name="T27">shift</text:span><text:span text:style-name="T26"> </text:span><text:span text:style-name="T2">their diet </text:span><text:span text:style-name="T27">instead of reducing </text:span><text:span text:style-name="T28">the number of utilized plant</text:span><text:span text:style-name="T27"> </text:span><text:span text:style-name="T2">and mitigate negative effect of natural enemies on their abundance </text:span><text:reference-mark-start text:name="ZOTERO_ITEM CSL_CITATION {&quot;citationID&quot;:&quot;RJK5qScF&quot;,&quot;properties&quot;:{&quot;formattedCitation&quot;:&quot;(Calcagno et al. 2011, Schmitz 2017)&quot;,&quot;plainCitation&quot;:&quot;(Calcagno et al. 2011, Schmitz 2017)&quot;,&quot;noteIndex&quot;:0},&quot;citationItems&quot;:[{&quot;id&quot;:3095,&quot;uris&quot;:[&quot;http://zotero.org/users/1954708/items/W4C79P9Y&quot;],&quot;uri&quot;:[&quot;http://zotero.org/users/1954708/items/W4C79P9Y&quot;],&quot;itemData&quot;:{&quot;id&quot;:3095,&quot;type&quot;:&quot;article-journal&quot;,&quot;abstract&quot;:&quot;Plant communities are shaped by bottom‐up processes such as competition for nutrients and top‐down processes such as herbivory. Although much theoretical work has studied how herbivores can mediate plant species coexistence, indirect effects caused by the carnivores that consume herbivores have been largely ignored. These carnivores can have significant indirect effects on plants by altering herbivore density (density‐mediated effects) and behavior (trait‐mediated effects). Carnivores that differ in traits, particularly in their hunting mode, cause different indirect effects on plants and, ultimately, different plant community compositions. We analyze a food‐web model to determine how plant coexistence is affected by herbivore‐consuming carnivores, contrasting those causing only density‐mediated effects with those causing trait‐mediated effects as well. In the latter case, herbivores can adjust their consumption of a refuge plant species. We derive a general graphical model to study the interplay of density‐ and trait‐mediated effects. We show that carnivores eliciting both effects can sustain plant species coexistence, given intermediate intensities of behavioral adjustments. Coexistence is more likely, and more stable, if the refuge plant is competitively dominant. These results extend our understanding of carnivore indirect effects in food webs and show that behavioral effects can have major consequences on plant community structure, stressing the need for theoretical approaches that incorporate dynamical traits.&quot;,&quot;container-title&quot;:&quot;The American Naturalist&quot;,&quot;DOI&quot;:&quot;10.1086/657436&quot;,&quot;ISSN&quot;:&quot;0003-0147&quot;,&quot;issue&quot;:&quot;1&quot;,&quot;journalAbbreviation&quot;:&quot;The American Naturalist&quot;,&quot;note&quot;:&quot;publisher: The University of Chicago Press&quot;,&quot;page&quot;:&quot;E1-E13&quot;,&quot;source&quot;:&quot;journals.uchicago.edu (Atypon)&quot;,&quot;title&quot;:&quot;Keystone Predation and Plant Species Coexistence: The Role of Carnivore Hunting Mode.&quot;,&quot;title-short&quot;:&quot;Keystone Predation and Plant Species Coexistence&quot;,&quot;volume&quot;:&quot;177&quot;,&quot;author&quot;:[{&quot;family&quot;:&quot;Calcagno&quot;,&quot;given&quot;:&quot;V.&quot;},{&quot;family&quot;:&quot;Sun&quot;,&quot;given&quot;:&quot;C.&quot;},{&quot;family&quot;:&quot;Schmitz&quot;,&quot;given&quot;:&quot;O. J.&quot;},{&quot;family&quot;:&quot;Loreau&quot;,&quot;given&quot;:&quot;M.&quot;}],&quot;issued&quot;:{&quot;date-parts&quot;:[[&quot;2011&quot;,1,1]]}}},{&quot;id&quot;:2304,&quot;uris&quot;:[&quot;http://zotero.org/users/1954708/items/LVSEPHZ6&quot;],&quot;uri&quot;:[&quot;http://zotero.org/users/1954708/items/LVSEPHZ6&quot;],&quot;itemData&quot;:{&quot;id&quot;:2304,&quot;type&quot;:&quot;article-journal&quot;,&quot;abstract&quot;:&quot;Predator–prey relationships are a central component of community dynamics. Classic approaches have tried to understand and predict these relationships in terms of consumptive interactions between predator and prey species, but characterizing the interaction this way is insufficient to predict the complexity and context dependency inherent in predator–prey relationships. Recent approaches have begun to explore predator–prey relationships in terms of an evolutionary-ecological game in which predator and prey adapt to each other through reciprocal interactions involving context-dependent expression of functional traits that influence their biomechanics. Functional traits are defined as any morphological, behavioral, or physiological trait of an organism associated with a biotic interaction. Such traits include predator and prey body size, predator and prey personality, predator hunting mode, prey mobility, prey anti-predator behavior, and prey physiological stress. Here, I discuss recent advances in this functional trait approach. Evidence shows that the nature and strength of many interactions are dependent upon the relative magnitude of predator and prey functional traits. Moreover, trait responses can be triggered by non-consumptive predator–prey interactions elicited by responses of prey to risk of predation. These interactions in turn can have dynamic feedbacks that can change the context of the predator–prey interaction, causing predator and prey to adapt their traits—through phenotypically plastic or rapid evolutionary responses—and the nature of their interaction. Research shows that examining predator–prey interactions through the lens of an adaptive evolutionary-ecological game offers a foundation to explain variety in the nature and strength of predator–prey interactions observed in different ecological contexts.&quot;,&quot;container-title&quot;:&quot;F1000Research&quot;,&quot;DOI&quot;:&quot;10.12688/f1000research.11813.1&quot;,&quot;ISSN&quot;:&quot;2046-1402&quot;,&quot;journalAbbreviation&quot;:&quot;F1000Res&quot;,&quot;note&quot;:&quot;PMID: 29043073\nPMCID: PMC5621104&quot;,&quot;source&quot;:&quot;PubMed Central&quot;,&quot;title&quot;:&quot;Predator and prey functional traits: understanding the adaptive machinery driving predator–prey interactions&quot;,&quot;title-short&quot;:&quot;Predator and prey functional traits&quot;,&quot;URL&quot;:&quot;https://www.ncbi.nlm.nih.gov/pmc/articles/PMC5621104/&quot;,&quot;volume&quot;:&quot;6&quot;,&quot;author&quot;:[{&quot;family&quot;:&quot;Schmitz&quot;,&quot;given&quot;:&quot;Oswald&quot;}],&quot;accessed&quot;:{&quot;date-parts&quot;:[[&quot;2019&quot;,12,17]]},&quot;issued&quot;:{&quot;date-parts&quot;:[[&quot;2017&quot;,9,27]]}}}],&quot;schema&quot;:&quot;https://github.com/citation-style-language/schema/raw/master/csl-citation.json&quot;} RND2ayPtviGlo"/><text:span text:style-name="T2">(Calcagno et al. 2011, Schmitz 2017)</text:span><text:bookmark text:name="__UnoMark__13924_532779537"/><text:bookmark text:name="__UnoMark__18684_532779537"/><text:bookmark text:name="__UnoMark__12475_532779537"/><text:reference-mark-end text:name="ZOTERO_ITEM CSL_CITATION {&quot;citationID&quot;:&quot;RJK5qScF&quot;,&quot;properties&quot;:{&quot;formattedCitation&quot;:&quot;(Calcagno et al. 2011, Schmitz 2017)&quot;,&quot;plainCitation&quot;:&quot;(Calcagno et al. 2011, Schmitz 2017)&quot;,&quot;noteIndex&quot;:0},&quot;citationItems&quot;:[{&quot;id&quot;:3095,&quot;uris&quot;:[&quot;http://zotero.org/users/1954708/items/W4C79P9Y&quot;],&quot;uri&quot;:[&quot;http://zotero.org/users/1954708/items/W4C79P9Y&quot;],&quot;itemData&quot;:{&quot;id&quot;:3095,&quot;type&quot;:&quot;article-journal&quot;,&quot;abstract&quot;:&quot;Plant communities are shaped by bottom‐up processes such as competition for nutrients and top‐down processes such as herbivory. Although much theoretical work has studied how herbivores can mediate plant species coexistence, indirect effects caused by the carnivores that consume herbivores have been largely ignored. These carnivores can have significant indirect effects on plants by altering herbivore density (density‐mediated effects) and behavior (trait‐mediated effects). Carnivores that differ in traits, particularly in their hunting mode, cause different indirect effects on plants and, ultimately, different plant community compositions. We analyze a food‐web model to determine how plant coexistence is affected by herbivore‐consuming carnivores, contrasting those causing only density‐mediated effects with those causing trait‐mediated effects as well. In the latter case, herbivores can adjust their consumption of a refuge plant species. We derive a general graphical model to study the interplay of density‐ and trait‐mediated effects. We show that carnivores eliciting both effects can sustain plant species coexistence, given intermediate intensities of behavioral adjustments. Coexistence is more likely, and more stable, if the refuge plant is competitively dominant. These results extend our understanding of carnivore indirect effects in food webs and show that behavioral effects can have major consequences on plant community structure, stressing the need for theoretical approaches that incorporate dynamical traits.&quot;,&quot;container-title&quot;:&quot;The American Naturalist&quot;,&quot;DOI&quot;:&quot;10.1086/657436&quot;,&quot;ISSN&quot;:&quot;0003-0147&quot;,&quot;issue&quot;:&quot;1&quot;,&quot;journalAbbreviation&quot;:&quot;The American Naturalist&quot;,&quot;note&quot;:&quot;publisher: The University of Chicago Press&quot;,&quot;page&quot;:&quot;E1-E13&quot;,&quot;source&quot;:&quot;journals.uchicago.edu (Atypon)&quot;,&quot;title&quot;:&quot;Keystone Predation and Plant Species Coexistence: The Role of Carnivore Hunting Mode.&quot;,&quot;title-short&quot;:&quot;Keystone Predation and Plant Species Coexistence&quot;,&quot;volume&quot;:&quot;177&quot;,&quot;author&quot;:[{&quot;family&quot;:&quot;Calcagno&quot;,&quot;given&quot;:&quot;V.&quot;},{&quot;family&quot;:&quot;Sun&quot;,&quot;given&quot;:&quot;C.&quot;},{&quot;family&quot;:&quot;Schmitz&quot;,&quot;given&quot;:&quot;O. J.&quot;},{&quot;family&quot;:&quot;Loreau&quot;,&quot;given&quot;:&quot;M.&quot;}],&quot;issued&quot;:{&quot;date-parts&quot;:[[&quot;2011&quot;,1,1]]}}},{&quot;id&quot;:2304,&quot;uris&quot;:[&quot;http://zotero.org/users/1954708/items/LVSEPHZ6&quot;],&quot;uri&quot;:[&quot;http://zotero.org/users/1954708/items/LVSEPHZ6&quot;],&quot;itemData&quot;:{&quot;id&quot;:2304,&quot;type&quot;:&quot;article-journal&quot;,&quot;abstract&quot;:&quot;Predator–prey relationships are a central component of community dynamics. Classic approaches have tried to understand and predict these relationships in terms of consumptive interactions between predator and prey species, but characterizing the interaction this way is insufficient to predict the complexity and context dependency inherent in predator–prey relationships. Recent approaches have begun to explore predator–prey relationships in terms of an evolutionary-ecological game in which predator and prey adapt to each other through reciprocal interactions involving context-dependent expression of functional traits that influence their biomechanics. Functional traits are defined as any morphological, behavioral, or physiological trait of an organism associated with a biotic interaction. Such traits include predator and prey body size, predator and prey personality, predator hunting mode, prey mobility, prey anti-predator behavior, and prey physiological stress. Here, I discuss recent advances in this functional trait approach. Evidence shows that the nature and strength of many interactions are dependent upon the relative magnitude of predator and prey functional traits. Moreover, trait responses can be triggered by non-consumptive predator–prey interactions elicited by responses of prey to risk of predation. These interactions in turn can have dynamic feedbacks that can change the context of the predator–prey interaction, causing predator and prey to adapt their traits—through phenotypically plastic or rapid evolutionary responses—and the nature of their interaction. Research shows that examining predator–prey interactions through the lens of an adaptive evolutionary-ecological game offers a foundation to explain variety in the nature and strength of predator–prey interactions observed in different ecological contexts.&quot;,&quot;container-title&quot;:&quot;F1000Research&quot;,&quot;DOI&quot;:&quot;10.12688/f1000research.11813.1&quot;,&quot;ISSN&quot;:&quot;2046-1402&quot;,&quot;journalAbbreviation&quot;:&quot;F1000Res&quot;,&quot;note&quot;:&quot;PMID: 29043073\nPMCID: PMC5621104&quot;,&quot;source&quot;:&quot;PubMed Central&quot;,&quot;title&quot;:&quot;Predator and prey functional traits: understanding the adaptive machinery driving predator–prey interactions&quot;,&quot;title-short&quot;:&quot;Predator and prey functional traits&quot;,&quot;URL&quot;:&quot;https://www.ncbi.nlm.nih.gov/pmc/articles/PMC5621104/&quot;,&quot;volume&quot;:&quot;6&quot;,&quot;author&quot;:[{&quot;family&quot;:&quot;Schmitz&quot;,&quot;given&quot;:&quot;Oswald&quot;}],&quot;accessed&quot;:{&quot;date-parts&quot;:[[&quot;2019&quot;,12,17]]},&quot;issued&quot;:{&quot;date-parts&quot;:[[&quot;2017&quot;,9,27]]}}}],&quot;schema&quot;:&quot;https://github.com/citation-style-language/schema/raw/master/csl-citation.json&quot;} RND2ayPtviGlo"/><text:span text:style-name="T2">. Moreover, in species rich plant communities generalist herbivores should be more flexible in their diet choice </text:span><text:reference-mark-start text:name="ZOTERO_ITEM CSL_CITATION {&quot;citationID&quot;:&quot;JcJ6eneT&quot;,&quot;properties&quot;:{&quot;formattedCitation&quot;:&quot;(Pfisterer et al. 2003)&quot;,&quot;plainCitation&quot;:&quot;(Pfisterer et al. 2003)&quot;,&quot;noteIndex&quot;:0},&quot;citationItems&quot;:[{&quot;id&quot;:3063,&quot;uris&quot;:[&quot;http://zotero.org/users/1954708/items/AXMMK8ZQ&quot;],&quot;uri&quot;:[&quot;http://zotero.org/users/1954708/items/AXMMK8ZQ&quot;],&quot;itemData&quot;:{&quot;id&quot;:3063,&quot;type&quot;:&quot;article-journal&quot;,&quot;abstract&quot;:&quot;Species loss of primary producers is likely to affect processes on other trophic levels. We studied consumption and individual performance of the generalist herbivore Parapleurus alliaceus (Orthoptera) in relation to the species richness of primary producers. Adult grasshoppers were caged and left to feed for 2 weeks on experimental grassland communities ranging in plant species richness from one, two, four, eight to 32 species. Low plant diversity had a negative effect on both plant community biomass and on biomass gain of female grasshoppers, feeding to produce eggs (male grasshoppers did not gain biomass during the feeding period). This was surprising because plots with high plant diversity had a low proportion of grass biomass and grasshoppers preferentially selected grasses, leading to a greater exploitation of grasses in experimental communities of higher diversity. Thus, the concurrent increase in non-grass species in the diet from these high-diversity communities must have been beneficial to the generalist herbivore. In addition to the positive effects of plant diversity, the presence of legumes in a mixture with grasses further enhanced the biomass gain of grasshoppers at a given level of diversity. These findings suggest that plant species loss may lead to shifts in herbivore population sizes, reducing those of generalists and benefiting specialists of the remaining plant species. Our results further suggest that generalist herbivores, by having feeding preferences, can also change the relative abundances of plant species with different functional characteristics. This may feedback on both composition and diversity of plant communities.&quot;,&quot;container-title&quot;:&quot;Oecologia&quot;,&quot;DOI&quot;:&quot;10.1007/s00442-002-1169-0&quot;,&quot;ISSN&quot;:&quot;0029-8549&quot;,&quot;issue&quot;:&quot;2&quot;,&quot;journalAbbreviation&quot;:&quot;Oecologia&quot;,&quot;language&quot;:&quot;eng&quot;,&quot;note&quot;:&quot;PMID: 12698345&quot;,&quot;page&quot;:&quot;234-241&quot;,&quot;source&quot;:&quot;PubMed&quot;,&quot;title&quot;:&quot;Dietary shift and lowered biomass gain of a generalist herbivore in species-poor experimental plant communities&quot;,&quot;volume&quot;:&quot;135&quot;,&quot;author&quot;:[{&quot;family&quot;:&quot;Pfisterer&quot;,&quot;given&quot;:&quot;Andrea B.&quot;},{&quot;family&quot;:&quot;Diemer&quot;,&quot;given&quot;:&quot;Matthias&quot;},{&quot;family&quot;:&quot;Schmid&quot;,&quot;given&quot;:&quot;Bernhard&quot;}],&quot;issued&quot;:{&quot;date-parts&quot;:[[&quot;2003&quot;,4]]}}}],&quot;schema&quot;:&quot;https://github.com/citation-style-language/schema/raw/master/csl-citation.json&quot;} RNDosPVxffX2j"/><text:span text:style-name="T2">(Pfisterer et al. 2003)</text:span><text:bookmark text:name="__UnoMark__18685_532779537"/><text:bookmark text:name="__UnoMark__12476_532779537"/><text:bookmark text:name="__UnoMark__13925_532779537"/><text:reference-mark-end text:name="ZOTERO_ITEM CSL_CITATION {&quot;citationID&quot;:&quot;JcJ6eneT&quot;,&quot;properties&quot;:{&quot;formattedCitation&quot;:&quot;(Pfisterer et al. 2003)&quot;,&quot;plainCitation&quot;:&quot;(Pfisterer et al. 2003)&quot;,&quot;noteIndex&quot;:0},&quot;citationItems&quot;:[{&quot;id&quot;:3063,&quot;uris&quot;:[&quot;http://zotero.org/users/1954708/items/AXMMK8ZQ&quot;],&quot;uri&quot;:[&quot;http://zotero.org/users/1954708/items/AXMMK8ZQ&quot;],&quot;itemData&quot;:{&quot;id&quot;:3063,&quot;type&quot;:&quot;article-journal&quot;,&quot;abstract&quot;:&quot;Species loss of primary producers is likely to affect processes on other trophic levels. We studied consumption and individual performance of the generalist herbivore Parapleurus alliaceus (Orthoptera) in relation to the species richness of primary producers. Adult grasshoppers were caged and left to feed for 2 weeks on experimental grassland communities ranging in plant species richness from one, two, four, eight to 32 species. Low plant diversity had a negative effect on both plant community biomass and on biomass gain of female grasshoppers, feeding to produce eggs (male grasshoppers did not gain biomass during the feeding period). This was surprising because plots with high plant diversity had a low proportion of grass biomass and grasshoppers preferentially selected grasses, leading to a greater exploitation of grasses in experimental communities of higher diversity. Thus, the concurrent increase in non-grass species in the diet from these high-diversity communities must have been beneficial to the generalist herbivore. In addition to the positive effects of plant diversity, the presence of legumes in a mixture with grasses further enhanced the biomass gain of grasshoppers at a given level of diversity. These findings suggest that plant species loss may lead to shifts in herbivore population sizes, reducing those of generalists and benefiting specialists of the remaining plant species. Our results further suggest that generalist herbivores, by having feeding preferences, can also change the relative abundances of plant species with different functional characteristics. This may feedback on both composition and diversity of plant communities.&quot;,&quot;container-title&quot;:&quot;Oecologia&quot;,&quot;DOI&quot;:&quot;10.1007/s00442-002-1169-0&quot;,&quot;ISSN&quot;:&quot;0029-8549&quot;,&quot;issue&quot;:&quot;2&quot;,&quot;journalAbbreviation&quot;:&quot;Oecologia&quot;,&quot;language&quot;:&quot;eng&quot;,&quot;note&quot;:&quot;PMID: 12698345&quot;,&quot;page&quot;:&quot;234-241&quot;,&quot;source&quot;:&quot;PubMed&quot;,&quot;title&quot;:&quot;Dietary shift and lowered biomass gain of a generalist herbivore in species-poor experimental plant communities&quot;,&quot;volume&quot;:&quot;135&quot;,&quot;author&quot;:[{&quot;family&quot;:&quot;Pfisterer&quot;,&quot;given&quot;:&quot;Andrea B.&quot;},{&quot;family&quot;:&quot;Diemer&quot;,&quot;given&quot;:&quot;Matthias&quot;},{&quot;family&quot;:&quot;Schmid&quot;,&quot;given&quot;:&quot;Bernhard&quot;}],&quot;issued&quot;:{&quot;date-parts&quot;:[[&quot;2003&quot;,4]]}}}],&quot;schema&quot;:&quot;https://github.com/citation-style-language/schema/raw/master/csl-citation.json&quot;} RNDosPVxffX2j"/><text:span text:style-name="T2">. It was shown that prey </text:span><text:span text:style-name="T28">with narrow</text:span><text:span text:style-name="T2"> habitat domain (habitat specialization) will respond </text:span><text:span text:style-name="T28">with</text:span><text:span text:style-name="T2"> reduced feeding, or </text:span><text:span text:style-name="T28">habitat </text:span><text:span text:style-name="T2">shift if its mobile and have a broad habitat domain </text:span><text:reference-mark-start text:name="ZOTERO_ITEM CSL_CITATION {&quot;citationID&quot;:&quot;mTuLYHoL&quot;,&quot;properties&quot;:{&quot;formattedCitation&quot;:&quot;(Schmitz et al. 2004)&quot;,&quot;plainCitation&quot;:&quot;(Schmitz et al. 2004)&quot;,&quot;noteIndex&quot;:0},&quot;citationItems&quot;:[{&quot;id&quot;:3028,&quot;uris&quot;:[&quot;http://zotero.org/users/1954708/items/FGM9IZNX&quot;],&quot;uri&quot;:[&quot;http://zotero.org/users/1954708/items/FGM9IZNX&quot;],&quot;itemData&quot;:{&quot;id&quot;:3028,&quot;type&quot;:&quot;article-journal&quot;,&quot;abstract&quot;:&quot;Trophic cascades are textbook examples of predator indirect effects on ecological systems. Yet there is considerable debate about their nature, strength and overall importance. This debate stems in part from continued uncertainty about the ultimate mechanisms driving cascading effects. We present a synthesis of empirical evidence in support of one possible ultimate mechanism: the foraging-predation risk trade-offs undertaken by intermediary species. We show that simple trade-off behaviour can lead to both positive and negative indirect effects of predators on plant resources and hence can explain considerable contingency on the nature and strength of cascading effects among systems. Thus, predicting the sign and strength of indirect effect simply requires knowledge of habitat and resource use by prey with regard to predators’ presence, habitat use and hunting mode. The synthesis allows us to postulate a hypothesis for new conceptualization of trophic cascades which is to be viewed as an ultimate trade-off between intervening species. In this context, different predators apply different rules of engagement based on their hunting mode and habitat use. These different rules then determine whether behavioural effects persist or attenuate at the level of the food chain.&quot;,&quot;container-title&quot;:&quot;Ecology Letters&quot;,&quot;DOI&quot;:&quot;https://doi.org/10.1111/j.1461-0248.2003.00560.x&quot;,&quot;ISSN&quot;:&quot;1461-0248&quot;,&quot;issue&quot;:&quot;2&quot;,&quot;language&quot;:&quot;en&quot;,&quot;note&quot;:&quot;_eprint: https://onlinelibrary.wiley.com/doi/pdf/10.1111/j.1461-0248.2003.00560.x&quot;,&quot;page&quot;:&quot;153-163&quot;,&quot;source&quot;:&quot;Wiley Online Library&quot;,&quot;title&quot;:&quot;Trophic cascades: the primacy of trait-mediated indirect interactions&quot;,&quot;title-short&quot;:&quot;Trophic cascades&quot;,&quot;volume&quot;:&quot;7&quot;,&quot;author&quot;:[{&quot;family&quot;:&quot;Schmitz&quot;,&quot;given&quot;:&quot;Oswald J.&quot;},{&quot;family&quot;:&quot;Krivan&quot;,&quot;given&quot;:&quot;Vlastimil&quot;},{&quot;family&quot;:&quot;Ovadia&quot;,&quot;given&quot;:&quot;Ofer&quot;}],&quot;issued&quot;:{&quot;date-parts&quot;:[[&quot;2004&quot;]]}}}],&quot;schema&quot;:&quot;https://github.com/citation-style-language/schema/raw/master/csl-citation.json&quot;} RND5SHfJYAwlV"/><text:span text:style-name="T2">(Schmitz et al. 2004)</text:span><text:bookmark text:name="__UnoMark__18686_532779537"/><text:bookmark text:name="__UnoMark__12477_532779537"/><text:bookmark text:name="__UnoMark__13926_532779537"/><text:reference-mark-end text:name="ZOTERO_ITEM CSL_CITATION {&quot;citationID&quot;:&quot;mTuLYHoL&quot;,&quot;properties&quot;:{&quot;formattedCitation&quot;:&quot;(Schmitz et al. 2004)&quot;,&quot;plainCitation&quot;:&quot;(Schmitz et al. 2004)&quot;,&quot;noteIndex&quot;:0},&quot;citationItems&quot;:[{&quot;id&quot;:3028,&quot;uris&quot;:[&quot;http://zotero.org/users/1954708/items/FGM9IZNX&quot;],&quot;uri&quot;:[&quot;http://zotero.org/users/1954708/items/FGM9IZNX&quot;],&quot;itemData&quot;:{&quot;id&quot;:3028,&quot;type&quot;:&quot;article-journal&quot;,&quot;abstract&quot;:&quot;Trophic cascades are textbook examples of predator indirect effects on ecological systems. Yet there is considerable debate about their nature, strength and overall importance. This debate stems in part from continued uncertainty about the ultimate mechanisms driving cascading effects. We present a synthesis of empirical evidence in support of one possible ultimate mechanism: the foraging-predation risk trade-offs undertaken by intermediary species. We show that simple trade-off behaviour can lead to both positive and negative indirect effects of predators on plant resources and hence can explain considerable contingency on the nature and strength of cascading effects among systems. Thus, predicting the sign and strength of indirect effect simply requires knowledge of habitat and resource use by prey with regard to predators’ presence, habitat use and hunting mode. The synthesis allows us to postulate a hypothesis for new conceptualization of trophic cascades which is to be viewed as an ultimate trade-off between intervening species. In this context, different predators apply different rules of engagement based on their hunting mode and habitat use. These different rules then determine whether behavioural effects persist or attenuate at the level of the food chain.&quot;,&quot;container-title&quot;:&quot;Ecology Letters&quot;,&quot;DOI&quot;:&quot;https://doi.org/10.1111/j.1461-0248.2003.00560.x&quot;,&quot;ISSN&quot;:&quot;1461-0248&quot;,&quot;issue&quot;:&quot;2&quot;,&quot;language&quot;:&quot;en&quot;,&quot;note&quot;:&quot;_eprint: https://onlinelibrary.wiley.com/doi/pdf/10.1111/j.1461-0248.2003.00560.x&quot;,&quot;page&quot;:&quot;153-163&quot;,&quot;source&quot;:&quot;Wiley Online Library&quot;,&quot;title&quot;:&quot;Trophic cascades: the primacy of trait-mediated indirect interactions&quot;,&quot;title-short&quot;:&quot;Trophic cascades&quot;,&quot;volume&quot;:&quot;7&quot;,&quot;author&quot;:[{&quot;family&quot;:&quot;Schmitz&quot;,&quot;given&quot;:&quot;Oswald J.&quot;},{&quot;family&quot;:&quot;Krivan&quot;,&quot;given&quot;:&quot;Vlastimil&quot;},{&quot;family&quot;:&quot;Ovadia&quot;,&quot;given&quot;:&quot;Ofer&quot;}],&quot;issued&quot;:{&quot;date-parts&quot;:[[&quot;2004&quot;]]}}}],&quot;schema&quot;:&quot;https://github.com/citation-style-language/schema/raw/master/csl-citation.json&quot;} RND5SHfJYAwlV"/><text:span text:style-name="T2">. This flexibility in habitat choice can possibly translate into </text:span><text:span text:style-name="T28">a </text:span><text:span text:style-name="T2">wider diet breadth as it is the case, for example, for predators </text:span><text:reference-mark-start text:name="ZOTERO_ITEM CSL_CITATION {&quot;citationID&quot;:&quot;2AwhDhUG&quot;,&quot;properties&quot;:{&quot;formattedCitation&quot;:&quot;(Stewart and Dudash 2018)&quot;,&quot;plainCitation&quot;:&quot;(Stewart and Dudash 2018)&quot;,&quot;noteIndex&quot;:0},&quot;citationItems&quot;:[{&quot;id&quot;:3071,&quot;uris&quot;:[&quot;http://zotero.org/users/1954708/items/WUW3P8NG&quot;],&quot;uri&quot;:[&quot;http://zotero.org/users/1954708/items/WUW3P8NG&quot;],&quot;itemData&quot;:{&quot;id&quot;:3071,&quot;type&quot;:&quot;article-journal&quot;,&quot;abstract&quot;:&quot;Foraging theory predicts that generalist foragers should switch resources more readily, while specialist foragers should remain constant to preferred food resources. Plant-pollinator interactions provide a convenient system to test such predictions because floral resources are often temporally patchy, thus requiring long-lived pollinators to switch resources seasonally. Furthermore, flowering phenologies range from ‘steady-state’ (low-rewarding but highly reliable) to ‘big-bang’ (high-rewarding but ephemeral) plant species. We assessed how nectarivorous Old World bats respond to this temporally variable floral environment by examining their diets throughout the year. Over 15 months of fieldwork in southern Thailand, we simultaneously: (1) recorded the flowering phenologies of six bat-pollinated plant taxa; and (2) assessed the diets of seven common flower-visiting bat species. As predicted, the generalist nectarivore (Eonycteris spelaea) frequently switched diets and utilized both big-bang and steady-state resources, while the specialist nectarivores (Macroglossus minimus and M. sobrinus) foraged on one or two steady-state plant species year-round. Our results suggest that larger and faster bat species are able to fly longer distances in search of big-bang resources, while smaller bat species rely on highly predictable food resources. This study supports the theory that generalist foragers have flexible diets, while specialist species restrict foraging to preferred floral resources even when other floral resources are more abundant. Moreover, these findings demonstrate how plant flowering phenology and pollinator diet breadth can shape the frequency and constancy of pollinator visits; we further discuss how such interactions can influence the potential extent of gene flow within a patchy floral environment.&quot;,&quot;container-title&quot;:&quot;Biotropica&quot;,&quot;DOI&quot;:&quot;https://doi.org/10.1111/btp.12492&quot;,&quot;ISSN&quot;:&quot;1744-7429&quot;,&quot;issue&quot;:&quot;1&quot;,&quot;language&quot;:&quot;th&quot;,&quot;note&quot;:&quot;_eprint: https://onlinelibrary.wiley.com/doi/pdf/10.1111/btp.12492&quot;,&quot;page&quot;:&quot;98-105&quot;,&quot;source&quot;:&quot;Wiley Online Library&quot;,&quot;title&quot;:&quot;Foraging strategies of generalist and specialist Old World nectar bats in response to temporally variable floral resources&quot;,&quot;volume&quot;:&quot;50&quot;,&quot;author&quot;:[{&quot;family&quot;:&quot;Stewart&quot;,&quot;given&quot;:&quot;Alyssa B.&quot;},{&quot;family&quot;:&quot;Dudash&quot;,&quot;given&quot;:&quot;Michele R.&quot;}],&quot;issued&quot;:{&quot;date-parts&quot;:[[&quot;2018&quot;]]}}}],&quot;schema&quot;:&quot;https://github.com/citation-style-language/schema/raw/master/csl-citation.json&quot;} RNDnAeAO8966K"/><text:span text:style-name="T2">(Stewart and Dudash 2018)</text:span><text:bookmark text:name="__UnoMark__18687_532779537"/><text:bookmark text:name="__UnoMark__13927_532779537"/><text:bookmark text:name="__UnoMark__12478_532779537"/><text:reference-mark-end text:name="ZOTERO_ITEM CSL_CITATION {&quot;citationID&quot;:&quot;2AwhDhUG&quot;,&quot;properties&quot;:{&quot;formattedCitation&quot;:&quot;(Stewart and Dudash 2018)&quot;,&quot;plainCitation&quot;:&quot;(Stewart and Dudash 2018)&quot;,&quot;noteIndex&quot;:0},&quot;citationItems&quot;:[{&quot;id&quot;:3071,&quot;uris&quot;:[&quot;http://zotero.org/users/1954708/items/WUW3P8NG&quot;],&quot;uri&quot;:[&quot;http://zotero.org/users/1954708/items/WUW3P8NG&quot;],&quot;itemData&quot;:{&quot;id&quot;:3071,&quot;type&quot;:&quot;article-journal&quot;,&quot;abstract&quot;:&quot;Foraging theory predicts that generalist foragers should switch resources more readily, while specialist foragers should remain constant to preferred food resources. Plant-pollinator interactions provide a convenient system to test such predictions because floral resources are often temporally patchy, thus requiring long-lived pollinators to switch resources seasonally. Furthermore, flowering phenologies range from ‘steady-state’ (low-rewarding but highly reliable) to ‘big-bang’ (high-rewarding but ephemeral) plant species. We assessed how nectarivorous Old World bats respond to this temporally variable floral environment by examining their diets throughout the year. Over 15 months of fieldwork in southern Thailand, we simultaneously: (1) recorded the flowering phenologies of six bat-pollinated plant taxa; and (2) assessed the diets of seven common flower-visiting bat species. As predicted, the generalist nectarivore (Eonycteris spelaea) frequently switched diets and utilized both big-bang and steady-state resources, while the specialist nectarivores (Macroglossus minimus and M. sobrinus) foraged on one or two steady-state plant species year-round. Our results suggest that larger and faster bat species are able to fly longer distances in search of big-bang resources, while smaller bat species rely on highly predictable food resources. This study supports the theory that generalist foragers have flexible diets, while specialist species restrict foraging to preferred floral resources even when other floral resources are more abundant. Moreover, these findings demonstrate how plant flowering phenology and pollinator diet breadth can shape the frequency and constancy of pollinator visits; we further discuss how such interactions can influence the potential extent of gene flow within a patchy floral environment.&quot;,&quot;container-title&quot;:&quot;Biotropica&quot;,&quot;DOI&quot;:&quot;https://doi.org/10.1111/btp.12492&quot;,&quot;ISSN&quot;:&quot;1744-7429&quot;,&quot;issue&quot;:&quot;1&quot;,&quot;language&quot;:&quot;th&quot;,&quot;note&quot;:&quot;_eprint: https://onlinelibrary.wiley.com/doi/pdf/10.1111/btp.12492&quot;,&quot;page&quot;:&quot;98-105&quot;,&quot;source&quot;:&quot;Wiley Online Library&quot;,&quot;title&quot;:&quot;Foraging strategies of generalist and specialist Old World nectar bats in response to temporally variable floral resources&quot;,&quot;volume&quot;:&quot;50&quot;,&quot;author&quot;:[{&quot;family&quot;:&quot;Stewart&quot;,&quot;given&quot;:&quot;Alyssa B.&quot;},{&quot;family&quot;:&quot;Dudash&quot;,&quot;given&quot;:&quot;Michele R.&quot;}],&quot;issued&quot;:{&quot;date-parts&quot;:[[&quot;2018&quot;]]}}}],&quot;schema&quot;:&quot;https://github.com/citation-style-language/schema/raw/master/csl-citation.json&quot;} RNDnAeAO8966K"/><text:span text:style-name="T2">. </text:span><text:span text:style-name="T26">However, this mechanism has not been explored in diverse natural communities, let alone in tropical forests.</text:span></text:p>
      <text:p text:style-name="P13"><text:tab/>In this paper we evaluate the strength of top-down effects of key vertebrate predators on insect herbivore and AP communities in a plot-based experiment in early successional large tropical forest gaps. We also explore reasons for a weak cascading effects of predator removal on plants previously found <text:span text:style-name="T307">in this habitat</text:span>. Specifically we predict a presence of top-down effects on herbivores, with stronger effects on abundance than on biomass, <text:span text:style-name="T307">that could be</text:span> caused by shifts in prey body size. However, we expect that these effects will not cascade down onto plants because of a disproportionate predation on AP and different herbivorous orders resulting in reduced pressure on herbivores and/or compensation for arthropod community <text:span text:style-name="T308">size</text:span>. Moreover we expect lower performance of generalist than <text:soft-page-break/>specialists resulting in negative correlation between specialization and predator effect and reduced modularity of plant-herbivore interaction networks under predator pressure. This would provide additional compensating mechanism that would prevent top-down effects of predators to cascade down onto plants.</text:p>
      <text:p text:style-name="Standard"/>
      <text:p text:style-name="P1">Materials and methods</text:p>
      <text:p text:style-name="Standard"/>
      <text:p text:style-name="Standard"><text:span text:style-name="T126">Study sites </text:span><text:span text:style-name="T127">and experimental design</text:span></text:p>
      <text:p text:style-name="P14"><text:span text:style-name="T79"><text:tab/>The experiment was conducted in the </text:span><text:span text:style-name="T105">primary </text:span><text:span text:style-name="T79">tropical rainforest surrounding Wanang village (145°5′32″E, 5°14′26″S) located in the Wanang Conservation Area. The study was conducted in abandoned foo</text:span><text:span text:style-name="T131">d gardens created during slash-and-burn subsistence agriculture. Old gardens </text:span><text:span text:style-name="T132">create </text:span><text:span text:style-name="T131">a</text:span><text:span text:style-name="T132">n artificial</text:span><text:span text:style-name="T131"> canopy gap usually larger than the average size </text:span><text:span text:style-name="T132">of </text:span><text:span text:style-name="T133">gaps created naturally</text:span><text:span text:style-name="T131"> </text:span><text:reference-mark-start text:name="ZOTERO_ITEM CSL_CITATION {&quot;citationID&quot;:&quot;AKfDshAd&quot;,&quot;properties&quot;:{&quot;formattedCitation&quot;:&quot;(Arihafa and Mack 2013)&quot;,&quot;plainCitation&quot;:&quot;(Arihafa and Mack 2013)&quot;,&quot;noteIndex&quot;:0},&quot;citationItems&quot;:[{&quot;id&quot;:1703,&quot;uris&quot;:[&quot;http://zotero.org/users/1954708/items/6KL4YXFV&quot;],&quot;uri&quot;:[&quot;http://zotero.org/users/1954708/items/6KL4YXFV&quot;],&quot;itemData&quot;:{&quot;id&quot;:1703,&quot;type&quot;:&quot;article-journal&quot;,&quot;abstract&quot;:&quot;Treefall gaps play important roles in tropical rain-forest ecology. But studies rely increasingly on models, remote sensing, and a few intensively studied research sites, mostly in the neotropics. We studied the basic parameters of gap dynamics (size, causes, and frequency) of treefall gaps in a lower montane primary forest on the southern flank of the central range of Papua New Guinea. We found 40 treefall gaps formed on 10.4 km of transect sampled annually over 3 yr. Mean proportion of forest under new gaps was 0.015/yr. Mean area of treefall gaps ≤1 yr old was 312 m2, and gap area was positively correlated with diameter of the fallen tree. Mostly only large trees (diameter at breast height [DBH] = 53 cm) fell as snapped (n = 23) or uprooted (n = 17), creating both single (n = 34) and multiple (n = 6) treefall gaps. There was no strong directionality in the bearings of treefalls. This study provides some of the first information on gap dynamics in Papua New Guinea, where such data can be used to inform sustainable forestry harvesting practices.&quot;,&quot;container-title&quot;:&quot;Pacific Science&quot;,&quot;DOI&quot;:&quot;10.2984/67.1.4&quot;,&quot;ISSN&quot;:&quot;0030-8870, 1534-6188&quot;,&quot;issue&quot;:&quot;1&quot;,&quot;journalAbbreviation&quot;:&quot;pasc&quot;,&quot;page&quot;:&quot;47-58&quot;,&quot;source&quot;:&quot;bioone.org&quot;,&quot;title&quot;:&quot;Treefall Gap Dynamics in a Tropical Rain Forest in Papua New Guinea&quot;,&quot;volume&quot;:&quot;67&quot;,&quot;author&quot;:[{&quot;family&quot;:&quot;Arihafa&quot;,&quot;given&quot;:&quot;Arison&quot;},{&quot;family&quot;:&quot;Mack&quot;,&quot;given&quot;:&quot;Andrew L.&quot;}],&quot;issued&quot;:{&quot;date-parts&quot;:[[&quot;2013&quot;,1]]}}}],&quot;schema&quot;:&quot;https://github.com/citation-style-language/schema/raw/master/csl-citation.json&quot;} RNDAZExOf4thf"/><text:span text:style-name="T131">(Arihafa and Mack 2013)</text:span><text:bookmark text:name="__UnoMark__18688_532779537"/><text:bookmark text:name="__UnoMark__13928_532779537"/><text:bookmark text:name="__UnoMark__12479_532779537"/><text:reference-mark-end text:name="ZOTERO_ITEM CSL_CITATION {&quot;citationID&quot;:&quot;AKfDshAd&quot;,&quot;properties&quot;:{&quot;formattedCitation&quot;:&quot;(Arihafa and Mack 2013)&quot;,&quot;plainCitation&quot;:&quot;(Arihafa and Mack 2013)&quot;,&quot;noteIndex&quot;:0},&quot;citationItems&quot;:[{&quot;id&quot;:1703,&quot;uris&quot;:[&quot;http://zotero.org/users/1954708/items/6KL4YXFV&quot;],&quot;uri&quot;:[&quot;http://zotero.org/users/1954708/items/6KL4YXFV&quot;],&quot;itemData&quot;:{&quot;id&quot;:1703,&quot;type&quot;:&quot;article-journal&quot;,&quot;abstract&quot;:&quot;Treefall gaps play important roles in tropical rain-forest ecology. But studies rely increasingly on models, remote sensing, and a few intensively studied research sites, mostly in the neotropics. We studied the basic parameters of gap dynamics (size, causes, and frequency) of treefall gaps in a lower montane primary forest on the southern flank of the central range of Papua New Guinea. We found 40 treefall gaps formed on 10.4 km of transect sampled annually over 3 yr. Mean proportion of forest under new gaps was 0.015/yr. Mean area of treefall gaps ≤1 yr old was 312 m2, and gap area was positively correlated with diameter of the fallen tree. Mostly only large trees (diameter at breast height [DBH] = 53 cm) fell as snapped (n = 23) or uprooted (n = 17), creating both single (n = 34) and multiple (n = 6) treefall gaps. There was no strong directionality in the bearings of treefalls. This study provides some of the first information on gap dynamics in Papua New Guinea, where such data can be used to inform sustainable forestry harvesting practices.&quot;,&quot;container-title&quot;:&quot;Pacific Science&quot;,&quot;DOI&quot;:&quot;10.2984/67.1.4&quot;,&quot;ISSN&quot;:&quot;0030-8870, 1534-6188&quot;,&quot;issue&quot;:&quot;1&quot;,&quot;journalAbbreviation&quot;:&quot;pasc&quot;,&quot;page&quot;:&quot;47-58&quot;,&quot;source&quot;:&quot;bioone.org&quot;,&quot;title&quot;:&quot;Treefall Gap Dynamics in a Tropical Rain Forest in Papua New Guinea&quot;,&quot;volume&quot;:&quot;67&quot;,&quot;author&quot;:[{&quot;family&quot;:&quot;Arihafa&quot;,&quot;given&quot;:&quot;Arison&quot;},{&quot;family&quot;:&quot;Mack&quot;,&quot;given&quot;:&quot;Andrew L.&quot;}],&quot;issued&quot;:{&quot;date-parts&quot;:[[&quot;2013&quot;,1]]}}}],&quot;schema&quot;:&quot;https://github.com/citation-style-language/schema/raw/master/csl-citation.json&quot;} RNDAZExOf4thf"/><text:span text:style-name="T131">. </text:span><text:span text:style-name="T132">We discuss advantages of using abandoned gardens </text:span><text:span text:style-name="T134">for studying secondary successional in </text:span><text:span text:style-name="T132">our previuos paper </text:span><text:reference-mark-start text:name="ZOTERO_ITEM CSL_CITATION {&quot;citationID&quot;:&quot;8WiAIcAj&quot;,&quot;properties&quot;:{&quot;formattedCitation&quot;:&quot;(Szefer et al. 2020)&quot;,&quot;plainCitation&quot;:&quot;(Szefer et al.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JFLuGkkDo9"/><text:span text:style-name="T132">(Szefer et al. 2020)</text:span><text:reference-mark-end text:name="ZOTERO_ITEM CSL_CITATION {&quot;citationID&quot;:&quot;8WiAIcAj&quot;,&quot;properties&quot;:{&quot;formattedCitation&quot;:&quot;(Szefer et al. 2020)&quot;,&quot;plainCitation&quot;:&quot;(Szefer et al.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JFLuGkkDo9"/><text:span text:style-name="T132">. </text:span><text:span text:style-name="T131">Within</text:span><text:span text:style-name="T79"> a radius of 3 km from the village, we selected six experimental gardens (blocks) 3-5 years old, each covering an area of approximately 400 m</text:span><text:span text:style-name="T262">2</text:span><text:span text:style-name="T79">, separated by a minimal distance of 200 m. </text:span><text:span text:style-name="T85">At each garden we initiated regeneration by</text:span><text:span text:style-name="T79"> clear</text:span><text:span text:style-name="T85">ing</text:span><text:span text:style-name="T79"> all aboveground vegetation. </text:span><text:span text:style-name="T85">We</text:span><text:span text:style-name="T79"> remov</text:span><text:span text:style-name="T85">ed</text:span><text:span text:style-name="T79"> without tillage all the rocks, dead wood, </text:span><text:span text:style-name="T85">and</text:span><text:span text:style-name="T79"> visible </text:span><text:span text:style-name="T85">tree </text:span><text:span text:style-name="T79">stumps and roots from the top 30 cm of soil </text:span><text:span text:style-name="T85">to obtain approximately 95% bare soil coverage of each plot</text:span><text:span text:style-name="T79">. </text:span><text:span text:style-name="T85">These procedures were aimed to standardize, as far as possible, the initial </text:span><text:span text:style-name="T118">conditions.</text:span><text:span text:style-name="T85"> </text:span><text:span text:style-name="T107">Specifically </text:span><text:span text:style-name="T106">to </text:span><text:span text:style-name="T79">prevent</text:span><text:span text:style-name="T85">ed</text:span><text:span text:style-name="T79"> re-sprouting </text:span><text:span text:style-name="T107">while at the same time</text:span><text:span text:style-name="T79"> </text:span><text:span text:style-name="T107">minimiz</text:span><text:span text:style-name="T108">ing</text:span><text:span text:style-name="T107"> any disturbance</text:span><text:span text:style-name="T79"> </text:span><text:span text:style-name="T107">of</text:span><text:span text:style-name="T79"> the seed bank and soil conditions </text:span><text:reference-mark-start text:name="ZOTERO_ITEM CSL_CITATION {&quot;citationID&quot;:&quot;btQGtN9b&quot;,&quot;properties&quot;:{&quot;formattedCitation&quot;:&quot;(Chazdon 2014)&quot;,&quot;plainCitation&quot;:&quot;(Chazdon 2014)&quot;,&quot;noteIndex&quot;:0},&quot;citationItems&quot;:[{&quot;id&quot;:3158,&quot;uris&quot;:[&quot;http://zotero.org/users/1954708/items/6CES289Y&quot;],&quot;uri&quot;:[&quot;http://zotero.org/users/1954708/items/6CES289Y&quot;],&quot;itemData&quot;:{&quot;id&quot;:3158,&quot;type&quot;:&quot;book&quot;,&quot;abstract&quot;:&quot;For decades, conservation and research initiatives in tropical forests have focused almost exclusively on old-growth forests because scientists believed that these “pristine” ecosystems housed superior levels of biodiversity. With Second Growth, Robin L. Chazdon reveals those assumptions to be largely false, bringing to the fore the previously overlooked counterpart to old-growth forest: second growth. Even as human activities result in extensive fragmentation and deforestation, tropical forests demonstrate a great capacity for natural and human-aided regeneration. Although these damaged landscapes can take centuries to regain the characteristics of old growth, Chazdon shows here that regenerating―or second-growth―forests are vital, dynamic reservoirs of biodiversity and environmental services. What is more, they always have been. With chapters on the roles these forests play in carbon and nutrient cycling, sustaining biodiversity, providing timber and non-timber products, and integrated agriculture, Second Growth not only offers a thorough and wide-ranging overview of successional and restoration pathways, but also underscores the need to conserve, and further study, regenerating tropical forests in an attempt to inspire a new age of local and global stewardship.&quot;,&quot;edition&quot;:&quot;Illustrated edition&quot;,&quot;event-place&quot;:&quot;Chicago&quot;,&quot;ISBN&quot;:&quot;978-0-226-11807-9&quot;,&quot;language&quot;:&quot;English&quot;,&quot;number-of-pages&quot;:&quot;449&quot;,&quot;publisher&quot;:&quot;University of Chicago Press&quot;,&quot;publisher-place&quot;:&quot;Chicago&quot;,&quot;source&quot;:&quot;Amazon&quot;,&quot;title&quot;:&quot;Second Growth: The Promise of Tropical Forest Regeneration in an Age of Deforestation&quot;,&quot;title-short&quot;:&quot;Second Growth&quot;,&quot;author&quot;:[{&quot;family&quot;:&quot;Chazdon&quot;,&quot;given&quot;:&quot;Robin L.&quot;}],&quot;issued&quot;:{&quot;date-parts&quot;:[[&quot;2014&quot;,5,23]]}}}],&quot;schema&quot;:&quot;https://github.com/citation-style-language/schema/raw/master/csl-citation.json&quot;} RNDfLgJA1Y3PD"/><text:span text:style-name="T79">(Chazdon 2014)</text:span><text:reference-mark-end text:name="ZOTERO_ITEM CSL_CITATION {&quot;citationID&quot;:&quot;btQGtN9b&quot;,&quot;properties&quot;:{&quot;formattedCitation&quot;:&quot;(Chazdon 2014)&quot;,&quot;plainCitation&quot;:&quot;(Chazdon 2014)&quot;,&quot;noteIndex&quot;:0},&quot;citationItems&quot;:[{&quot;id&quot;:3158,&quot;uris&quot;:[&quot;http://zotero.org/users/1954708/items/6CES289Y&quot;],&quot;uri&quot;:[&quot;http://zotero.org/users/1954708/items/6CES289Y&quot;],&quot;itemData&quot;:{&quot;id&quot;:3158,&quot;type&quot;:&quot;book&quot;,&quot;abstract&quot;:&quot;For decades, conservation and research initiatives in tropical forests have focused almost exclusively on old-growth forests because scientists believed that these “pristine” ecosystems housed superior levels of biodiversity. With Second Growth, Robin L. Chazdon reveals those assumptions to be largely false, bringing to the fore the previously overlooked counterpart to old-growth forest: second growth. Even as human activities result in extensive fragmentation and deforestation, tropical forests demonstrate a great capacity for natural and human-aided regeneration. Although these damaged landscapes can take centuries to regain the characteristics of old growth, Chazdon shows here that regenerating―or second-growth―forests are vital, dynamic reservoirs of biodiversity and environmental services. What is more, they always have been. With chapters on the roles these forests play in carbon and nutrient cycling, sustaining biodiversity, providing timber and non-timber products, and integrated agriculture, Second Growth not only offers a thorough and wide-ranging overview of successional and restoration pathways, but also underscores the need to conserve, and further study, regenerating tropical forests in an attempt to inspire a new age of local and global stewardship.&quot;,&quot;edition&quot;:&quot;Illustrated edition&quot;,&quot;event-place&quot;:&quot;Chicago&quot;,&quot;ISBN&quot;:&quot;978-0-226-11807-9&quot;,&quot;language&quot;:&quot;English&quot;,&quot;number-of-pages&quot;:&quot;449&quot;,&quot;publisher&quot;:&quot;University of Chicago Press&quot;,&quot;publisher-place&quot;:&quot;Chicago&quot;,&quot;source&quot;:&quot;Amazon&quot;,&quot;title&quot;:&quot;Second Growth: The Promise of Tropical Forest Regeneration in an Age of Deforestation&quot;,&quot;title-short&quot;:&quot;Second Growth&quot;,&quot;author&quot;:[{&quot;family&quot;:&quot;Chazdon&quot;,&quot;given&quot;:&quot;Robin L.&quot;}],&quot;issued&quot;:{&quot;date-parts&quot;:[[&quot;2014&quot;,5,23]]}}}],&quot;schema&quot;:&quot;https://github.com/citation-style-language/schema/raw/master/csl-citation.json&quot;} RNDfLgJA1Y3PD"/><text:span text:style-name="T79">. </text:span><text:span text:style-name="T108">This study is a part of a larger experiment focused on evaluating the role of biotic fators in secondary forest succession </text:span><text:reference-mark-start text:name="ZOTERO_ITEM CSL_CITATION {&quot;citationID&quot;:&quot;1wf3Eg8l&quot;,&quot;properties&quot;:{&quot;formattedCitation&quot;:&quot;(Szefer et al. 2020)&quot;,&quot;plainCitation&quot;:&quot;(Szefer et al.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uzMnu7zqjR"/><text:span text:style-name="T108">(Szefer et al. 2020)</text:span><text:reference-mark-end text:name="ZOTERO_ITEM CSL_CITATION {&quot;citationID&quot;:&quot;1wf3Eg8l&quot;,&quot;properties&quot;:{&quot;formattedCitation&quot;:&quot;(Szefer et al. 2020)&quot;,&quot;plainCitation&quot;:&quot;(Szefer et al.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uzMnu7zqjR"/><text:span text:style-name="T108">. </text:span><text:span text:style-name="T88">For this stydy</text:span><text:span text:style-name="T79">, two </text:span><text:span text:style-name="T108">out of six </text:span><text:span text:style-name="T79">5x5 m experimental plots were established </text:span><text:span text:style-name="T88">w</text:span><text:span text:style-name="T79">ithin six blocks </text:span><text:span text:style-name="T108">(</text:span><text:span text:style-name="T79">12 experimental plots in total</text:span><text:span text:style-name="T108">)</text:span><text:span text:style-name="T79">. Individual plots were separated by at least 1 m distance. We cleared 3 m wide margins around each (approximately rectangular) block to minimize the effects of the surrounding forest edge on micro-climatic conditions within the plots.</text:span> </text:p>
      <text:p text:style-name="P14"><text:tab/><text:span text:style-name="T310">The</text:span> control and exclosure plot<text:span text:style-name="T310">s</text:span> were randomly assigned within each block according to a randomized design. We used a transparent fishing net (1.5-2.0 cm mesh size) to protect vegetation from foraging birds and bats. Mesh size was chosen so that it would allow for any wind dispersed and larger seeds to fall through the netting. Additionally, every week all litter-fall potentially containing seeds and insects was collected from the top of the exclosure and randomly placed inside the experimental plot. <text:span text:style-name="T272">We attempted to reduce also the abundance of predatory ants, as key invertebrate predators were reduced by poisonous tuna baits</text:span><text:span text:style-name="T129"> (permet</text:span><text:span text:style-name="T79">hrin 0.5%) exposed in monthly intervals in enclosed traps. This way, the baits were accessible to ants but not to flying insects. This method was proved to be efficient and provided a 91.2% average decrease in ant abundance from secondary forest </text:span><text:reference-mark-start text:name="ZOTERO_ITEM CSL_CITATION {&quot;citationID&quot;:&quot;OSzHivMh&quot;,&quot;properties&quot;:{&quot;formattedCitation&quot;:&quot;(Klimes et al. 2011)&quot;,&quot;plainCitation&quot;:&quot;(Klimes et al. 2011)&quot;,&quot;noteIndex&quot;:0},&quot;citationItems&quot;:[{&quot;id&quot;:3119,&quot;uris&quot;:[&quot;http://zotero.org/users/1954708/items/9HW5BI2A&quot;],&quot;uri&quot;:[&quot;http://zotero.org/users/1954708/items/9HW5BI2A&quot;],&quot;itemData&quot;:{&quot;id&quot;:3119,&quot;type&quot;:&quot;article-journal&quot;,&quot;abstract&quot;:&quot;1. Ants are extremely abundant in lowland tropical forests where they are important predators, plant mutualists, and herbivores. Their complex role in tropical plant–insect food webs can be best assessed by experimental manipulation of their abundance. Historically, ant exclusion experiments have had a small-scale focus, such as single trees. Here, we test a new ‘whole-forest' method of ant exclusion, using treated canopy bait stations, in a diverse tropical rainforest in New Guinea. 2. We conducted a 10-month manipulative experiment in primary and secondary rainforests. In each forest type, a 625 m2 treatment plot was isolated from the surrounding forest and 135 bait stations treated with fipronil, S-methoprene, and hydramethylnon were placed in trees to suppress ants. Ant activity was monitored in the forest canopy and understorey with an additional 65 stations in treatment and control plots. 3. We achieved a dramatic decline in ant abundance in treatment plots compared with controls in both forest types, with an average decrease in ant numbers per station of 82.4% in primary and 91.2% in secondary forest. In particular, native dominant species Oecophylla smaragdina, Anonychomyrma cf. scrutator in primary forest, and invasive Anoplolepis gracilipes in secondary forest were greatly affected. In contrast, Tapinoma melanocephalum flourished in treatment plots, perhaps benefiting from reduced competition from other ant species. 4. Our study demonstrates that it is possible to selectively eradicate most of the foraging ants in a structurally complex tropical forest. We propose whole-forest manipulation as a novel tool for studying the role of ants in shaping plant–insect food webs.&quot;,&quot;container-title&quot;:&quot;Ecological Entomology&quot;,&quot;DOI&quot;:&quot;https://doi.org/10.1111/j.1365-2311.2010.01250.x&quot;,&quot;ISSN&quot;:&quot;1365-2311&quot;,&quot;issue&quot;:&quot;1&quot;,&quot;language&quot;:&quot;en&quot;,&quot;note&quot;:&quot;_eprint: https://onlinelibrary.wiley.com/doi/pdf/10.1111/j.1365-2311.2010.01250.x&quot;,&quot;page&quot;:&quot;94-103&quot;,&quot;source&quot;:&quot;Wiley Online Library&quot;,&quot;title&quot;:&quot;Experimental suppression of ants foraging on rainforest vegetation in New Guinea: testing methods for a whole-forest manipulation of insect communities&quot;,&quot;title-short&quot;:&quot;Experimental suppression of ants foraging on rainforest vegetation in New Guinea&quot;,&quot;volume&quot;:&quot;36&quot;,&quot;author&quot;:[{&quot;family&quot;:&quot;Klimes&quot;,&quot;given&quot;:&quot;Petr&quot;},{&quot;family&quot;:&quot;Janda&quot;,&quot;given&quot;:&quot;Milan&quot;},{&quot;family&quot;:&quot;Ibalim&quot;,&quot;given&quot;:&quot;Sentiko&quot;},{&quot;family&quot;:&quot;Kua&quot;,&quot;given&quot;:&quot;Joseph&quot;},{&quot;family&quot;:&quot;Novotny&quot;,&quot;given&quot;:&quot;Vojtech&quot;}],&quot;issued&quot;:{&quot;date-parts&quot;:[[&quot;2011&quot;]]}}}],&quot;schema&quot;:&quot;https://github.com/citation-style-language/schema/raw/master/csl-citation.json&quot;} RNDnEqN2pDsqS"/><text:span text:style-name="T79">(Klimes et al. 2011)</text:span><text:bookmark text:name="__UnoMark__13932_5327795371"/><text:bookmark text:name="__UnoMark__12483_5327795371"/><text:bookmark text:name="__UnoMark__18692_5327795371"/><text:reference-mark-end text:name="ZOTERO_ITEM CSL_CITATION {&quot;citationID&quot;:&quot;OSzHivMh&quot;,&quot;properties&quot;:{&quot;formattedCitation&quot;:&quot;(Klimes et al. 2011)&quot;,&quot;plainCitation&quot;:&quot;(Klimes et al. 2011)&quot;,&quot;noteIndex&quot;:0},&quot;citationItems&quot;:[{&quot;id&quot;:3119,&quot;uris&quot;:[&quot;http://zotero.org/users/1954708/items/9HW5BI2A&quot;],&quot;uri&quot;:[&quot;http://zotero.org/users/1954708/items/9HW5BI2A&quot;],&quot;itemData&quot;:{&quot;id&quot;:3119,&quot;type&quot;:&quot;article-journal&quot;,&quot;abstract&quot;:&quot;1. Ants are extremely abundant in lowland tropical forests where they are important predators, plant mutualists, and herbivores. Their complex role in tropical plant–insect food webs can be best assessed by experimental manipulation of their abundance. Historically, ant exclusion experiments have had a small-scale focus, such as single trees. Here, we test a new ‘whole-forest' method of ant exclusion, using treated canopy bait stations, in a diverse tropical rainforest in New Guinea. 2. We conducted a 10-month manipulative experiment in primary and secondary rainforests. In each forest type, a 625 m2 treatment plot was isolated from the surrounding forest and 135 bait stations treated with fipronil, S-methoprene, and hydramethylnon were placed in trees to suppress ants. Ant activity was monitored in the forest canopy and understorey with an additional 65 stations in treatment and control plots. 3. We achieved a dramatic decline in ant abundance in treatment plots compared with controls in both forest types, with an average decrease in ant numbers per station of 82.4% in primary and 91.2% in secondary forest. In particular, native dominant species Oecophylla smaragdina, Anonychomyrma cf. scrutator in primary forest, and invasive Anoplolepis gracilipes in secondary forest were greatly affected. In contrast, Tapinoma melanocephalum flourished in treatment plots, perhaps benefiting from reduced competition from other ant species. 4. Our study demonstrates that it is possible to selectively eradicate most of the foraging ants in a structurally complex tropical forest. We propose whole-forest manipulation as a novel tool for studying the role of ants in shaping plant–insect food webs.&quot;,&quot;container-title&quot;:&quot;Ecological Entomology&quot;,&quot;DOI&quot;:&quot;https://doi.org/10.1111/j.1365-2311.2010.01250.x&quot;,&quot;ISSN&quot;:&quot;1365-2311&quot;,&quot;issue&quot;:&quot;1&quot;,&quot;language&quot;:&quot;en&quot;,&quot;note&quot;:&quot;_eprint: https://onlinelibrary.wiley.com/doi/pdf/10.1111/j.1365-2311.2010.01250.x&quot;,&quot;page&quot;:&quot;94-103&quot;,&quot;source&quot;:&quot;Wiley Online Library&quot;,&quot;title&quot;:&quot;Experimental suppression of ants foraging on rainforest vegetation in New Guinea: testing methods for a whole-forest manipulation of insect communities&quot;,&quot;title-short&quot;:&quot;Experimental suppression of ants foraging on rainforest vegetation in New Guinea&quot;,&quot;volume&quot;:&quot;36&quot;,&quot;author&quot;:[{&quot;family&quot;:&quot;Klimes&quot;,&quot;given&quot;:&quot;Petr&quot;},{&quot;family&quot;:&quot;Janda&quot;,&quot;given&quot;:&quot;Milan&quot;},{&quot;family&quot;:&quot;Ibalim&quot;,&quot;given&quot;:&quot;Sentiko&quot;},{&quot;family&quot;:&quot;Kua&quot;,&quot;given&quot;:&quot;Joseph&quot;},{&quot;family&quot;:&quot;Novotny&quot;,&quot;given&quot;:&quot;Vojtech&quot;}],&quot;issued&quot;:{&quot;date-parts&quot;:[[&quot;2011&quot;]]}}}],&quot;schema&quot;:&quot;https://github.com/citation-style-language/schema/raw/master/csl-citation.json&quot;} RNDnEqN2pDsqS"/><text:span text:style-name="T79">. </text:span><text:span text:style-name="T89">Despite </text:span><text:span text:style-name="T90">proper</text:span><text:span text:style-name="T89"> execution of the eradication protocol, we were not able to reduce the abundance of epigeic (on the ground) ants. However, </text:span><text:span text:style-name="T91">during insect collection</text:span><text:span text:style-name="T89"> </text:span><text:span text:style-name="T91">we only encounter few </text:span><text:span text:style-name="T118">individuals</text:span><text:span text:style-name="T91"> of </text:span><text:span text:style-name="T89">small sized, non-predatory canopy ants, suggesting that the ant eradication was successful, </text:span><text:span text:style-name="T91">at least</text:span><text:span text:style-name="T89"> for aggressive and mobile dominants most likely to attend tuna baits. </text:span><text:span text:style-name="T88">Exclosure </text:span><text:span text:style-name="T79">plot</text:span><text:span text:style-name="T88">s</text:span><text:span text:style-name="T79"> w</text:span><text:span text:style-name="T88">ere</text:span><text:span text:style-name="T79"> </text:span><text:span text:style-name="T91">originally</text:span><text:span text:style-name="T79"> surrounded by a plastic fence to prevent ants from re-colonizing the plot. </text:span><text:span text:style-name="T109">A</text:span><text:span text:style-name="T79"> 50 cm high, dummy </text:span><text:span text:style-name="T109">p</text:span><text:span text:style-name="T79">lastic fence</text:span><text:span text:style-name="T92"> </text:span><text:span text:style-name="T79">was </text:span><text:span text:style-name="T92">build</text:span><text:span text:style-name="T79"> around the control plots with a 10 cm gap </text:span><text:span text:style-name="T92">left open on the ground level </text:span><text:span text:style-name="T109">i</text:span><text:span text:style-name="T79">n order to account for the possible effect of fencing in exclosure plots</text:span><text:span text:style-name="T92">. </text:span></text:p>
      <text:p text:style-name="P16"><text:span text:style-name="T92"><text:tab/></text:span><text:span text:style-name="T309">R</text:span>egeneration was allowed to proceed undisturbed for 12 months, with minimal maintenance within the plots. After that time, the complete above-ground vegetation from all the plots was destructively sampled. <text:span text:style-name="T79">In each plot, all plant species were sorted and identified to species and </text:span><text:span text:style-name="T87">leaf and stem were </text:span><text:span text:style-name="T79">weighed </text:span><text:span text:style-name="T87">separately </text:span><text:span text:style-name="T79">with 1 g accuracy. </text:span><text:span text:style-name="T311">Leaf area was calculated by randomly sampling leaves from the pool of all leaves for each species at a given plot until 50x50 cm area (“leaf frame”) was filled</text:span><text:span text:style-name="T312">. The frame was then photographed and processed using ImageJ software (Schneider, Rasband, &amp; Eliceiri 2012).</text:span><text:span text:style-name="T319"> </text:span><text:span text:style-name="T325">Leaf frame samples were then oven dried a</text:span><text:span text:style-name="T329">nd weighed. </text:span><text:span text:style-name="T330">The SLA (in cm</text:span><text:span text:style-name="T328">2</text:span><text:span text:style-name="T330">/g) </text:span><text:soft-page-break/><text:span text:style-name="T330">was calculated as a ratio of leaf area to its dry mass.</text:span><text:span text:style-name="T329"> </text:span><text:span text:style-name="T333">Proportion</text:span><text:span text:style-name="T331"> of th</text:span><text:span text:style-name="T326">e</text:span><text:span text:style-name="T325"> </text:span><text:span text:style-name="T326">difference between wet and dry mass to wet mass</text:span><text:span text:style-name="T325"> was recorded </text:span><text:span text:style-name="T327">as the water content</text:span><text:span text:style-name="T325">. </text:span><text:span text:style-name="T320">W</text:span><text:span text:style-name="T321">e used</text:span><text:span text:style-name="T322"> </text:span><text:span text:style-name="T321">and </text:span><text:span text:style-name="T320">specific leaf area (SLA)</text:span><text:span text:style-name="T321"> </text:span><text:span text:style-name="T320">a</text:span><text:span text:style-name="T321">s a</text:span><text:span text:style-name="T320">n</text:span><text:span text:style-name="T321"> approximation of leaf qualit</text:span><text:span text:style-name="T322">y </text:span><text:span text:style-name="T324">for herbivores</text:span><text:span text:style-name="T321"> </text:span><text:reference-mark-start text:name="ZOTERO_ITEM CSL_CITATION {&quot;citationID&quot;:&quot;HSHz9W3w&quot;,&quot;properties&quot;:{&quot;formattedCitation&quot;:&quot;(Cornelissen et al. 2003, Barbier and Loreau 2019)&quot;,&quot;plainCitation&quot;:&quot;(Cornelissen et al. 2003, Barbier and Loreau 2019)&quot;,&quot;noteIndex&quot;:0},&quot;citationItems&quot;:[{&quot;id&quot;:3163,&quot;uris&quot;:[&quot;http://zotero.org/users/1954708/items/33ZU9TI7&quot;],&quot;uri&quot;:[&quot;http://zotero.org/users/1954708/items/33ZU9TI7&quot;],&quot;itemData&quot;:{&quot;id&quot;:3163,&quot;type&quot;:&quot;article-journal&quot;,&quot;abstract&quot;:&quot;There is growing recognition that classifying terrestrial plant species on the basis of their function (into 'functional types') rather than their higher taxonomic identity, is a promising way forward for tackling important ecological questions at the scale of ecosystems, landscapes or biomes. These questions include those on vegetation responses to and vegetation effects on, environmental changes (e.g. changes in climate, atmospheric chemistry, land use or other disturbances). There is also growing consensus about a shortlist of plant traits that should underlie such functional plant classifications, because they have strong predictive power of important ecosystem responses to environmental change and/or they themselves have strong impacts on ecosystem processes. The most favoured traits are those that are also relatively easy and inexpensive to measure for large numbers of plant species. Large international research efforts, promoted by the IGBP–GCTE Programme, are underway to screen predominant plant species in various ecosystems and biomes worldwide for such traits. This paper provides an international methodological protocol aimed at standardising this research effort, based on consensus among a broad group of scientists in this field. It features a practical handbook with step-by-step recipes, with relatively brief information about the ecological context, for 28 functional traits recognised as critical for tackling large-scale ecological questions.&quot;,&quot;container-title&quot;:&quot;Australian Journal of Botany&quot;,&quot;DOI&quot;:&quot;10.1071/bt02124&quot;,&quot;ISSN&quot;:&quot;1444-9862&quot;,&quot;issue&quot;:&quot;4&quot;,&quot;journalAbbreviation&quot;:&quot;Aust. J. Bot.&quot;,&quot;language&quot;:&quot;en&quot;,&quot;note&quot;:&quot;publisher: CSIRO PUBLISHING&quot;,&quot;page&quot;:&quot;335-380&quot;,&quot;source&quot;:&quot;www.publish.csiro.au&quot;,&quot;title&quot;:&quot;A handbook of protocols for standardised and easy measurement of plant functional traits worldwide&quot;,&quot;volume&quot;:&quot;51&quot;,&quot;author&quot;:[{&quot;family&quot;:&quot;Cornelissen&quot;,&quot;given&quot;:&quot;J. H. C.&quot;},{&quot;family&quot;:&quot;Lavorel&quot;,&quot;given&quot;:&quot;S.&quot;},{&quot;family&quot;:&quot;Garnier&quot;,&quot;given&quot;:&quot;E.&quot;},{&quot;family&quot;:&quot;Díaz&quot;,&quot;given&quot;:&quot;S.&quot;},{&quot;family&quot;:&quot;Buchmann&quot;,&quot;given&quot;:&quot;N.&quot;},{&quot;family&quot;:&quot;Gurvich&quot;,&quot;given&quot;:&quot;D. E.&quot;},{&quot;family&quot;:&quot;Reich&quot;,&quot;given&quot;:&quot;P. B.&quot;},{&quot;family&quot;:&quot;Steege&quot;,&quot;given&quot;:&quot;H.&quot;,&quot;dropping-particle&quot;:&quot;ter&quot;},{&quot;family&quot;:&quot;Morgan&quot;,&quot;given&quot;:&quot;H. D.&quot;},{&quot;family&quot;:&quot;Heijden&quot;,&quot;given&quot;:&quot;M. G. A.&quot;,&quot;dropping-particle&quot;:&quot;van der&quot;},{&quot;family&quot;:&quot;Pausas&quot;,&quot;given&quot;:&quot;J. G.&quot;},{&quot;family&quot;:&quot;Poorter&quot;,&quot;given&quot;:&quot;H.&quot;}],&quot;issued&quot;:{&quot;date-parts&quot;:[[&quot;2003&quot;]]}}},{&quot;id&quot;:1608,&quot;uris&quot;:[&quot;http://zotero.org/users/1954708/items/HPRFD2RA&quot;],&quot;uri&quot;:[&quot;http://zotero.org/users/1954708/items/HPRFD2RA&quot;],&quot;itemData&quot;:{&quot;id&quot;:1608,&quot;type&quot;:&quot;article-journal&quot;,&quot;abstract&quot;:&quot;Food chain theory is one of the cornerstones of ecology, providing many of its basic predictions, such as biomass pyramids, trophic cascades and predator–prey oscillations. Yet, ninety years into this theory, the conditions under which these patterns may occur and persist in nature remain subject to debate. Rather than address each pattern in isolation, we propose that they must be understood together, calling for synthesis in a fragmented landscape of theoretical and empirical results. As a first step, we propose a minimal theory that combines the long-standing energetic and dynamical approaches of food chains. We chart theoretical predictions on a concise map, where two main regimes emerge: across various functioning and stability metrics, one regime is characterised by pyramidal patterns and the other by cascade patterns. The axes of this map combine key physiological and ecological variables, such as metabolic rates and self-regulation. A quantitative comparison with data sheds light on conflicting theoretical predictions and empirical puzzles, from size spectra to causes of trophic cascade strength. We conclude that drawing systematic connections between various existing approaches to food chains, and between their predictions on functioning and stability, is a crucial step in confronting this theory to real ecosystems.&quot;,&quot;container-title&quot;:&quot;Ecology Letters&quot;,&quot;DOI&quot;:&quot;10.1111/ele.13196&quot;,&quot;ISSN&quot;:&quot;1461-0248&quot;,&quot;issue&quot;:&quot;2&quot;,&quot;language&quot;:&quot;en&quot;,&quot;page&quot;:&quot;405-419&quot;,&quot;source&quot;:&quot;Wiley Online Library&quot;,&quot;title&quot;:&quot;Pyramids and cascades: a synthesis of food chain functioning and stability&quot;,&quot;title-short&quot;:&quot;Pyramids and cascades&quot;,&quot;volume&quot;:&quot;22&quot;,&quot;author&quot;:[{&quot;family&quot;:&quot;Barbier&quot;,&quot;given&quot;:&quot;Matthieu&quot;},{&quot;family&quot;:&quot;Loreau&quot;,&quot;given&quot;:&quot;Michel&quot;}],&quot;issued&quot;:{&quot;date-parts&quot;:[[&quot;2019&quot;]]}}}],&quot;schema&quot;:&quot;https://github.com/citation-style-language/schema/raw/master/csl-citation.json&quot;} RNDQTQeDYUBaI"/><text:span text:style-name="T321">(Cornelissen et al. 2003, Barbier and Loreau 2019)</text:span><text:reference-mark-end text:name="ZOTERO_ITEM CSL_CITATION {&quot;citationID&quot;:&quot;HSHz9W3w&quot;,&quot;properties&quot;:{&quot;formattedCitation&quot;:&quot;(Cornelissen et al. 2003, Barbier and Loreau 2019)&quot;,&quot;plainCitation&quot;:&quot;(Cornelissen et al. 2003, Barbier and Loreau 2019)&quot;,&quot;noteIndex&quot;:0},&quot;citationItems&quot;:[{&quot;id&quot;:3163,&quot;uris&quot;:[&quot;http://zotero.org/users/1954708/items/33ZU9TI7&quot;],&quot;uri&quot;:[&quot;http://zotero.org/users/1954708/items/33ZU9TI7&quot;],&quot;itemData&quot;:{&quot;id&quot;:3163,&quot;type&quot;:&quot;article-journal&quot;,&quot;abstract&quot;:&quot;There is growing recognition that classifying terrestrial plant species on the basis of their function (into 'functional types') rather than their higher taxonomic identity, is a promising way forward for tackling important ecological questions at the scale of ecosystems, landscapes or biomes. These questions include those on vegetation responses to and vegetation effects on, environmental changes (e.g. changes in climate, atmospheric chemistry, land use or other disturbances). There is also growing consensus about a shortlist of plant traits that should underlie such functional plant classifications, because they have strong predictive power of important ecosystem responses to environmental change and/or they themselves have strong impacts on ecosystem processes. The most favoured traits are those that are also relatively easy and inexpensive to measure for large numbers of plant species. Large international research efforts, promoted by the IGBP–GCTE Programme, are underway to screen predominant plant species in various ecosystems and biomes worldwide for such traits. This paper provides an international methodological protocol aimed at standardising this research effort, based on consensus among a broad group of scientists in this field. It features a practical handbook with step-by-step recipes, with relatively brief information about the ecological context, for 28 functional traits recognised as critical for tackling large-scale ecological questions.&quot;,&quot;container-title&quot;:&quot;Australian Journal of Botany&quot;,&quot;DOI&quot;:&quot;10.1071/bt02124&quot;,&quot;ISSN&quot;:&quot;1444-9862&quot;,&quot;issue&quot;:&quot;4&quot;,&quot;journalAbbreviation&quot;:&quot;Aust. J. Bot.&quot;,&quot;language&quot;:&quot;en&quot;,&quot;note&quot;:&quot;publisher: CSIRO PUBLISHING&quot;,&quot;page&quot;:&quot;335-380&quot;,&quot;source&quot;:&quot;www.publish.csiro.au&quot;,&quot;title&quot;:&quot;A handbook of protocols for standardised and easy measurement of plant functional traits worldwide&quot;,&quot;volume&quot;:&quot;51&quot;,&quot;author&quot;:[{&quot;family&quot;:&quot;Cornelissen&quot;,&quot;given&quot;:&quot;J. H. C.&quot;},{&quot;family&quot;:&quot;Lavorel&quot;,&quot;given&quot;:&quot;S.&quot;},{&quot;family&quot;:&quot;Garnier&quot;,&quot;given&quot;:&quot;E.&quot;},{&quot;family&quot;:&quot;Díaz&quot;,&quot;given&quot;:&quot;S.&quot;},{&quot;family&quot;:&quot;Buchmann&quot;,&quot;given&quot;:&quot;N.&quot;},{&quot;family&quot;:&quot;Gurvich&quot;,&quot;given&quot;:&quot;D. E.&quot;},{&quot;family&quot;:&quot;Reich&quot;,&quot;given&quot;:&quot;P. B.&quot;},{&quot;family&quot;:&quot;Steege&quot;,&quot;given&quot;:&quot;H.&quot;,&quot;dropping-particle&quot;:&quot;ter&quot;},{&quot;family&quot;:&quot;Morgan&quot;,&quot;given&quot;:&quot;H. D.&quot;},{&quot;family&quot;:&quot;Heijden&quot;,&quot;given&quot;:&quot;M. G. A.&quot;,&quot;dropping-particle&quot;:&quot;van der&quot;},{&quot;family&quot;:&quot;Pausas&quot;,&quot;given&quot;:&quot;J. G.&quot;},{&quot;family&quot;:&quot;Poorter&quot;,&quot;given&quot;:&quot;H.&quot;}],&quot;issued&quot;:{&quot;date-parts&quot;:[[&quot;2003&quot;]]}}},{&quot;id&quot;:1608,&quot;uris&quot;:[&quot;http://zotero.org/users/1954708/items/HPRFD2RA&quot;],&quot;uri&quot;:[&quot;http://zotero.org/users/1954708/items/HPRFD2RA&quot;],&quot;itemData&quot;:{&quot;id&quot;:1608,&quot;type&quot;:&quot;article-journal&quot;,&quot;abstract&quot;:&quot;Food chain theory is one of the cornerstones of ecology, providing many of its basic predictions, such as biomass pyramids, trophic cascades and predator–prey oscillations. Yet, ninety years into this theory, the conditions under which these patterns may occur and persist in nature remain subject to debate. Rather than address each pattern in isolation, we propose that they must be understood together, calling for synthesis in a fragmented landscape of theoretical and empirical results. As a first step, we propose a minimal theory that combines the long-standing energetic and dynamical approaches of food chains. We chart theoretical predictions on a concise map, where two main regimes emerge: across various functioning and stability metrics, one regime is characterised by pyramidal patterns and the other by cascade patterns. The axes of this map combine key physiological and ecological variables, such as metabolic rates and self-regulation. A quantitative comparison with data sheds light on conflicting theoretical predictions and empirical puzzles, from size spectra to causes of trophic cascade strength. We conclude that drawing systematic connections between various existing approaches to food chains, and between their predictions on functioning and stability, is a crucial step in confronting this theory to real ecosystems.&quot;,&quot;container-title&quot;:&quot;Ecology Letters&quot;,&quot;DOI&quot;:&quot;10.1111/ele.13196&quot;,&quot;ISSN&quot;:&quot;1461-0248&quot;,&quot;issue&quot;:&quot;2&quot;,&quot;language&quot;:&quot;en&quot;,&quot;page&quot;:&quot;405-419&quot;,&quot;source&quot;:&quot;Wiley Online Library&quot;,&quot;title&quot;:&quot;Pyramids and cascades: a synthesis of food chain functioning and stability&quot;,&quot;title-short&quot;:&quot;Pyramids and cascades&quot;,&quot;volume&quot;:&quot;22&quot;,&quot;author&quot;:[{&quot;family&quot;:&quot;Barbier&quot;,&quot;given&quot;:&quot;Matthieu&quot;},{&quot;family&quot;:&quot;Loreau&quot;,&quot;given&quot;:&quot;Michel&quot;}],&quot;issued&quot;:{&quot;date-parts&quot;:[[&quot;2019&quot;]]}}}],&quot;schema&quot;:&quot;https://github.com/citation-style-language/schema/raw/master/csl-citation.json&quot;} RNDQTQeDYUBaI"/><text:span text:style-name="T321">. </text:span></text:p>
      <text:p text:style-name="P15"><text:span text:style-name="T323"><text:tab/></text:span><text:span text:style-name="T130">Before cutting i</text:span><text:span text:style-name="T129">ndividual woody plants were covered w</text:span><text:span text:style-name="T79">ith insect-net and knocked-down with </text:span><text:span text:style-name="T120">insecticide</text:span><text:span text:style-name="T79"> (MORTEIN</text:span><text:span text:style-name="T265">®</text:span><text:span text:style-name="T79">, active ingredients: a</text:span>llethrin [2.09 g/kg] and resmethrin [0.39 g/kg])<text:span text:style-name="T79">. All arthropods were then collected, preserved in 70% ethanol, and assigned to guilds, orders and morpho-species </text:span><text:span text:style-name="T86">(further </text:span><text:span text:style-name="T119">referred to as </text:span><text:span text:style-name="T86">species)</text:span><text:span text:style-name="T79">. </text:span><text:span text:style-name="T110">We</text:span><text:span text:style-name="T79"> constructed putative interaction networks, summarising arthropod individuals collected from woody plants present in each plot. This allowed us to evaluate the diets (or habitat use) of all species in our experiment. </text:span><text:span text:style-name="T2">We used body length to estimate individual species biomass (dry weight). For majority of arthropod orders we used biomass equations of </text:span><text:reference-mark-start text:name="ZOTERO_ITEM CSL_CITATION {&quot;citationID&quot;:&quot;ZYVtpAER&quot;,&quot;properties&quot;:{&quot;formattedCitation&quot;:&quot;(Wardhaugh 2013)&quot;,&quot;plainCitation&quot;:&quot;(Wardhaugh 2013)&quot;,&quot;noteIndex&quot;:0},&quot;citationItems&quot;:[{&quot;id&quot;:1631,&quot;uris&quot;:[&quot;http://zotero.org/users/1954708/items/IU9FSUFN&quot;],&quot;uri&quot;:[&quot;http://zotero.org/users/1954708/items/IU9FSUFN&quot;],&quot;itemData&quot;:{&quot;id&quot;:1631,&quot;type&quot;:&quot;article-journal&quot;,&quot;abstract&quot;:&quot;Accurate estimates of invertebrate biomass are essential for quantifying community structure, food web dynamics and energy flow in terrestrial ecosystems. In this paper, length-mass and length × width-mass regressions were carried out for 18 invertebrate taxonomic groups collected from the canopy of an Australian tropical rainforest. In an additional analysis, invertebrates were divided among seven body shape categories based on the ratio of body length to body width (from short and squat to long and thin) in an attempt to develop accurate equations for estimating biomass that can be applied to any taxonomic group in any locality. For most groups, the inclusion of body width to the predictor variable improved the model, confirming that body shape is an important factor in the accuracy of biomass estimations. The most accurate method for estimating invertebrate biomass was the use of taxon-specific equations, followed by equations based on body shape. Single whole-fauna equations were very inaccurate for estimating biomass, especially for insects that are either very squat or very long and thin. In accordance with previous studies, it was concluded that the most accurate method for estimating invertebrate biomass from proxy body measurements is the use of taxon-specific regression equations, especially those that incorporate body width in the model. However, equations based on body shape categories may be useful for estimating the biomass of groups for which no length-mass relationship has been determined, while single, whole-fauna equations should be avoided.&quot;,&quot;container-title&quot;:&quot;Australian Journal of Entomology&quot;,&quot;DOI&quot;:&quot;10.1111/aen.12032&quot;,&quot;ISSN&quot;:&quot;1440-6055&quot;,&quot;issue&quot;:&quot;4&quot;,&quot;language&quot;:&quot;en&quot;,&quot;page&quot;:&quot;291-298&quot;,&quot;source&quot;:&quot;Wiley Online Library&quot;,&quot;title&quot;:&quot;Estimation of biomass from body length and width for tropical rainforest canopy invertebrates&quot;,&quot;volume&quot;:&quot;52&quot;,&quot;author&quot;:[{&quot;family&quot;:&quot;Wardhaugh&quot;,&quot;given&quot;:&quot;Carl W.&quot;}],&quot;issued&quot;:{&quot;date-parts&quot;:[[&quot;2013&quot;]]}}}],&quot;schema&quot;:&quot;https://github.com/citation-style-language/schema/raw/master/csl-citation.json&quot;} RND1WL71IEcpX"/><text:span text:style-name="T2">(Wardhaugh 2013)</text:span><text:bookmark text:name="__UnoMark__13933_532779537"/><text:bookmark text:name="__UnoMark__18693_532779537"/><text:bookmark text:name="__UnoMark__12484_532779537"/><text:reference-mark-end text:name="ZOTERO_ITEM CSL_CITATION {&quot;citationID&quot;:&quot;ZYVtpAER&quot;,&quot;properties&quot;:{&quot;formattedCitation&quot;:&quot;(Wardhaugh 2013)&quot;,&quot;plainCitation&quot;:&quot;(Wardhaugh 2013)&quot;,&quot;noteIndex&quot;:0},&quot;citationItems&quot;:[{&quot;id&quot;:1631,&quot;uris&quot;:[&quot;http://zotero.org/users/1954708/items/IU9FSUFN&quot;],&quot;uri&quot;:[&quot;http://zotero.org/users/1954708/items/IU9FSUFN&quot;],&quot;itemData&quot;:{&quot;id&quot;:1631,&quot;type&quot;:&quot;article-journal&quot;,&quot;abstract&quot;:&quot;Accurate estimates of invertebrate biomass are essential for quantifying community structure, food web dynamics and energy flow in terrestrial ecosystems. In this paper, length-mass and length × width-mass regressions were carried out for 18 invertebrate taxonomic groups collected from the canopy of an Australian tropical rainforest. In an additional analysis, invertebrates were divided among seven body shape categories based on the ratio of body length to body width (from short and squat to long and thin) in an attempt to develop accurate equations for estimating biomass that can be applied to any taxonomic group in any locality. For most groups, the inclusion of body width to the predictor variable improved the model, confirming that body shape is an important factor in the accuracy of biomass estimations. The most accurate method for estimating invertebrate biomass was the use of taxon-specific equations, followed by equations based on body shape. Single whole-fauna equations were very inaccurate for estimating biomass, especially for insects that are either very squat or very long and thin. In accordance with previous studies, it was concluded that the most accurate method for estimating invertebrate biomass from proxy body measurements is the use of taxon-specific regression equations, especially those that incorporate body width in the model. However, equations based on body shape categories may be useful for estimating the biomass of groups for which no length-mass relationship has been determined, while single, whole-fauna equations should be avoided.&quot;,&quot;container-title&quot;:&quot;Australian Journal of Entomology&quot;,&quot;DOI&quot;:&quot;10.1111/aen.12032&quot;,&quot;ISSN&quot;:&quot;1440-6055&quot;,&quot;issue&quot;:&quot;4&quot;,&quot;language&quot;:&quot;en&quot;,&quot;page&quot;:&quot;291-298&quot;,&quot;source&quot;:&quot;Wiley Online Library&quot;,&quot;title&quot;:&quot;Estimation of biomass from body length and width for tropical rainforest canopy invertebrates&quot;,&quot;volume&quot;:&quot;52&quot;,&quot;author&quot;:[{&quot;family&quot;:&quot;Wardhaugh&quot;,&quot;given&quot;:&quot;Carl W.&quot;}],&quot;issued&quot;:{&quot;date-parts&quot;:[[&quot;2013&quot;]]}}}],&quot;schema&quot;:&quot;https://github.com/citation-style-language/schema/raw/master/csl-citation.json&quot;} RND1WL71IEcpX"/><text:span text:style-name="T2"> and in case of Homoptera of </text:span><text:reference-mark-start text:name="ZOTERO_ITEM CSL_CITATION {&quot;citationID&quot;:&quot;71wzai3g&quot;,&quot;properties&quot;:{&quot;formattedCitation&quot;:&quot;(Ganihar 1997)&quot;,&quot;plainCitation&quot;:&quot;(Ganihar 1997)&quot;,&quot;noteIndex&quot;:0},&quot;citationItems&quot;:[{&quot;id&quot;:3112,&quot;uris&quot;:[&quot;http://zotero.org/users/1954708/items/XQTKAXNF&quot;],&quot;uri&quot;:[&quot;http://zotero.org/users/1954708/items/XQTKAXNF&quot;],&quot;itemData&quot;:{&quot;id&quot;:3112,&quot;type&quot;:&quot;article-journal&quot;,&quot;abstract&quot;:&quot;The relationship between body length and biomass (dry weight) was investigated for nineteen taxa of terres trail arthropods and for the combined sample that included all insect taxa. The specimens were collected from forests of Bicholim taluk of Goa. Four models were evaluated, a linear function, a logarithmic function, a power function and an exponential function. The linear function best describes dry weights in the order Isopoda of class Crustacea and dictyopteran, coleopteran larvae of class Insecta. The logarithmic function fits well for only one group namely Opiliones of class Arachnida. The power functions fits best for Scutigeromorpha and Scolopendromorpha of class Chilopoda, Araneae of class Arachnida, Collembola, Thysanura, Orthoptera, Hemiptera, Homoptera, coleopteran adults, Diptera, lepidopteran adults and Hymenoptera of class Insecta and the combined data on adult insects. An exponential function fits well for the dermapteran and lepidopteran larvae of class Insecta. The usefulness of these estimates of Arthropod biomass in community ecology is discussed.&quot;,&quot;container-title&quot;:&quot;Journal of Biosciences&quot;,&quot;DOI&quot;:&quot;10.1007/BF02704734&quot;,&quot;ISSN&quot;:&quot;0973-7138&quot;,&quot;issue&quot;:&quot;2&quot;,&quot;journalAbbreviation&quot;:&quot;J. Biosci.&quot;,&quot;language&quot;:&quot;en&quot;,&quot;page&quot;:&quot;219-224&quot;,&quot;source&quot;:&quot;Springer Link&quot;,&quot;title&quot;:&quot;Biomass estimates of terrestrial arthropods based on body length&quot;,&quot;volume&quot;:&quot;22&quot;,&quot;author&quot;:[{&quot;family&quot;:&quot;Ganihar&quot;,&quot;given&quot;:&quot;S. R.&quot;}],&quot;issued&quot;:{&quot;date-parts&quot;:[[&quot;1997&quot;,3,1]]}}}],&quot;schema&quot;:&quot;https://github.com/citation-style-language/schema/raw/master/csl-citation.json&quot;} RNDoLKxCq1u8x"/><text:span text:style-name="T2">(Ganihar 1997)</text:span><text:bookmark text:name="__UnoMark__13934_532779537"/><text:bookmark text:name="__UnoMark__18694_532779537"/><text:bookmark text:name="__UnoMark__12485_532779537"/><text:reference-mark-end text:name="ZOTERO_ITEM CSL_CITATION {&quot;citationID&quot;:&quot;71wzai3g&quot;,&quot;properties&quot;:{&quot;formattedCitation&quot;:&quot;(Ganihar 1997)&quot;,&quot;plainCitation&quot;:&quot;(Ganihar 1997)&quot;,&quot;noteIndex&quot;:0},&quot;citationItems&quot;:[{&quot;id&quot;:3112,&quot;uris&quot;:[&quot;http://zotero.org/users/1954708/items/XQTKAXNF&quot;],&quot;uri&quot;:[&quot;http://zotero.org/users/1954708/items/XQTKAXNF&quot;],&quot;itemData&quot;:{&quot;id&quot;:3112,&quot;type&quot;:&quot;article-journal&quot;,&quot;abstract&quot;:&quot;The relationship between body length and biomass (dry weight) was investigated for nineteen taxa of terres trail arthropods and for the combined sample that included all insect taxa. The specimens were collected from forests of Bicholim taluk of Goa. Four models were evaluated, a linear function, a logarithmic function, a power function and an exponential function. The linear function best describes dry weights in the order Isopoda of class Crustacea and dictyopteran, coleopteran larvae of class Insecta. The logarithmic function fits well for only one group namely Opiliones of class Arachnida. The power functions fits best for Scutigeromorpha and Scolopendromorpha of class Chilopoda, Araneae of class Arachnida, Collembola, Thysanura, Orthoptera, Hemiptera, Homoptera, coleopteran adults, Diptera, lepidopteran adults and Hymenoptera of class Insecta and the combined data on adult insects. An exponential function fits well for the dermapteran and lepidopteran larvae of class Insecta. The usefulness of these estimates of Arthropod biomass in community ecology is discussed.&quot;,&quot;container-title&quot;:&quot;Journal of Biosciences&quot;,&quot;DOI&quot;:&quot;10.1007/BF02704734&quot;,&quot;ISSN&quot;:&quot;0973-7138&quot;,&quot;issue&quot;:&quot;2&quot;,&quot;journalAbbreviation&quot;:&quot;J. Biosci.&quot;,&quot;language&quot;:&quot;en&quot;,&quot;page&quot;:&quot;219-224&quot;,&quot;source&quot;:&quot;Springer Link&quot;,&quot;title&quot;:&quot;Biomass estimates of terrestrial arthropods based on body length&quot;,&quot;volume&quot;:&quot;22&quot;,&quot;author&quot;:[{&quot;family&quot;:&quot;Ganihar&quot;,&quot;given&quot;:&quot;S. R.&quot;}],&quot;issued&quot;:{&quot;date-parts&quot;:[[&quot;1997&quot;,3,1]]}}}],&quot;schema&quot;:&quot;https://github.com/citation-style-language/schema/raw/master/csl-citation.json&quot;} RNDoLKxCq1u8x"/><text:span text:style-name="T2">. Length of each species was based on an average estimation of their length of a sample of maximum 20 individuals, or all individuals form a given species.</text:span> <text:span text:style-name="T338">Although, there are known species of Coleoptera and Heteroptera that are predatory our samples contained almost exclusively herbivorous species.</text:span></text:p>
      <text:p text:style-name="Standard"/>
      <text:p text:style-name="P2">Statistical analys<text:span text:style-name="T271">es</text:span></text:p>
      <text:p text:style-name="P18"><text:span text:style-name="T2"><text:tab/>All analyses were performed in the R stati</text:span><text:span text:style-name="T159">stical software </text:span><text:reference-mark-start text:name="ZOTERO_ITEM CSL_CITATION {&quot;citationID&quot;:&quot;VzhLP9qA&quot;,&quot;properties&quot;:{&quot;formattedCitation&quot;:&quot;(R Core Team 2020)&quot;,&quot;plainCitation&quot;:&quot;(R Core Team 2020)&quot;,&quot;noteIndex&quot;:0},&quot;citationItems&quot;:[{&quot;id&quot;:3138,&quot;uris&quot;:[&quot;http://zotero.org/users/1954708/items/V5CR927L&quot;],&quot;uri&quot;:[&quot;http://zotero.org/users/1954708/items/V5CR927L&quot;],&quot;itemData&quot;:{&quot;id&quot;:3138,&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family&quot;:&quot;R Core Team&quot;,&quot;given&quot;:&quot;&quot;}],&quot;issued&quot;:{&quot;date-parts&quot;:[[&quot;2020&quot;]]}}}],&quot;schema&quot;:&quot;https://github.com/citation-style-language/schema/raw/master/csl-citation.json&quot;} RNDrRQe210jvt"/><text:span text:style-name="T159">(R Core Team 2020)</text:span><text:bookmark text:name="__UnoMark__12486_532779537"/><text:bookmark text:name="__UnoMark__13935_532779537"/><text:bookmark text:name="__UnoMark__18695_532779537"/><text:reference-mark-end text:name="ZOTERO_ITEM CSL_CITATION {&quot;citationID&quot;:&quot;VzhLP9qA&quot;,&quot;properties&quot;:{&quot;formattedCitation&quot;:&quot;(R Core Team 2020)&quot;,&quot;plainCitation&quot;:&quot;(R Core Team 2020)&quot;,&quot;noteIndex&quot;:0},&quot;citationItems&quot;:[{&quot;id&quot;:3138,&quot;uris&quot;:[&quot;http://zotero.org/users/1954708/items/V5CR927L&quot;],&quot;uri&quot;:[&quot;http://zotero.org/users/1954708/items/V5CR927L&quot;],&quot;itemData&quot;:{&quot;id&quot;:3138,&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family&quot;:&quot;R Core Team&quot;,&quot;given&quot;:&quot;&quot;}],&quot;issued&quot;:{&quot;date-parts&quot;:[[&quot;2020&quot;]]}}}],&quot;schema&quot;:&quot;https://github.com/citation-style-language/schema/raw/master/csl-citation.json&quot;} RNDrRQe210jvt"/><text:span text:style-name="T159">. For individual herbivore species and for a network specialization we evaluated the </text:span><text:span text:style-name="T168">normalized</text:span><text:span text:style-name="T159"> Paired Difference Index (PDI) based on all sites sampled during our experiment </text:span><text:reference-mark-start text:name="ZOTERO_ITEM CSL_CITATION {&quot;citationID&quot;:&quot;D3X3Aodu&quot;,&quot;properties&quot;:{&quot;formattedCitation&quot;:&quot;(Poisot et al. 2011)&quot;,&quot;plainCitation&quot;:&quot;(Poisot et al. 2011)&quot;,&quot;noteIndex&quot;:0},&quot;citationItems&quot;:[{&quot;id&quot;:2614,&quot;uris&quot;:[&quot;http://zotero.org/users/1954708/items/U4IA4E2J&quot;],&quot;uri&quot;:[&quot;http://zotero.org/users/1954708/items/U4IA4E2J&quot;],&quot;itemData&quot;:{&quot;id&quot;:2614,&quot;type&quot;:&quot;article-journal&quot;,&quot;abstract&quot;:&quot;Antagonistic networks are known to be structured in the wild, but knowledge on how this structure may change as a response to environmental perturbations is scarce. We describe a natural bipartite network between bacteria and lytic bacteriophages, and investigate how it is affected by environmental productivity in the form of different resource levels for the bacteria. We report that low amounts of resource decrease phage generality and lead to less robust and less stable communities. We discuss how resource levels in nature may alter the structure of complex communities.&quot;,&quot;container-title&quot;:&quot;Biology Letters&quot;,&quot;DOI&quot;:&quot;10.1098/rsbl.2010.0774&quot;,&quot;issue&quot;:&quot;2&quot;,&quot;journalAbbreviation&quot;:&quot;Biology Letters&quot;,&quot;note&quot;:&quot;publisher: Royal Society&quot;,&quot;page&quot;:&quot;201-204&quot;,&quot;source&quot;:&quot;royalsocietypublishing.org (Atypon)&quot;,&quot;title&quot;:&quot;Resource availability affects the structure of a natural bacteria–bacteriophage community&quot;,&quot;volume&quot;:&quot;7&quot;,&quot;author&quot;:[{&quot;family&quot;:&quot;Poisot&quot;,&quot;given&quot;:&quot;Timothée&quot;},{&quot;family&quot;:&quot;Lepennetier&quot;,&quot;given&quot;:&quot;Gildas&quot;},{&quot;family&quot;:&quot;Martinez&quot;,&quot;given&quot;:&quot;Esteban&quot;},{&quot;family&quot;:&quot;Ramsayer&quot;,&quot;given&quot;:&quot;Johan&quot;},{&quot;family&quot;:&quot;Hochberg&quot;,&quot;given&quot;:&quot;Michael E.&quot;}],&quot;issued&quot;:{&quot;date-parts&quot;:[[&quot;2011&quot;,4,23]]}}}],&quot;schema&quot;:&quot;https://github.com/citation-style-language/schema/raw/master/csl-citation.json&quot;} RNDC92PtRcHAt"/><text:span text:style-name="T159">(Poisot et al. 2011)</text:span><text:bookmark text:name="__UnoMark__12487_532779537"/><text:bookmark text:name="__UnoMark__13936_532779537"/><text:bookmark text:name="__UnoMark__18696_532779537"/><text:reference-mark-end text:name="ZOTERO_ITEM CSL_CITATION {&quot;citationID&quot;:&quot;D3X3Aodu&quot;,&quot;properties&quot;:{&quot;formattedCitation&quot;:&quot;(Poisot et al. 2011)&quot;,&quot;plainCitation&quot;:&quot;(Poisot et al. 2011)&quot;,&quot;noteIndex&quot;:0},&quot;citationItems&quot;:[{&quot;id&quot;:2614,&quot;uris&quot;:[&quot;http://zotero.org/users/1954708/items/U4IA4E2J&quot;],&quot;uri&quot;:[&quot;http://zotero.org/users/1954708/items/U4IA4E2J&quot;],&quot;itemData&quot;:{&quot;id&quot;:2614,&quot;type&quot;:&quot;article-journal&quot;,&quot;abstract&quot;:&quot;Antagonistic networks are known to be structured in the wild, but knowledge on how this structure may change as a response to environmental perturbations is scarce. We describe a natural bipartite network between bacteria and lytic bacteriophages, and investigate how it is affected by environmental productivity in the form of different resource levels for the bacteria. We report that low amounts of resource decrease phage generality and lead to less robust and less stable communities. We discuss how resource levels in nature may alter the structure of complex communities.&quot;,&quot;container-title&quot;:&quot;Biology Letters&quot;,&quot;DOI&quot;:&quot;10.1098/rsbl.2010.0774&quot;,&quot;issue&quot;:&quot;2&quot;,&quot;journalAbbreviation&quot;:&quot;Biology Letters&quot;,&quot;note&quot;:&quot;publisher: Royal Society&quot;,&quot;page&quot;:&quot;201-204&quot;,&quot;source&quot;:&quot;royalsocietypublishing.org (Atypon)&quot;,&quot;title&quot;:&quot;Resource availability affects the structure of a natural bacteria–bacteriophage community&quot;,&quot;volume&quot;:&quot;7&quot;,&quot;author&quot;:[{&quot;family&quot;:&quot;Poisot&quot;,&quot;given&quot;:&quot;Timothée&quot;},{&quot;family&quot;:&quot;Lepennetier&quot;,&quot;given&quot;:&quot;Gildas&quot;},{&quot;family&quot;:&quot;Martinez&quot;,&quot;given&quot;:&quot;Esteban&quot;},{&quot;family&quot;:&quot;Ramsayer&quot;,&quot;given&quot;:&quot;Johan&quot;},{&quot;family&quot;:&quot;Hochberg&quot;,&quot;given&quot;:&quot;Michael E.&quot;}],&quot;issued&quot;:{&quot;date-parts&quot;:[[&quot;2011&quot;,4,23]]}}}],&quot;schema&quot;:&quot;https://github.com/citation-style-language/schema/raw/master/csl-citation.json&quot;} RNDC92PtRcHAt"/><text:span text:style-name="T159"> to evaluate individual species diet breadth. Predator direct effect on arthropods and indirect effects on plant</text:span><text:span text:style-name="T157"> were </text:span><text:span text:style-name="T158">both </text:span><text:span text:style-name="T157">evaluated using log response ratios (LRR), which was </text:span><text:span text:style-name="T158">calculated as a</text:span><text:span text:style-name="T157"> natural logarithm of a descriptor value</text:span><text:span text:style-name="T159"> form control over exclosure plot within the same experimental block. We evaluated diet switching</text:span><text:span text:style-name="T163"> </text:span><text:span text:style-name="T159">abilities </text:span><text:span text:style-name="T163">(diet shifts) </text:span><text:span text:style-name="T159">of species by calculating </text:span><text:span text:style-name="T168">dissimilarity</text:span><text:span text:style-name="T159"> (Bray-Curtis </text:span><text:span text:style-name="T161">index</text:span><text:span text:style-name="T159">) of their diets in control vs exclosure plots. </text:span><text:span text:style-name="T162">For the plant-herbivore interaction networks w</text:span><text:span text:style-name="T159">e calculated connectance, generality, nestedness and vulnerability </text:span><text:span text:style-name="T162">using the</text:span><text:span text:style-name="T159"> </text:span><text:span text:style-name="T156">bipartite</text:span><text:span text:style-name="T159"> R package </text:span><text:reference-mark-start text:name="ZOTERO_ITEM CSL_CITATION {&quot;citationID&quot;:&quot;LD3HaUzB&quot;,&quot;properties&quot;:{&quot;formattedCitation&quot;:&quot;(Dormann et al. 2008)&quot;,&quot;plainCitation&quot;:&quot;(Dormann et al. 2008)&quot;,&quot;noteIndex&quot;:0},&quot;citationItems&quot;:[{&quot;id&quot;:3116,&quot;uris&quot;:[&quot;http://zotero.org/users/1954708/items/98MEKZ2T&quot;],&quot;uri&quot;:[&quot;http://zotero.org/users/1954708/items/98MEKZ2T&quot;],&quot;itemData&quot;:{&quot;id&quot;:3116,&quot;type&quot;:&quot;article-journal&quot;,&quot;container-title&quot;:&quot;R News&quot;,&quot;journalAbbreviation&quot;:&quot;R News&quot;,&quot;source&quot;:&quot;ResearchGate&quot;,&quot;title&quot;:&quot;Introducing the bipartite Package: Analysing Ecological Networks&quot;,&quot;title-short&quot;:&quot;Introducing the bipartite Package&quot;,&quot;volume&quot;:&quot;8&quot;,&quot;author&quot;:[{&quot;family&quot;:&quot;Dormann&quot;,&quot;given&quot;:&quot;Carsten&quot;},{&quot;family&quot;:&quot;Gruber&quot;,&quot;given&quot;:&quot;Bernd&quot;},{&quot;family&quot;:&quot;Fründ&quot;,&quot;given&quot;:&quot;Jochen&quot;}],&quot;issued&quot;:{&quot;date-parts&quot;:[[&quot;2008&quot;,1,1]]}}}],&quot;schema&quot;:&quot;https://github.com/citation-style-language/schema/raw/master/csl-citation.json&quot;} RNDsyHdMy2smF"/><text:span text:style-name="T159">(Dormann et al. 2008)</text:span><text:bookmark text:name="__UnoMark__13937_532779537"/><text:bookmark text:name="__UnoMark__12488_532779537"/><text:bookmark text:name="__UnoMark__18697_532779537"/><text:reference-mark-end text:name="ZOTERO_ITEM CSL_CITATION {&quot;citationID&quot;:&quot;LD3HaUzB&quot;,&quot;properties&quot;:{&quot;formattedCitation&quot;:&quot;(Dormann et al. 2008)&quot;,&quot;plainCitation&quot;:&quot;(Dormann et al. 2008)&quot;,&quot;noteIndex&quot;:0},&quot;citationItems&quot;:[{&quot;id&quot;:3116,&quot;uris&quot;:[&quot;http://zotero.org/users/1954708/items/98MEKZ2T&quot;],&quot;uri&quot;:[&quot;http://zotero.org/users/1954708/items/98MEKZ2T&quot;],&quot;itemData&quot;:{&quot;id&quot;:3116,&quot;type&quot;:&quot;article-journal&quot;,&quot;container-title&quot;:&quot;R News&quot;,&quot;journalAbbreviation&quot;:&quot;R News&quot;,&quot;source&quot;:&quot;ResearchGate&quot;,&quot;title&quot;:&quot;Introducing the bipartite Package: Analysing Ecological Networks&quot;,&quot;title-short&quot;:&quot;Introducing the bipartite Package&quot;,&quot;volume&quot;:&quot;8&quot;,&quot;author&quot;:[{&quot;family&quot;:&quot;Dormann&quot;,&quot;given&quot;:&quot;Carsten&quot;},{&quot;family&quot;:&quot;Gruber&quot;,&quot;given&quot;:&quot;Bernd&quot;},{&quot;family&quot;:&quot;Fründ&quot;,&quot;given&quot;:&quot;Jochen&quot;}],&quot;issued&quot;:{&quot;date-parts&quot;:[[&quot;2008&quot;,1,1]]}}}],&quot;schema&quot;:&quot;https://github.com/citation-style-language/schema/raw/master/csl-citation.json&quot;} RNDsyHdMy2smF"/><text:span text:style-name="T159">. To quantify modularity of plant-herbivore interactions for each</text:span><text:span text:style-name="T2"> plot (12 networks) we used </text:span><text:span text:style-name="T1">DIRTLPAwb+ algorithm </text:span><text:reference-mark-start text:name="ZOTERO_ITEM CSL_CITATION {&quot;citationID&quot;:&quot;o3dF0wrf&quot;,&quot;properties&quot;:{&quot;formattedCitation&quot;:&quot;(Beckett 2016)&quot;,&quot;plainCitation&quot;:&quot;(Beckett 2016)&quot;,&quot;noteIndex&quot;:0},&quot;citationItems&quot;:[{&quot;id&quot;:1592,&quot;uris&quot;:[&quot;http://zotero.org/users/1954708/items/CTLLZUQU&quot;],&quot;uri&quot;:[&quot;http://zotero.org/users/1954708/items/CTLLZUQU&quot;],&quot;itemData&quot;:{&quot;id&quot;:1592,&quot;type&quot;:&quot;article-journal&quot;,&quot;abstract&quot;:&quot;Real-world complex networks are composed of non-random quantitative interactions. Identifying communities of nodes that tend to interact more with each other than the network as a whole is a key research focus across multiple disciplines, yet many community detection algorithms only use information about the presence or absence of interactions between nodes. Weighted modularity is a potential method for evaluating the quality of community partitions in quantitative networks. In this framework, the optimal community partition of a network can be found by searching for the partition that maximizes modularity. Attempting to find the partition that maximizes modularity is a computationally hard problem requiring the use of algorithms. QuanBiMo is an algorithm that has been proposed to maximize weighted modularity in bipartite networks. This paper introduces two new algorithms, LPAwb+ and DIRTLPAwb+, for maximizing weighted modularity in bipartite networks. LPAwb+ and DIRTLPAwb+ robustly identify partitions with high modularity scores. DIRTLPAwb+ consistently matched or outperformed QuanBiMo, while the speed of LPAwb+ makes it an attractive choice for detecting the modularity of larger networks. Searching for modules using weighted data (rather than binary data) provides a different and potentially insightful method for evaluating network partitions.&quot;,&quot;container-title&quot;:&quot;Royal Society Open Science&quot;,&quot;DOI&quot;:&quot;10.1098/rsos.140536&quot;,&quot;ISSN&quot;:&quot;2054-5703&quot;,&quot;issue&quot;:&quot;1&quot;,&quot;journalAbbreviation&quot;:&quot;R Soc Open Sci&quot;,&quot;note&quot;:&quot;PMID: 26909160\nPMCID: PMC4736915&quot;,&quot;source&quot;:&quot;PubMed Central&quot;,&quot;title&quot;:&quot;Improved community detection in weighted bipartite networks&quot;,&quot;URL&quot;:&quot;https://www.ncbi.nlm.nih.gov/pmc/articles/PMC4736915/&quot;,&quot;volume&quot;:&quot;3&quot;,&quot;author&quot;:[{&quot;family&quot;:&quot;Beckett&quot;,&quot;given&quot;:&quot;Stephen J.&quot;}],&quot;accessed&quot;:{&quot;date-parts&quot;:[[&quot;2019&quot;,4,18]]},&quot;issued&quot;:{&quot;date-parts&quot;:[[&quot;2016&quot;,1,20]]}}}],&quot;schema&quot;:&quot;https://github.com/citation-style-language/schema/raw/master/csl-citation.json&quot;} RND6a18BffPEG"/><text:span text:style-name="T1">(Beckett 2016)</text:span><text:bookmark text:name="__UnoMark__13938_532779537"/><text:bookmark text:name="__UnoMark__12489_532779537"/><text:bookmark text:name="__UnoMark__18698_532779537"/><text:reference-mark-end text:name="ZOTERO_ITEM CSL_CITATION {&quot;citationID&quot;:&quot;o3dF0wrf&quot;,&quot;properties&quot;:{&quot;formattedCitation&quot;:&quot;(Beckett 2016)&quot;,&quot;plainCitation&quot;:&quot;(Beckett 2016)&quot;,&quot;noteIndex&quot;:0},&quot;citationItems&quot;:[{&quot;id&quot;:1592,&quot;uris&quot;:[&quot;http://zotero.org/users/1954708/items/CTLLZUQU&quot;],&quot;uri&quot;:[&quot;http://zotero.org/users/1954708/items/CTLLZUQU&quot;],&quot;itemData&quot;:{&quot;id&quot;:1592,&quot;type&quot;:&quot;article-journal&quot;,&quot;abstract&quot;:&quot;Real-world complex networks are composed of non-random quantitative interactions. Identifying communities of nodes that tend to interact more with each other than the network as a whole is a key research focus across multiple disciplines, yet many community detection algorithms only use information about the presence or absence of interactions between nodes. Weighted modularity is a potential method for evaluating the quality of community partitions in quantitative networks. In this framework, the optimal community partition of a network can be found by searching for the partition that maximizes modularity. Attempting to find the partition that maximizes modularity is a computationally hard problem requiring the use of algorithms. QuanBiMo is an algorithm that has been proposed to maximize weighted modularity in bipartite networks. This paper introduces two new algorithms, LPAwb+ and DIRTLPAwb+, for maximizing weighted modularity in bipartite networks. LPAwb+ and DIRTLPAwb+ robustly identify partitions with high modularity scores. DIRTLPAwb+ consistently matched or outperformed QuanBiMo, while the speed of LPAwb+ makes it an attractive choice for detecting the modularity of larger networks. Searching for modules using weighted data (rather than binary data) provides a different and potentially insightful method for evaluating network partitions.&quot;,&quot;container-title&quot;:&quot;Royal Society Open Science&quot;,&quot;DOI&quot;:&quot;10.1098/rsos.140536&quot;,&quot;ISSN&quot;:&quot;2054-5703&quot;,&quot;issue&quot;:&quot;1&quot;,&quot;journalAbbreviation&quot;:&quot;R Soc Open Sci&quot;,&quot;note&quot;:&quot;PMID: 26909160\nPMCID: PMC4736915&quot;,&quot;source&quot;:&quot;PubMed Central&quot;,&quot;title&quot;:&quot;Improved community detection in weighted bipartite networks&quot;,&quot;URL&quot;:&quot;https://www.ncbi.nlm.nih.gov/pmc/articles/PMC4736915/&quot;,&quot;volume&quot;:&quot;3&quot;,&quot;author&quot;:[{&quot;family&quot;:&quot;Beckett&quot;,&quot;given&quot;:&quot;Stephen J.&quot;}],&quot;accessed&quot;:{&quot;date-parts&quot;:[[&quot;2019&quot;,4,18]]},&quot;issued&quot;:{&quot;date-parts&quot;:[[&quot;2016&quot;,1,20]]}}}],&quot;schema&quot;:&quot;https://github.com/citation-style-language/schema/raw/master/csl-citation.json&quot;} RND6a18BffPEG"/><text:span text:style-name="T2">. We compared characteristics of arthropod communities using </text:span><text:span text:style-name="T7">mixed effect</text:span><text:span text:style-name="T2"> models with block treated as a random effect. Abundance was modeled using negative binomial distribution, biomass using Gaussian distribution with a logit link function, and richness (number of species) using </text:span><text:span text:style-name="T7">the q</text:span><text:span text:style-name="T2">uasi-Poisson distribution. For the diversity (Shannon index) we assumed normal error distribution. In case of modularity, </text:span><text:span text:style-name="T48">PDI</text:span><text:span text:style-name="T2"> and diet shift we used beta distribution with logit link function, and random effect of block using the </text:span><text:span text:style-name="T155">glmmTMB</text:span><text:span text:style-name="T2"> package </text:span><text:reference-mark-start text:name="ZOTERO_ITEM CSL_CITATION {&quot;citationID&quot;:&quot;aYJCZyS5&quot;,&quot;properties&quot;:{&quot;formattedCitation&quot;:&quot;(Brooks et al. 2017)&quot;,&quot;plainCitation&quot;:&quot;(Brooks et al. 2017)&quot;,&quot;noteIndex&quot;:0},&quot;citationItems&quot;:[{&quot;id&quot;:3126,&quot;uris&quot;:[&quot;http://zotero.org/users/1954708/items/FZ98E8KV&quot;],&quot;uri&quot;:[&quot;http://zotero.org/users/1954708/items/FZ98E8KV&quot;],&quot;itemData&quot;:{&quot;id&quot;:3126,&quot;type&quot;:&quot;article-journal&quot;,&quot;container-title&quot;:&quot;The R Journal&quot;,&quot;ISSN&quot;:&quot;2073-4859&quot;,&quot;issue&quot;:&quot;2&quot;,&quot;language&quot;:&quot;en&quot;,&quot;page&quot;:&quot;378-400&quot;,&quot;source&quot;:&quot;journal.r-project.org&quot;,&quot;title&quot;:&quot;glmmTMB Balances Speed and Flexibility Among Packages for Zero-inflated Generalized Linear Mixed Modeling&quot;,&quot;volume&quot;:&quot;9&quot;,&quot;author&quot;:[{&quot;family&quot;:&quot;Brooks&quot;,&quot;given&quot;:&quot;Mollie E.&quot;},{&quot;family&quot;:&quot;Kristensen&quot;,&quot;given&quot;:&quot;Kasper&quot;},{&quot;family&quot;:&quot;Benthem&quot;,&quot;given&quot;:&quot;Koen J.&quot;,&quot;dropping-particle&quot;:&quot;van&quot;},{&quot;family&quot;:&quot;Magnusson&quot;,&quot;given&quot;:&quot;Arni&quot;},{&quot;family&quot;:&quot;Berg&quot;,&quot;given&quot;:&quot;Casper W.&quot;},{&quot;family&quot;:&quot;Nielsen&quot;,&quot;given&quot;:&quot;Anders&quot;},{&quot;family&quot;:&quot;Skaug&quot;,&quot;given&quot;:&quot;Hans J.&quot;},{&quot;family&quot;:&quot;Mächler&quot;,&quot;given&quot;:&quot;Martin&quot;},{&quot;family&quot;:&quot;Bolker&quot;,&quot;given&quot;:&quot;Benjamin M.&quot;}],&quot;issued&quot;:{&quot;date-parts&quot;:[[&quot;2017&quot;]]}}}],&quot;schema&quot;:&quot;https://github.com/citation-style-language/schema/raw/master/csl-citation.json&quot;} RNDpbyalxKQYl"/><text:span text:style-name="T2">(Brooks et al. 2017)</text:span><text:bookmark text:name="__UnoMark__18699_532779537"/><text:bookmark text:name="__UnoMark__12490_532779537"/><text:bookmark text:name="__UnoMark__13939_532779537"/><text:reference-mark-end text:name="ZOTERO_ITEM CSL_CITATION {&quot;citationID&quot;:&quot;aYJCZyS5&quot;,&quot;properties&quot;:{&quot;formattedCitation&quot;:&quot;(Brooks et al. 2017)&quot;,&quot;plainCitation&quot;:&quot;(Brooks et al. 2017)&quot;,&quot;noteIndex&quot;:0},&quot;citationItems&quot;:[{&quot;id&quot;:3126,&quot;uris&quot;:[&quot;http://zotero.org/users/1954708/items/FZ98E8KV&quot;],&quot;uri&quot;:[&quot;http://zotero.org/users/1954708/items/FZ98E8KV&quot;],&quot;itemData&quot;:{&quot;id&quot;:3126,&quot;type&quot;:&quot;article-journal&quot;,&quot;container-title&quot;:&quot;The R Journal&quot;,&quot;ISSN&quot;:&quot;2073-4859&quot;,&quot;issue&quot;:&quot;2&quot;,&quot;language&quot;:&quot;en&quot;,&quot;page&quot;:&quot;378-400&quot;,&quot;source&quot;:&quot;journal.r-project.org&quot;,&quot;title&quot;:&quot;glmmTMB Balances Speed and Flexibility Among Packages for Zero-inflated Generalized Linear Mixed Modeling&quot;,&quot;volume&quot;:&quot;9&quot;,&quot;author&quot;:[{&quot;family&quot;:&quot;Brooks&quot;,&quot;given&quot;:&quot;Mollie E.&quot;},{&quot;family&quot;:&quot;Kristensen&quot;,&quot;given&quot;:&quot;Kasper&quot;},{&quot;family&quot;:&quot;Benthem&quot;,&quot;given&quot;:&quot;Koen J.&quot;,&quot;dropping-particle&quot;:&quot;van&quot;},{&quot;family&quot;:&quot;Magnusson&quot;,&quot;given&quot;:&quot;Arni&quot;},{&quot;family&quot;:&quot;Berg&quot;,&quot;given&quot;:&quot;Casper W.&quot;},{&quot;family&quot;:&quot;Nielsen&quot;,&quot;given&quot;:&quot;Anders&quot;},{&quot;family&quot;:&quot;Skaug&quot;,&quot;given&quot;:&quot;Hans J.&quot;},{&quot;family&quot;:&quot;Mächler&quot;,&quot;given&quot;:&quot;Martin&quot;},{&quot;family&quot;:&quot;Bolker&quot;,&quot;given&quot;:&quot;Benjamin M.&quot;}],&quot;issued&quot;:{&quot;date-parts&quot;:[[&quot;2017&quot;]]}}}],&quot;schema&quot;:&quot;https://github.com/citation-style-language/schema/raw/master/csl-citation.json&quot;} RNDpbyalxKQYl"/><text:span text:style-name="T2">.</text:span> <text:span text:style-name="T334">Medians for size distributions of herbivore individuals and species were compared using Mann-Whitney’s test.</text:span></text:p>
      <text:p text:style-name="Standard"><text:tab/>Effect of predators on herbivores might be an effect of their indirect effect on vegetation or their AP. To take that fact into consideration for both herbivores and AP we performed separate partial RDA (pRDA) analyses with forward selection procedure to test for any important covariates, that would affect community composition independently of the exclosure treatment. These variables can be then partialed out leaving only direct effect of exclosure on arthropod community. More specifically, for we performed pRDA, with effects of the exclosure and site partitioned out. Using forward selection we fitted variables that might be important in shaping herbivore community structure independently of the top predators. We used: AP abundance, richness, and diversity as well as main axes of plant community pPCA (plant community variation, with the effect of the treatment partialed out). If any of these turned out to be significant we would then condition its effect in the final pRDA (conditioned on site and any significant variable from the forward selection procedure).</text:p>
      <text:p text:style-name="Standard"/>
      <text:p text:style-name="P1">Results</text:p>
      <text:p text:style-name="P3"/>
      <text:p text:style-name="P20"><text:span text:style-name="T2"><text:tab/>We collected</text:span><text:span text:style-name="T151"> </text:span><text:span text:style-name="T153">5955 </text:span><text:span text:style-name="T151">individuals (~</text:span><text:span text:style-name="T153">73</text:span><text:span text:style-name="T151">.</text:span><text:span text:style-name="T153">8</text:span><text:span text:style-name="T151"> g of dry mass) </text:span><text:span text:style-name="T2">fr</text:span><text:span text:style-name="T151">om seven dominant orders belonging to herbivorous (Coleoptera, </text:span><text:span text:style-name="T152">Heteroptera</text:span><text:span text:style-name="T151">, Homoptera, Lepidoptera, Orthoptera) and AP (Aranea, </text:span><text:soft-page-break/><text:span text:style-name="T151">Mantodea) guilds, from 753.5 kg of plant biomass and approximate 633.2 m</text:span><text:span text:style-name="T263">2</text:span><text:span text:style-name="T151"> of foliage. </text:span><text:span text:style-name="T154">Generally C</text:span><text:span text:style-name="T227">oleopter</text:span><text:span text:style-name="T189">a </text:span><text:span text:style-name="T154">was t</text:span><text:span text:style-name="T151">he most abundant order</text:span><text:span text:style-name="T170"> (</text:span><text:span text:style-name="T64">Fig. S1</text:span><text:span text:style-name="T170">) but Orthoptera</text:span><text:span text:style-name="T189"> </text:span><text:span text:style-name="T170">had the highest biomass (</text:span><text:span text:style-name="T64">Fig. S2</text:span><text:span text:style-name="T170">).</text:span></text:p>
      <text:p text:style-name="P21"><text:span text:style-name="T170"><text:tab/>Predators significantly decreased biomass </text:span><text:span text:style-name="T190">of both herbivores (T = -2.160, P = 0.031) and AP (T = -2.055, P = 0.040)</text:span><text:span text:style-name="T170">, </text:span><text:span text:style-name="T191">and</text:span><text:span text:style-name="T190"> i</text:span><text:span text:style-name="T170">ncrease</text:span><text:span text:style-name="T193">d</text:span><text:span text:style-name="T170"> </text:span><text:span text:style-name="T191">herbivore community </text:span><text:span text:style-name="T170">diversity </text:span><text:span text:style-name="T191">(</text:span><text:span text:style-name="T200">the </text:span><office:annotation office:name="__Annotation__8687_1755099897"><dc:creator>Unknown Author</dc:creator><dc:date>2021-03-29T11:01:00.531986940</dc:date><text:p text:style-name="P34"><text:span text:style-name="T339">It is more often used than Shannon in studies like ours so I will report this.</text:span></text:p></office:annotation><text:span text:style-name="T191">inverse Simpson</text:span><text:span text:style-name="T194">’s</text:span><text:span text:style-name="T191"> index</text:span><office:annotation-end office:name="__Annotation__8687_1755099897"/><text:span text:style-name="T191">), </text:span><text:span text:style-name="T200">but difference in the latter</text:span><text:span text:style-name="T191"> </text:span><text:span text:style-name="T170">was </text:span><text:span text:style-name="T200">only </text:span><text:span text:style-name="T170">marginally significant (</text:span><text:span text:style-name="T191">T = 2.263, </text:span><text:span text:style-name="T170">P = 0.0</text:span><text:span text:style-name="T191">73</text:span><text:span text:style-name="T170">). </text:span><text:span text:style-name="T174">The </text:span><text:span text:style-name="T170">abundance and species richness </text:span><text:span text:style-name="T174">of </text:span><text:span text:style-name="T170">herbivore </text:span><text:span text:style-name="T174">and AP </text:span><text:span text:style-name="T170">were not affected (Fig.1). </text:span><office:annotation office:name="__Annotation__3951_3553718563"><dc:creator>Unknown Author</dc:creator><dc:date>2021-03-31T09:13:09.338562114</dc:date><text:p text:style-name="P34"><text:span text:style-name="T339">I know that we hvee already discussed that we will rely on the random effect analysis as in the fig 1. However if instead of random block I simply thested whether the log ratio of densities are diferent from zero then in case of density I get significant reduction by predators.</text:span></text:p></office:annotation><text:span text:style-name="T175">Density of AP </text:span><text:span text:style-name="T192">showed a tendency to </text:span><text:span text:style-name="T175">decrease due to predation</text:span><office:annotation-end office:name="__Annotation__3951_3553718563"/> <text:span text:style-name="T337">but this effect was not significant</text:span><text:span text:style-name="T175">. </text:span><text:span text:style-name="T195">P</text:span><text:span text:style-name="T171">redators had </text:span><text:span text:style-name="T170">no </text:span><text:span text:style-name="T171">effec</text:span><text:span text:style-name="T180">t</text:span><text:span text:style-name="T171"> on </text:span><text:span text:style-name="T173">community characteristics </text:span><text:span text:style-name="T176">(abundance, richness, </text:span><text:span text:style-name="T171">inverse Simpson’s index, </text:span><text:span text:style-name="T172">diversity </text:span><text:span text:style-name="T171">and biomass, </text:span><text:span text:style-name="T65">Fig. S3</text:span><text:span text:style-name="T173">) </text:span><text:span text:style-name="T195">of</text:span><text:span text:style-name="T170"> </text:span><text:span text:style-name="T181">any </text:span><text:span text:style-name="T196">individual </text:span><text:span text:style-name="T182">arthropod</text:span><text:span text:style-name="T173"> </text:span><text:span text:style-name="T195">order</text:span><text:span text:style-name="T170">. </text:span><text:span text:style-name="T201">Instead, w</text:span><text:span text:style-name="T170">e found that </text:span><text:span text:style-name="T202">the </text:span><text:span text:style-name="T170">abundance of </text:span><text:span text:style-name="T209">arthropods was strongly correlated with plant biomass and that </text:span><text:span text:style-name="T211">the </text:span><text:span text:style-name="T210">presence of predators</text:span><text:span text:style-name="T170"> did not significantly modify this relationship</text:span><text:span text:style-name="T202">s</text:span><text:span text:style-name="T170"> for any individual arthropod order (</text:span><text:span text:style-name="T62">Fig. </text:span><text:span text:style-name="T63">S4</text:span><text:span text:style-name="T170">). </text:span></text:p>
      <text:p text:style-name="P23"><text:span text:style-name="T183"><text:tab/>Predators caused a shift towards smaller individuals in</text:span><text:span text:style-name="T170"> Orthoptera, </text:span><text:span text:style-name="T183">Homoptera, </text:span><text:span text:style-name="T184">Coleoptera</text:span><text:span text:style-name="T170"> and Araneae, </text:span><text:span text:style-name="T185">and larger individuals in </text:span><text:span text:style-name="T184">Mantodea and Lepidoptera</text:span><text:span text:style-name="T170"> (</text:span><text:span text:style-name="T62">Fig. </text:span><text:span text:style-name="T67">S5</text:span><text:span text:style-name="T186">, </text:span><text:span text:style-name="T187">Tab S1</text:span><text:span text:style-name="T213">).</text:span><text:span text:style-name="T224"> Only in Aranea species sizes were reduced by predators. </text:span><text:span text:style-name="T213">Size shift</text:span><text:span text:style-name="T252">s</text:span><text:span text:style-name="T213">, although significant overall, was observed only for certain orders on certain plant species </text:span><text:span text:style-name="T225">(Tab S2,S3) </text:span><text:span text:style-name="T226">and sites</text:span><text:span text:style-name="T213"> </text:span><text:span text:style-name="T170">(Tab. S</text:span><text:span text:style-name="T188">4,S5</text:span><text:span text:style-name="T170">)</text:span><text:span text:style-name="T213">. </text:span><text:span text:style-name="T228">I</text:span><text:span text:style-name="T213">n case of Orthoptera and Homoptera larger species </text:span><text:span text:style-name="T253">tend to </text:span><text:span text:style-name="T213">experience weaker top-down effect</text:span><text:span text:style-name="T170">s (</text:span><text:span text:style-name="T62">Fig. S</text:span><text:span text:style-name="T66">6</text:span><text:span text:style-name="T170">)</text:span><text:span text:style-name="T213">.</text:span></text:p>
      <text:p text:style-name="P29"><text:span text:style-name="T29"><text:tab/></text:span><text:span text:style-name="T2">We found </text:span><text:span text:style-name="T51">marginally </text:span><text:span text:style-name="T2">significant </text:span><text:span text:style-name="T31">(P = xxx) positive </text:span><text:span text:style-name="T2">correlation </text:span><text:span text:style-name="T51">between</text:span><text:span text:style-name="T31"> </text:span><text:span text:style-name="T2">the </text:span><text:span text:style-name="T31">indirect </text:span><text:span text:style-name="T2">effect of predator</text:span><text:span text:style-name="T8">s</text:span><text:span text:style-name="T2"> on plant and herbivore </text:span><text:span text:style-name="T33">abundance</text:span><text:span text:style-name="T2"> (</text:span><text:span text:style-name="T159">Fig. 2, </text:span><text:span text:style-name="T165">A</text:span><text:span text:style-name="T2">). </text:span><text:span text:style-name="T31">Similar </text:span><text:span text:style-name="T51">significant </text:span><text:span text:style-name="T31">patter was found </text:span><text:span text:style-name="T51">for </text:span><text:span text:style-name="T31">herbivores and AP (</text:span><text:span text:style-name="T167">Fig. 2, </text:span><text:span text:style-name="T165">B</text:span><text:span text:style-name="T31">)</text:span><text:span text:style-name="T2">. </text:span><text:span text:style-name="T51">The former relationship</text:span><text:span text:style-name="T49"> gained significance </text:span><text:span text:style-name="T2">when we analysed individual insect orders (</text:span><text:span text:style-name="T159">Fig. 2, </text:span><text:span text:style-name="T166">C</text:span><text:span text:style-name="T2">). </text:span><text:span text:style-name="T8">T</text:span>he effect of predator<text:span text:style-name="T335">s</text:span> on individual herbivore orders <text:span text:style-name="T273">was also</text:span> positively correlated<text:span text:style-name="T336"> </text:span>with the effects on intermediate predatory taxa: spiders and mantids <text:span text:style-name="T2">(</text:span><text:span text:style-name="T50">P = xxx, </text:span><text:span text:style-name="T159">Fig. 2, </text:span><text:span text:style-name="T166">D</text:span><text:span text:style-name="T2">)</text:span>. <text:span text:style-name="T2">Qualitatively similar patterns were found </text:span><text:span text:style-name="T32">for</text:span><text:span text:style-name="T2"> arthropod biomass </text:span><text:span text:style-name="T159">(</text:span><text:span text:style-name="T56">Fig. </text:span><text:span text:style-name="T57">S</text:span><text:span text:style-name="T58">7</text:span><text:span text:style-name="T159">)</text:span><text:span text:style-name="T2"> with an exception of Mantodea, where the significance vanished in the order level analysis. In pairwise comparisons we found significant positive </text:span><text:span text:style-name="T30">correlation</text:span><text:span text:style-name="T2"> of the predator effects between Arane</text:span><text:span text:style-name="T275">a, Orthoptera, Heteroptera and Coleoptera (</text:span><text:span text:style-name="T297">Fig. 3</text:span><text:span text:style-name="T275">). There was </text:span><text:span text:style-name="T276">also</text:span><text:span text:style-name="T275"> no negative correlation between AP and herbivore </text:span><text:span text:style-name="T277">community</text:span><text:span text:style-name="T275"> size (</text:span><text:span text:style-name="T298">Fig. </text:span><text:span text:style-name="T299">S</text:span><text:span text:style-name="T300">8</text:span><text:span text:style-name="T297">)</text:span><text:span text:style-name="T275">. Pattern of abundance and biomass correlation between all </text:span><text:span text:style-name="T279">orders</text:span><text:span text:style-name="T275"> changed qualitatively between control and exclosure plots. </text:span><text:span text:style-name="T279">H</text:span><text:span text:style-name="T278">owever, in any case </text:span><text:span text:style-name="T279">the</text:span><text:span text:style-name="T278"> effect of predators</text:span><text:span text:style-name="T292"> </text:span><text:span text:style-name="T293">result</text:span><text:span text:style-name="T295">ed</text:span><text:span text:style-name="T293"> in </text:span><text:span text:style-name="T295">a </text:span><text:span text:style-name="T294">shift </text:span><text:span text:style-name="T295">from positive or no correl</text:span><text:span text:style-name="T296">ation</text:span><text:span text:style-name="T295"> </text:span><text:span text:style-name="T294">to</text:span><text:span text:style-name="T293"> </text:span><text:span text:style-name="T295">a </text:span><text:span text:style-name="T293">negat</text:span><text:span text:style-name="T295">ive </text:span><text:span text:style-name="T293">on</text:span><text:span text:style-name="T295">e</text:span><text:span text:style-name="T293">.</text:span></text:p>
      <text:p text:style-name="P17"><text:span text:style-name="T280"><text:tab/> </text:span><text:span text:style-name="T285">Plant community </text:span><text:span text:style-name="T290">had no effect on</text:span><text:span text:style-name="T285"> arthropod community composition. </text:span><text:span text:style-name="T287">Independently </text:span><text:span text:style-name="T286">t</text:span><text:span text:style-name="T284">reatment</text:span><text:span text:style-name="T280"> did not predict the </text:span><text:span text:style-name="T284">community </text:span><text:span text:style-name="T280">composition of herbivore and </text:span><text:span text:style-name="T289">AP</text:span><text:span text:style-name="T280"> communities </text:span><text:span text:style-name="T281">(permutation test: </text:span><text:bookmark text:name="rstudio_console_output"/><text:span text:style-name="T281">F = </text:span><text:span text:style-name="T282">1.093, P = 0.442). </text:span><text:span text:style-name="T288">Moreover, v</text:span><text:span text:style-name="T283">ariance related to the site and residual variation were both high </text:span><text:span text:style-name="T288">and </text:span><text:span text:style-name="T291">amounted</text:span><text:span text:style-name="T288"> to</text:span><text:span text:style-name="T283"> 50% and 40.1% respectively. </text:span></text:p>
      <text:p text:style-name="P30"><text:span text:style-name="T213"><text:tab/></text:span><text:span text:style-name="T1">Only in </text:span><text:span text:style-name="T259">the </text:span><text:span text:style-name="T1">case of Homoptera more specialized species showed an increasingly negative response to predators</text:span><text:span text:style-name="T169"> (</text:span><text:span text:style-name="T59">Fig. </text:span><text:span text:style-name="T60">S</text:span><text:span text:style-name="T61">9</text:span><text:span text:style-name="T169">).</text:span><text:span text:style-name="T1"> Otherwise, specialization had no effect on the species’ performance and this lack of correlation prevailed across studied plant species. </text:span><text:span text:style-name="T259">For </text:span><text:span text:style-name="T2">Coleoptera, Orthoptera and Lepidoptera </text:span><text:span text:style-name="T34">species</text:span><text:span text:style-name="T2"> </text:span><text:span text:style-name="T34">which</text:span><text:span text:style-name="T2"> were present in both exclosure and control plots had significantly lower specialization and species that were lost or gained in a </text:span><office:annotation office:name="__Annotation__4925_3553718563"><dc:creator>Unknown Author</dc:creator><dc:date>2021-03-31T13:01:15.216930295</dc:date><text:p text:style-name="P34"><text:span text:style-name="T339">Which plot? CONTROL OR EXCLOSURE?</text:span></text:p><text:p text:style-name="P34"><text:span text:style-name="T339">.. lost or gained due to predatory pressure...</text:span></text:p></office:annotation><text:span text:style-name="T2">plot</text:span><office:annotation-end office:name="__Annotation__4925_3553718563"/><text:span text:style-name="T2"> </text:span><text:span text:style-name="T52">were</text:span><text:span text:style-name="T2"> more specialized </text:span><text:span text:style-name="T159">(</text:span><text:span text:style-name="T164">Fig </text:span><text:span text:style-name="T178">S</text:span><text:span text:style-name="T203">10,</text:span><text:span text:style-name="T178"> </text:span><text:span text:style-name="T199">A</text:span><text:span text:style-name="T170">).</text:span><text:span text:style-name="T199"> </text:span><text:span text:style-name="T206">T</text:span><text:span text:style-name="T204">he </text:span><text:span text:style-name="T208">amount</text:span><text:span text:style-name="T204"> of individuals </text:span><text:span text:style-name="T199">gained equated </text:span><text:span text:style-name="T204">to those</text:span><text:span text:style-name="T199"> that were lost </text:span><text:span text:style-name="T206">due to predators</text:span><text:span text:style-name="T199"> (Fig S</text:span><text:span text:style-name="T205">10</text:span><text:span text:style-name="T199">, B).</text:span><text:span text:style-name="T170"> T</text:span><text:span text:style-name="T212">here was no interaction between specialization and predator effect for any herbivore </text:span><text:span text:style-name="T258">order</text:span><text:span text:style-name="T212"> on any </text:span><text:span text:style-name="T258">of the studied woody </text:span><text:span text:style-name="T212">plant. </text:span><text:span text:style-name="T213">There was no consistent </text:span><text:span text:style-name="T215">change </text:span><text:span text:style-name="T213">in </text:span><text:span text:style-name="T215">the </text:span><text:span text:style-name="T213">diet </text:span><text:span text:style-name="T215">breadth </text:span><text:span text:style-name="T213">(change in PDI values) in response to predation </text:span><text:span text:style-name="T229">within any</text:span><text:span text:style-name="T213"> herbivore </text:span><text:span text:style-name="T229">order</text:span><text:span text:style-name="T213"> </text:span><text:span text:style-name="T170">(</text:span><text:span text:style-name="T62">Fig. S1</text:span><text:span text:style-name="T68">1</text:span><text:span text:style-name="T213">). Individually, however, species with higher diet breadth were more willing to shift their diet (</text:span><text:span text:style-name="T62">Fig. </text:span><text:span text:style-name="T69">S1</text:span><text:span text:style-name="T68">2</text:span><text:span text:style-name="T213">). <text:s/></text:span></text:p>
      <text:p text:style-name="P22"><text:span text:style-name="T216"><text:tab/></text:span><office:annotation office:name="__Annotation__5213_3553718563"><dc:creator>Unknown Author</dc:creator><dc:date>2021-03-31T13:19:25.836081686</dc:date><text:p text:style-name="P34"><text:span text:style-name="T339">I added results of the trait analysis</text:span></text:p></office:annotation><text:span text:style-name="T216">There was</text:span><office:annotation-end office:name="__Annotation__5213_3553718563"/><text:span text:style-name="T216"> no interaction between specialization and </text:span><text:span text:style-name="T230">plant </text:span><text:span text:style-name="T216">quality in predicting individual herbivore species responses to predation </text:span><text:span text:style-name="T222">(</text:span><text:span text:style-name="T70">Fig. S1</text:span><text:span text:style-name="T68">3</text:span><text:span text:style-name="T222">)</text:span><text:span text:style-name="T216">. </text:span><text:span text:style-name="T217">However, </text:span><text:span text:style-name="T219">h</text:span><text:span text:style-name="T217">erbivore responses </text:span><text:span text:style-name="T231">to predation </text:span><text:span text:style-name="T217">were positively correlated with </text:span><text:span text:style-name="T219">the leaf </text:span><text:span text:style-name="T217">water content </text:span><text:span text:style-name="T177">(</text:span><text:span text:style-name="T71">Fig. S1</text:span><text:span text:style-name="T68">4</text:span><text:span text:style-name="T217">). </text:span></text:p>
      <text:p text:style-name="P19"><text:span text:style-name="T217"><text:tab/></text:span><text:span text:style-name="T223">Network structure wa</text:span><text:span text:style-name="T231">s</text:span><text:span text:style-name="T223"> robust to </text:span><text:span text:style-name="T231">the </text:span><text:span text:style-name="T217">predator pressure</text:span><text:span text:style-name="T223">. </text:span><text:span text:style-name="T217">Among studied </text:span><text:span text:style-name="T256">characteristics</text:span><text:span text:style-name="T254"> of the </text:span><text:span text:style-name="T217">network</text:span><text:span text:style-name="T254">s structure</text:span><text:span text:style-name="T217"> only modularity </text:span><text:span text:style-name="T254">consistently decreased due to predation</text:span><text:span text:style-name="T217"> (Z = 2.143, P = 0.032, </text:span><text:span text:style-name="T177">Fig. 4)</text:span><text:span text:style-name="T217">. </text:span></text:p>
      <text:p text:style-name="P24"><text:soft-page-break/><text:span text:style-name="T217"><text:tab/></text:span><text:span text:style-name="T221">Ratio of AP to herbivore community size remained constant between control and exclosure </text:span><text:span text:style-name="T233">plots</text:span><text:span text:style-name="T221"> </text:span><text:span text:style-name="T175">(</text:span><text:span text:style-name="T72">Fig. </text:span><text:span text:style-name="T73">S</text:span><text:span text:style-name="T72">1</text:span><text:span text:style-name="T68">5</text:span><text:span text:style-name="T175">).</text:span><text:span text:style-name="T221"> </text:span><text:span text:style-name="T218">Strength of </text:span><text:span text:style-name="T232">the </text:span><text:span text:style-name="T218">predator</text:span><text:span text:style-name="T254">s</text:span><text:span text:style-name="T218"> indirect effect on plants was decreasing with the ratio </text:span><text:span text:style-name="T220">of </text:span><text:span text:style-name="T218">AP to herbivore </text:span><text:span text:style-name="T220">community size </text:span><text:span text:style-name="T179">(</text:span><text:span text:style-name="T76">Fig. </text:span><text:span text:style-name="T77">S1</text:span><text:span text:style-name="T75">6, A</text:span><text:span text:style-name="T179">). </text:span><text:span text:style-name="T197">This relation </text:span><text:span text:style-name="T198">vanished</text:span><text:span text:style-name="T197"> at the individual plant species level </text:span><text:span text:style-name="T179">(</text:span><text:span text:style-name="T76">Fig. </text:span><text:span text:style-name="T77">S1</text:span><text:span text:style-name="T68">8, </text:span><text:span text:style-name="T78">B</text:span><text:span text:style-name="T179">)</text:span><text:span text:style-name="T197">. </text:span><text:span text:style-name="T207">For individual plant species h</text:span><text:span text:style-name="T213">igher AP to herbivore ratio was related to </text:span><text:span text:style-name="T254">weaker</text:span><text:span text:style-name="T213"> cascading effects on plants (</text:span><text:span text:style-name="T62">Fig. </text:span><text:span text:style-name="T74">S1</text:span><text:span text:style-name="T75">7,</text:span><text:span text:style-name="T74"> </text:span><text:span text:style-name="T76">S1</text:span><text:span text:style-name="T75">8</text:span><text:span text:style-name="T170">)</text:span><text:span text:style-name="T213">, i.e. the more AP relative to herbivores </text:span><text:span text:style-name="T220">then</text:span><text:span text:style-name="T213"> </text:span><text:span text:style-name="T220">indirect effect of predators on</text:span><text:span text:style-name="T213"> plants are </text:span><text:span text:style-name="T220">coming closer to</text:span><text:span text:style-name="T213"> zero</text:span><office:annotation office:name="__Annotation__5347_3553718563"><dc:creator>Unknown Author</dc:creator><dc:date>2021-03-31T13:28:02.933151235</dc:date><text:p><text:span text:style-name="T339">How can I, (do I need to) analyse this statistically?</text:span></text:p></office:annotation><text:span text:style-name="T213">. </text:span><text:span text:style-name="T234">Hovewer, </text:span><text:span text:style-name="T255">in the above analysis </text:span><text:span text:style-name="T234">we observed more positive </text:span><text:span text:style-name="T255">indirect effects of </text:span><text:span text:style-name="T234">predator</text:span><text:span text:style-name="T255">s </text:span><text:span text:style-name="T234">than </text:span><text:span text:style-name="T255">we would </text:span><text:span text:style-name="T234">expect.</text:span><office:annotation-end office:name="__Annotation__5347_3553718563"/></text:p>
      <text:p text:style-name="P5"><text:line-break/>Discussion</text:p>
      <text:p text:style-name="P5"/>
      <text:p text:style-name="P25"><text:span text:style-name="T151"><text:tab/>In early stage of tropical forest gap regeneration top-predators weakly impacted arthropod communities. Against our expectations t</text:span><text:span text:style-name="T2">op-predators did not reduce herbivore </text:span><text:span text:style-name="T35">n</text:span><text:span text:style-name="T2">or AP abundance. For arthropod – vertebrate predator systems it has previously been shown that </text:span><text:span text:style-name="T9">strong bird predation pressure </text:span><text:span text:style-name="T35">reduces </text:span><text:span text:style-name="T2">the abundance of both herbivores and AP </text:span><text:span text:style-name="T35">s</text:span><text:span text:style-name="T2">imultaneously </text:span><text:reference-mark-start text:name="ZOTERO_ITEM CSL_CITATION {&quot;citationID&quot;:&quot;d24iMX3M&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2ob1uxaShm"/><text:span text:style-name="T2">(Mooney et al. 2010)</text:span><text:reference-mark-end text:name="ZOTERO_ITEM CSL_CITATION {&quot;citationID&quot;:&quot;d24iMX3M&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2ob1uxaShm"/><text:span text:style-name="T2">. This is not the case here. It is not unlikely that in our experiment the top-down effects on arthropod abundance could be so small as to remain undetected. We woul</text:span><text:span text:style-name="T213">d expect the opposite since </text:span><text:span text:style-name="T235">exclosure studies more likely </text:span><text:span text:style-name="T213">report stronger effects of predators</text:span><text:span text:style-name="T235"> on</text:span><text:span text:style-name="T213"> small than </text:span><text:span text:style-name="T235">on </text:span><text:span text:style-name="T213">large scale experiments </text:span><text:reference-mark-start text:name="ZOTERO_ITEM CSL_CITATION {&quot;citationID&quot;:&quot;T5zU5Kwp&quot;,&quot;properties&quot;:{&quot;formattedCitation&quot;:&quot;(Bommarco and Banks 2003)&quot;,&quot;plainCitation&quot;:&quot;(Bommarco and Banks 2003)&quot;,&quot;noteIndex&quot;:0},&quot;citationItems&quot;:[{&quot;id&quot;:3021,&quot;uris&quot;:[&quot;http://zotero.org/users/1954708/items/4L7F8BYB&quot;],&quot;uri&quot;:[&quot;http://zotero.org/users/1954708/items/4L7F8BYB&quot;],&quot;itemData&quot;:{&quot;id&quot;:3021,&quot;type&quot;:&quot;article-journal&quot;,&quot;abstract&quot;:&quot;We conducted a meta-analysis to elucidate the role of experimental scale in field trials exploring the role of habitat diversifications on herbivore and predator abundance. Literature from a period of 18 years from 6 journals yielded a total of 25 predator and 41 herbivore abundance observations in experimental treatments with higher plant diversity compared to a control. These were divided into three size bins based on reported plot size. A clear pattern emerged for herbivore abundance whereby diversification experiments performed in small plots yielded a large negative effect on herbivores, intermediate sized plots showed an intermediate effect, and the largest plots exhibited a negligible effect. Predators were more abundant in medium sized diversified plots than in small ones, but, again, no effect could be discerned in the largest plots. These results suggest that past literature reviews and meta-analyses illustrating general trends of herbivore declines associated with increased vegetation diversity may be misleading. In particular, the effects of diversification appear to vary widely as a function of the spatial scale of vegetation plots. We speculate that effects of vegetation diversification may be enhanced when insects can move uninhibited among control and treatment plots in small scale experiments. In smaller plots herbivores may aggregate in the control plots that present a more concentrated resource, and generalist predators move to the more diverse habitat. At larger scales the ability of insects to \&quot;choose\&quot; between simple and diverse plots is diminished.&quot;,&quot;container-title&quot;:&quot;Oikos&quot;,&quot;ISSN&quot;:&quot;0030-1299&quot;,&quot;issue&quot;:&quot;2&quot;,&quot;note&quot;:&quot;publisher: [Nordic Society Oikos, Wiley]&quot;,&quot;page&quot;:&quot;440-448&quot;,&quot;source&quot;:&quot;JSTOR&quot;,&quot;title&quot;:&quot;Scale as Modifier in Vegetation Diversity Experiments: Effects on Herbivores and Predators&quot;,&quot;title-short&quot;:&quot;Scale as Modifier in Vegetation Diversity Experiments&quot;,&quot;volume&quot;:&quot;102&quot;,&quot;author&quot;:[{&quot;family&quot;:&quot;Bommarco&quot;,&quot;given&quot;:&quot;Riccardo&quot;},{&quot;family&quot;:&quot;Banks&quot;,&quot;given&quot;:&quot;John E.&quot;}],&quot;issued&quot;:{&quot;date-parts&quot;:[[&quot;2003&quot;]]}}}],&quot;schema&quot;:&quot;https://github.com/citation-style-language/schema/raw/master/csl-citation.json&quot;} RNDioiDkztd0u"/><text:span text:style-name="T213">(Bommarco and Banks 2003)</text:span><text:reference-mark-end text:name="ZOTERO_ITEM CSL_CITATION {&quot;citationID&quot;:&quot;T5zU5Kwp&quot;,&quot;properties&quot;:{&quot;formattedCitation&quot;:&quot;(Bommarco and Banks 2003)&quot;,&quot;plainCitation&quot;:&quot;(Bommarco and Banks 2003)&quot;,&quot;noteIndex&quot;:0},&quot;citationItems&quot;:[{&quot;id&quot;:3021,&quot;uris&quot;:[&quot;http://zotero.org/users/1954708/items/4L7F8BYB&quot;],&quot;uri&quot;:[&quot;http://zotero.org/users/1954708/items/4L7F8BYB&quot;],&quot;itemData&quot;:{&quot;id&quot;:3021,&quot;type&quot;:&quot;article-journal&quot;,&quot;abstract&quot;:&quot;We conducted a meta-analysis to elucidate the role of experimental scale in field trials exploring the role of habitat diversifications on herbivore and predator abundance. Literature from a period of 18 years from 6 journals yielded a total of 25 predator and 41 herbivore abundance observations in experimental treatments with higher plant diversity compared to a control. These were divided into three size bins based on reported plot size. A clear pattern emerged for herbivore abundance whereby diversification experiments performed in small plots yielded a large negative effect on herbivores, intermediate sized plots showed an intermediate effect, and the largest plots exhibited a negligible effect. Predators were more abundant in medium sized diversified plots than in small ones, but, again, no effect could be discerned in the largest plots. These results suggest that past literature reviews and meta-analyses illustrating general trends of herbivore declines associated with increased vegetation diversity may be misleading. In particular, the effects of diversification appear to vary widely as a function of the spatial scale of vegetation plots. We speculate that effects of vegetation diversification may be enhanced when insects can move uninhibited among control and treatment plots in small scale experiments. In smaller plots herbivores may aggregate in the control plots that present a more concentrated resource, and generalist predators move to the more diverse habitat. At larger scales the ability of insects to \&quot;choose\&quot; between simple and diverse plots is diminished.&quot;,&quot;container-title&quot;:&quot;Oikos&quot;,&quot;ISSN&quot;:&quot;0030-1299&quot;,&quot;issue&quot;:&quot;2&quot;,&quot;note&quot;:&quot;publisher: [Nordic Society Oikos, Wiley]&quot;,&quot;page&quot;:&quot;440-448&quot;,&quot;source&quot;:&quot;JSTOR&quot;,&quot;title&quot;:&quot;Scale as Modifier in Vegetation Diversity Experiments: Effects on Herbivores and Predators&quot;,&quot;title-short&quot;:&quot;Scale as Modifier in Vegetation Diversity Experiments&quot;,&quot;volume&quot;:&quot;102&quot;,&quot;author&quot;:[{&quot;family&quot;:&quot;Bommarco&quot;,&quot;given&quot;:&quot;Riccardo&quot;},{&quot;family&quot;:&quot;Banks&quot;,&quot;given&quot;:&quot;John E.&quot;}],&quot;issued&quot;:{&quot;date-parts&quot;:[[&quot;2003&quot;]]}}}],&quot;schema&quot;:&quot;https://github.com/citation-style-language/schema/raw/master/csl-citation.json&quot;} RNDioiDkztd0u"/><text:span text:style-name="T213">. </text:span><text:span text:style-name="T214">However, a</text:span><text:span text:style-name="T213">s noted previously by </text:span><text:reference-mark-start text:name="ZOTERO_ITEM CSL_CITATION {&quot;citationID&quot;:&quot;JPazO7Hu&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yUxhRJSuh4"/><text:span text:style-name="T213">(Mooney et al. 2010)</text:span><text:reference-mark-end text:name="ZOTERO_ITEM CSL_CITATION {&quot;citationID&quot;:&quot;JPazO7Hu&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yUxhRJSuh4"/><text:span text:style-name="T213">, </text:span><text:span text:style-name="T170">detrimental effect of predators on their prey abundance can be compensated by a continuous influx of allochthonous herbivores from surrounding primary forest matrix.</text:span><text:span text:style-name="T213"> </text:span><text:span text:style-name="T237">This can be plausible as Malaise traps set up in primary forest in Papua New Guinea report</text:span><text:span text:style-name="T238">ed</text:span><text:span text:style-name="T237"> </text:span><text:span text:style-name="T238">high flux of insects </text:span><office:annotation office:name="__Annotation__5991_3553718563"><dc:creator>Unknown Author</dc:creator><dc:date>2021-03-31T14:22:24.809059746</dc:date><text:p text:style-name="P34"><text:span text:style-name="T339">Sorry, I missed where can I found sone data on that?</text:span></text:p></office:annotation><text:span text:style-name="T238">(</text:span><text:span text:style-name="T239">aproximately </text:span><text:span text:style-name="T240">xxx</text:span><text:span text:style-name="T237"> insects </text:span><text:span text:style-name="T241">per</text:span><text:span text:style-name="T242"> day</text:span><text:span text:style-name="T301"> </text:span><text:span text:style-name="T302">per </text:span><text:span text:style-name="T303">one </text:span><text:span text:style-name="T242">m</text:span><text:span text:style-name="T264">2</text:span><text:span text:style-name="T304">)</text:span><office:annotation-end office:name="__Annotation__5991_3553718563"/><text:span text:style-name="T304"> in</text:span><text:span text:style-name="T305"> the canopy and understorey</text:span><text:span text:style-name="T237">. </text:span><text:span text:style-name="T238">I</text:span><text:span text:style-name="T243">n our</text:span><text:span text:style-name="T238"> </text:span><text:span text:style-name="T243">parallel </text:span><text:span text:style-name="T256">experiment</text:span><text:span text:style-name="T243"> we found that insect</text:span><text:span text:style-name="T240">s</text:span><text:span text:style-name="T243"> </text:span><text:span text:style-name="T238">were able to</text:span><text:span text:style-name="T243"> </text:span><text:span text:style-name="T238">re-</text:span><text:span text:style-name="T240">coloniz</text:span><text:span text:style-name="T238">e vegetation plots sprayed weekly with insecticide within days. Moreover, </text:span><text:span text:style-name="T257">community</text:span><text:span text:style-name="T238"> sizes</text:span><text:span text:style-name="T243"> showed nearly perfect linear relationship with plant biomass, suggesting </text:span><text:span text:style-name="T238">that assembly process in this case may </text:span><text:span text:style-name="T244">be follow rules similar to </text:span><text:span text:style-name="T238">the </text:span><text:span text:style-name="T244">law of </text:span><text:span text:style-name="T243">mass action. </text:span><text:span text:style-name="T213">We expected that the lack of top-down and cascading effects reported earlier for this system might </text:span><text:span text:style-name="T236">have </text:span><text:span text:style-name="T213">be</text:span><text:span text:style-name="T236">en</text:span><text:span text:style-name="T213"> also due to some type of co</text:span><text:span text:style-name="T2">mpensation within the arthropod community, whether by different trophic guilds (AP and herbivores), orders, or specialists. Some herbivores which are less vulnerable to predation </text:span><text:span text:style-name="T39">(</text:span><text:span text:style-name="T2">either because of smaller size or utilization of EFS</text:span><text:span text:style-name="T39">)</text:span><text:span text:style-name="T2">, should be able to easily fill niches emptied at the cost of more vulnerable prey. However, we did not detect any significant shift in the community composition, which excludes compensatory colonization by herbivores. Moreover, we found only positive or no correlation between </text:span><text:span text:style-name="T36">predator effect </text:span><text:span text:style-name="T2">o</text:span><text:span text:style-name="T36">n</text:span><text:span text:style-name="T2"> AP and herbivores and </text:span><text:span text:style-name="T39">no</text:span><text:span text:style-name="T2"> significant negative </text:span><text:span text:style-name="T39">correlation</text:span><text:span text:style-name="T2"> between any orders within and between each guild. While this cannot be considered to be a hard evidence for a bottom-up regulation it allows at least to exclude strong competition and/or top-down control. Similar correlation patterns have been reported recently from secondary tropical forest </text:span><text:reference-mark-start text:name="ZOTERO_ITEM CSL_CITATION {&quot;citationID&quot;:&quot;duILo7qE&quot;,&quot;properties&quot;:{&quot;formattedCitation&quot;:&quot;(Mottl et al. 2020)&quot;,&quot;plainCitation&quot;:&quot;(Mottl et al. 2020)&quot;,&quot;noteIndex&quot;:0},&quot;citationItems&quot;:[{&quot;id&quot;:2777,&quot;uris&quot;:[&quot;http://zotero.org/users/1954708/items/RLQM9KS4&quot;],&quot;uri&quot;:[&quot;http://zotero.org/users/1954708/items/RLQM9KS4&quot;],&quot;itemData&quot;:{&quot;id&quot;:2777,&quot;type&quot;:&quot;article-journal&quot;,&quot;abstract&quot;:&quot;In arthropod community ecology, species richness studies tend to be prioritised over those investigating patterns of abundance. Consequently, the biotic and abiotic drivers of arboreal arthropod abundance are still relatively poorly known. In this cross-continental study, we employ a theoretical framework in order to examine patterns of covariance among herbivorous and predatory arthropod guilds. Leaf-chewing and leaf-mining herbivores, and predatory ants and spiders, were censused on &gt; 1000 trees in nine 0.1 ha forest plots. After controlling for tree size and season, we found no negative pairwise correlations between guild abundances per plot, suggestive of weak signals of both inter-guild competition and top-down regulation of herbivores by predators. Inter-guild interaction strengths did not vary with mean annual temperature, thus opposing the hypothesis that biotic interactions intensify towards the equator. We find evidence for the bottom-up limitation of arthropod abundances via resources and abiotic factors, rather than for competition and predation.&quot;,&quot;container-title&quot;:&quot;Ecology Letters&quot;,&quot;DOI&quot;:&quot;10.1111/ele.13579&quot;,&quot;ISSN&quot;:&quot;1461-0248&quot;,&quot;issue&quot;:&quot;10&quot;,&quot;language&quot;:&quot;en&quot;,&quot;note&quot;:&quot;_eprint: https://onlinelibrary.wiley.com/doi/pdf/10.1111/ele.13579&quot;,&quot;page&quot;:&quot;1499-1510&quot;,&quot;source&quot;:&quot;Wiley Online Library&quot;,&quot;title&quot;:&quot;Spatial covariance of herbivorous and predatory guilds of forest canopy arthropods along a latitudinal gradient&quot;,&quot;volume&quot;:&quot;23&quot;,&quot;author&quot;:[{&quot;family&quot;:&quot;Mottl&quot;,&quot;given&quot;:&quot;Ondrej&quot;},{&quot;family&quot;:&quot;Fibich&quot;,&quot;given&quot;:&quot;Pavel&quot;},{&quot;family&quot;:&quot;Klimes&quot;,&quot;given&quot;:&quot;Petr&quot;},{&quot;family&quot;:&quot;Volf&quot;,&quot;given&quot;:&quot;Martin&quot;},{&quot;family&quot;:&quot;Tropek&quot;,&quot;given&quot;:&quot;Robert&quot;},{&quot;family&quot;:&quot;Anderson‐Teixeira&quot;,&quot;given&quot;:&quot;Kristina&quot;},{&quot;family&quot;:&quot;Auga&quot;,&quot;given&quot;:&quot;John&quot;},{&quot;family&quot;:&quot;Blair&quot;,&quot;given&quot;:&quot;Thomas&quot;},{&quot;family&quot;:&quot;Butterill&quot;,&quot;given&quot;:&quot;Phil&quot;},{&quot;family&quot;:&quot;Carscallen&quot;,&quot;given&quot;:&quot;Grace&quot;},{&quot;family&quot;:&quot;Gonzalez‐Akre&quot;,&quot;given&quot;:&quot;Erika&quot;},{&quot;family&quot;:&quot;Goodman&quot;,&quot;given&quot;:&quot;Aaron&quot;},{&quot;family&quot;:&quot;Kaman&quot;,&quot;given&quot;:&quot;Ondrej&quot;},{&quot;family&quot;:&quot;Lamarre&quot;,&quot;given&quot;:&quot;Greg P. A.&quot;},{&quot;family&quot;:&quot;Libra&quot;,&quot;given&quot;:&quot;Martin&quot;},{&quot;family&quot;:&quot;Losada&quot;,&quot;given&quot;:&quot;Maria E.&quot;},{&quot;family&quot;:&quot;Manumbor&quot;,&quot;given&quot;:&quot;Markus&quot;},{&quot;family&quot;:&quot;Miller&quot;,&quot;given&quot;:&quot;Scott E.&quot;},{&quot;family&quot;:&quot;Molem&quot;,&quot;given&quot;:&quot;Kenneth&quot;},{&quot;family&quot;:&quot;Nichols&quot;,&quot;given&quot;:&quot;Geoffrey&quot;},{&quot;family&quot;:&quot;Plowman&quot;,&quot;given&quot;:&quot;Nichola S.&quot;},{&quot;family&quot;:&quot;Redmond&quot;,&quot;given&quot;:&quot;Conor&quot;},{&quot;family&quot;:&quot;Seifert&quot;,&quot;given&quot;:&quot;Carlo L.&quot;},{&quot;family&quot;:&quot;Vrana&quot;,&quot;given&quot;:&quot;Jan&quot;},{&quot;family&quot;:&quot;Weiblen&quot;,&quot;given&quot;:&quot;George D.&quot;},{&quot;family&quot;:&quot;Novotny&quot;,&quot;given&quot;:&quot;Vojtech&quot;}],&quot;issued&quot;:{&quot;date-parts&quot;:[[&quot;2020&quot;]]}}}],&quot;schema&quot;:&quot;https://github.com/citation-style-language/schema/raw/master/csl-citation.json&quot;} RND1rzA8ZkrYr"/><text:span text:style-name="T2">(Mottl et al. 2020)</text:span><text:reference-mark-end text:name="ZOTERO_ITEM CSL_CITATION {&quot;citationID&quot;:&quot;duILo7qE&quot;,&quot;properties&quot;:{&quot;formattedCitation&quot;:&quot;(Mottl et al. 2020)&quot;,&quot;plainCitation&quot;:&quot;(Mottl et al. 2020)&quot;,&quot;noteIndex&quot;:0},&quot;citationItems&quot;:[{&quot;id&quot;:2777,&quot;uris&quot;:[&quot;http://zotero.org/users/1954708/items/RLQM9KS4&quot;],&quot;uri&quot;:[&quot;http://zotero.org/users/1954708/items/RLQM9KS4&quot;],&quot;itemData&quot;:{&quot;id&quot;:2777,&quot;type&quot;:&quot;article-journal&quot;,&quot;abstract&quot;:&quot;In arthropod community ecology, species richness studies tend to be prioritised over those investigating patterns of abundance. Consequently, the biotic and abiotic drivers of arboreal arthropod abundance are still relatively poorly known. In this cross-continental study, we employ a theoretical framework in order to examine patterns of covariance among herbivorous and predatory arthropod guilds. Leaf-chewing and leaf-mining herbivores, and predatory ants and spiders, were censused on &gt; 1000 trees in nine 0.1 ha forest plots. After controlling for tree size and season, we found no negative pairwise correlations between guild abundances per plot, suggestive of weak signals of both inter-guild competition and top-down regulation of herbivores by predators. Inter-guild interaction strengths did not vary with mean annual temperature, thus opposing the hypothesis that biotic interactions intensify towards the equator. We find evidence for the bottom-up limitation of arthropod abundances via resources and abiotic factors, rather than for competition and predation.&quot;,&quot;container-title&quot;:&quot;Ecology Letters&quot;,&quot;DOI&quot;:&quot;10.1111/ele.13579&quot;,&quot;ISSN&quot;:&quot;1461-0248&quot;,&quot;issue&quot;:&quot;10&quot;,&quot;language&quot;:&quot;en&quot;,&quot;note&quot;:&quot;_eprint: https://onlinelibrary.wiley.com/doi/pdf/10.1111/ele.13579&quot;,&quot;page&quot;:&quot;1499-1510&quot;,&quot;source&quot;:&quot;Wiley Online Library&quot;,&quot;title&quot;:&quot;Spatial covariance of herbivorous and predatory guilds of forest canopy arthropods along a latitudinal gradient&quot;,&quot;volume&quot;:&quot;23&quot;,&quot;author&quot;:[{&quot;family&quot;:&quot;Mottl&quot;,&quot;given&quot;:&quot;Ondrej&quot;},{&quot;family&quot;:&quot;Fibich&quot;,&quot;given&quot;:&quot;Pavel&quot;},{&quot;family&quot;:&quot;Klimes&quot;,&quot;given&quot;:&quot;Petr&quot;},{&quot;family&quot;:&quot;Volf&quot;,&quot;given&quot;:&quot;Martin&quot;},{&quot;family&quot;:&quot;Tropek&quot;,&quot;given&quot;:&quot;Robert&quot;},{&quot;family&quot;:&quot;Anderson‐Teixeira&quot;,&quot;given&quot;:&quot;Kristina&quot;},{&quot;family&quot;:&quot;Auga&quot;,&quot;given&quot;:&quot;John&quot;},{&quot;family&quot;:&quot;Blair&quot;,&quot;given&quot;:&quot;Thomas&quot;},{&quot;family&quot;:&quot;Butterill&quot;,&quot;given&quot;:&quot;Phil&quot;},{&quot;family&quot;:&quot;Carscallen&quot;,&quot;given&quot;:&quot;Grace&quot;},{&quot;family&quot;:&quot;Gonzalez‐Akre&quot;,&quot;given&quot;:&quot;Erika&quot;},{&quot;family&quot;:&quot;Goodman&quot;,&quot;given&quot;:&quot;Aaron&quot;},{&quot;family&quot;:&quot;Kaman&quot;,&quot;given&quot;:&quot;Ondrej&quot;},{&quot;family&quot;:&quot;Lamarre&quot;,&quot;given&quot;:&quot;Greg P. A.&quot;},{&quot;family&quot;:&quot;Libra&quot;,&quot;given&quot;:&quot;Martin&quot;},{&quot;family&quot;:&quot;Losada&quot;,&quot;given&quot;:&quot;Maria E.&quot;},{&quot;family&quot;:&quot;Manumbor&quot;,&quot;given&quot;:&quot;Markus&quot;},{&quot;family&quot;:&quot;Miller&quot;,&quot;given&quot;:&quot;Scott E.&quot;},{&quot;family&quot;:&quot;Molem&quot;,&quot;given&quot;:&quot;Kenneth&quot;},{&quot;family&quot;:&quot;Nichols&quot;,&quot;given&quot;:&quot;Geoffrey&quot;},{&quot;family&quot;:&quot;Plowman&quot;,&quot;given&quot;:&quot;Nichola S.&quot;},{&quot;family&quot;:&quot;Redmond&quot;,&quot;given&quot;:&quot;Conor&quot;},{&quot;family&quot;:&quot;Seifert&quot;,&quot;given&quot;:&quot;Carlo L.&quot;},{&quot;family&quot;:&quot;Vrana&quot;,&quot;given&quot;:&quot;Jan&quot;},{&quot;family&quot;:&quot;Weiblen&quot;,&quot;given&quot;:&quot;George D.&quot;},{&quot;family&quot;:&quot;Novotny&quot;,&quot;given&quot;:&quot;Vojtech&quot;}],&quot;issued&quot;:{&quot;date-parts&quot;:[[&quot;2020&quot;]]}}}],&quot;schema&quot;:&quot;https://github.com/citation-style-language/schema/raw/master/csl-citation.json&quot;} RND1rzA8ZkrYr"/><text:span text:style-name="T2">. Compensation by specialists should be evident under strong predatory pressure </text:span><text:reference-mark-start text:name="ZOTERO_ITEM CSL_CITATION {&quot;citationID&quot;:&quot;rKEsYwfJ&quot;,&quot;properties&quot;:{&quot;formattedCitation&quot;:&quot;(Mooney et al. 2012, Singer et al. 2014, Bosc et al. 2018)&quot;,&quot;plainCitation&quot;:&quot;(Mooney et al. 2012, Singer et al. 2014, Bosc et al. 2018)&quot;,&quot;noteIndex&quot;:0},&quot;citationItems&quot;:[{&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id&quot;:2301,&quot;uris&quot;:[&quot;http://zotero.org/users/1954708/items/7TXPA5IC&quot;],&quot;uri&quot;:[&quot;http://zotero.org/users/1954708/items/7TXPA5IC&quot;],&quot;itemData&quot;:{&quot;id&quot;:2301,&quot;type&quot;:&quot;article-journal&quot;,&quot;abstract&quot;:&quot;This study shows the far-reaching effects of herbivore dietary specialization on the ecological and evolutionary dynamics of carnivore–herbivore–plant interactions. First, we test the long-standing hypothesis that dietary specialization of insect herbivores mediates the strength of bird predation on herbivores. Accounting for phylogenetic nonindependence of herbivores and plants, we show for the first time (to our knowledge) that dietary specialization of herbivore species is associated with reduced bird predation across an herbivore phylogeny, and that dietary specialization of herbivores increases the antipredator effects of camouflage and aposematism. Second, this study develops and finds support for the novel hypothesis that the proportion of dietary specialist species in a plant’s herbivore community predicts the degree of antiherbivore protection birds provide to plants., Predicting the impact of carnivores on plants has challenged community and food web ecologists for decades. At the same time, the role of predators in the evolution of herbivore dietary specialization has been an unresolved issue in evolutionary ecology. Here, we integrate these perspectives by testing the role of herbivore diet breadth as a predictor of top-down effects of avian predators on herbivores and plants in a forest food web. Using experimental bird exclosures to study a complex community of trees, caterpillars, and birds, we found a robust positive association between caterpillar diet breadth (phylodiversity of host plants used) and the strength of bird predation across 41 caterpillar and eight tree species. Dietary specialization was associated with increased enemy-free space for both camouflaged (n = 33) and warningly signaled (n = 8) caterpillar species. Furthermore, dietary specialization was associated with increased crypsis (camouflaged species only) and more stereotyped resting poses (camouflaged and warningly signaled species), but was unrelated to caterpillar body size. These dynamics in turn cascaded down to plants: a metaanalysis (n = 15 tree species) showed the beneficial effect of birds on trees (i.e., reduced leaf damage) decreased with the proportion of dietary specialist taxa composing a tree species’ herbivore fauna. We conclude that herbivore diet breadth is a key functional trait underlying the trophic effects of carnivores on both herbivores and plants.&quot;,&quot;container-title&quot;:&quot;Proceedings of the National Academy of Sciences of the United States of America&quot;,&quot;DOI&quot;:&quot;10.1073/pnas.1401949111&quot;,&quot;ISSN&quot;:&quot;0027-8424&quot;,&quot;issue&quot;:&quot;26&quot;,&quot;journalAbbreviation&quot;:&quot;Proc Natl Acad Sci U S A&quot;,&quot;note&quot;:&quot;PMID: 24979778\nPMCID: PMC4084428&quot;,&quot;page&quot;:&quot;9521-9526&quot;,&quot;source&quot;:&quot;PubMed Central&quot;,&quot;title&quot;:&quot;Herbivore diet breadth mediates the cascading effects of carnivores in food webs&quot;,&quot;volume&quot;:&quot;111&quot;,&quot;author&quot;:[{&quot;family&quot;:&quot;Singer&quot;,&quot;given&quot;:&quot;Michael S.&quot;},{&quot;family&quot;:&quot;Lichter-Marck&quot;,&quot;given&quot;:&quot;Isaac H.&quot;},{&quot;family&quot;:&quot;Farkas&quot;,&quot;given&quot;:&quot;Timothy E.&quot;},{&quot;family&quot;:&quot;Aaron&quot;,&quot;given&quot;:&quot;Eric&quot;},{&quot;family&quot;:&quot;Whitney&quot;,&quot;given&quot;:&quot;Kenneth D.&quot;},{&quot;family&quot;:&quot;Mooney&quot;,&quot;given&quot;:&quot;Kailen A.&quot;}],&quot;issued&quot;:{&quot;date-parts&quot;:[[&quot;2014&quot;,7,1]]}}},{&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schema&quot;:&quot;https://github.com/citation-style-language/schema/raw/master/csl-citation.json&quot;} RND9BvifqpH39"/><text:span text:style-name="T2">(Mooney et al. 2012, Singer et al. 2014, Bosc et al. 2018)</text:span><text:reference-mark-end text:name="ZOTERO_ITEM CSL_CITATION {&quot;citationID&quot;:&quot;rKEsYwfJ&quot;,&quot;properties&quot;:{&quot;formattedCitation&quot;:&quot;(Mooney et al. 2012, Singer et al. 2014, Bosc et al. 2018)&quot;,&quot;plainCitation&quot;:&quot;(Mooney et al. 2012, Singer et al. 2014, Bosc et al. 2018)&quot;,&quot;noteIndex&quot;:0},&quot;citationItems&quot;:[{&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id&quot;:2301,&quot;uris&quot;:[&quot;http://zotero.org/users/1954708/items/7TXPA5IC&quot;],&quot;uri&quot;:[&quot;http://zotero.org/users/1954708/items/7TXPA5IC&quot;],&quot;itemData&quot;:{&quot;id&quot;:2301,&quot;type&quot;:&quot;article-journal&quot;,&quot;abstract&quot;:&quot;This study shows the far-reaching effects of herbivore dietary specialization on the ecological and evolutionary dynamics of carnivore–herbivore–plant interactions. First, we test the long-standing hypothesis that dietary specialization of insect herbivores mediates the strength of bird predation on herbivores. Accounting for phylogenetic nonindependence of herbivores and plants, we show for the first time (to our knowledge) that dietary specialization of herbivore species is associated with reduced bird predation across an herbivore phylogeny, and that dietary specialization of herbivores increases the antipredator effects of camouflage and aposematism. Second, this study develops and finds support for the novel hypothesis that the proportion of dietary specialist species in a plant’s herbivore community predicts the degree of antiherbivore protection birds provide to plants., Predicting the impact of carnivores on plants has challenged community and food web ecologists for decades. At the same time, the role of predators in the evolution of herbivore dietary specialization has been an unresolved issue in evolutionary ecology. Here, we integrate these perspectives by testing the role of herbivore diet breadth as a predictor of top-down effects of avian predators on herbivores and plants in a forest food web. Using experimental bird exclosures to study a complex community of trees, caterpillars, and birds, we found a robust positive association between caterpillar diet breadth (phylodiversity of host plants used) and the strength of bird predation across 41 caterpillar and eight tree species. Dietary specialization was associated with increased enemy-free space for both camouflaged (n = 33) and warningly signaled (n = 8) caterpillar species. Furthermore, dietary specialization was associated with increased crypsis (camouflaged species only) and more stereotyped resting poses (camouflaged and warningly signaled species), but was unrelated to caterpillar body size. These dynamics in turn cascaded down to plants: a metaanalysis (n = 15 tree species) showed the beneficial effect of birds on trees (i.e., reduced leaf damage) decreased with the proportion of dietary specialist taxa composing a tree species’ herbivore fauna. We conclude that herbivore diet breadth is a key functional trait underlying the trophic effects of carnivores on both herbivores and plants.&quot;,&quot;container-title&quot;:&quot;Proceedings of the National Academy of Sciences of the United States of America&quot;,&quot;DOI&quot;:&quot;10.1073/pnas.1401949111&quot;,&quot;ISSN&quot;:&quot;0027-8424&quot;,&quot;issue&quot;:&quot;26&quot;,&quot;journalAbbreviation&quot;:&quot;Proc Natl Acad Sci U S A&quot;,&quot;note&quot;:&quot;PMID: 24979778\nPMCID: PMC4084428&quot;,&quot;page&quot;:&quot;9521-9526&quot;,&quot;source&quot;:&quot;PubMed Central&quot;,&quot;title&quot;:&quot;Herbivore diet breadth mediates the cascading effects of carnivores in food webs&quot;,&quot;volume&quot;:&quot;111&quot;,&quot;author&quot;:[{&quot;family&quot;:&quot;Singer&quot;,&quot;given&quot;:&quot;Michael S.&quot;},{&quot;family&quot;:&quot;Lichter-Marck&quot;,&quot;given&quot;:&quot;Isaac H.&quot;},{&quot;family&quot;:&quot;Farkas&quot;,&quot;given&quot;:&quot;Timothy E.&quot;},{&quot;family&quot;:&quot;Aaron&quot;,&quot;given&quot;:&quot;Eric&quot;},{&quot;family&quot;:&quot;Whitney&quot;,&quot;given&quot;:&quot;Kenneth D.&quot;},{&quot;family&quot;:&quot;Mooney&quot;,&quot;given&quot;:&quot;Kailen A.&quot;}],&quot;issued&quot;:{&quot;date-parts&quot;:[[&quot;2014&quot;,7,1]]}}},{&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schema&quot;:&quot;https://github.com/citation-style-language/schema/raw/master/csl-citation.json&quot;} RND9BvifqpH39"/><text:span text:style-name="T2">. In contrasts to our expectations specialists did not perform better than generalists, with an exception of Homoptera. </text:span><text:span text:style-name="T36">Surprisingly this relationship was in the opposite direction than predicted </text:span><text:span text:style-name="T40">(negative instead of positive)</text:span><text:span text:style-name="T2">. Under specific circumstances i.e. high plant quality and specialization of tropical food webs, it would be consistent with predictions of the TTI. However, in the light of </text:span><text:span text:style-name="T10">the</text:span><text:span text:style-name="T2"> lack of general </text:span><text:span text:style-name="T40">predators</text:span><text:span text:style-name="T2"> effect on the abundance, community composition and limited effect on arthropod biomass, the most plausible explanation is simply a low predatory pressure in forest gaps. </text:span><text:span text:style-name="T122">We also did not find </text:span><text:span text:style-name="T125">any</text:span><text:span text:style-name="T122"> support for predators induced change in </text:span><text:span text:style-name="T124">herbivore </text:span><text:span text:style-name="T122">diet, that would allow generalists to avoid predation. </text:span><text:span text:style-name="T79">Again, this general lack of a strong predator avoidance behaviour </text:span><text:span text:style-name="T95">could be</text:span><text:span text:style-name="T79"> indicative of a weak predatory pressure </text:span><text:reference-mark-start text:name="ZOTERO_ITEM CSL_CITATION {&quot;citationID&quot;:&quot;smuHNgKt&quot;,&quot;properties&quot;:{&quot;formattedCitation&quot;:&quot;(Belgrad and Griffen 2016)&quot;,&quot;plainCitation&quot;:&quot;(Belgrad and Griffen 2016)&quot;,&quot;noteIndex&quot;:0},&quot;citationItems&quot;:[{&quot;id&quot;:3083,&quot;uris&quot;:[&quot;http://zotero.org/users/1954708/items/KID6DDIV&quot;],&quot;uri&quot;:[&quot;http://zotero.org/users/1954708/items/KID6DDIV&quot;],&quot;itemData&quot;:{&quot;id&quot;:3083,&quot;type&quot;:&quot;article-journal&quot;,&quot;abstract&quot;:&quot;Predator–prey interactions are important drivers in structuring ecological communities. However, despite widespread acknowledgement that individual behaviours and predator species regulate ecological processes, studies have yet to incorporate individual behavioural variations in a multipredator system. We quantified a prevalent predator avoidance behaviour to examine the simultaneous roles of prey personality and predator hunting mode in governing predator–prey interactions. Mud crabs, Panopeus herbstii, reduce their activity levels and increase their refuge use in the presence of predator cues. We measured mud crab mortality and consistent individual variations in the strength of this predator avoidance behaviour in the presence of predatory blue crabs, Callinectes sapidus, and toadfish, Opsanus tau. We found that prey personality and predator species significantly interacted to affect mortality with blue crabs primarily consuming bold mud crabs and toadfish preferentially selecting shy crabs. Additionally, the strength of the predator avoidance behaviour depended upon the predation risk from the predator species. Consequently, the personality composition of populations and predator hunting mode may be valuable predictors of both direct and indirect predator–prey interaction strength. These findings support theories postulating mechanisms for maintaining intraspecies diversity and have broad implications for community dynamics.&quot;,&quot;container-title&quot;:&quot;Proceedings of the Royal Society B: Biological Sciences&quot;,&quot;DOI&quot;:&quot;10.1098/rspb.2016.0408&quot;,&quot;issue&quot;:&quot;1828&quot;,&quot;journalAbbreviation&quot;:&quot;Proceedings of the Royal Society B: Biological Sciences&quot;,&quot;note&quot;:&quot;publisher: Royal Society&quot;,&quot;page&quot;:&quot;20160408&quot;,&quot;source&quot;:&quot;royalsocietypublishing.org (Atypon)&quot;,&quot;title&quot;:&quot;Predator–prey interactions mediated by prey personality and predator hunting mode&quot;,&quot;volume&quot;:&quot;283&quot;,&quot;author&quot;:[{&quot;family&quot;:&quot;Belgrad&quot;,&quot;given&quot;:&quot;Benjamin A.&quot;},{&quot;family&quot;:&quot;Griffen&quot;,&quot;given&quot;:&quot;Blaine D.&quot;}],&quot;issued&quot;:{&quot;date-parts&quot;:[[&quot;2016&quot;,4,13]]}}}],&quot;schema&quot;:&quot;https://github.com/citation-style-language/schema/raw/master/csl-citation.json&quot;} RNDfGf4lxxn55"/><text:span text:style-name="T79">(Belgrad and Griffen 2016)</text:span><text:reference-mark-end text:name="ZOTERO_ITEM CSL_CITATION {&quot;citationID&quot;:&quot;smuHNgKt&quot;,&quot;properties&quot;:{&quot;formattedCitation&quot;:&quot;(Belgrad and Griffen 2016)&quot;,&quot;plainCitation&quot;:&quot;(Belgrad and Griffen 2016)&quot;,&quot;noteIndex&quot;:0},&quot;citationItems&quot;:[{&quot;id&quot;:3083,&quot;uris&quot;:[&quot;http://zotero.org/users/1954708/items/KID6DDIV&quot;],&quot;uri&quot;:[&quot;http://zotero.org/users/1954708/items/KID6DDIV&quot;],&quot;itemData&quot;:{&quot;id&quot;:3083,&quot;type&quot;:&quot;article-journal&quot;,&quot;abstract&quot;:&quot;Predator–prey interactions are important drivers in structuring ecological communities. However, despite widespread acknowledgement that individual behaviours and predator species regulate ecological processes, studies have yet to incorporate individual behavioural variations in a multipredator system. We quantified a prevalent predator avoidance behaviour to examine the simultaneous roles of prey personality and predator hunting mode in governing predator–prey interactions. Mud crabs, Panopeus herbstii, reduce their activity levels and increase their refuge use in the presence of predator cues. We measured mud crab mortality and consistent individual variations in the strength of this predator avoidance behaviour in the presence of predatory blue crabs, Callinectes sapidus, and toadfish, Opsanus tau. We found that prey personality and predator species significantly interacted to affect mortality with blue crabs primarily consuming bold mud crabs and toadfish preferentially selecting shy crabs. Additionally, the strength of the predator avoidance behaviour depended upon the predation risk from the predator species. Consequently, the personality composition of populations and predator hunting mode may be valuable predictors of both direct and indirect predator–prey interaction strength. These findings support theories postulating mechanisms for maintaining intraspecies diversity and have broad implications for community dynamics.&quot;,&quot;container-title&quot;:&quot;Proceedings of the Royal Society B: Biological Sciences&quot;,&quot;DOI&quot;:&quot;10.1098/rspb.2016.0408&quot;,&quot;issue&quot;:&quot;1828&quot;,&quot;journalAbbreviation&quot;:&quot;Proceedings of the Royal Society B: Biological Sciences&quot;,&quot;note&quot;:&quot;publisher: Royal Society&quot;,&quot;page&quot;:&quot;20160408&quot;,&quot;source&quot;:&quot;royalsocietypublishing.org (Atypon)&quot;,&quot;title&quot;:&quot;Predator–prey interactions mediated by prey personality and predator hunting mode&quot;,&quot;volume&quot;:&quot;283&quot;,&quot;author&quot;:[{&quot;family&quot;:&quot;Belgrad&quot;,&quot;given&quot;:&quot;Benjamin A.&quot;},{&quot;family&quot;:&quot;Griffen&quot;,&quot;given&quot;:&quot;Blaine D.&quot;}],&quot;issued&quot;:{&quot;date-parts&quot;:[[&quot;2016&quot;,4,13]]}}}],&quot;schema&quot;:&quot;https://github.com/citation-style-language/schema/raw/master/csl-citation.json&quot;} RNDfGf4lxxn55"/><text:span text:style-name="T79">.</text:span><text:span text:style-name="T122"> </text:span><text:span text:style-name="T123">Both herbivorous and predaceous arthropods tracked changes in plant biomass i</text:span><text:span text:style-name="T79">nstead of showing </text:span><text:span text:style-name="T94">a</text:span><text:span text:style-name="T79"> significant response to exclosure. At least for Orthoptera, Heteroptera and Coleoptera this </text:span><text:span text:style-name="T112">close</text:span><text:span text:style-name="T111"> </text:span><text:span text:style-name="T112">correlation</text:span><text:span text:style-name="T111"> </text:span><text:span text:style-name="T79">is suggestive of a bottom-up control by plant biomass </text:span><text:reference-mark-start text:name="ZOTERO_ITEM CSL_CITATION {&quot;citationID&quot;:&quot;EKi5Jshu&quot;,&quot;properties&quot;:{&quot;formattedCitation&quot;:&quot;(Welti et al. 2020)&quot;,&quot;plainCitation&quot;:&quot;(Welti et al. 2020)&quot;,&quot;noteIndex&quot;:0},&quot;citationItems&quot;:[{&quot;id&quot;:2984,&quot;uris&quot;:[&quot;http://zotero.org/users/1954708/items/2IUSG4DT&quot;],&quot;uri&quot;:[&quot;http://zotero.org/users/1954708/items/2IUSG4DT&quot;],&quot;itemData&quot;:{&quot;id&quot;:2984,&quot;type&quot;:&quot;article-journal&quot;,&quot;abstract&quot;:&quot;We investigate where bottom-up and top-down control regulates ecological communities as a mechanism linking ecological gradients to the geography of consumer abundance and biomass. We use standardized surveys of 54 North American grasslands to test alternate hypotheses predicting 100-fold shifts in the biomass of four common grassland arthropod taxa—Auchenorrhyncha, sucking herbivores, Acrididae, chewing herbivores, Tettigoniidae, omnivores, and Araneae, predators. Bottom-up models predict that consumer biomass tracks plant quantity (e.g. productivity and standing biomass) and quality (nutrient content) and that ectotherm access to food increases with temperature. Each of the focal trophic groups responded differently to these drivers: the biomass of sucking herbivores and omnivores increased with plant biomass; that of chewing herbivores tracked plant quality; and predator biomass did not depend on plant quality, plant quantity or temperature. The Exploitation Ecosystem Hypothesis is a top-down hypothesis that predicts a shift from resource limitation of herbivores when plant production is low, to predator limitation when plant production is high. In grasslands where spider biomass was low, herbivore biomass increased with plant biomass, whereas bottom-up structuring was not evident when spiders were abundant. Furthermore, neither predator biomass nor trophic position (via stable isotope analysis) increased with plant biomass, suggesting predators themselves are top-down limited. Stable isotope analysis revealed that trophic position of the chewing herbivore and omnivore increased significantly with plant biomass, suggesting these groups increased scavenging and meat consumption in grasslands with higher carbohydrate availability. Taken together, our snapshot sampling documents gradients of food web structure across 54 grasslands, consistent with multiple hypotheses of bottom-up and top-down regulation.&quot;,&quot;container-title&quot;:&quot;Journal of Animal Ecology&quot;,&quot;DOI&quot;:&quot;https://doi.org/10.1111/1365-2656.13191&quot;,&quot;ISSN&quot;:&quot;1365-2656&quot;,&quot;issue&quot;:&quot;5&quot;,&quot;language&quot;:&quot;en&quot;,&quot;note&quot;:&quot;_eprint: https://besjournals.onlinelibrary.wiley.com/doi/pdf/10.1111/1365-2656.13191&quot;,&quot;page&quot;:&quot;1286-1294&quot;,&quot;source&quot;:&quot;Wiley Online Library&quot;,&quot;title&quot;:&quot;Bottom-up when it is not top-down: Predators and plants control biomass of grassland arthropods&quot;,&quot;title-short&quot;:&quot;Bottom-up when it is not top-down&quot;,&quot;volume&quot;:&quot;89&quot;,&quot;author&quot;:[{&quot;family&quot;:&quot;Welti&quot;,&quot;given&quot;:&quot;Ellen A. R.&quot;},{&quot;family&quot;:&quot;Prather&quot;,&quot;given&quot;:&quot;Rebecca M.&quot;},{&quot;family&quot;:&quot;Sanders&quot;,&quot;given&quot;:&quot;Nathan J.&quot;},{&quot;family&quot;:&quot;Beurs&quot;,&quot;given&quot;:&quot;Kirsten M.&quot;,&quot;dropping-particle&quot;:&quot;de&quot;},{&quot;family&quot;:&quot;Kaspari&quot;,&quot;given&quot;:&quot;Michael&quot;}],&quot;issued&quot;:{&quot;date-parts&quot;:[[&quot;2020&quot;]]}}}],&quot;schema&quot;:&quot;https://github.com/citation-style-language/schema/raw/master/csl-citation.json&quot;} RNDl2PsHgBVmW"/><text:span text:style-name="T79">(Welti et al. 2020)</text:span><text:reference-mark-end text:name="ZOTERO_ITEM CSL_CITATION {&quot;citationID&quot;:&quot;EKi5Jshu&quot;,&quot;properties&quot;:{&quot;formattedCitation&quot;:&quot;(Welti et al. 2020)&quot;,&quot;plainCitation&quot;:&quot;(Welti et al. 2020)&quot;,&quot;noteIndex&quot;:0},&quot;citationItems&quot;:[{&quot;id&quot;:2984,&quot;uris&quot;:[&quot;http://zotero.org/users/1954708/items/2IUSG4DT&quot;],&quot;uri&quot;:[&quot;http://zotero.org/users/1954708/items/2IUSG4DT&quot;],&quot;itemData&quot;:{&quot;id&quot;:2984,&quot;type&quot;:&quot;article-journal&quot;,&quot;abstract&quot;:&quot;We investigate where bottom-up and top-down control regulates ecological communities as a mechanism linking ecological gradients to the geography of consumer abundance and biomass. We use standardized surveys of 54 North American grasslands to test alternate hypotheses predicting 100-fold shifts in the biomass of four common grassland arthropod taxa—Auchenorrhyncha, sucking herbivores, Acrididae, chewing herbivores, Tettigoniidae, omnivores, and Araneae, predators. Bottom-up models predict that consumer biomass tracks plant quantity (e.g. productivity and standing biomass) and quality (nutrient content) and that ectotherm access to food increases with temperature. Each of the focal trophic groups responded differently to these drivers: the biomass of sucking herbivores and omnivores increased with plant biomass; that of chewing herbivores tracked plant quality; and predator biomass did not depend on plant quality, plant quantity or temperature. The Exploitation Ecosystem Hypothesis is a top-down hypothesis that predicts a shift from resource limitation of herbivores when plant production is low, to predator limitation when plant production is high. In grasslands where spider biomass was low, herbivore biomass increased with plant biomass, whereas bottom-up structuring was not evident when spiders were abundant. Furthermore, neither predator biomass nor trophic position (via stable isotope analysis) increased with plant biomass, suggesting predators themselves are top-down limited. Stable isotope analysis revealed that trophic position of the chewing herbivore and omnivore increased significantly with plant biomass, suggesting these groups increased scavenging and meat consumption in grasslands with higher carbohydrate availability. Taken together, our snapshot sampling documents gradients of food web structure across 54 grasslands, consistent with multiple hypotheses of bottom-up and top-down regulation.&quot;,&quot;container-title&quot;:&quot;Journal of Animal Ecology&quot;,&quot;DOI&quot;:&quot;https://doi.org/10.1111/1365-2656.13191&quot;,&quot;ISSN&quot;:&quot;1365-2656&quot;,&quot;issue&quot;:&quot;5&quot;,&quot;language&quot;:&quot;en&quot;,&quot;note&quot;:&quot;_eprint: https://besjournals.onlinelibrary.wiley.com/doi/pdf/10.1111/1365-2656.13191&quot;,&quot;page&quot;:&quot;1286-1294&quot;,&quot;source&quot;:&quot;Wiley Online Library&quot;,&quot;title&quot;:&quot;Bottom-up when it is not top-down: Predators and plants control biomass of grassland arthropods&quot;,&quot;title-short&quot;:&quot;Bottom-up when it is not top-down&quot;,&quot;volume&quot;:&quot;89&quot;,&quot;author&quot;:[{&quot;family&quot;:&quot;Welti&quot;,&quot;given&quot;:&quot;Ellen A. R.&quot;},{&quot;family&quot;:&quot;Prather&quot;,&quot;given&quot;:&quot;Rebecca M.&quot;},{&quot;family&quot;:&quot;Sanders&quot;,&quot;given&quot;:&quot;Nathan J.&quot;},{&quot;family&quot;:&quot;Beurs&quot;,&quot;given&quot;:&quot;Kirsten M.&quot;,&quot;dropping-particle&quot;:&quot;de&quot;},{&quot;family&quot;:&quot;Kaspari&quot;,&quot;given&quot;:&quot;Michael&quot;}],&quot;issued&quot;:{&quot;date-parts&quot;:[[&quot;2020&quot;]]}}}],&quot;schema&quot;:&quot;https://github.com/citation-style-language/schema/raw/master/csl-citation.json&quot;} RNDl2PsHgBVmW"/><text:span text:style-name="T79">.</text:span><text:span text:style-name="T2"> </text:span><text:span text:style-name="T79">Strong positive correlation of arthropod </text:span><text:span text:style-name="T112">community size</text:span><text:span text:style-name="T79"> with plant biomass is in concert with a previous hypothesis, </text:span><text:soft-page-break/><text:span text:style-name="T79">stating that disturbed forest will favour insect herbivory </text:span><text:reference-mark-start text:name="ZOTERO_ITEM CSL_CITATION {&quot;citationID&quot;:&quot;tx7cjTlG&quot;,&quot;properties&quot;:{&quot;formattedCitation&quot;:&quot;(Morante\\uc0\\u8208{}Filho et al. 2016)&quot;,&quot;plainCitation&quot;:&quot;(Morante‐Filho et al. 2016)&quot;,&quot;noteIndex&quot;:0},&quot;citationItems&quot;:[{&quot;id&quot;:1902,&quot;uris&quot;:[&quot;http://zotero.org/users/1954708/items/D6XCSXLC&quot;],&quot;uri&quot;:[&quot;http://zotero.org/users/1954708/items/D6XCSXLC&quot;],&quot;itemData&quot;:{&quot;id&quot;:1902,&quot;type&quot;:&quot;article-journal&quot;,&quot;abstract&quot;:&quot;Forest loss threatens biodiversity, but its potential effects on multitrophic ecological interactions are poorly understood. Insect herbivory depends on complex bottom-up (e.g., resource availability and plant antiherbivore defenses) and top-down forces (e.g., abundance of predators and herbivorous), but its determinants in human-altered tropical landscapes are largely unknown. Using structural equation models, we assessed the direct and indirect effects of forest loss on insect herbivory in 40 landscapes (115 ha each) from two regions with contrasting land-use change trajectories in the Brazilian Atlantic rainforest. We considered landscape forest cover as an exogenous predictor and (1) forest structure, (2) abundance of predators (birds and arthropods), and (3) abundance of herbivorous arthropods as endogenous predictors of insect leaf damage. From 12 predicted pathways, 11 were significant and showed that (1) leaf damage increases with forest loss (direct effect); (2) leaf damage increases with forest loss through the simplification of vegetation structure and its associated dominance of herbivorous insects (indirect effect); and further demonstrate (3) a lack of top-down control of herbivores by predators (birds and arthropods). We conclude that forest loss favors insect herbivory by undermining the bottom-up control (presumably reduced plant antiherbivore defense mechanisms) in forests dominated by fast-growing pioneer plant species, and by improving the conditions required for herbivores proliferation.&quot;,&quot;container-title&quot;:&quot;Ecology&quot;,&quot;DOI&quot;:&quot;10.1002/ecy.1592&quot;,&quot;ISSN&quot;:&quot;1939-9170&quot;,&quot;issue&quot;:&quot;12&quot;,&quot;language&quot;:&quot;en&quot;,&quot;page&quot;:&quot;3315-3325&quot;,&quot;source&quot;:&quot;Wiley Online Library&quot;,&quot;title&quot;:&quot;Tropical forest loss and its multitrophic effects on insect herbivory&quot;,&quot;volume&quot;:&quot;97&quot;,&quot;author&quot;:[{&quot;family&quot;:&quot;Morante‐Filho&quot;,&quot;given&quot;:&quot;José Carlos&quot;},{&quot;family&quot;:&quot;Arroyo‐Rodríguez&quot;,&quot;given&quot;:&quot;Víctor&quot;},{&quot;family&quot;:&quot;Lohbeck&quot;,&quot;given&quot;:&quot;Madelon&quot;},{&quot;family&quot;:&quot;Tscharntke&quot;,&quot;given&quot;:&quot;Teja&quot;},{&quot;family&quot;:&quot;Faria&quot;,&quot;given&quot;:&quot;Deborah&quot;}],&quot;issued&quot;:{&quot;date-parts&quot;:[[&quot;2016&quot;]]}}}],&quot;schema&quot;:&quot;https://github.com/citation-style-language/schema/raw/master/csl-citation.json&quot;} RNDuECwHhpLPz"/><text:span text:style-name="T267">(Morante</text:span><text:span text:style-name="T269">‐Filho et al. 2016)</text:span><text:reference-mark-end text:name="ZOTERO_ITEM CSL_CITATION {&quot;citationID&quot;:&quot;tx7cjTlG&quot;,&quot;properties&quot;:{&quot;formattedCitation&quot;:&quot;(Morante\\uc0\\u8208{}Filho et al. 2016)&quot;,&quot;plainCitation&quot;:&quot;(Morante‐Filho et al. 2016)&quot;,&quot;noteIndex&quot;:0},&quot;citationItems&quot;:[{&quot;id&quot;:1902,&quot;uris&quot;:[&quot;http://zotero.org/users/1954708/items/D6XCSXLC&quot;],&quot;uri&quot;:[&quot;http://zotero.org/users/1954708/items/D6XCSXLC&quot;],&quot;itemData&quot;:{&quot;id&quot;:1902,&quot;type&quot;:&quot;article-journal&quot;,&quot;abstract&quot;:&quot;Forest loss threatens biodiversity, but its potential effects on multitrophic ecological interactions are poorly understood. Insect herbivory depends on complex bottom-up (e.g., resource availability and plant antiherbivore defenses) and top-down forces (e.g., abundance of predators and herbivorous), but its determinants in human-altered tropical landscapes are largely unknown. Using structural equation models, we assessed the direct and indirect effects of forest loss on insect herbivory in 40 landscapes (115 ha each) from two regions with contrasting land-use change trajectories in the Brazilian Atlantic rainforest. We considered landscape forest cover as an exogenous predictor and (1) forest structure, (2) abundance of predators (birds and arthropods), and (3) abundance of herbivorous arthropods as endogenous predictors of insect leaf damage. From 12 predicted pathways, 11 were significant and showed that (1) leaf damage increases with forest loss (direct effect); (2) leaf damage increases with forest loss through the simplification of vegetation structure and its associated dominance of herbivorous insects (indirect effect); and further demonstrate (3) a lack of top-down control of herbivores by predators (birds and arthropods). We conclude that forest loss favors insect herbivory by undermining the bottom-up control (presumably reduced plant antiherbivore defense mechanisms) in forests dominated by fast-growing pioneer plant species, and by improving the conditions required for herbivores proliferation.&quot;,&quot;container-title&quot;:&quot;Ecology&quot;,&quot;DOI&quot;:&quot;10.1002/ecy.1592&quot;,&quot;ISSN&quot;:&quot;1939-9170&quot;,&quot;issue&quot;:&quot;12&quot;,&quot;language&quot;:&quot;en&quot;,&quot;page&quot;:&quot;3315-3325&quot;,&quot;source&quot;:&quot;Wiley Online Library&quot;,&quot;title&quot;:&quot;Tropical forest loss and its multitrophic effects on insect herbivory&quot;,&quot;volume&quot;:&quot;97&quot;,&quot;author&quot;:[{&quot;family&quot;:&quot;Morante‐Filho&quot;,&quot;given&quot;:&quot;José Carlos&quot;},{&quot;family&quot;:&quot;Arroyo‐Rodríguez&quot;,&quot;given&quot;:&quot;Víctor&quot;},{&quot;family&quot;:&quot;Lohbeck&quot;,&quot;given&quot;:&quot;Madelon&quot;},{&quot;family&quot;:&quot;Tscharntke&quot;,&quot;given&quot;:&quot;Teja&quot;},{&quot;family&quot;:&quot;Faria&quot;,&quot;given&quot;:&quot;Deborah&quot;}],&quot;issued&quot;:{&quot;date-parts&quot;:[[&quot;2016&quot;]]}}}],&quot;schema&quot;:&quot;https://github.com/citation-style-language/schema/raw/master/csl-citation.json&quot;} RNDuECwHhpLPz"/><text:span text:style-name="T79">. Due to changes in vegetation a shift in bottom-up control mechanism through plant secondary metabolites to bottom-up </text:span><text:span text:style-name="T121">control</text:span><text:span text:style-name="T79"> through plant abundance may occur, which would lead to herbivore proliferation.</text:span><text:span text:style-name="T131"> </text:span><text:span text:style-name="T135">Interestingly in many cases we </text:span><text:span text:style-name="T136">observed that </text:span><text:span text:style-name="T137">removal of predators would result in </text:span><text:span text:style-name="T140">inflated</text:span><text:span text:style-name="T137"> </text:span><text:span text:style-name="T135">variation in arthropod communit</text:span><text:span text:style-name="T137">y</text:span><text:span text:style-name="T135"> characteristic</text:span><text:span text:style-name="T136">s. This</text:span><text:span text:style-name="T138"> might be related to </text:span><text:span text:style-name="T137">the results of </text:span><text:span text:style-name="T138">our previous </text:span><text:span text:style-name="T137">analysis</text:span><text:span text:style-name="T136">, </text:span><text:span text:style-name="T138">wher</text:span><text:span text:style-name="T136">e</text:span><text:span text:style-name="T138"> we concluded that predators have an ability to decrease randomness during </text:span><text:span text:style-name="T136">plant </text:span><text:span text:style-name="T138">community assembly. </text:span><text:span text:style-name="T137">This suggests that both vegetation and arthropod community associated with it will show</text:span><text:span text:style-name="T139"> hight sensitivity to the initial conditions </text:span><text:span text:style-name="T137">in the absence of predators</text:span><text:span text:style-name="T135">. </text:span><text:span text:style-name="T213">Limited role of top predators in gap succession is further supported by a recent findings from tropical fo</text:span><text:span text:style-name="T2">rest in Brazil where similar limited top down effect of vertebrate predator removal on arthropod abundance and no indirect effect on plants was found in the forest edge </text:span><text:reference-mark-start text:name="ZOTERO_ITEM CSL_CITATION {&quot;citationID&quot;:&quot;UvrAPnbP&quot;,&quot;properties&quot;:{&quot;formattedCitation&quot;:&quot;(Harrison and Banks-Leite 2020)&quot;,&quot;plainCitation&quot;:&quot;(Harrison and Banks-Leite 2020)&quot;,&quot;noteIndex&quot;:0},&quot;citationItems&quot;:[{&quot;id&quot;:3055,&quot;uris&quot;:[&quot;http://zotero.org/users/1954708/items/CHKAVG4W&quot;],&quot;uri&quot;:[&quot;http://zotero.org/users/1954708/items/CHKAVG4W&quot;],&quot;itemData&quot;:{&quot;id&quot;:3055,&quot;type&quot;:&quot;article-journal&quot;,&quot;abstract&quot;:&quot;The cascading effects of biodiversity loss on ecosystem functioning of forests have become more apparent. However, how edge effects shape these processes has yet to be established. We assessed how edge effects alter arthropod populations and the strength of any resultant trophic cascades on herbivory rate in tropical forests of Brazil. We established 7 paired forest edge and interior sites. Each site had a vertebrate-exclosure, procedural (exclosure framework with open walls), and control plot (total 42 plots). Forest patches were surrounded by pasture. Understory arthropods and leaf damage were sampled every 4 weeks for 11 months. We used path analysis to determine the strength of trophic cascades in the interior and edge sites. In forest interior exclosures, abundance of predaceous and herbivorous arthropods increased by 326% and 180%, respectively, compared with control plots, and there were significant cascading effects on herbivory. Edge-dwelling invertebrates responded weakly to exclusion and there was no evidence of trophic cascade. Our results suggest that the vertebrate community at forest edges controls invertebrate densities to a lesser extent than it does in the interior. Edge areas can support vertebrate communities with a smaller contingent of insectivores. This allows arthropods to flourish and indirectly accounts for higher levels of plant damage at these sites. Increased herbivory rates may have important consequences for floristic community composition and primary productivity, as well as cascading effects on nutrient cycling. By interspersing natural forest patches with agroforests, instead of pasture, abiotic edge effects can be softened and prevented from penetrating deep into the forest. This would ensure a greater proportion of forest remains habitable for sensitive species and could help retain ecosystem functions in edge zones.&quot;,&quot;container-title&quot;:&quot;Conservation Biology: The Journal of the Society for Conservation Biology&quot;,&quot;DOI&quot;:&quot;10.1111/cobi.13438&quot;,&quot;ISSN&quot;:&quot;1523-1739&quot;,&quot;issue&quot;:&quot;4&quot;,&quot;journalAbbreviation&quot;:&quot;Conserv Biol&quot;,&quot;language&quot;:&quot;eng&quot;,&quot;note&quot;:&quot;PMID: 31762059&quot;,&quot;page&quot;:&quot;977-987&quot;,&quot;source&quot;:&quot;PubMed&quot;,&quot;title&quot;:&quot;Edge effects on trophic cascades in tropical rainforests&quot;,&quot;volume&quot;:&quot;34&quot;,&quot;author&quot;:[{&quot;family&quot;:&quot;Harrison&quot;,&quot;given&quot;:&quot;Michelle Lisa Kiri&quot;},{&quot;family&quot;:&quot;Banks-Leite&quot;,&quot;given&quot;:&quot;Cristina&quot;}],&quot;issued&quot;:{&quot;date-parts&quot;:[[&quot;2020&quot;,8]]}}}],&quot;schema&quot;:&quot;https://github.com/citation-style-language/schema/raw/master/csl-citation.json&quot;} RND8IUmVaNdNV"/><text:span text:style-name="T2">(Harrison and Banks-Leite 2020)</text:span><text:reference-mark-end text:name="ZOTERO_ITEM CSL_CITATION {&quot;citationID&quot;:&quot;UvrAPnbP&quot;,&quot;properties&quot;:{&quot;formattedCitation&quot;:&quot;(Harrison and Banks-Leite 2020)&quot;,&quot;plainCitation&quot;:&quot;(Harrison and Banks-Leite 2020)&quot;,&quot;noteIndex&quot;:0},&quot;citationItems&quot;:[{&quot;id&quot;:3055,&quot;uris&quot;:[&quot;http://zotero.org/users/1954708/items/CHKAVG4W&quot;],&quot;uri&quot;:[&quot;http://zotero.org/users/1954708/items/CHKAVG4W&quot;],&quot;itemData&quot;:{&quot;id&quot;:3055,&quot;type&quot;:&quot;article-journal&quot;,&quot;abstract&quot;:&quot;The cascading effects of biodiversity loss on ecosystem functioning of forests have become more apparent. However, how edge effects shape these processes has yet to be established. We assessed how edge effects alter arthropod populations and the strength of any resultant trophic cascades on herbivory rate in tropical forests of Brazil. We established 7 paired forest edge and interior sites. Each site had a vertebrate-exclosure, procedural (exclosure framework with open walls), and control plot (total 42 plots). Forest patches were surrounded by pasture. Understory arthropods and leaf damage were sampled every 4 weeks for 11 months. We used path analysis to determine the strength of trophic cascades in the interior and edge sites. In forest interior exclosures, abundance of predaceous and herbivorous arthropods increased by 326% and 180%, respectively, compared with control plots, and there were significant cascading effects on herbivory. Edge-dwelling invertebrates responded weakly to exclusion and there was no evidence of trophic cascade. Our results suggest that the vertebrate community at forest edges controls invertebrate densities to a lesser extent than it does in the interior. Edge areas can support vertebrate communities with a smaller contingent of insectivores. This allows arthropods to flourish and indirectly accounts for higher levels of plant damage at these sites. Increased herbivory rates may have important consequences for floristic community composition and primary productivity, as well as cascading effects on nutrient cycling. By interspersing natural forest patches with agroforests, instead of pasture, abiotic edge effects can be softened and prevented from penetrating deep into the forest. This would ensure a greater proportion of forest remains habitable for sensitive species and could help retain ecosystem functions in edge zones.&quot;,&quot;container-title&quot;:&quot;Conservation Biology: The Journal of the Society for Conservation Biology&quot;,&quot;DOI&quot;:&quot;10.1111/cobi.13438&quot;,&quot;ISSN&quot;:&quot;1523-1739&quot;,&quot;issue&quot;:&quot;4&quot;,&quot;journalAbbreviation&quot;:&quot;Conserv Biol&quot;,&quot;language&quot;:&quot;eng&quot;,&quot;note&quot;:&quot;PMID: 31762059&quot;,&quot;page&quot;:&quot;977-987&quot;,&quot;source&quot;:&quot;PubMed&quot;,&quot;title&quot;:&quot;Edge effects on trophic cascades in tropical rainforests&quot;,&quot;volume&quot;:&quot;34&quot;,&quot;author&quot;:[{&quot;family&quot;:&quot;Harrison&quot;,&quot;given&quot;:&quot;Michelle Lisa Kiri&quot;},{&quot;family&quot;:&quot;Banks-Leite&quot;,&quot;given&quot;:&quot;Cristina&quot;}],&quot;issued&quot;:{&quot;date-parts&quot;:[[&quot;2020&quot;,8]]}}}],&quot;schema&quot;:&quot;https://github.com/citation-style-language/schema/raw/master/csl-citation.json&quot;} RND8IUmVaNdNV"/><text:span text:style-name="T2">. This lack of </text:span><text:span text:style-name="T37">a predator </text:span><text:span text:style-name="T2">effect was attributed to deterioration of </text:span><text:span text:style-name="T37">vertebrate </text:span><text:span text:style-name="T2">insectivore community near the forest edge. </text:span><text:span text:style-name="T260">It is worth noting that community composition </text:span><text:span text:style-name="T261">reported there was similar to the one found in </text:span><text:span text:style-name="T260">our experiment, with a dominant role of Coleoptera, Heteroptera, Lepidoptera, and Orthoptera. </text:span><text:span text:style-name="T2">Similar reduced foraging </text:span><text:span text:style-name="T38">by </text:span><text:span text:style-name="T55">insectivores</text:span><text:span text:style-name="T38"> </text:span><text:span text:style-name="T2">mig</text:span><text:span text:style-name="T213">ht be true for forest gaps as these may pose barriers for some birds </text:span><text:reference-mark-start text:name="ZOTERO_ITEM CSL_CITATION {&quot;citationID&quot;:&quot;FssWPtRU&quot;,&quot;properties&quot;:{&quot;formattedCitation&quot;:&quot;(Robertson and Radford 2009)&quot;,&quot;plainCitation&quot;:&quot;(Robertson and Radford 2009)&quot;,&quot;noteIndex&quot;:0},&quot;citationItems&quot;:[{&quot;id&quot;:3144,&quot;uris&quot;:[&quot;http://zotero.org/users/1954708/items/NYY9VRWM&quot;],&quot;uri&quot;:[&quot;http://zotero.org/users/1954708/items/NYY9VRWM&quot;],&quot;itemData&quot;:{&quot;id&quot;:3144,&quot;type&quot;:&quot;article-journal&quot;,&quot;abstract&quot;:&quot;Habitat loss and fragmentation are recognized as primary drivers of biodiversity loss worldwide. To understand the functional effects of habitat fragmentation on bird populations, data on movement across gaps in habitat cover are necessary, although rarely available. In this study, we used call playback to simulate a conspecific territorial intruder to entice birds to move through the landscape in a predictable and directional manner. We then quantified the probability of movement in continuous forest and across cleared gaps for two forest-dependent species, the grey shrike-thrush (Colluricincla harmonica) and the white-throated treecreeper (Cormobates leucophaeus). Fifty-four playback trials were conducted for each species across distances ranging from 25 to 480 m in continuous forest and 15–260 m across gaps in a forest-agricultural landscape in southern Victoria, Australia. The probability of movement was significantly reduced by gaps in forest cover for both species. Shrike-thrushes were six times more likely to move 170 m in continuous forest than to cross 170-m gaps. The mean probability that treecreepers would cross any gap at all was less than 0.5, and they were three times less likely to move 50 m across a gap than through continuous forest. Both species displayed non-linear responses to increasing gap distance: we identified a gap-tolerance threshold of 85 m for the shrike-thrush and 65 m for the treecreeper beyond which individuals were most unlikely to cross. The presence of scattered paddock trees increased functional connectivity for the shrike-thrush, with individuals crossing up to 260 m when scattered trees were present. We conclude that gaps in habitat cover are barriers to movement, and that characteristics of the intervening matrix influence landscape permeability.&quot;,&quot;container-title&quot;:&quot;Austral Ecology&quot;,&quot;DOI&quot;:&quot;https://doi.org/10.1111/j.1442-9993.2009.01945.x&quot;,&quot;ISSN&quot;:&quot;1442-9993&quot;,&quot;issue&quot;:&quot;4&quot;,&quot;language&quot;:&quot;en&quot;,&quot;note&quot;:&quot;_eprint: https://onlinelibrary.wiley.com/doi/pdf/10.1111/j.1442-9993.2009.01945.x&quot;,&quot;page&quot;:&quot;435-446&quot;,&quot;source&quot;:&quot;Wiley Online Library&quot;,&quot;title&quot;:&quot;Gap-crossing decisions of forest birds in a fragmented landscape&quot;,&quot;volume&quot;:&quot;34&quot;,&quot;author&quot;:[{&quot;family&quot;:&quot;Robertson&quot;,&quot;given&quot;:&quot;Oliver J.&quot;},{&quot;family&quot;:&quot;Radford&quot;,&quot;given&quot;:&quot;James Q.&quot;}],&quot;issued&quot;:{&quot;date-parts&quot;:[[&quot;2009&quot;]]}}}],&quot;schema&quot;:&quot;https://github.com/citation-style-language/schema/raw/master/csl-citation.json&quot;} RND8vSH4wL4MD"/><text:span text:style-name="T213">(Robertson and Radford 2009)</text:span><text:reference-mark-end text:name="ZOTERO_ITEM CSL_CITATION {&quot;citationID&quot;:&quot;FssWPtRU&quot;,&quot;properties&quot;:{&quot;formattedCitation&quot;:&quot;(Robertson and Radford 2009)&quot;,&quot;plainCitation&quot;:&quot;(Robertson and Radford 2009)&quot;,&quot;noteIndex&quot;:0},&quot;citationItems&quot;:[{&quot;id&quot;:3144,&quot;uris&quot;:[&quot;http://zotero.org/users/1954708/items/NYY9VRWM&quot;],&quot;uri&quot;:[&quot;http://zotero.org/users/1954708/items/NYY9VRWM&quot;],&quot;itemData&quot;:{&quot;id&quot;:3144,&quot;type&quot;:&quot;article-journal&quot;,&quot;abstract&quot;:&quot;Habitat loss and fragmentation are recognized as primary drivers of biodiversity loss worldwide. To understand the functional effects of habitat fragmentation on bird populations, data on movement across gaps in habitat cover are necessary, although rarely available. In this study, we used call playback to simulate a conspecific territorial intruder to entice birds to move through the landscape in a predictable and directional manner. We then quantified the probability of movement in continuous forest and across cleared gaps for two forest-dependent species, the grey shrike-thrush (Colluricincla harmonica) and the white-throated treecreeper (Cormobates leucophaeus). Fifty-four playback trials were conducted for each species across distances ranging from 25 to 480 m in continuous forest and 15–260 m across gaps in a forest-agricultural landscape in southern Victoria, Australia. The probability of movement was significantly reduced by gaps in forest cover for both species. Shrike-thrushes were six times more likely to move 170 m in continuous forest than to cross 170-m gaps. The mean probability that treecreepers would cross any gap at all was less than 0.5, and they were three times less likely to move 50 m across a gap than through continuous forest. Both species displayed non-linear responses to increasing gap distance: we identified a gap-tolerance threshold of 85 m for the shrike-thrush and 65 m for the treecreeper beyond which individuals were most unlikely to cross. The presence of scattered paddock trees increased functional connectivity for the shrike-thrush, with individuals crossing up to 260 m when scattered trees were present. We conclude that gaps in habitat cover are barriers to movement, and that characteristics of the intervening matrix influence landscape permeability.&quot;,&quot;container-title&quot;:&quot;Austral Ecology&quot;,&quot;DOI&quot;:&quot;https://doi.org/10.1111/j.1442-9993.2009.01945.x&quot;,&quot;ISSN&quot;:&quot;1442-9993&quot;,&quot;issue&quot;:&quot;4&quot;,&quot;language&quot;:&quot;en&quot;,&quot;note&quot;:&quot;_eprint: https://onlinelibrary.wiley.com/doi/pdf/10.1111/j.1442-9993.2009.01945.x&quot;,&quot;page&quot;:&quot;435-446&quot;,&quot;source&quot;:&quot;Wiley Online Library&quot;,&quot;title&quot;:&quot;Gap-crossing decisions of forest birds in a fragmented landscape&quot;,&quot;volume&quot;:&quot;34&quot;,&quot;author&quot;:[{&quot;family&quot;:&quot;Robertson&quot;,&quot;given&quot;:&quot;Oliver J.&quot;},{&quot;family&quot;:&quot;Radford&quot;,&quot;given&quot;:&quot;James Q.&quot;}],&quot;issued&quot;:{&quot;date-parts&quot;:[[&quot;2009&quot;]]}}}],&quot;schema&quot;:&quot;https://github.com/citation-style-language/schema/raw/master/csl-citation.json&quot;} RND8vSH4wL4MD"/><text:span text:style-name="T213">. In conclusion,</text:span><text:span text:style-name="T131"> </text:span><text:span text:style-name="T135">our results suggest that </text:span><text:span text:style-name="T131">during early succession of tropical forest gaps the effects of birds </text:span><text:span text:style-name="T141">and</text:span><text:span text:style-name="T131"> bats are limited and herbivores and AP respond mainly to changes in vegetation quantity.</text:span></text:p>
      <text:p text:style-name="P26"><text:span text:style-name="T213"><text:tab/>Arthropod community showed some limited directional response to the exclosure including biomass increase, diversity</text:span><text:span text:style-name="T2"> and network modularity reduction, size shifts towards larger species of Aranea, </text:span><text:span text:style-name="T41">and shifts in individual sizes in majority of arthropod orders</text:span><text:span text:style-name="T2">. Despite no effect on abundance we found that top-predators removal resulted in higher herbivore and AP biomass. Moreover, we found </text:span><text:span text:style-name="T213">shifts in species size distributions for Aranea, possibly released from primary predator pressure. </text:span><text:span text:style-name="T245">Nevertheless, in food webs </text:span><text:span text:style-name="T257">without</text:span><text:span text:style-name="T245"> top predators it was more probable to find larger individuals in nearly all </text:span><text:span text:style-name="T246">arthropod </text:span><text:span text:style-name="T245">order</text:span><text:span text:style-name="T246">s</text:span><text:span text:style-name="T245">. For a generalist predator individual size distributions probably matter</text:span><text:span text:style-name="T247">s</text:span><text:span text:style-name="T245"> more than species size d</text:span><text:span text:style-name="T248">i</text:span><text:span text:style-name="T245">stributions. </text:span><text:span text:style-name="T213">Under abundance limit enforced by high quality plant biomass we should see compensating ef</text:span><text:span text:style-name="T2">fect of herbivore body size/mass shifts within the community </text:span><text:bookmark-start text:name="__UnoMark__9842_532779537"/><text:bookmark-start text:name="__UnoMark__13947_532779537"/><text:bookmark-start text:name="__UnoMark__12427_532779537"/><text:bookmark-start text:name="__UnoMark__18707_532779537"/><text:reference-mark-start text:name="ZOTERO_ITEM CSL_CITATION {&quot;citationID&quot;:&quot;m1KphyQk&quot;,&quot;properties&quot;:{&quot;formattedCitation&quot;:&quot;(Ritchie and Johnson 2009)&quot;,&quot;plainCitation&quot;:&quot;(Ritchie and Johnson 2009)&quot;,&quot;noteIndex&quot;:0},&quot;citationItems&quot;:[{&quot;id&quot;:2368,&quot;uris&quot;:[&quot;http://zotero.org/users/1954708/items/WL2RJ7J7&quot;],&quot;uri&quot;:[&quot;http://zotero.org/users/1954708/items/WL2RJ7J7&quot;],&quot;itemData&quot;:{&quot;id&quot;:2368,&quot;type&quot;:&quot;article-journal&quot;,&quot;abstract&quot;:&quot;There is growing recognition of the important roles played by predators in regulating ecosystems and sustaining biodiversity. Much attention has focused on the consequences of predator-regulation of herbivore populations, and associated trophic cascades. However apex predators may also control smaller ‘mesopredators’ through intraguild interactions. Removal of apex predators can result in changes to intraguild interactions and outbreaks of mesopredators (‘mesopredator release’), leading in turn to increased predation on smaller prey. Here we provide a review and synthesis of studies of predator interactions, mesopredator release and their impacts on biodiversity. Mesopredator suppression by apex predators is widespread geographically and taxonomically. Apex predators suppress mesopredators both by killing them, or instilling fear, which motivates changes in behaviour and habitat use that limit mesopredator distribution and abundance. Changes in the abundance of apex predators may have disproportionate (up to fourfold) effects on mesopredator abundance. Outcomes of interactions between predators may however vary with resource availability, habitat complexity and the complexity of predator communities. There is potential for the restoration of apex predators to have benefits for biodiversity conservation through moderation of the impacts of mesopredators on their prey, but this requires a whole-ecosystem view to avoid unforeseen negative effects. ‘Nothing has changed since I began. My eye has permitted no change. I am going to keep things like this.’ From ‘Hawk Roosting’, by Ted Hughes.&quot;,&quot;container-title&quot;:&quot;Ecology Letters&quot;,&quot;DOI&quot;:&quot;10.1111/j.1461-0248.2009.01347.x&quot;,&quot;ISSN&quot;:&quot;1461-0248&quot;,&quot;issue&quot;:&quot;9&quot;,&quot;language&quot;:&quot;en&quot;,&quot;page&quot;:&quot;982-998&quot;,&quot;source&quot;:&quot;Wiley Online Library&quot;,&quot;title&quot;:&quot;Predator interactions, mesopredator release and biodiversity conservation&quot;,&quot;volume&quot;:&quot;12&quot;,&quot;author&quot;:[{&quot;family&quot;:&quot;Ritchie&quot;,&quot;given&quot;:&quot;Euan G.&quot;},{&quot;family&quot;:&quot;Johnson&quot;,&quot;given&quot;:&quot;Christopher N.&quot;}],&quot;issued&quot;:{&quot;date-parts&quot;:[[&quot;2009&quot;]]}}}],&quot;schema&quot;:&quot;https://github.com/citation-style-language/schema/raw/master/csl-citation.json&quot;} RND6yc5jMypPf"/><text:span text:style-name="T2">(Ritchie and Johnson 2009)</text:span><text:bookmark-end text:name="__UnoMark__9842_532779537"/><text:bookmark-end text:name="__UnoMark__13947_532779537"/><text:bookmark-end text:name="__UnoMark__12427_532779537"/><text:bookmark-end text:name="__UnoMark__18707_532779537"/><text:reference-mark-end text:name="ZOTERO_ITEM CSL_CITATION {&quot;citationID&quot;:&quot;m1KphyQk&quot;,&quot;properties&quot;:{&quot;formattedCitation&quot;:&quot;(Ritchie and Johnson 2009)&quot;,&quot;plainCitation&quot;:&quot;(Ritchie and Johnson 2009)&quot;,&quot;noteIndex&quot;:0},&quot;citationItems&quot;:[{&quot;id&quot;:2368,&quot;uris&quot;:[&quot;http://zotero.org/users/1954708/items/WL2RJ7J7&quot;],&quot;uri&quot;:[&quot;http://zotero.org/users/1954708/items/WL2RJ7J7&quot;],&quot;itemData&quot;:{&quot;id&quot;:2368,&quot;type&quot;:&quot;article-journal&quot;,&quot;abstract&quot;:&quot;There is growing recognition of the important roles played by predators in regulating ecosystems and sustaining biodiversity. Much attention has focused on the consequences of predator-regulation of herbivore populations, and associated trophic cascades. However apex predators may also control smaller ‘mesopredators’ through intraguild interactions. Removal of apex predators can result in changes to intraguild interactions and outbreaks of mesopredators (‘mesopredator release’), leading in turn to increased predation on smaller prey. Here we provide a review and synthesis of studies of predator interactions, mesopredator release and their impacts on biodiversity. Mesopredator suppression by apex predators is widespread geographically and taxonomically. Apex predators suppress mesopredators both by killing them, or instilling fear, which motivates changes in behaviour and habitat use that limit mesopredator distribution and abundance. Changes in the abundance of apex predators may have disproportionate (up to fourfold) effects on mesopredator abundance. Outcomes of interactions between predators may however vary with resource availability, habitat complexity and the complexity of predator communities. There is potential for the restoration of apex predators to have benefits for biodiversity conservation through moderation of the impacts of mesopredators on their prey, but this requires a whole-ecosystem view to avoid unforeseen negative effects. ‘Nothing has changed since I began. My eye has permitted no change. I am going to keep things like this.’ From ‘Hawk Roosting’, by Ted Hughes.&quot;,&quot;container-title&quot;:&quot;Ecology Letters&quot;,&quot;DOI&quot;:&quot;10.1111/j.1461-0248.2009.01347.x&quot;,&quot;ISSN&quot;:&quot;1461-0248&quot;,&quot;issue&quot;:&quot;9&quot;,&quot;language&quot;:&quot;en&quot;,&quot;page&quot;:&quot;982-998&quot;,&quot;source&quot;:&quot;Wiley Online Library&quot;,&quot;title&quot;:&quot;Predator interactions, mesopredator release and biodiversity conservation&quot;,&quot;volume&quot;:&quot;12&quot;,&quot;author&quot;:[{&quot;family&quot;:&quot;Ritchie&quot;,&quot;given&quot;:&quot;Euan G.&quot;},{&quot;family&quot;:&quot;Johnson&quot;,&quot;given&quot;:&quot;Christopher N.&quot;}],&quot;issued&quot;:{&quot;date-parts&quot;:[[&quot;2009&quot;]]}}}],&quot;schema&quot;:&quot;https://github.com/citation-style-language/schema/raw/master/csl-citation.json&quot;} RND6yc5jMypPf"/><text:span text:style-name="T2"> as birds are known to prey on lager herbivores </text:span><text:reference-mark-start text:name="ZOTERO_ITEM CSL_CITATION {&quot;citationID&quot;:&quot;o9sHWoMW&quot;,&quot;properties&quot;:{&quot;formattedCitation&quot;:&quot;(Singer et al. 2017)&quot;,&quot;plainCitation&quot;:&quot;(Singer et al. 2017)&quot;,&quot;noteIndex&quot;:0},&quot;citationItems&quot;:[{&quot;id&quot;:3080,&quot;uris&quot;:[&quot;http://zotero.org/users/1954708/items/ZY22IJJ9&quot;],&quot;uri&quot;:[&quot;http://zotero.org/users/1954708/items/ZY22IJJ9&quot;],&quot;itemData&quot;:{&quot;id&quot;:3080,&quot;type&quot;:&quot;article-journal&quot;,&quot;abstract&quot;:&quot;The effects of predator assemblages on herbivores are predicted to depend critically on predator–predator interactions and the extent to which predators partition prey resources. The role of prey heterogeneity in generating such multiple predator effects has received limited attention. Vertebrate and arthropod insectivores constitute two co-dominant predatory taxa in many ecosystems, and the emergent properties of their joint effects on insect herbivores inform theory on multiple predator effects as well as biological control of insect herbivores. Here we use a large-scale factorial manipulation to assess the extent to which birds and ants engage in antagonistic predator–predator interactions and the consequences of heterogeneity in herbivore body size and diet breadth (i.e. the diversity of host plants used) for prey partitioning. We excluded birds and reduced ant density (by 60%) in the canopies of eight northeastern USA deciduous tree species during two consecutive years and measured the community composition and traits of lepidopteran larvae (caterpillars). Birds did not affect ant density, implying limited intraguild predation between these taxa in this system. Birds preyed selectively upon large-bodied caterpillars (reducing mean caterpillar length by 12%) and ants preyed selectively upon small-bodied caterpillars (increasing mean caterpillar length by 6%). Birds and ants also partitioned caterpillar prey by diet breadth. Birds reduced the frequency dietary generalist caterpillars by 24%, while ants had no effect. In contrast, ants reduced the frequency of dietary specialists by 20%, while birds had no effect, but these effects were non-additive; under bird exclusion, ants had no detectable effect, while in the presence of birds, they reduced the frequency of specialists by 40%. As a likely result of prey partitioning by body size and diet breadth, the combined effects of birds and ants on total caterpillar density were additive, with birds and ants reducing caterpillar density by 44% and 20% respectively. These results show evidence for the role of prey heterogeneity in driving functional complementarity among predators and enhanced top-down control. Heterogeneity in herbivore body size and diet breadth, as well as other prey traits, may represent key predictors of the strength of top-down control from predator communities.&quot;,&quot;container-title&quot;:&quot;Journal of Animal Ecology&quot;,&quot;DOI&quot;:&quot;https://doi.org/10.1111/1365-2656.12727&quot;,&quot;ISSN&quot;:&quot;1365-2656&quot;,&quot;issue&quot;:&quot;6&quot;,&quot;language&quot;:&quot;en&quot;,&quot;note&quot;:&quot;_eprint: https://besjournals.onlinelibrary.wiley.com/doi/pdf/10.1111/1365-2656.12727&quot;,&quot;page&quot;:&quot;1363-1371&quot;,&quot;source&quot;:&quot;Wiley Online Library&quot;,&quot;title&quot;:&quot;Predatory birds and ants partition caterpillar prey by body size and diet breadth&quot;,&quot;volume&quot;:&quot;86&quot;,&quot;author&quot;:[{&quot;family&quot;:&quot;Singer&quot;,&quot;given&quot;:&quot;Michael S.&quot;},{&quot;family&quot;:&quot;Clark&quot;,&quot;given&quot;:&quot;Robert E.&quot;},{&quot;family&quot;:&quot;Lichter‐Marck&quot;,&quot;given&quot;:&quot;Issac H.&quot;},{&quot;family&quot;:&quot;Johnson&quot;,&quot;given&quot;:&quot;Emily R.&quot;},{&quot;family&quot;:&quot;Mooney&quot;,&quot;given&quot;:&quot;Kailen A.&quot;}],&quot;issued&quot;:{&quot;date-parts&quot;:[[&quot;2017&quot;]]}}}],&quot;schema&quot;:&quot;https://github.com/citation-style-language/schema/raw/master/csl-citation.json&quot;} RNDAJ12slRc2g"/><text:span text:style-name="T2">(Singer et al. 2017)</text:span><text:reference-mark-end text:name="ZOTERO_ITEM CSL_CITATION {&quot;citationID&quot;:&quot;o9sHWoMW&quot;,&quot;properties&quot;:{&quot;formattedCitation&quot;:&quot;(Singer et al. 2017)&quot;,&quot;plainCitation&quot;:&quot;(Singer et al. 2017)&quot;,&quot;noteIndex&quot;:0},&quot;citationItems&quot;:[{&quot;id&quot;:3080,&quot;uris&quot;:[&quot;http://zotero.org/users/1954708/items/ZY22IJJ9&quot;],&quot;uri&quot;:[&quot;http://zotero.org/users/1954708/items/ZY22IJJ9&quot;],&quot;itemData&quot;:{&quot;id&quot;:3080,&quot;type&quot;:&quot;article-journal&quot;,&quot;abstract&quot;:&quot;The effects of predator assemblages on herbivores are predicted to depend critically on predator–predator interactions and the extent to which predators partition prey resources. The role of prey heterogeneity in generating such multiple predator effects has received limited attention. Vertebrate and arthropod insectivores constitute two co-dominant predatory taxa in many ecosystems, and the emergent properties of their joint effects on insect herbivores inform theory on multiple predator effects as well as biological control of insect herbivores. Here we use a large-scale factorial manipulation to assess the extent to which birds and ants engage in antagonistic predator–predator interactions and the consequences of heterogeneity in herbivore body size and diet breadth (i.e. the diversity of host plants used) for prey partitioning. We excluded birds and reduced ant density (by 60%) in the canopies of eight northeastern USA deciduous tree species during two consecutive years and measured the community composition and traits of lepidopteran larvae (caterpillars). Birds did not affect ant density, implying limited intraguild predation between these taxa in this system. Birds preyed selectively upon large-bodied caterpillars (reducing mean caterpillar length by 12%) and ants preyed selectively upon small-bodied caterpillars (increasing mean caterpillar length by 6%). Birds and ants also partitioned caterpillar prey by diet breadth. Birds reduced the frequency dietary generalist caterpillars by 24%, while ants had no effect. In contrast, ants reduced the frequency of dietary specialists by 20%, while birds had no effect, but these effects were non-additive; under bird exclusion, ants had no detectable effect, while in the presence of birds, they reduced the frequency of specialists by 40%. As a likely result of prey partitioning by body size and diet breadth, the combined effects of birds and ants on total caterpillar density were additive, with birds and ants reducing caterpillar density by 44% and 20% respectively. These results show evidence for the role of prey heterogeneity in driving functional complementarity among predators and enhanced top-down control. Heterogeneity in herbivore body size and diet breadth, as well as other prey traits, may represent key predictors of the strength of top-down control from predator communities.&quot;,&quot;container-title&quot;:&quot;Journal of Animal Ecology&quot;,&quot;DOI&quot;:&quot;https://doi.org/10.1111/1365-2656.12727&quot;,&quot;ISSN&quot;:&quot;1365-2656&quot;,&quot;issue&quot;:&quot;6&quot;,&quot;language&quot;:&quot;en&quot;,&quot;note&quot;:&quot;_eprint: https://besjournals.onlinelibrary.wiley.com/doi/pdf/10.1111/1365-2656.12727&quot;,&quot;page&quot;:&quot;1363-1371&quot;,&quot;source&quot;:&quot;Wiley Online Library&quot;,&quot;title&quot;:&quot;Predatory birds and ants partition caterpillar prey by body size and diet breadth&quot;,&quot;volume&quot;:&quot;86&quot;,&quot;author&quot;:[{&quot;family&quot;:&quot;Singer&quot;,&quot;given&quot;:&quot;Michael S.&quot;},{&quot;family&quot;:&quot;Clark&quot;,&quot;given&quot;:&quot;Robert E.&quot;},{&quot;family&quot;:&quot;Lichter‐Marck&quot;,&quot;given&quot;:&quot;Issac H.&quot;},{&quot;family&quot;:&quot;Johnson&quot;,&quot;given&quot;:&quot;Emily R.&quot;},{&quot;family&quot;:&quot;Mooney&quot;,&quot;given&quot;:&quot;Kailen A.&quot;}],&quot;issued&quot;:{&quot;date-parts&quot;:[[&quot;2017&quot;]]}}}],&quot;schema&quot;:&quot;https://github.com/citation-style-language/schema/raw/master/csl-citation.json&quot;} RNDAJ12slRc2g"/><text:span text:style-name="T2">. This preference of top predators can explain increase in biomass coupled with a lack of the effect on abundance of herbivores and AP. Additional effects </text:span><text:span text:style-name="T41">predators</text:span><text:span text:style-name="T2"> can be seen in the specialization pattern of putative interaction networks between plants and herbivores</text:span><text:span text:style-name="T213">. </text:span><text:span text:style-name="T249">First of all except for modularity we did not detect any difference in the interaction network </text:span><text:span text:style-name="T250">structure</text:span><text:span text:style-name="T249">, </text:span><text:span text:style-name="T251">and in case of generality and nestedness larger than expected </text:span><text:span text:style-name="T257">variability</text:span><text:span text:style-name="T251"> in the exclosure plots</text:span><text:span text:style-name="T249">. Secondly</text:span><text:span text:style-name="T11">, a</text:span><text:span text:style-name="T79">gainst our expectations, modularity decreased in the presence of predators with no effect on specialization or any other network descriptor. This effect was independent of the general network specialization.</text:span><text:span text:style-name="T131"> </text:span><text:span text:style-name="T142">This</text:span><text:span text:style-name="T143"> </text:span><text:span text:style-name="T142">might be caused</text:span><text:span text:style-name="T318"> by orthopterans and hemipterans</text:span><text:span text:style-name="T313"> extending their diet </text:span><text:span text:style-name="T314">in response to predation. </text:span><text:span text:style-name="T315">T</text:span><text:span text:style-name="T313">here </text:span><text:span text:style-name="T316">were</text:span><text:span text:style-name="T313"> some </text:span><text:span text:style-name="T315">signals of increased </text:span><text:span text:style-name="T313"><text:s/></text:span><text:span text:style-name="T314">specializatio</text:span><text:span text:style-name="T316">n</text:span><text:span text:style-name="T313"> and </text:span><text:span text:style-name="T314">vulnerability </text:span><text:span text:style-name="T316">in response to predation </text:span><text:span text:style-name="T314">that would </text:span><text:span text:style-name="T317">support</text:span><text:span text:style-name="T314"> this idea. </text:span><text:span text:style-name="T316">However, </text:span><text:span text:style-name="T317">possibly </text:span><text:span text:style-name="T313">because of small sample size we </text:span><text:span text:style-name="T316">remained</text:span><text:span text:style-name="T314"> </text:span><text:span text:style-name="T316">undetected</text:span><text:span text:style-name="T313">. </text:span><text:span text:style-name="T131">This might suggest that in tropical forest gaps EFS is unlikely, as it was previously shown to be doubtful for </text:span><text:span text:style-name="T128">Ficus</text:span><text:span text:style-name="T131"> species in Papua New Guinea </text:span><text:reference-mark-start text:name="ZOTERO_ITEM CSL_CITATION {&quot;citationID&quot;:&quot;IfqRrXvj&quot;,&quot;properties&quot;:{&quot;formattedCitation&quot;:&quot;(Novotny et al. 1999)&quot;,&quot;plainCitation&quot;:&quot;(Novotny et al. 1999)&quot;,&quot;noteIndex&quot;:0},&quot;citationItems&quot;:[{&quot;id&quot;:2406,&quot;uris&quot;:[&quot;http://zotero.org/users/1954708/items/WFICEXFB&quot;],&quot;uri&quot;:[&quot;http://zotero.org/users/1954708/items/WFICEXFB&quot;],&quot;itemData&quot;:{&quot;id&quot;:2406,&quot;type&quot;:&quot;article-journal&quot;,&quot;abstract&quot;:&quot;Spatial and temporal variability in predation risk for herbivores on 13 rainforest species of Ficus (Moraceae) in Papua New Guinea was studied in order to assess whether predator-free refuges exist on their foliage and if so, whether herbivorous insects concentrate their activity in such refugia. Predation risk from invertebrate predators was measured as the disappearance rate of live termites set up as baits on the foliage. By far the most important predators were ants, accounting for 77% of attacks. No consistent differences in predation rate between Ficus species were found so that tree identity could not be used as an indicator of enemy-free space. Predation risk was highly variable among conspecific trees and also changed rapidly in time, over periods as short as 10 days. Such short-term and unpredictable predator-free refuges may be difficult for herbivores to find and exploit. Predation risk during the day was three times higher than during the night, but abundance of herbivores on the foliage was also higher during the day. Thus, night was confirmed as a relatively enemy-free time which, however, was not exploited by herbivores.&quot;,&quot;container-title&quot;:&quot;Australian Journal of Ecology&quot;,&quot;DOI&quot;:&quot;10.1046/j.1440-169x.1999.00987.x&quot;,&quot;ISSN&quot;:&quot;1442-9993&quot;,&quot;issue&quot;:&quot;5&quot;,&quot;language&quot;:&quot;en&quot;,&quot;note&quot;:&quot;_eprint: https://onlinelibrary.wiley.com/doi/pdf/10.1046/j.1440-169x.1999.00987.x&quot;,&quot;page&quot;:&quot;477-483&quot;,&quot;source&quot;:&quot;Wiley Online Library&quot;,&quot;title&quot;:&quot;Predation risk for herbivorous insects on tropical vegetation: A search for enemy-free space and time&quot;,&quot;title-short&quot;:&quot;Predation risk for herbivorous insects on tropical vegetation&quot;,&quot;volume&quot;:&quot;24&quot;,&quot;author&quot;:[{&quot;family&quot;:&quot;Novotny&quot;,&quot;given&quot;:&quot;V.&quot;},{&quot;family&quot;:&quot;Basset&quot;,&quot;given&quot;:&quot;Y.&quot;},{&quot;family&quot;:&quot;Auga&quot;,&quot;given&quot;:&quot;J.&quot;},{&quot;family&quot;:&quot;Boen&quot;,&quot;given&quot;:&quot;W.&quot;},{&quot;family&quot;:&quot;Dal&quot;,&quot;given&quot;:&quot;C.&quot;},{&quot;family&quot;:&quot;Drozd&quot;,&quot;given&quot;:&quot;P.&quot;},{&quot;family&quot;:&quot;Kasbal&quot;,&quot;given&quot;:&quot;M.&quot;},{&quot;family&quot;:&quot;Isua&quot;,&quot;given&quot;:&quot;B.&quot;},{&quot;family&quot;:&quot;Kutil&quot;,&quot;given&quot;:&quot;R.&quot;},{&quot;family&quot;:&quot;Manumbor&quot;,&quot;given&quot;:&quot;M.&quot;}],&quot;issued&quot;:{&quot;date-parts&quot;:[[&quot;1999&quot;]]}}}],&quot;schema&quot;:&quot;https://github.com/citation-style-language/schema/raw/master/csl-citation.json&quot;} RNDCqXmzvTsA4"/><text:span text:style-name="T131">(Novotny et al. 1999)</text:span><text:reference-mark-end text:name="ZOTERO_ITEM CSL_CITATION {&quot;citationID&quot;:&quot;IfqRrXvj&quot;,&quot;properties&quot;:{&quot;formattedCitation&quot;:&quot;(Novotny et al. 1999)&quot;,&quot;plainCitation&quot;:&quot;(Novotny et al. 1999)&quot;,&quot;noteIndex&quot;:0},&quot;citationItems&quot;:[{&quot;id&quot;:2406,&quot;uris&quot;:[&quot;http://zotero.org/users/1954708/items/WFICEXFB&quot;],&quot;uri&quot;:[&quot;http://zotero.org/users/1954708/items/WFICEXFB&quot;],&quot;itemData&quot;:{&quot;id&quot;:2406,&quot;type&quot;:&quot;article-journal&quot;,&quot;abstract&quot;:&quot;Spatial and temporal variability in predation risk for herbivores on 13 rainforest species of Ficus (Moraceae) in Papua New Guinea was studied in order to assess whether predator-free refuges exist on their foliage and if so, whether herbivorous insects concentrate their activity in such refugia. Predation risk from invertebrate predators was measured as the disappearance rate of live termites set up as baits on the foliage. By far the most important predators were ants, accounting for 77% of attacks. No consistent differences in predation rate between Ficus species were found so that tree identity could not be used as an indicator of enemy-free space. Predation risk was highly variable among conspecific trees and also changed rapidly in time, over periods as short as 10 days. Such short-term and unpredictable predator-free refuges may be difficult for herbivores to find and exploit. Predation risk during the day was three times higher than during the night, but abundance of herbivores on the foliage was also higher during the day. Thus, night was confirmed as a relatively enemy-free time which, however, was not exploited by herbivores.&quot;,&quot;container-title&quot;:&quot;Australian Journal of Ecology&quot;,&quot;DOI&quot;:&quot;10.1046/j.1440-169x.1999.00987.x&quot;,&quot;ISSN&quot;:&quot;1442-9993&quot;,&quot;issue&quot;:&quot;5&quot;,&quot;language&quot;:&quot;en&quot;,&quot;note&quot;:&quot;_eprint: https://onlinelibrary.wiley.com/doi/pdf/10.1046/j.1440-169x.1999.00987.x&quot;,&quot;page&quot;:&quot;477-483&quot;,&quot;source&quot;:&quot;Wiley Online Library&quot;,&quot;title&quot;:&quot;Predation risk for herbivorous insects on tropical vegetation: A search for enemy-free space and time&quot;,&quot;title-short&quot;:&quot;Predation risk for herbivorous insects on tropical vegetation&quot;,&quot;volume&quot;:&quot;24&quot;,&quot;author&quot;:[{&quot;family&quot;:&quot;Novotny&quot;,&quot;given&quot;:&quot;V.&quot;},{&quot;family&quot;:&quot;Basset&quot;,&quot;given&quot;:&quot;Y.&quot;},{&quot;family&quot;:&quot;Auga&quot;,&quot;given&quot;:&quot;J.&quot;},{&quot;family&quot;:&quot;Boen&quot;,&quot;given&quot;:&quot;W.&quot;},{&quot;family&quot;:&quot;Dal&quot;,&quot;given&quot;:&quot;C.&quot;},{&quot;family&quot;:&quot;Drozd&quot;,&quot;given&quot;:&quot;P.&quot;},{&quot;family&quot;:&quot;Kasbal&quot;,&quot;given&quot;:&quot;M.&quot;},{&quot;family&quot;:&quot;Isua&quot;,&quot;given&quot;:&quot;B.&quot;},{&quot;family&quot;:&quot;Kutil&quot;,&quot;given&quot;:&quot;R.&quot;},{&quot;family&quot;:&quot;Manumbor&quot;,&quot;given&quot;:&quot;M.&quot;}],&quot;issued&quot;:{&quot;date-parts&quot;:[[&quot;1999&quot;]]}}}],&quot;schema&quot;:&quot;https://github.com/citation-style-language/schema/raw/master/csl-citation.json&quot;} RNDCqXmzvTsA4"/><text:span text:style-name="T131">. It is puzzling why </text:span><text:span text:style-name="T144">would the </text:span><text:span text:style-name="T131">least specialize</text:span><text:span text:style-name="T144">d</text:span><text:span text:style-name="T131"> herbivore s</text:span><text:span text:style-name="T143">pecies</text:span><text:span text:style-name="T131"> (or ones that utilize broader habitat ranges) increase in abundance in the presence of predators. It is possible that by decreasing </text:span><text:span text:style-name="T143">their density</text:span><text:span text:style-name="T131"> through utilization of broader host plants generalists are able to avoid density dependent predation</text:span><text:bookmark text:name="__UnoMark__13496_532779537"/><text:span text:style-name="T131"> </text:span><text:reference-mark-start text:name="ZOTERO_ITEM CSL_CITATION {&quot;citationID&quot;:&quot;5g0PnWWf&quot;,&quot;properties&quot;:{&quot;formattedCitation&quot;:&quot;(Abdala\\uc0\\u8208{}Roberts et al. 2019)&quot;,&quot;plainCitation&quot;:&quot;(Abdala‐Roberts et al. 2019)&quot;,&quot;noteIndex&quot;:0},&quot;citationItems&quot;:[{&quot;id&quot;:2200,&quot;uris&quot;:[&quot;http://zotero.org/users/1954708/items/49N56676&quot;],&quot;uri&quot;:[&quot;http://zotero.org/users/1954708/items/49N56676&quot;],&quot;itemData&quot;:{&quot;id&quot;:2200,&quot;type&quot;:&quot;article-journal&quot;,&quot;abstract&quot;:&quot;A vast body of research demonstrates that many ecological and evolutionary processes can only be understood from a tri-trophic viewpoint, that is, one that moves beyond the pairwise interactions of neighbouring trophic levels to consider the emergent features of interactions among multiple trophic levels. Despite its unifying potential, tri-trophic research has been fragmented, following two distinct paths. One has focused on the population biology and evolutionary ecology of simple food chains of interacting species. The other has focused on bottom-up and top-down controls over the distribution of biomass across trophic levels and other ecosystem-level variables. Here, we propose pathways to bridge these two long-standing perspectives. We argue that an expanded theory of tri-trophic interactions (TTIs) can unify our understanding of biological processes across scales and levels of organisation, ranging from species evolution and pairwise interactions to community structure and ecosystem function. To do so requires addressing how community structure and ecosystem function arise as emergent properties of component TTIs, and, in turn, how species traits and TTIs are shaped by the ecosystem processes and the abiotic environment in which they are embedded. We conclude that novel insights will come from applying tri-trophic theory systematically across all levels of biological organisation.&quot;,&quot;container-title&quot;:&quot;Ecology Letters&quot;,&quot;DOI&quot;:&quot;10.1111/ele.13392&quot;,&quot;ISSN&quot;:&quot;1461-0248&quot;,&quot;issue&quot;:&quot;12&quot;,&quot;language&quot;:&quot;en&quot;,&quot;page&quot;:&quot;2151-2167&quot;,&quot;source&quot;:&quot;Wiley Online Library&quot;,&quot;title&quot;:&quot;Tri-trophic interactions: bridging species, communities and ecosystems&quot;,&quot;title-short&quot;:&quot;Tri-trophic interactions&quot;,&quot;volume&quot;:&quot;22&quot;,&quot;author&quot;:[{&quot;family&quot;:&quot;Abdala‐Roberts&quot;,&quot;given&quot;:&quot;Luis&quot;},{&quot;family&quot;:&quot;Puentes&quot;,&quot;given&quot;:&quot;Adriana&quot;},{&quot;family&quot;:&quot;Finke&quot;,&quot;given&quot;:&quot;Deborah L.&quot;},{&quot;family&quot;:&quot;Marquis&quot;,&quot;given&quot;:&quot;Robert J.&quot;},{&quot;family&quot;:&quot;Montserrat&quot;,&quot;given&quot;:&quot;Marta&quot;},{&quot;family&quot;:&quot;Poelman&quot;,&quot;given&quot;:&quot;Erik H.&quot;},{&quot;family&quot;:&quot;Rasmann&quot;,&quot;given&quot;:&quot;Sergio&quot;},{&quot;family&quot;:&quot;Sentis&quot;,&quot;given&quot;:&quot;Arnaud&quot;},{&quot;family&quot;:&quot;Dam&quot;,&quot;given&quot;:&quot;Nicole M.&quot;,&quot;dropping-particle&quot;:&quot;van&quot;},{&quot;family&quot;:&quot;Wimp&quot;,&quot;given&quot;:&quot;Gina&quot;},{&quot;family&quot;:&quot;Mooney&quot;,&quot;given&quot;:&quot;Kailen&quot;},{&quot;family&quot;:&quot;Björkman&quot;,&quot;given&quot;:&quot;Christer&quot;}],&quot;issued&quot;:{&quot;date-parts&quot;:[[&quot;2019&quot;]]}}}],&quot;schema&quot;:&quot;https://github.com/citation-style-language/schema/raw/master/csl-citation.json&quot;} RNDbEcPkWBxMc"/><text:span text:style-name="T268">(Abdala</text:span><text:span text:style-name="T270">‐Roberts et al. 2019)</text:span><text:reference-mark-end text:name="ZOTERO_ITEM CSL_CITATION {&quot;citationID&quot;:&quot;5g0PnWWf&quot;,&quot;properties&quot;:{&quot;formattedCitation&quot;:&quot;(Abdala\\uc0\\u8208{}Roberts et al. 2019)&quot;,&quot;plainCitation&quot;:&quot;(Abdala‐Roberts et al. 2019)&quot;,&quot;noteIndex&quot;:0},&quot;citationItems&quot;:[{&quot;id&quot;:2200,&quot;uris&quot;:[&quot;http://zotero.org/users/1954708/items/49N56676&quot;],&quot;uri&quot;:[&quot;http://zotero.org/users/1954708/items/49N56676&quot;],&quot;itemData&quot;:{&quot;id&quot;:2200,&quot;type&quot;:&quot;article-journal&quot;,&quot;abstract&quot;:&quot;A vast body of research demonstrates that many ecological and evolutionary processes can only be understood from a tri-trophic viewpoint, that is, one that moves beyond the pairwise interactions of neighbouring trophic levels to consider the emergent features of interactions among multiple trophic levels. Despite its unifying potential, tri-trophic research has been fragmented, following two distinct paths. One has focused on the population biology and evolutionary ecology of simple food chains of interacting species. The other has focused on bottom-up and top-down controls over the distribution of biomass across trophic levels and other ecosystem-level variables. Here, we propose pathways to bridge these two long-standing perspectives. We argue that an expanded theory of tri-trophic interactions (TTIs) can unify our understanding of biological processes across scales and levels of organisation, ranging from species evolution and pairwise interactions to community structure and ecosystem function. To do so requires addressing how community structure and ecosystem function arise as emergent properties of component TTIs, and, in turn, how species traits and TTIs are shaped by the ecosystem processes and the abiotic environment in which they are embedded. We conclude that novel insights will come from applying tri-trophic theory systematically across all levels of biological organisation.&quot;,&quot;container-title&quot;:&quot;Ecology Letters&quot;,&quot;DOI&quot;:&quot;10.1111/ele.13392&quot;,&quot;ISSN&quot;:&quot;1461-0248&quot;,&quot;issue&quot;:&quot;12&quot;,&quot;language&quot;:&quot;en&quot;,&quot;page&quot;:&quot;2151-2167&quot;,&quot;source&quot;:&quot;Wiley Online Library&quot;,&quot;title&quot;:&quot;Tri-trophic interactions: bridging species, communities and ecosystems&quot;,&quot;title-short&quot;:&quot;Tri-trophic interactions&quot;,&quot;volume&quot;:&quot;22&quot;,&quot;author&quot;:[{&quot;family&quot;:&quot;Abdala‐Roberts&quot;,&quot;given&quot;:&quot;Luis&quot;},{&quot;family&quot;:&quot;Puentes&quot;,&quot;given&quot;:&quot;Adriana&quot;},{&quot;family&quot;:&quot;Finke&quot;,&quot;given&quot;:&quot;Deborah L.&quot;},{&quot;family&quot;:&quot;Marquis&quot;,&quot;given&quot;:&quot;Robert J.&quot;},{&quot;family&quot;:&quot;Montserrat&quot;,&quot;given&quot;:&quot;Marta&quot;},{&quot;family&quot;:&quot;Poelman&quot;,&quot;given&quot;:&quot;Erik H.&quot;},{&quot;family&quot;:&quot;Rasmann&quot;,&quot;given&quot;:&quot;Sergio&quot;},{&quot;family&quot;:&quot;Sentis&quot;,&quot;given&quot;:&quot;Arnaud&quot;},{&quot;family&quot;:&quot;Dam&quot;,&quot;given&quot;:&quot;Nicole M.&quot;,&quot;dropping-particle&quot;:&quot;van&quot;},{&quot;family&quot;:&quot;Wimp&quot;,&quot;given&quot;:&quot;Gina&quot;},{&quot;family&quot;:&quot;Mooney&quot;,&quot;given&quot;:&quot;Kailen&quot;},{&quot;family&quot;:&quot;Björkman&quot;,&quot;given&quot;:&quot;Christer&quot;}],&quot;issued&quot;:{&quot;date-parts&quot;:[[&quot;2019&quot;]]}}}],&quot;schema&quot;:&quot;https://github.com/citation-style-language/schema/raw/master/csl-citation.json&quot;} RNDbEcPkWBxMc"/><text:span text:style-name="T131">. This could b</text:span><text:span text:style-name="T79">e supported by our findings that generalists were more flexible in their diet choice. Thus, similarly to a recent study </text:span><text:reference-mark-start text:name="ZOTERO_ITEM CSL_CITATION {&quot;citationID&quot;:&quot;2Rzv27LU&quot;,&quot;properties&quot;:{&quot;formattedCitation&quot;:&quot;(Robinson and Strauss 2020)&quot;,&quot;plainCitation&quot;:&quot;(Robinson and Strauss 2020)&quot;,&quot;noteIndex&quot;:0},&quot;citationItems&quot;:[{&quot;id&quot;:2736,&quot;uris&quot;:[&quot;http://zotero.org/users/1954708/items/LTNYHFBG&quot;],&quot;uri&quot;:[&quot;http://zotero.org/users/1954708/items/LTNYHFBG&quot;],&quot;itemData&quot;:{&quot;id&quot;:2736,&quot;type&quot;:&quot;article-journal&quot;,&quot;abstract&quot;:&quot;Linking mechanistic processes to the stability of ecological networks is a key frontier in ecology. In trophic networks, “modules”—groups of species that interact more with each other than with other members of the community—confer stability, mitigating effects of species loss or perturbation. Modularity, in turn, is shaped by the interplay between species’ diet breadth traits and environmental influences, which together dictate interaction structure. Despite the importance of network modularity, variation in this emergent property is poorly understood in complex natural systems. Using two years of field data, we quantified interactions between a rich community of lepidopteran herbivores and their host plants across a mosaic of low-resource serpentine and high-resource nonserpentine soils. We used literature and our own observations to categorize herbivore species as generalists (feeding on more than one plant family) or specialists (feeding on one plant family). In both years, the plant-herbivore network was more modular on serpentine than on nonserpentine soils—despite large differences in herbivore assemblage size across years. This structural outcome was primarily driven by reduction in the breadth of host plant use by generalist species, rather than by changes in the composition of species with different fundamental diet breadths. Greater modularity—and thus greater stability—reflects environmental conditions and plastic responses by generalist herbivores to low host plant quality. By considering the dual roles of species traits and ecological processes, we provide a deeper mechanistic understanding of network modularity, and suggest a role for resource availability in shaping network persistence.&quot;,&quot;container-title&quot;:&quot;Proceedings of the National Academy of Sciences&quot;,&quot;DOI&quot;:&quot;10.1073/pnas.1820143117&quot;,&quot;ISSN&quot;:&quot;0027-8424, 1091-6490&quot;,&quot;issue&quot;:&quot;4&quot;,&quot;journalAbbreviation&quot;:&quot;PNAS&quot;,&quot;language&quot;:&quot;en&quot;,&quot;note&quot;:&quot;publisher: National Academy of Sciences\nsection: Biological Sciences\nPMID: 31932445&quot;,&quot;page&quot;:&quot;2043-2048&quot;,&quot;source&quot;:&quot;www.pnas.org&quot;,&quot;title&quot;:&quot;Generalists are more specialized in low-resource habitats, increasing stability of ecological network structure&quot;,&quot;volume&quot;:&quot;117&quot;,&quot;author&quot;:[{&quot;family&quot;:&quot;Robinson&quot;,&quot;given&quot;:&quot;Moria L.&quot;},{&quot;family&quot;:&quot;Strauss&quot;,&quot;given&quot;:&quot;Sharon Y.&quot;}],&quot;issued&quot;:{&quot;date-parts&quot;:[[&quot;2020&quot;,1,28]]}}}],&quot;schema&quot;:&quot;https://github.com/citation-style-language/schema/raw/master/csl-citation.json&quot;} RNDfM1wdwzRCm"/><text:span text:style-name="T79">(Robinson and Strauss 2020)</text:span><text:reference-mark-end text:name="ZOTERO_ITEM CSL_CITATION {&quot;citationID&quot;:&quot;2Rzv27LU&quot;,&quot;properties&quot;:{&quot;formattedCitation&quot;:&quot;(Robinson and Strauss 2020)&quot;,&quot;plainCitation&quot;:&quot;(Robinson and Strauss 2020)&quot;,&quot;noteIndex&quot;:0},&quot;citationItems&quot;:[{&quot;id&quot;:2736,&quot;uris&quot;:[&quot;http://zotero.org/users/1954708/items/LTNYHFBG&quot;],&quot;uri&quot;:[&quot;http://zotero.org/users/1954708/items/LTNYHFBG&quot;],&quot;itemData&quot;:{&quot;id&quot;:2736,&quot;type&quot;:&quot;article-journal&quot;,&quot;abstract&quot;:&quot;Linking mechanistic processes to the stability of ecological networks is a key frontier in ecology. In trophic networks, “modules”—groups of species that interact more with each other than with other members of the community—confer stability, mitigating effects of species loss or perturbation. Modularity, in turn, is shaped by the interplay between species’ diet breadth traits and environmental influences, which together dictate interaction structure. Despite the importance of network modularity, variation in this emergent property is poorly understood in complex natural systems. Using two years of field data, we quantified interactions between a rich community of lepidopteran herbivores and their host plants across a mosaic of low-resource serpentine and high-resource nonserpentine soils. We used literature and our own observations to categorize herbivore species as generalists (feeding on more than one plant family) or specialists (feeding on one plant family). In both years, the plant-herbivore network was more modular on serpentine than on nonserpentine soils—despite large differences in herbivore assemblage size across years. This structural outcome was primarily driven by reduction in the breadth of host plant use by generalist species, rather than by changes in the composition of species with different fundamental diet breadths. Greater modularity—and thus greater stability—reflects environmental conditions and plastic responses by generalist herbivores to low host plant quality. By considering the dual roles of species traits and ecological processes, we provide a deeper mechanistic understanding of network modularity, and suggest a role for resource availability in shaping network persistence.&quot;,&quot;container-title&quot;:&quot;Proceedings of the National Academy of Sciences&quot;,&quot;DOI&quot;:&quot;10.1073/pnas.1820143117&quot;,&quot;ISSN&quot;:&quot;0027-8424, 1091-6490&quot;,&quot;issue&quot;:&quot;4&quot;,&quot;journalAbbreviation&quot;:&quot;PNAS&quot;,&quot;language&quot;:&quot;en&quot;,&quot;note&quot;:&quot;publisher: National Academy of Sciences\nsection: Biological Sciences\nPMID: 31932445&quot;,&quot;page&quot;:&quot;2043-2048&quot;,&quot;source&quot;:&quot;www.pnas.org&quot;,&quot;title&quot;:&quot;Generalists are more specialized in low-resource habitats, increasing stability of ecological network structure&quot;,&quot;volume&quot;:&quot;117&quot;,&quot;author&quot;:[{&quot;family&quot;:&quot;Robinson&quot;,&quot;given&quot;:&quot;Moria L.&quot;},{&quot;family&quot;:&quot;Strauss&quot;,&quot;given&quot;:&quot;Sharon Y.&quot;}],&quot;issued&quot;:{&quot;date-parts&quot;:[[&quot;2020&quot;,1,28]]}}}],&quot;schema&quot;:&quot;https://github.com/citation-style-language/schema/raw/master/csl-citation.json&quot;} RNDfM1wdwzRCm"/><text:span text:style-name="T79"> diet modification by generalists, and not changes in community composition, generates a </text:span><text:span text:style-name="T131">community response to a biotic and abiotic factors and be responsible for the network stabilit</text:span><text:bookmark text:name="__UnoMark__9846_532779537"/><text:bookmark text:name="__UnoMark__12428_532779537"/><text:span text:style-name="T131">y. However, this pattern in modularity might be </text:span><text:span text:style-name="T144">also</text:span><text:span text:style-name="T131"> caused by increased colonization of exclosure plots by species having narrow diet breadth </text:span><text:span text:style-name="T145">a</text:span><text:span text:style-name="T131">s in our experiments. </text:span><text:span text:style-name="T145">Under this circumstances predators effect on herbivores could remain independent of specialization as we can only calculate LRR for species that</text:span><text:span text:style-name="T131"> </text:span><text:soft-page-break/><text:span text:style-name="T131">were present in both control and exclosure plot</text:span><text:span text:style-name="T145">s</text:span><text:span text:style-name="T131">. This </text:span><text:span text:style-name="T146">might be</text:span><text:span text:style-name="T147"> plausible since</text:span><text:span text:style-name="T131"> unexpectedly predators </text:span><text:span text:style-name="T148">showed tendency to</text:span><text:span text:style-name="T150"> </text:span><text:span text:style-name="T149">increase diversity</text:span><text:span text:style-name="T131"> of the h</text:span><text:span text:style-name="T79">erbivore guild (effect was marginally significant). </text:span><text:span text:style-name="T117">However, we found no difference in abundance of species that were lost or gained in plots with predators. </text:span><text:span text:style-name="T114">O</text:span><text:span text:style-name="T79">ur result</text:span><text:span text:style-name="T113">s</text:span><text:span text:style-name="T79"> </text:span><text:span text:style-name="T114">also </text:span><text:span text:style-name="T79">confirm </text:span><text:span text:style-name="T114">the </text:span><text:span text:style-name="T79">important role of predators in shaping herbivore diversity </text:span><text:reference-mark-start text:name="ZOTERO_ITEM CSL_CITATION {&quot;citationID&quot;:&quot;TI7ztzuX&quot;,&quot;properties&quot;:{&quot;formattedCitation&quot;:&quot;(Zhang et al. 2018)&quot;,&quot;plainCitation&quot;:&quot;(Zhang et al. 2018)&quot;,&quot;noteIndex&quot;:0},&quot;citationItems&quot;:[{&quot;id&quot;:2961,&quot;uris&quot;:[&quot;http://zotero.org/users/1954708/items/STCZPF69&quot;],&quot;uri&quot;:[&quot;http://zotero.org/users/1954708/items/STCZPF69&quot;],&quot;itemData&quot;:{&quot;id&quot;:2961,&quot;type&quot;:&quot;article-journal&quot;,&quot;abstract&quot;:&quot;Trophic interactions play critical roles in structuring biotic communities. Understanding variation in trophic interactions among systems provides important insights into biodiversity maintenance and conservation. However, the relative importance of bottom-up versus top-down trophic processes for broad-scale patterns in biodiversity is poorly understood. Here, we used global datasets on species richness of vascular plants, mammals and breeding birds to evaluate the role of trophic interactions in shaping large-scale diversity patterns. Specifically, we used non-recursive structural equation models to test for top-down and bottom-up forcing of global species diversity patterns among plants and trophic guilds of mammals and birds (carnivores, invertivores and herbivores), while accounting for extrinsic environmental drivers. The results show that trophic linkages emerged as being more important to explaining species richness than extrinsic environmental drivers. In particular, there were strong, positive top-down interactions between mammal herbivores and plants, and moderate to strong bottom-up and/or top-down interactions between herbivores/invertivores and carnivores. Estimated trophic interactions for separate biogeographical regions were consistent with global patterns. Our findings demonstrate that, after accounting for environmental drivers, large-scale species richness patterns in plant and vertebrate taxa consistently support trophic interactions playing a major role in shaping global patterns in biodiversity. Furthermore, these results suggest that top-down forces often play strong complementary roles relative to bottom-up drivers in structuring biodiversity patterns across trophic levels. These findings underscore the importance of integrating trophic forcing mechanisms into studies of biodiversity patterns.&quot;,&quot;container-title&quot;:&quot;Proceedings of the Royal Society B: Biological Sciences&quot;,&quot;DOI&quot;:&quot;10.1098/rspb.2018.0949&quot;,&quot;issue&quot;:&quot;1883&quot;,&quot;journalAbbreviation&quot;:&quot;Proceedings of the Royal Society B: Biological Sciences&quot;,&quot;note&quot;:&quot;publisher: Royal Society&quot;,&quot;page&quot;:&quot;20180949&quot;,&quot;source&quot;:&quot;royalsocietypublishing.org (Atypon)&quot;,&quot;title&quot;:&quot;Trophic interactions among vertebrate guilds and plants shape global patterns in species diversity&quot;,&quot;volume&quot;:&quot;285&quot;,&quot;author&quot;:[{&quot;family&quot;:&quot;Zhang&quot;,&quot;given&quot;:&quot;Jian&quot;},{&quot;family&quot;:&quot;Qian&quot;,&quot;given&quot;:&quot;Hong&quot;},{&quot;family&quot;:&quot;Girardello&quot;,&quot;given&quot;:&quot;Marco&quot;},{&quot;family&quot;:&quot;Pellissier&quot;,&quot;given&quot;:&quot;Vincent&quot;},{&quot;family&quot;:&quot;Nielsen&quot;,&quot;given&quot;:&quot;Scott E.&quot;},{&quot;family&quot;:&quot;Svenning&quot;,&quot;given&quot;:&quot;Jens-Christian&quot;}],&quot;issued&quot;:{&quot;date-parts&quot;:[[&quot;2018&quot;,7,25]]}}}],&quot;schema&quot;:&quot;https://github.com/citation-style-language/schema/raw/master/csl-citation.json&quot;} RNDWxBR5u80cS"/><text:span text:style-name="T79">(Zhang et al. 2018)</text:span><text:reference-mark-end text:name="ZOTERO_ITEM CSL_CITATION {&quot;citationID&quot;:&quot;TI7ztzuX&quot;,&quot;properties&quot;:{&quot;formattedCitation&quot;:&quot;(Zhang et al. 2018)&quot;,&quot;plainCitation&quot;:&quot;(Zhang et al. 2018)&quot;,&quot;noteIndex&quot;:0},&quot;citationItems&quot;:[{&quot;id&quot;:2961,&quot;uris&quot;:[&quot;http://zotero.org/users/1954708/items/STCZPF69&quot;],&quot;uri&quot;:[&quot;http://zotero.org/users/1954708/items/STCZPF69&quot;],&quot;itemData&quot;:{&quot;id&quot;:2961,&quot;type&quot;:&quot;article-journal&quot;,&quot;abstract&quot;:&quot;Trophic interactions play critical roles in structuring biotic communities. Understanding variation in trophic interactions among systems provides important insights into biodiversity maintenance and conservation. However, the relative importance of bottom-up versus top-down trophic processes for broad-scale patterns in biodiversity is poorly understood. Here, we used global datasets on species richness of vascular plants, mammals and breeding birds to evaluate the role of trophic interactions in shaping large-scale diversity patterns. Specifically, we used non-recursive structural equation models to test for top-down and bottom-up forcing of global species diversity patterns among plants and trophic guilds of mammals and birds (carnivores, invertivores and herbivores), while accounting for extrinsic environmental drivers. The results show that trophic linkages emerged as being more important to explaining species richness than extrinsic environmental drivers. In particular, there were strong, positive top-down interactions between mammal herbivores and plants, and moderate to strong bottom-up and/or top-down interactions between herbivores/invertivores and carnivores. Estimated trophic interactions for separate biogeographical regions were consistent with global patterns. Our findings demonstrate that, after accounting for environmental drivers, large-scale species richness patterns in plant and vertebrate taxa consistently support trophic interactions playing a major role in shaping global patterns in biodiversity. Furthermore, these results suggest that top-down forces often play strong complementary roles relative to bottom-up drivers in structuring biodiversity patterns across trophic levels. These findings underscore the importance of integrating trophic forcing mechanisms into studies of biodiversity patterns.&quot;,&quot;container-title&quot;:&quot;Proceedings of the Royal Society B: Biological Sciences&quot;,&quot;DOI&quot;:&quot;10.1098/rspb.2018.0949&quot;,&quot;issue&quot;:&quot;1883&quot;,&quot;journalAbbreviation&quot;:&quot;Proceedings of the Royal Society B: Biological Sciences&quot;,&quot;note&quot;:&quot;publisher: Royal Society&quot;,&quot;page&quot;:&quot;20180949&quot;,&quot;source&quot;:&quot;royalsocietypublishing.org (Atypon)&quot;,&quot;title&quot;:&quot;Trophic interactions among vertebrate guilds and plants shape global patterns in species diversity&quot;,&quot;volume&quot;:&quot;285&quot;,&quot;author&quot;:[{&quot;family&quot;:&quot;Zhang&quot;,&quot;given&quot;:&quot;Jian&quot;},{&quot;family&quot;:&quot;Qian&quot;,&quot;given&quot;:&quot;Hong&quot;},{&quot;family&quot;:&quot;Girardello&quot;,&quot;given&quot;:&quot;Marco&quot;},{&quot;family&quot;:&quot;Pellissier&quot;,&quot;given&quot;:&quot;Vincent&quot;},{&quot;family&quot;:&quot;Nielsen&quot;,&quot;given&quot;:&quot;Scott E.&quot;},{&quot;family&quot;:&quot;Svenning&quot;,&quot;given&quot;:&quot;Jens-Christian&quot;}],&quot;issued&quot;:{&quot;date-parts&quot;:[[&quot;2018&quot;,7,25]]}}}],&quot;schema&quot;:&quot;https://github.com/citation-style-language/schema/raw/master/csl-citation.json&quot;} RNDWxBR5u80cS"/><text:span text:style-name="T79"> and is in accordance with predicted weaker top down effects </text:span><text:span text:style-name="T115">in </text:span><text:span text:style-name="T79">diverse communities </text:span><text:reference-mark-start text:name="ZOTERO_ITEM CSL_CITATION {&quot;citationID&quot;:&quot;YUGv6DJN&quot;,&quot;properties&quot;:{&quot;formattedCitation&quot;:&quot;(Maas et al. 2016)&quot;,&quot;plainCitation&quot;:&quot;(Maas et al. 2016)&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schema&quot;:&quot;https://github.com/citation-style-language/schema/raw/master/csl-citation.json&quot;} RNDYODVZhiKAn"/><text:span text:style-name="T79">(Maas et al. 2016)</text:span><text:reference-mark-end text:name="ZOTERO_ITEM CSL_CITATION {&quot;citationID&quot;:&quot;YUGv6DJN&quot;,&quot;properties&quot;:{&quot;formattedCitation&quot;:&quot;(Maas et al. 2016)&quot;,&quot;plainCitation&quot;:&quot;(Maas et al. 2016)&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schema&quot;:&quot;https://github.com/citation-style-language/schema/raw/master/csl-citation.json&quot;} RNDYODVZhiKAn"/><text:span text:style-name="T79">. However, it is difficult to explain this observation. Diversity maintenance </text:span><text:span text:style-name="T121">through</text:span><text:span text:style-name="T79"> density-dependent action of predators would require high specialization of </text:span><text:span text:style-name="T121">vertebrate</text:span><text:span text:style-name="T115"> </text:span><text:span text:style-name="T79">predato</text:span><text:span text:style-name="T115">rs</text:span><text:span text:style-name="T79"> in forest gaps, which is unlikely. We would rather expect that more versatile generalist predators would forage in such dynamically changing and unpredictable habitat. </text:span><text:span text:style-name="T115">A</text:span><text:span text:style-name="T79">s we mentioned earlier, at least for generalist bats foraging is density independent </text:span><text:reference-mark-start text:name="ZOTERO_ITEM CSL_CITATION {&quot;citationID&quot;:&quot;q0EJMbQs&quot;,&quot;properties&quot;:{&quot;formattedCitation&quot;:&quot;(Wray et al. 2021)&quot;,&quot;plainCitation&quot;:&quot;(Wray et al. 2021)&quot;,&quot;noteIndex&quot;:0},&quot;citationItems&quot;:[{&quot;id&quot;:3168,&quot;uris&quot;:[&quot;http://zotero.org/users/1954708/items/AYZYWIJR&quot;],&quot;uri&quot;:[&quot;http://zotero.org/users/1954708/items/AYZYWIJR&quot;],&quot;itemData&quot;:{&quot;id&quot;:3168,&quot;type&quot;:&quot;article-journal&quot;,&quot;abstract&quot;:&quot;Although most predators are generalists, the majority of studies on the association between prey availability and prey consumption have focused on specialist predators. To investigate the role of highly generalist predators in a complex food web, we measured the relationships between prey consumption and prey availability in two common arthropodivorous bats. Specifically, we used high-throughput amplicon sequencing coupled with a known mock community to characterize seasonal changes in little brown and big brown bat diets. We then linked spatiotemporal variation in prey consumption with quantitative prey availability estimated from intensive prey community sampling. We found that although quantitative prey availability fluctuated substantially over space and time, the most commonly consumed prey items were consistently detected in bat diets independently of their respective abundance. Positive relationships between prey abundance and probability of consumption were found only among prey groups that were less frequently detected in bat diets. While the probability of prey consumption was largely unrelated to abundance, the community structure of prey detected in bat diets was influenced by the local or regional abundance of prey. Observed patterns suggest that while little brown and big brown bats maintain preferences for particular prey independently of quantitative prey availability, total dietary composition may reflect some degree of opportunistic foraging. Overall, our findings suggest that generalist predators can display strong prey preferences that persist despite quantitative changes in prey availability.&quot;,&quot;container-title&quot;:&quot;Molecular Ecology&quot;,&quot;DOI&quot;:&quot;https://doi.org/10.1111/mec.15769&quot;,&quot;ISSN&quot;:&quot;1365-294X&quot;,&quot;issue&quot;:&quot;3&quot;,&quot;language&quot;:&quot;en&quot;,&quot;note&quot;:&quot;_eprint: https://onlinelibrary.wiley.com/doi/pdf/10.1111/mec.15769&quot;,&quot;page&quot;:&quot;855-873&quot;,&quot;source&quot;:&quot;Wiley Online Library&quot;,&quot;title&quot;:&quot;Predator preferences shape the diets of arthropodivorous bats more than quantitative local prey abundance&quot;,&quot;volume&quot;:&quot;30&quot;,&quot;author&quot;:[{&quot;family&quot;:&quot;Wray&quot;,&quot;given&quot;:&quot;Amy K.&quot;},{&quot;family&quot;:&quot;Peery&quot;,&quot;given&quot;:&quot;M. Zachariah&quot;},{&quot;family&quot;:&quot;Jusino&quot;,&quot;given&quot;:&quot;Michelle A.&quot;},{&quot;family&quot;:&quot;Kochanski&quot;,&quot;given&quot;:&quot;Jade M.&quot;},{&quot;family&quot;:&quot;Banik&quot;,&quot;given&quot;:&quot;Mark T.&quot;},{&quot;family&quot;:&quot;Palmer&quot;,&quot;given&quot;:&quot;Jonathan M.&quot;},{&quot;family&quot;:&quot;Lindner&quot;,&quot;given&quot;:&quot;Daniel L.&quot;},{&quot;family&quot;:&quot;Gratton&quot;,&quot;given&quot;:&quot;Claudio&quot;}],&quot;issued&quot;:{&quot;date-parts&quot;:[[&quot;2021&quot;]]}}}],&quot;schema&quot;:&quot;https://github.com/citation-style-language/schema/raw/master/csl-citation.json&quot;} RNDcglSBXOqrU"/><text:span text:style-name="T79">(Wray et al. 2021)</text:span><text:reference-mark-end text:name="ZOTERO_ITEM CSL_CITATION {&quot;citationID&quot;:&quot;q0EJMbQs&quot;,&quot;properties&quot;:{&quot;formattedCitation&quot;:&quot;(Wray et al. 2021)&quot;,&quot;plainCitation&quot;:&quot;(Wray et al. 2021)&quot;,&quot;noteIndex&quot;:0},&quot;citationItems&quot;:[{&quot;id&quot;:3168,&quot;uris&quot;:[&quot;http://zotero.org/users/1954708/items/AYZYWIJR&quot;],&quot;uri&quot;:[&quot;http://zotero.org/users/1954708/items/AYZYWIJR&quot;],&quot;itemData&quot;:{&quot;id&quot;:3168,&quot;type&quot;:&quot;article-journal&quot;,&quot;abstract&quot;:&quot;Although most predators are generalists, the majority of studies on the association between prey availability and prey consumption have focused on specialist predators. To investigate the role of highly generalist predators in a complex food web, we measured the relationships between prey consumption and prey availability in two common arthropodivorous bats. Specifically, we used high-throughput amplicon sequencing coupled with a known mock community to characterize seasonal changes in little brown and big brown bat diets. We then linked spatiotemporal variation in prey consumption with quantitative prey availability estimated from intensive prey community sampling. We found that although quantitative prey availability fluctuated substantially over space and time, the most commonly consumed prey items were consistently detected in bat diets independently of their respective abundance. Positive relationships between prey abundance and probability of consumption were found only among prey groups that were less frequently detected in bat diets. While the probability of prey consumption was largely unrelated to abundance, the community structure of prey detected in bat diets was influenced by the local or regional abundance of prey. Observed patterns suggest that while little brown and big brown bats maintain preferences for particular prey independently of quantitative prey availability, total dietary composition may reflect some degree of opportunistic foraging. Overall, our findings suggest that generalist predators can display strong prey preferences that persist despite quantitative changes in prey availability.&quot;,&quot;container-title&quot;:&quot;Molecular Ecology&quot;,&quot;DOI&quot;:&quot;https://doi.org/10.1111/mec.15769&quot;,&quot;ISSN&quot;:&quot;1365-294X&quot;,&quot;issue&quot;:&quot;3&quot;,&quot;language&quot;:&quot;en&quot;,&quot;note&quot;:&quot;_eprint: https://onlinelibrary.wiley.com/doi/pdf/10.1111/mec.15769&quot;,&quot;page&quot;:&quot;855-873&quot;,&quot;source&quot;:&quot;Wiley Online Library&quot;,&quot;title&quot;:&quot;Predator preferences shape the diets of arthropodivorous bats more than quantitative local prey abundance&quot;,&quot;volume&quot;:&quot;30&quot;,&quot;author&quot;:[{&quot;family&quot;:&quot;Wray&quot;,&quot;given&quot;:&quot;Amy K.&quot;},{&quot;family&quot;:&quot;Peery&quot;,&quot;given&quot;:&quot;M. Zachariah&quot;},{&quot;family&quot;:&quot;Jusino&quot;,&quot;given&quot;:&quot;Michelle A.&quot;},{&quot;family&quot;:&quot;Kochanski&quot;,&quot;given&quot;:&quot;Jade M.&quot;},{&quot;family&quot;:&quot;Banik&quot;,&quot;given&quot;:&quot;Mark T.&quot;},{&quot;family&quot;:&quot;Palmer&quot;,&quot;given&quot;:&quot;Jonathan M.&quot;},{&quot;family&quot;:&quot;Lindner&quot;,&quot;given&quot;:&quot;Daniel L.&quot;},{&quot;family&quot;:&quot;Gratton&quot;,&quot;given&quot;:&quot;Claudio&quot;}],&quot;issued&quot;:{&quot;date-parts&quot;:[[&quot;2021&quot;]]}}}],&quot;schema&quot;:&quot;https://github.com/citation-style-language/schema/raw/master/csl-citation.json&quot;} RNDcglSBXOqrU"/><text:span text:style-name="T79">. Despite the presence of the above effects in our exclosure experiment, it is unclear whether they were caused by reduction in predator activity or other compensating mechanisms unstudied here. More thorough evaluation of top predator natural history and foraging </text:span><text:span text:style-name="T121">behaviour</text:span><text:span text:style-name="T79"> in gaps is needed. Our understanding of this system would also benefit from direct comparisons between forest interior and gap comparisons to test whether limited effect of predator effects </text:span><text:span text:style-name="T116">actually</text:span><text:span text:style-name="T79"> result from change in forest </text:span><text:span text:style-name="T116">type </text:span><text:reference-mark-start text:name="ZOTERO_ITEM CSL_CITATION {&quot;citationID&quot;:&quot;GmfNPmuI&quot;,&quot;properties&quot;:{&quot;formattedCitation&quot;:&quot;(Krishnadas et al. 2018)&quot;,&quot;plainCitation&quot;:&quot;(Krishnadas et al. 2018)&quot;,&quot;noteIndex&quot;:0},&quot;citationItems&quot;:[{&quot;id&quot;:1736,&quot;uris&quot;:[&quot;http://zotero.org/users/1954708/items/YTMPT4L2&quot;],&quot;uri&quot;:[&quot;http://zotero.org/users/1954708/items/YTMPT4L2&quot;],&quot;itemData&quot;:{&quot;id&quot;:1736,&quot;type&quot;:&quot;article-journal&quot;,&quot;abstract&quot;:&quot;Tree diversity decreases at the edges of fragmented forests. Here, Krishnadas et al. find that weaker top-down regulation by insects and fungal pathogens during seedling recruitment contributes to reduced tree seedling diversity near forest edges in a human-modified landscape.&quot;,&quot;container-title&quot;:&quot;Nature Communications&quot;,&quot;DOI&quot;:&quot;10.1038/s41467-018-06997-2&quot;,&quot;ISSN&quot;:&quot;2041-1723&quot;,&quot;issue&quot;:&quot;1&quot;,&quot;language&quot;:&quot;En&quot;,&quot;page&quot;:&quot;4523&quot;,&quot;source&quot;:&quot;www.nature.com&quot;,&quot;title&quot;:&quot;Weaker plant-enemy interactions decrease tree seedling diversity with edge-effects in a fragmented tropical forest&quot;,&quot;volume&quot;:&quot;9&quot;,&quot;author&quot;:[{&quot;family&quot;:&quot;Krishnadas&quot;,&quot;given&quot;:&quot;Meghna&quot;},{&quot;family&quot;:&quot;Bagchi&quot;,&quot;given&quot;:&quot;Robert&quot;},{&quot;family&quot;:&quot;Sridhara&quot;,&quot;given&quot;:&quot;Sachin&quot;},{&quot;family&quot;:&quot;Comita&quot;,&quot;given&quot;:&quot;Liza S.&quot;}],&quot;issued&quot;:{&quot;date-parts&quot;:[[&quot;2018&quot;,10,30]]}}}],&quot;schema&quot;:&quot;https://github.com/citation-style-language/schema/raw/master/csl-citation.json&quot;} RNDXgTQL3lRGM"/><text:span text:style-name="T116">(Krishnadas et al. 2018)</text:span><text:reference-mark-end text:name="ZOTERO_ITEM CSL_CITATION {&quot;citationID&quot;:&quot;GmfNPmuI&quot;,&quot;properties&quot;:{&quot;formattedCitation&quot;:&quot;(Krishnadas et al. 2018)&quot;,&quot;plainCitation&quot;:&quot;(Krishnadas et al. 2018)&quot;,&quot;noteIndex&quot;:0},&quot;citationItems&quot;:[{&quot;id&quot;:1736,&quot;uris&quot;:[&quot;http://zotero.org/users/1954708/items/YTMPT4L2&quot;],&quot;uri&quot;:[&quot;http://zotero.org/users/1954708/items/YTMPT4L2&quot;],&quot;itemData&quot;:{&quot;id&quot;:1736,&quot;type&quot;:&quot;article-journal&quot;,&quot;abstract&quot;:&quot;Tree diversity decreases at the edges of fragmented forests. Here, Krishnadas et al. find that weaker top-down regulation by insects and fungal pathogens during seedling recruitment contributes to reduced tree seedling diversity near forest edges in a human-modified landscape.&quot;,&quot;container-title&quot;:&quot;Nature Communications&quot;,&quot;DOI&quot;:&quot;10.1038/s41467-018-06997-2&quot;,&quot;ISSN&quot;:&quot;2041-1723&quot;,&quot;issue&quot;:&quot;1&quot;,&quot;language&quot;:&quot;En&quot;,&quot;page&quot;:&quot;4523&quot;,&quot;source&quot;:&quot;www.nature.com&quot;,&quot;title&quot;:&quot;Weaker plant-enemy interactions decrease tree seedling diversity with edge-effects in a fragmented tropical forest&quot;,&quot;volume&quot;:&quot;9&quot;,&quot;author&quot;:[{&quot;family&quot;:&quot;Krishnadas&quot;,&quot;given&quot;:&quot;Meghna&quot;},{&quot;family&quot;:&quot;Bagchi&quot;,&quot;given&quot;:&quot;Robert&quot;},{&quot;family&quot;:&quot;Sridhara&quot;,&quot;given&quot;:&quot;Sachin&quot;},{&quot;family&quot;:&quot;Comita&quot;,&quot;given&quot;:&quot;Liza S.&quot;}],&quot;issued&quot;:{&quot;date-parts&quot;:[[&quot;2018&quot;,10,30]]}}}],&quot;schema&quot;:&quot;https://github.com/citation-style-language/schema/raw/master/csl-citation.json&quot;} RNDXgTQL3lRGM"/><text:span text:style-name="T79">. Moreover, increase in sample size would definitely improve our abilities to detect more subtle changes in herbivore communities and overcome the problem of high local variation in plant and herbivore community composition. </text:span><text:span text:style-name="T113">Despite </text:span><text:span text:style-name="T114">some </text:span><text:span text:style-name="T113">puzzling </text:span><text:span text:style-name="T114">patterns emerging form our analyses</text:span><text:span text:style-name="T79">, </text:span><text:span text:style-name="T114">our results confirm important role of predators in shaping </text:span><text:span text:style-name="T116">specialization and size structure of arthropods in</text:span><text:span text:style-name="T114"> plant - herbivore interaction networks.</text:span></text:p>
      <text:p text:style-name="Standard"><text:span text:style-name="T79"><text:tab/></text:span><text:span text:style-name="T2">Interestingly, despite no evident intraguild predation </text:span><office:annotation office:name="__Annotation__16096_3379695029"><dc:creator>Vojtech Novotny</dc:creator><dc:date>2021-03-08T13:14:00</dc:date><loext:sender-initials>VN</loext:sender-initials><text:p>based on controls - what happened to it in exclosures? did it respond to the treatment? </text:p></office:annotation><text:span text:style-name="T2">higher ratio of AP to herbivores </text:span><office:annotation-end office:name="__Annotation__16096_3379695029"/><office:annotation><dc:creator>Unknown Author</dc:creator><dc:date>2021-03-31T17:32:20.540505294</dc:date><text:p text:style-name="P34"><text:span text:style-name="T340">Reply to Vojtech Novotny (03/08/2021, 13:14): "..."</text:span></text:p><text:p text:style-name="P34"><text:span text:style-name="T342">No. It did not. Same patterns basically everywhere Fig</text:span></text:p></office:annotation><text:span text:style-name="T2"><text:s/>translated onto </text:span><office:annotation office:name="__Annotation__16103_3379695029"><dc:creator>Vojtech Novotny</dc:creator><dc:date>2021-03-08T13:16:00</dc:date><loext:sender-initials>VN</loext:sender-initials><text:p>yes, but the important point here is that these cascading effects are in the opposite direction than expected! </text:p></office:annotation><text:span text:style-name="T2">weaker cascading effects</text:span><office:annotation-end office:name="__Annotation__16103_3379695029"/><office:annotation><dc:creator>Unknown Author</dc:creator><dc:date>2021-03-31T17:36:17.097290391</dc:date><text:p text:style-name="P34"><text:span text:style-name="T340">Reply to Vojtech Novotny (03/08/2021, 13:16): "..."</text:span></text:p><text:p><text:span text:style-name="T341">There was a small methodological hickup here. What I showed previously on the plot was correlation of ABSOLUTE log response ratios instead of simply LRR values. I have put additional plots in the supplement to clarify that. Yes, we have some unexpected positive effects of predators for low values of the ratio, but generally we see that these effects get closer to zero i.e. their variation decreases with AP/Herbivore ratio.</text:span></text:p></office:annotation><office:annotation><dc:creator>Unknown Author</dc:creator><dc:date>2021-03-18T15:00:10.716757796</dc:date><text:p text:style-name="P34"><text:span text:style-name="T340">Reply to Vojtech Novotny (03/08/2021, 13:16): "..."</text:span></text:p><text:p><text:span text:style-name="T341">Overcompensation by plants – might be a reason for this unexpected pattern</text:span></text:p></office:annotation><text:span text:style-name="T2"> on plants. This supports </text:span><text:span text:style-name="T43">a </text:span><text:span text:style-name="T2">prediction of food web theory that effects of vertebrate insectivores on herbivores and plants should attenuate trophic cascades in the presence of AP </text:span><text:reference-mark-start text:name="ZOTERO_ITEM CSL_CITATION {&quot;citationID&quot;:&quot;azZVBryf&quot;,&quot;properties&quot;:{&quot;formattedCitation&quot;:&quot;(Holt and Polis 1997, Daugherty et al. 2007)&quot;,&quot;plainCitation&quot;:&quot;(Holt and Polis 1997, Daugherty et al. 2007)&quot;,&quot;noteIndex&quot;:0},&quot;citationItems&quot;:[{&quot;id&quot;:3094,&quot;uris&quot;:[&quot;http://zotero.org/users/1954708/items/X37RNI7J&quot;],&quot;uri&quot;:[&quot;http://zotero.org/users/1954708/items/X37RNI7J&quot;],&quot;itemData&quot;:{&quot;id&quot;:3094,&quot;type&quot;:&quot;article-journal&quot;,&quot;abstract&quot;:&quot;Many important issues in community ecology revolve around the interplay of competition and predation. Species that compete may also be locked in predator-prey interactions, a mixture of competition and predation known as \&quot;intraguild predation\&quot; (IGP). There is growing evidence for the importance of IGP in many natural communities, yet little formal ecological theory addresses this particular blend of interactions. In this article, we explore the consequences of incorporating IGP into standard models of exploitative competition and food chains (a general resource-consumer model, a Lotka-Volterra food chain model, and Schoener's exploitative competition model). Our theoretical analyses suggest a general criterion for coexistence in IGP systems: the intermediate species (the prey in intraguild predation) should be superior at exploitative competition for the shared resource, whereas the top species (the predator) should gain significantly from its consumption of the intermediate species. Along gradients in environmental productivity, coexistence is most likely at intermediate levels of productivity. Analyses of the models reveal the potential for alternative stable states in systems with IGP; these are particularly likely if the top predator gains little benefit from consuming the intermediate predator. We further show that IGP can lead to unstable population dynamics, even when all pairwise interactions are inherently stable and each species can increase when rare. Persistent, strong IGP raises a puzzle of species coexistence, particularly in productive environments. We conclude by comparing IGP with related community modules (i.e., food chains, exploitative competition, apparent competition) and discussing mechanisms that should foster coexistence in systems with strong IGP.&quot;,&quot;container-title&quot;:&quot;The American Naturalist&quot;,&quot;ISSN&quot;:&quot;0003-0147&quot;,&quot;issue&quot;:&quot;4&quot;,&quot;note&quot;:&quot;publisher: [University of Chicago Press, American Society of Naturalists]&quot;,&quot;page&quot;:&quot;745-764&quot;,&quot;source&quot;:&quot;JSTOR&quot;,&quot;title&quot;:&quot;A Theoretical Framework for Intraguild Predation&quot;,&quot;volume&quot;:&quot;149&quot;,&quot;author&quot;:[{&quot;family&quot;:&quot;Holt&quot;,&quot;given&quot;:&quot;Robert D.&quot;},{&quot;family&quot;:&quot;Polis&quot;,&quot;given&quot;:&quot;Gary A.&quot;}],&quot;issued&quot;:{&quot;date-parts&quot;:[[&quot;1997&quot;]]}}},{&quot;id&quot;:3024,&quot;uris&quot;:[&quot;http://zotero.org/users/1954708/items/2G2I6YN9&quot;],&quot;uri&quot;:[&quot;http://zotero.org/users/1954708/items/2G2I6YN9&quot;],&quot;itemData&quot;:{&quot;id&quot;:3024,&quot;type&quot;:&quot;article-journal&quot;,&quot;abstract&quot;:&quot;Intraguild predation (IGP) is a dominant community module in terrestrial food webs that occurs when multiple consumers feed both on each other and on a shared prey. This specific form of omnivory is common in terrestrial communities and is of particular interest for conservation biology and biological control given its potential to disrupt management of threatened or pest species. Extensive theory exists to describe the dynamics of three-species IGP, but these models have largely overlooked the potential for other, exterior interactions, to alter the dynamics within the IGP module. We investigated how three forms of feeding outside of the IGP module by intraguild predators (i.e. trophic supplementation) affect the dynamics of the predators (both IG predator and IG prey) and their shared resource. Specifically, we examined how the provision of a constant donor-controlled resource, the availability of an alternative prey species, and predator plant-feeding affect the dynamics of IGP models. All three forms of trophic supplements modified the basic expectations of IGP theory in two important ways, and their effects were similar. First, coexistence was possible without the IG prey being a superior competitor for the original shared resource if the IG prey could effectively exploit one of the types of trophic supplements. However, supplements to the IG predator restricted the potential for coexistence. Second, supplements to the IG prey ameliorated the disruptive effects of the IG predator on the suppression of the shared resource, promoting effective control of the resource in the presence of both predators. Consideration of these three forms of trophic supplementation, all well documented in natural communities, adds substantial realism and predictive power to intraguild predation theory.&quot;,&quot;container-title&quot;:&quot;Oikos&quot;,&quot;DOI&quot;:&quot;https://doi.org/10.1111/j.0030-1299.2007.15378.x&quot;,&quot;ISSN&quot;:&quot;1600-0706&quot;,&quot;issue&quot;:&quot;4&quot;,&quot;language&quot;:&quot;en&quot;,&quot;note&quot;:&quot;_eprint: https://onlinelibrary.wiley.com/doi/pdf/10.1111/j.0030-1299.2007.15378.x&quot;,&quot;page&quot;:&quot;662-677&quot;,&quot;source&quot;:&quot;Wiley Online Library&quot;,&quot;title&quot;:&quot;Trophic supplements to intraguild predation&quot;,&quot;volume&quot;:&quot;116&quot;,&quot;author&quot;:[{&quot;family&quot;:&quot;Daugherty&quot;,&quot;given&quot;:&quot;Matthew P.&quot;},{&quot;family&quot;:&quot;Harmon&quot;,&quot;given&quot;:&quot;Jason P.&quot;},{&quot;family&quot;:&quot;Briggs&quot;,&quot;given&quot;:&quot;Cheryl J.&quot;}],&quot;issued&quot;:{&quot;date-parts&quot;:[[&quot;2007&quot;]]}}}],&quot;schema&quot;:&quot;https://github.com/citation-style-language/schema/raw/master/csl-citation.json&quot;} RNDBDVTHGEQuv"/><text:span text:style-name="T2">(Holt and Polis 1997, Daugherty et al. 2007)</text:span><text:reference-mark-end text:name="ZOTERO_ITEM CSL_CITATION {&quot;citationID&quot;:&quot;azZVBryf&quot;,&quot;properties&quot;:{&quot;formattedCitation&quot;:&quot;(Holt and Polis 1997, Daugherty et al. 2007)&quot;,&quot;plainCitation&quot;:&quot;(Holt and Polis 1997, Daugherty et al. 2007)&quot;,&quot;noteIndex&quot;:0},&quot;citationItems&quot;:[{&quot;id&quot;:3094,&quot;uris&quot;:[&quot;http://zotero.org/users/1954708/items/X37RNI7J&quot;],&quot;uri&quot;:[&quot;http://zotero.org/users/1954708/items/X37RNI7J&quot;],&quot;itemData&quot;:{&quot;id&quot;:3094,&quot;type&quot;:&quot;article-journal&quot;,&quot;abstract&quot;:&quot;Many important issues in community ecology revolve around the interplay of competition and predation. Species that compete may also be locked in predator-prey interactions, a mixture of competition and predation known as \&quot;intraguild predation\&quot; (IGP). There is growing evidence for the importance of IGP in many natural communities, yet little formal ecological theory addresses this particular blend of interactions. In this article, we explore the consequences of incorporating IGP into standard models of exploitative competition and food chains (a general resource-consumer model, a Lotka-Volterra food chain model, and Schoener's exploitative competition model). Our theoretical analyses suggest a general criterion for coexistence in IGP systems: the intermediate species (the prey in intraguild predation) should be superior at exploitative competition for the shared resource, whereas the top species (the predator) should gain significantly from its consumption of the intermediate species. Along gradients in environmental productivity, coexistence is most likely at intermediate levels of productivity. Analyses of the models reveal the potential for alternative stable states in systems with IGP; these are particularly likely if the top predator gains little benefit from consuming the intermediate predator. We further show that IGP can lead to unstable population dynamics, even when all pairwise interactions are inherently stable and each species can increase when rare. Persistent, strong IGP raises a puzzle of species coexistence, particularly in productive environments. We conclude by comparing IGP with related community modules (i.e., food chains, exploitative competition, apparent competition) and discussing mechanisms that should foster coexistence in systems with strong IGP.&quot;,&quot;container-title&quot;:&quot;The American Naturalist&quot;,&quot;ISSN&quot;:&quot;0003-0147&quot;,&quot;issue&quot;:&quot;4&quot;,&quot;note&quot;:&quot;publisher: [University of Chicago Press, American Society of Naturalists]&quot;,&quot;page&quot;:&quot;745-764&quot;,&quot;source&quot;:&quot;JSTOR&quot;,&quot;title&quot;:&quot;A Theoretical Framework for Intraguild Predation&quot;,&quot;volume&quot;:&quot;149&quot;,&quot;author&quot;:[{&quot;family&quot;:&quot;Holt&quot;,&quot;given&quot;:&quot;Robert D.&quot;},{&quot;family&quot;:&quot;Polis&quot;,&quot;given&quot;:&quot;Gary A.&quot;}],&quot;issued&quot;:{&quot;date-parts&quot;:[[&quot;1997&quot;]]}}},{&quot;id&quot;:3024,&quot;uris&quot;:[&quot;http://zotero.org/users/1954708/items/2G2I6YN9&quot;],&quot;uri&quot;:[&quot;http://zotero.org/users/1954708/items/2G2I6YN9&quot;],&quot;itemData&quot;:{&quot;id&quot;:3024,&quot;type&quot;:&quot;article-journal&quot;,&quot;abstract&quot;:&quot;Intraguild predation (IGP) is a dominant community module in terrestrial food webs that occurs when multiple consumers feed both on each other and on a shared prey. This specific form of omnivory is common in terrestrial communities and is of particular interest for conservation biology and biological control given its potential to disrupt management of threatened or pest species. Extensive theory exists to describe the dynamics of three-species IGP, but these models have largely overlooked the potential for other, exterior interactions, to alter the dynamics within the IGP module. We investigated how three forms of feeding outside of the IGP module by intraguild predators (i.e. trophic supplementation) affect the dynamics of the predators (both IG predator and IG prey) and their shared resource. Specifically, we examined how the provision of a constant donor-controlled resource, the availability of an alternative prey species, and predator plant-feeding affect the dynamics of IGP models. All three forms of trophic supplements modified the basic expectations of IGP theory in two important ways, and their effects were similar. First, coexistence was possible without the IG prey being a superior competitor for the original shared resource if the IG prey could effectively exploit one of the types of trophic supplements. However, supplements to the IG predator restricted the potential for coexistence. Second, supplements to the IG prey ameliorated the disruptive effects of the IG predator on the suppression of the shared resource, promoting effective control of the resource in the presence of both predators. Consideration of these three forms of trophic supplementation, all well documented in natural communities, adds substantial realism and predictive power to intraguild predation theory.&quot;,&quot;container-title&quot;:&quot;Oikos&quot;,&quot;DOI&quot;:&quot;https://doi.org/10.1111/j.0030-1299.2007.15378.x&quot;,&quot;ISSN&quot;:&quot;1600-0706&quot;,&quot;issue&quot;:&quot;4&quot;,&quot;language&quot;:&quot;en&quot;,&quot;note&quot;:&quot;_eprint: https://onlinelibrary.wiley.com/doi/pdf/10.1111/j.0030-1299.2007.15378.x&quot;,&quot;page&quot;:&quot;662-677&quot;,&quot;source&quot;:&quot;Wiley Online Library&quot;,&quot;title&quot;:&quot;Trophic supplements to intraguild predation&quot;,&quot;volume&quot;:&quot;116&quot;,&quot;author&quot;:[{&quot;family&quot;:&quot;Daugherty&quot;,&quot;given&quot;:&quot;Matthew P.&quot;},{&quot;family&quot;:&quot;Harmon&quot;,&quot;given&quot;:&quot;Jason P.&quot;},{&quot;family&quot;:&quot;Briggs&quot;,&quot;given&quot;:&quot;Cheryl J.&quot;}],&quot;issued&quot;:{&quot;date-parts&quot;:[[&quot;2007&quot;]]}}}],&quot;schema&quot;:&quot;https://github.com/citation-style-language/schema/raw/master/csl-citation.json&quot;} RNDBDVTHGEQuv"/><text:span text:style-name="T2">.</text:span><text:bookmark text:name="__UnoMark__12506_532779537"/><text:span text:style-name="T2"> In opposition to the established general </text:span><text:span text:style-name="T55">pattern</text:span><text:span text:style-name="T2"> </text:span><text:reference-mark-start text:name="ZOTERO_ITEM CSL_CITATION {&quot;citationID&quot;:&quot;5gYnQf2c&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iTm9q5mjGT"/><text:span text:style-name="T2">(Mooney et al. 2010)</text:span><text:reference-mark-end text:name="ZOTERO_ITEM CSL_CITATION {&quot;citationID&quot;:&quot;5gYnQf2c&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iTm9q5mjGT"/><text:span text:style-name="T2"> lower AP/herbivore ratio </text:span><text:span text:style-name="T44">were coupled with</text:span><text:span text:style-name="T2"> strong positive cascading effects, which resulted in negative slope of AP/herbivore ratio vs LRR of plants. It is also worth mentioning that in our experiment the significance of this relationship vanished when we looked at individual plant species. However, general pattern of stronger effects with lower proportion of IAP to herbivores prevailed. Plausible explanations are that birds might either prefer to feed on AP, or that increased abundance of AP </text:span><text:span text:style-name="T55">suppress</text:span><text:span text:style-name="T2"> herbivore insects. We believe that bird activity was lower in our experiment which leaves us with the second explanation, as we </text:span><text:span text:style-name="T55">discussed</text:span><text:span text:style-name="T2"> above. However, direct LRR of AP were positively correlated with those of herbivores (for both abundance and biomass) which suggest that AP and herbivores are both positively affected by their resources. </text:span><text:span text:style-name="T45">O</text:span><text:span text:style-name="T42">vercompensation of herbivore damage by plants might be important </text:span><text:span text:style-name="T45">in explaining strong positive responses of plant community to predation</text:span><text:span text:style-name="T42">. </text:span><text:span text:style-name="T44">Higher community sizes of herbivores, causing significantly more damage to plants, would </text:span><text:span text:style-name="T55">trigger</text:span><text:span text:style-name="T44"> compensatory plant growth at the community level. </text:span><text:span text:style-name="T2"><text:s/>Other explanation </text:span><text:span text:style-name="T45">of the observed patterns could</text:span><text:span text:style-name="T2"> be related to additional detrital energy channels. In early successional gaps detrital communities might be an </text:span><text:span text:style-name="T55">important</text:span><text:span text:style-name="T2"> component of a food web as predicted by the apparent trophic cascade hypothesis </text:span><text:reference-mark-start text:name="ZOTERO_ITEM CSL_CITATION {&quot;citationID&quot;:&quot;lsVoNG4c&quot;,&quot;properties&quot;:{&quot;formattedCitation&quot;:&quot;(Ward et al. 2015, Liu et al. 2016)&quot;,&quot;plainCitation&quot;:&quot;(Ward et al. 2015, Liu et al. 2016)&quot;,&quot;noteIndex&quot;:0},&quot;citationItems&quot;:[{&quot;id&quot;:1611,&quot;uris&quot;:[&quot;http://zotero.org/users/1954708/items/3M4N6RUH&quot;],&quot;uri&quot;:[&quot;http://zotero.org/users/1954708/items/3M4N6RUH&quot;],&quot;itemData&quot;:{&quot;id&quot;:1611,&quot;type&quot;:&quot;article-journal&quot;,&quot;abstract&quot;:&quot;Classical food web theory holds that energy channels are regulated by top-down control with increasing productivity, arising from within-channel processes. However, these hypotheses do not consider the existence of parallel energy channels linked by shared resource pools and which can fuel generalist predators, imposing trophic control arising from multi-channel processes. Using 23 large marine food webs, we show that food web responses to increasing productivity are consistent with the apparent trophic cascade hypothesis (ATCH) – with rising productivity predators derive an increasing fraction of their diet from increasingly productive bottom-up controlled detritus channels, thereby subsidising predator biomass, and in turn strengthening top-down control in parallel grazing channels. These results testify to a fundamental role of detritus channels specifically and multi-channel processes in general in mediating food web response to productivity and demonstrate that the ATCH provides an alternative explanation for classical predictions of top-down control.&quot;,&quot;container-title&quot;:&quot;Ecology Letters&quot;,&quot;DOI&quot;:&quot;10.1111/ele.12498&quot;,&quot;ISSN&quot;:&quot;1461-0248&quot;,&quot;issue&quot;:&quot;11&quot;,&quot;language&quot;:&quot;en&quot;,&quot;page&quot;:&quot;1190-1197&quot;,&quot;source&quot;:&quot;Wiley Online Library&quot;,&quot;title&quot;:&quot;HSS revisited: multi-channel processes mediate trophic control across a productivity gradient&quot;,&quot;title-short&quot;:&quot;HSS revisited&quot;,&quot;volume&quot;:&quot;18&quot;,&quot;author&quot;:[{&quot;family&quot;:&quot;Ward&quot;,&quot;given&quot;:&quot;Colette L.&quot;},{&quot;family&quot;:&quot;McCann&quot;,&quot;given&quot;:&quot;Kevin S.&quot;},{&quot;family&quot;:&quot;Rooney&quot;,&quot;given&quot;:&quot;Neil&quot;}],&quot;issued&quot;:{&quot;date-parts&quot;:[[&quot;2015&quot;]]}}},{&quot;id&quot;:2834,&quot;uris&quot;:[&quot;http://zotero.org/users/1954708/items/PBQ7KYE9&quot;],&quot;uri&quot;:[&quot;http://zotero.org/users/1954708/items/PBQ7KYE9&quot;],&quot;itemData&quot;:{&quot;id&quot;:2834,&quot;type&quot;:&quot;article-journal&quot;,&quot;abstract&quot;:&quot;The trophic cascade effect of predators on ecosystem functioning is generally believed to be less frequent and weaker in detritus-based than primary producer-based food webs, in part because of functional redundancy among soil fauna. Despite this view, no empirical studies have explicitly examined roles of different soil fauna within trophic levels in mediating cascading effects of predators in detritus food webs. Here we manipulated the density of a dominant funnel-web building spider Macrothele yunnanica in permanent plots (1 m2) for one year. Three spider treatments were applied: 0 spiders, 6 spiders (natural density) and 10 spiders (high density). We found that although changes in spider densities caused large shifts in litter-dwelling Collembola community composition on average, modifying spider densities did not generate a trophic cascade effect and alter litter decomposition in litter bags with coarse mesh (2 mm). Our data supports the hypothesis that functional redundancy among Collembola species may weaken the strength of spider-initiated cascading effects. Consequently, changes in Collembola diversity occupying the same trophic level may not significantly alter ecosystem function in tropical forest-floor ecosystems.&quot;,&quot;container-title&quot;:&quot;Soil Biology and Biochemistry&quot;,&quot;DOI&quot;:&quot;10.1016/j.soilbio.2016.03.020&quot;,&quot;ISSN&quot;:&quot;0038-0717&quot;,&quot;journalAbbreviation&quot;:&quot;Soil Biology and Biochemistry&quot;,&quot;language&quot;:&quot;en&quot;,&quot;page&quot;:&quot;22-29&quot;,&quot;source&quot;:&quot;ScienceDirect&quot;,&quot;title&quot;:&quot;Functional redundancy dampens the trophic cascade effect of a web-building spider in a tropical forest floor&quot;,&quot;volume&quot;:&quot;98&quot;,&quot;author&quot;:[{&quot;family&quot;:&quot;Liu&quot;,&quot;given&quot;:&quot;Shengjie&quot;},{&quot;family&quot;:&quot;Behm&quot;,&quot;given&quot;:&quot;Jocelyn E.&quot;},{&quot;family&quot;:&quot;Chen&quot;,&quot;given&quot;:&quot;Jin&quot;},{&quot;family&quot;:&quot;Fu&quot;,&quot;given&quot;:&quot;Shenglei&quot;},{&quot;family&quot;:&quot;He&quot;,&quot;given&quot;:&quot;Xinxing&quot;},{&quot;family&quot;:&quot;Hu&quot;,&quot;given&quot;:&quot;Jing&quot;},{&quot;family&quot;:&quot;Schaefer&quot;,&quot;given&quot;:&quot;Douglas&quot;},{&quot;family&quot;:&quot;Gan&quot;,&quot;given&quot;:&quot;Jianmin&quot;},{&quot;family&quot;:&quot;Yang&quot;,&quot;given&quot;:&quot;Xiaodong&quot;}],&quot;issued&quot;:{&quot;date-parts&quot;:[[&quot;2016&quot;,7,1]]}}}],&quot;schema&quot;:&quot;https://github.com/citation-style-language/schema/raw/master/csl-citation.json&quot;} RNDxnyLrqklO0"/><text:span text:style-name="T2">(Ward et al. 2015, Liu et al. 2016)</text:span><text:reference-mark-end text:name="ZOTERO_ITEM CSL_CITATION {&quot;citationID&quot;:&quot;lsVoNG4c&quot;,&quot;properties&quot;:{&quot;formattedCitation&quot;:&quot;(Ward et al. 2015, Liu et al. 2016)&quot;,&quot;plainCitation&quot;:&quot;(Ward et al. 2015, Liu et al. 2016)&quot;,&quot;noteIndex&quot;:0},&quot;citationItems&quot;:[{&quot;id&quot;:1611,&quot;uris&quot;:[&quot;http://zotero.org/users/1954708/items/3M4N6RUH&quot;],&quot;uri&quot;:[&quot;http://zotero.org/users/1954708/items/3M4N6RUH&quot;],&quot;itemData&quot;:{&quot;id&quot;:1611,&quot;type&quot;:&quot;article-journal&quot;,&quot;abstract&quot;:&quot;Classical food web theory holds that energy channels are regulated by top-down control with increasing productivity, arising from within-channel processes. However, these hypotheses do not consider the existence of parallel energy channels linked by shared resource pools and which can fuel generalist predators, imposing trophic control arising from multi-channel processes. Using 23 large marine food webs, we show that food web responses to increasing productivity are consistent with the apparent trophic cascade hypothesis (ATCH) – with rising productivity predators derive an increasing fraction of their diet from increasingly productive bottom-up controlled detritus channels, thereby subsidising predator biomass, and in turn strengthening top-down control in parallel grazing channels. These results testify to a fundamental role of detritus channels specifically and multi-channel processes in general in mediating food web response to productivity and demonstrate that the ATCH provides an alternative explanation for classical predictions of top-down control.&quot;,&quot;container-title&quot;:&quot;Ecology Letters&quot;,&quot;DOI&quot;:&quot;10.1111/ele.12498&quot;,&quot;ISSN&quot;:&quot;1461-0248&quot;,&quot;issue&quot;:&quot;11&quot;,&quot;language&quot;:&quot;en&quot;,&quot;page&quot;:&quot;1190-1197&quot;,&quot;source&quot;:&quot;Wiley Online Library&quot;,&quot;title&quot;:&quot;HSS revisited: multi-channel processes mediate trophic control across a productivity gradient&quot;,&quot;title-short&quot;:&quot;HSS revisited&quot;,&quot;volume&quot;:&quot;18&quot;,&quot;author&quot;:[{&quot;family&quot;:&quot;Ward&quot;,&quot;given&quot;:&quot;Colette L.&quot;},{&quot;family&quot;:&quot;McCann&quot;,&quot;given&quot;:&quot;Kevin S.&quot;},{&quot;family&quot;:&quot;Rooney&quot;,&quot;given&quot;:&quot;Neil&quot;}],&quot;issued&quot;:{&quot;date-parts&quot;:[[&quot;2015&quot;]]}}},{&quot;id&quot;:2834,&quot;uris&quot;:[&quot;http://zotero.org/users/1954708/items/PBQ7KYE9&quot;],&quot;uri&quot;:[&quot;http://zotero.org/users/1954708/items/PBQ7KYE9&quot;],&quot;itemData&quot;:{&quot;id&quot;:2834,&quot;type&quot;:&quot;article-journal&quot;,&quot;abstract&quot;:&quot;The trophic cascade effect of predators on ecosystem functioning is generally believed to be less frequent and weaker in detritus-based than primary producer-based food webs, in part because of functional redundancy among soil fauna. Despite this view, no empirical studies have explicitly examined roles of different soil fauna within trophic levels in mediating cascading effects of predators in detritus food webs. Here we manipulated the density of a dominant funnel-web building spider Macrothele yunnanica in permanent plots (1 m2) for one year. Three spider treatments were applied: 0 spiders, 6 spiders (natural density) and 10 spiders (high density). We found that although changes in spider densities caused large shifts in litter-dwelling Collembola community composition on average, modifying spider densities did not generate a trophic cascade effect and alter litter decomposition in litter bags with coarse mesh (2 mm). Our data supports the hypothesis that functional redundancy among Collembola species may weaken the strength of spider-initiated cascading effects. Consequently, changes in Collembola diversity occupying the same trophic level may not significantly alter ecosystem function in tropical forest-floor ecosystems.&quot;,&quot;container-title&quot;:&quot;Soil Biology and Biochemistry&quot;,&quot;DOI&quot;:&quot;10.1016/j.soilbio.2016.03.020&quot;,&quot;ISSN&quot;:&quot;0038-0717&quot;,&quot;journalAbbreviation&quot;:&quot;Soil Biology and Biochemistry&quot;,&quot;language&quot;:&quot;en&quot;,&quot;page&quot;:&quot;22-29&quot;,&quot;source&quot;:&quot;ScienceDirect&quot;,&quot;title&quot;:&quot;Functional redundancy dampens the trophic cascade effect of a web-building spider in a tropical forest floor&quot;,&quot;volume&quot;:&quot;98&quot;,&quot;author&quot;:[{&quot;family&quot;:&quot;Liu&quot;,&quot;given&quot;:&quot;Shengjie&quot;},{&quot;family&quot;:&quot;Behm&quot;,&quot;given&quot;:&quot;Jocelyn E.&quot;},{&quot;family&quot;:&quot;Chen&quot;,&quot;given&quot;:&quot;Jin&quot;},{&quot;family&quot;:&quot;Fu&quot;,&quot;given&quot;:&quot;Shenglei&quot;},{&quot;family&quot;:&quot;He&quot;,&quot;given&quot;:&quot;Xinxing&quot;},{&quot;family&quot;:&quot;Hu&quot;,&quot;given&quot;:&quot;Jing&quot;},{&quot;family&quot;:&quot;Schaefer&quot;,&quot;given&quot;:&quot;Douglas&quot;},{&quot;family&quot;:&quot;Gan&quot;,&quot;given&quot;:&quot;Jianmin&quot;},{&quot;family&quot;:&quot;Yang&quot;,&quot;given&quot;:&quot;Xiaodong&quot;}],&quot;issued&quot;:{&quot;date-parts&quot;:[[&quot;2016&quot;,7,1]]}}}],&quot;schema&quot;:&quot;https://github.com/citation-style-language/schema/raw/master/csl-citation.json&quot;} RNDxnyLrqklO0"/><text:span text:style-name="T2">. With rising productivity top predators </text:span><text:span text:style-name="T46">are able to</text:span><text:span text:style-name="T2"> derive significant fraction of their diet from an increasingly productive bottom-up controlled detrital channels. Spiders are known to cause top-down and cascading effects on detritivores and decomposition rates </text:span><text:reference-mark-start text:name="ZOTERO_ITEM CSL_CITATION {&quot;citationID&quot;:&quot;HP3EcKUt&quot;,&quot;properties&quot;:{&quot;formattedCitation&quot;:&quot;(Wise et al. 1999, Perkins et al. 2018, Murphy et al. 2020)&quot;,&quot;plainCitation&quot;:&quot;(Wise et al. 1999, Perkins et al. 2018, Murphy et al. 2020)&quot;,&quot;noteIndex&quot;:0},&quot;citationItems&quot;:[{&quot;id&quot;:3097,&quot;uris&quot;:[&quot;http://zotero.org/users/1954708/items/VKNCIE4I&quot;],&quot;uri&quot;:[&quot;http://zotero.org/users/1954708/items/VKNCIE4I&quot;],&quot;itemData&quot;:{&quot;id&quot;:3097,&quot;type&quot;:&quot;article-journal&quot;,&quot;abstract&quot;:&quot;The involvement of spiders in decomposition food webs has the potential to affect agricultural productivity through two quite different types of interactions: (1) cascading, top-down effects of spider predation on rates of nutrient mineralization-spider-initiated trophic cascades in the detrital food web that could alter rates of decomposition and release of nutrients to plants; and (2) a bottom-up linkage, through spiders, between decomposition and grazing food webs-energy from the detrital web contributing to elevated spider densities, which in turn might reduce pests and enhance net primary production. Scant experimental evidence exists to refute or support either hypothesis. The first set of interactions is most likely to be of significance in no-till and conservation tillage farming. In theory, spiders have the potential to enhance productivity by increasing rates of mineralization, but theory also predicts that spiders, by preying on important detritivores and fungivores, depress rates of litter decomposition. Field experiments by Kajak and her colleagues have uncovered such negative effects of spiders in mown pastures. Although this negative effect could reduce plant growth, the expected time lags in most types of crops suggest that the overall impact of spiders on plant production will be determined more by the interactions comprising the second hypothesis. However, the later hypothesis, that bottom-up control processes in the decomposition web affect crop productivity via energy subsidies to spiders and other generalist predators in the grazing web, remains conjecture without clear experimental confirmation. This hypothesis should be tested in agroecosystems in which detritus-based food webs can feasibly be manipulated.&quot;,&quot;container-title&quot;:&quot;The Journal of Arachnology&quot;,&quot;ISSN&quot;:&quot;0161-8202&quot;,&quot;issue&quot;:&quot;1&quot;,&quot;note&quot;:&quot;publisher: American Arachnological Society&quot;,&quot;page&quot;:&quot;363-370&quot;,&quot;source&quot;:&quot;JSTOR&quot;,&quot;title&quot;:&quot;Spiders in Decomposition Food Webs of Agroecosystems: Theory and Evidence&quot;,&quot;title-short&quot;:&quot;Spiders in Decomposition Food Webs of Agroecosystems&quot;,&quot;volume&quot;:&quot;27&quot;,&quot;author&quot;:[{&quot;family&quot;:&quot;Wise&quot;,&quot;given&quot;:&quot;David H.&quot;},{&quot;family&quot;:&quot;Snyder&quot;,&quot;given&quot;:&quot;William E.&quot;},{&quot;family&quot;:&quot;Tuntibunpakul&quot;,&quot;given&quot;:&quot;Patchanee&quot;},{&quot;family&quot;:&quot;Halaj&quot;,&quot;given&quot;:&quot;Juraj&quot;}],&quot;issued&quot;:{&quot;date-parts&quot;:[[&quot;1999&quot;]]}}},{&quot;id&quot;:3146,&quot;uris&quot;:[&quot;http://zotero.org/users/1954708/items/QX5YU6WK&quot;],&quot;uri&quot;:[&quot;http://zotero.org/users/1954708/items/QX5YU6WK&quot;],&quot;itemData&quot;:{&quot;id&quot;:3146,&quot;type&quot;:&quot;article-journal&quot;,&quot;abstract&quot;:&quot;Multichannel feeding, whereby consumers feed across resource channels such as upon herbivore and detritivore resources, acts to link discrete compartments of a food web with implications for ecosystem functioning and stability. Currently however, we have little understanding which feeding strategies of consumers underlie multichannel feeding. We therefore link spider functional group and resource density-dependent or density-independent feeding strategies to multichannel feeding by quantifying not only consumer diet, but also the relative availability of resources. Here we analysed herbivore (green) and detritivore (brown) prey use by spider communities in grasslands, and tested if available prey biomass proportions were linked to observed spider dietary proportions. Different spider functional groups each linked green and brown resource channels, but while green prey were always consumed in proportion to their relative biomass, brown prey were consumed independently of proportion by some functional groups. Additionally, we found greater intraguild predation by cursorial spiders when green resources were relatively scarcer, suggesting green prey was preferred, and needed to be compensated for when rare. Overall, we observed a stronger consumer connection to the green than brown resource channel, yet this green connection was more variable due to greater range in green resource availability across grasslands and density-dependent consumption on green prey. Consequently, multichannel feeding by spiders was determined by density-dependent and density-independent feeding strategies that varied by spider functional group and across resources channels. Our results demonstrate that the role of multichannel feeding by spiders in linking separate food web compartments is a dynamic component of food web structure in these wild grasslands.&quot;,&quot;container-title&quot;:&quot;Oikos&quot;,&quot;DOI&quot;:&quot;https://doi.org/10.1111/oik.04500&quot;,&quot;ISSN&quot;:&quot;1600-0706&quot;,&quot;issue&quot;:&quot;1&quot;,&quot;language&quot;:&quot;en&quot;,&quot;note&quot;:&quot;_eprint: https://onlinelibrary.wiley.com/doi/pdf/10.1111/oik.04500&quot;,&quot;page&quot;:&quot;23-33&quot;,&quot;source&quot;:&quot;Wiley Online Library&quot;,&quot;title&quot;:&quot;Multichannel feeding by spider functional groups is driven by feeding strategies and resource availability&quot;,&quot;volume&quot;:&quot;127&quot;,&quot;author&quot;:[{&quot;family&quot;:&quot;Perkins&quot;,&quot;given&quot;:&quot;Matthew J.&quot;},{&quot;family&quot;:&quot;Inger&quot;,&quot;given&quot;:&quot;Richard&quot;},{&quot;family&quot;:&quot;Bearhop&quot;,&quot;given&quot;:&quot;Stuart&quot;},{&quot;family&quot;:&quot;Sanders&quot;,&quot;given&quot;:&quot;Dirk&quot;}],&quot;issued&quot;:{&quot;date-parts&quot;:[[&quot;2018&quot;]]}}},{&quot;id&quot;:3098,&quot;uris&quot;:[&quot;http://zotero.org/users/1954708/items/GQHN7B8P&quot;],&quot;uri&quot;:[&quot;http://zotero.org/users/1954708/items/GQHN7B8P&quot;],&quot;itemData&quot;:{&quot;id&quot;:3098,&quot;type&quot;:&quot;article-journal&quot;,&quot;abstract&quot;:&quot;Numerous studies have found that predators can suppress prey densities and thereby impact important ecosystem processes such as plant productivity and decomposition. However, prey suppression by spiders can be highly variable. Unlike predators that feed on prey within a single energy channel, spiders often consume prey from asynchronous energy channels, such as grazing (live plant) and epigeic (soil surface) channels. Spiders undergo few life cycle changes and thus appear to be ideally suited to link energy channels, but ontogenetic diet shifts in spiders have received little attention. For example, spider use of different food channels may be highly specialized in different life stages and thus a species may be a multichannel omnivore only when we consider all life stages. Using stable isotopes, we investigated whether wolf spider (Pardosa littoralis, henceforth Pardosa) prey consumption is driven by changes in spider size. Small spiders obtained &gt; 80% of their prey from the epigeic channel, whereas larger spiders used grazing and epigeic prey almost equally. Changes in prey consumption were not driven by changes in prey density, but by changes in prey use by different spider size classes. Thus, because the population size structure of Pardosa changes dramatically over the growing season, changes in spider size may have important implications for the strength of trophic cascades. Our research demonstrates that life history can be an important component of predator diet, which may in turn affect community- and ecosystem-level processes.&quot;,&quot;container-title&quot;:&quot;Oecologia&quot;,&quot;DOI&quot;:&quot;10.1007/s00442-020-04619-7&quot;,&quot;ISSN&quot;:&quot;1432-1939&quot;,&quot;issue&quot;:&quot;3&quot;,&quot;journalAbbreviation&quot;:&quot;Oecologia&quot;,&quot;language&quot;:&quot;en&quot;,&quot;page&quot;:&quot;791-799&quot;,&quot;source&quot;:&quot;Springer Link&quot;,&quot;title&quot;:&quot;Predator population size structure alters consumption of prey from epigeic and grazing food webs&quot;,&quot;volume&quot;:&quot;192&quot;,&quot;author&quot;:[{&quot;family&quot;:&quot;Murphy&quot;,&quot;given&quot;:&quot;Shannon M.&quot;},{&quot;family&quot;:&quot;Lewis&quot;,&quot;given&quot;:&quot;Danny&quot;},{&quot;family&quot;:&quot;Wimp&quot;,&quot;given&quot;:&quot;Gina M.&quot;}],&quot;issued&quot;:{&quot;date-parts&quot;:[[&quot;2020&quot;,3,1]]}}}],&quot;schema&quot;:&quot;https://github.com/citation-style-language/schema/raw/master/csl-citation.json&quot;} RNDFUigoCX1T7"/><text:span text:style-name="T2">(Wise et al. 1999, Perkins et al. 2018, Murphy et al. 2020)</text:span><text:reference-mark-end text:name="ZOTERO_ITEM CSL_CITATION {&quot;citationID&quot;:&quot;HP3EcKUt&quot;,&quot;properties&quot;:{&quot;formattedCitation&quot;:&quot;(Wise et al. 1999, Perkins et al. 2018, Murphy et al. 2020)&quot;,&quot;plainCitation&quot;:&quot;(Wise et al. 1999, Perkins et al. 2018, Murphy et al. 2020)&quot;,&quot;noteIndex&quot;:0},&quot;citationItems&quot;:[{&quot;id&quot;:3097,&quot;uris&quot;:[&quot;http://zotero.org/users/1954708/items/VKNCIE4I&quot;],&quot;uri&quot;:[&quot;http://zotero.org/users/1954708/items/VKNCIE4I&quot;],&quot;itemData&quot;:{&quot;id&quot;:3097,&quot;type&quot;:&quot;article-journal&quot;,&quot;abstract&quot;:&quot;The involvement of spiders in decomposition food webs has the potential to affect agricultural productivity through two quite different types of interactions: (1) cascading, top-down effects of spider predation on rates of nutrient mineralization-spider-initiated trophic cascades in the detrital food web that could alter rates of decomposition and release of nutrients to plants; and (2) a bottom-up linkage, through spiders, between decomposition and grazing food webs-energy from the detrital web contributing to elevated spider densities, which in turn might reduce pests and enhance net primary production. Scant experimental evidence exists to refute or support either hypothesis. The first set of interactions is most likely to be of significance in no-till and conservation tillage farming. In theory, spiders have the potential to enhance productivity by increasing rates of mineralization, but theory also predicts that spiders, by preying on important detritivores and fungivores, depress rates of litter decomposition. Field experiments by Kajak and her colleagues have uncovered such negative effects of spiders in mown pastures. Although this negative effect could reduce plant growth, the expected time lags in most types of crops suggest that the overall impact of spiders on plant production will be determined more by the interactions comprising the second hypothesis. However, the later hypothesis, that bottom-up control processes in the decomposition web affect crop productivity via energy subsidies to spiders and other generalist predators in the grazing web, remains conjecture without clear experimental confirmation. This hypothesis should be tested in agroecosystems in which detritus-based food webs can feasibly be manipulated.&quot;,&quot;container-title&quot;:&quot;The Journal of Arachnology&quot;,&quot;ISSN&quot;:&quot;0161-8202&quot;,&quot;issue&quot;:&quot;1&quot;,&quot;note&quot;:&quot;publisher: American Arachnological Society&quot;,&quot;page&quot;:&quot;363-370&quot;,&quot;source&quot;:&quot;JSTOR&quot;,&quot;title&quot;:&quot;Spiders in Decomposition Food Webs of Agroecosystems: Theory and Evidence&quot;,&quot;title-short&quot;:&quot;Spiders in Decomposition Food Webs of Agroecosystems&quot;,&quot;volume&quot;:&quot;27&quot;,&quot;author&quot;:[{&quot;family&quot;:&quot;Wise&quot;,&quot;given&quot;:&quot;David H.&quot;},{&quot;family&quot;:&quot;Snyder&quot;,&quot;given&quot;:&quot;William E.&quot;},{&quot;family&quot;:&quot;Tuntibunpakul&quot;,&quot;given&quot;:&quot;Patchanee&quot;},{&quot;family&quot;:&quot;Halaj&quot;,&quot;given&quot;:&quot;Juraj&quot;}],&quot;issued&quot;:{&quot;date-parts&quot;:[[&quot;1999&quot;]]}}},{&quot;id&quot;:3146,&quot;uris&quot;:[&quot;http://zotero.org/users/1954708/items/QX5YU6WK&quot;],&quot;uri&quot;:[&quot;http://zotero.org/users/1954708/items/QX5YU6WK&quot;],&quot;itemData&quot;:{&quot;id&quot;:3146,&quot;type&quot;:&quot;article-journal&quot;,&quot;abstract&quot;:&quot;Multichannel feeding, whereby consumers feed across resource channels such as upon herbivore and detritivore resources, acts to link discrete compartments of a food web with implications for ecosystem functioning and stability. Currently however, we have little understanding which feeding strategies of consumers underlie multichannel feeding. We therefore link spider functional group and resource density-dependent or density-independent feeding strategies to multichannel feeding by quantifying not only consumer diet, but also the relative availability of resources. Here we analysed herbivore (green) and detritivore (brown) prey use by spider communities in grasslands, and tested if available prey biomass proportions were linked to observed spider dietary proportions. Different spider functional groups each linked green and brown resource channels, but while green prey were always consumed in proportion to their relative biomass, brown prey were consumed independently of proportion by some functional groups. Additionally, we found greater intraguild predation by cursorial spiders when green resources were relatively scarcer, suggesting green prey was preferred, and needed to be compensated for when rare. Overall, we observed a stronger consumer connection to the green than brown resource channel, yet this green connection was more variable due to greater range in green resource availability across grasslands and density-dependent consumption on green prey. Consequently, multichannel feeding by spiders was determined by density-dependent and density-independent feeding strategies that varied by spider functional group and across resources channels. Our results demonstrate that the role of multichannel feeding by spiders in linking separate food web compartments is a dynamic component of food web structure in these wild grasslands.&quot;,&quot;container-title&quot;:&quot;Oikos&quot;,&quot;DOI&quot;:&quot;https://doi.org/10.1111/oik.04500&quot;,&quot;ISSN&quot;:&quot;1600-0706&quot;,&quot;issue&quot;:&quot;1&quot;,&quot;language&quot;:&quot;en&quot;,&quot;note&quot;:&quot;_eprint: https://onlinelibrary.wiley.com/doi/pdf/10.1111/oik.04500&quot;,&quot;page&quot;:&quot;23-33&quot;,&quot;source&quot;:&quot;Wiley Online Library&quot;,&quot;title&quot;:&quot;Multichannel feeding by spider functional groups is driven by feeding strategies and resource availability&quot;,&quot;volume&quot;:&quot;127&quot;,&quot;author&quot;:[{&quot;family&quot;:&quot;Perkins&quot;,&quot;given&quot;:&quot;Matthew J.&quot;},{&quot;family&quot;:&quot;Inger&quot;,&quot;given&quot;:&quot;Richard&quot;},{&quot;family&quot;:&quot;Bearhop&quot;,&quot;given&quot;:&quot;Stuart&quot;},{&quot;family&quot;:&quot;Sanders&quot;,&quot;given&quot;:&quot;Dirk&quot;}],&quot;issued&quot;:{&quot;date-parts&quot;:[[&quot;2018&quot;]]}}},{&quot;id&quot;:3098,&quot;uris&quot;:[&quot;http://zotero.org/users/1954708/items/GQHN7B8P&quot;],&quot;uri&quot;:[&quot;http://zotero.org/users/1954708/items/GQHN7B8P&quot;],&quot;itemData&quot;:{&quot;id&quot;:3098,&quot;type&quot;:&quot;article-journal&quot;,&quot;abstract&quot;:&quot;Numerous studies have found that predators can suppress prey densities and thereby impact important ecosystem processes such as plant productivity and decomposition. However, prey suppression by spiders can be highly variable. Unlike predators that feed on prey within a single energy channel, spiders often consume prey from asynchronous energy channels, such as grazing (live plant) and epigeic (soil surface) channels. Spiders undergo few life cycle changes and thus appear to be ideally suited to link energy channels, but ontogenetic diet shifts in spiders have received little attention. For example, spider use of different food channels may be highly specialized in different life stages and thus a species may be a multichannel omnivore only when we consider all life stages. Using stable isotopes, we investigated whether wolf spider (Pardosa littoralis, henceforth Pardosa) prey consumption is driven by changes in spider size. Small spiders obtained &gt; 80% of their prey from the epigeic channel, whereas larger spiders used grazing and epigeic prey almost equally. Changes in prey consumption were not driven by changes in prey density, but by changes in prey use by different spider size classes. Thus, because the population size structure of Pardosa changes dramatically over the growing season, changes in spider size may have important implications for the strength of trophic cascades. Our research demonstrates that life history can be an important component of predator diet, which may in turn affect community- and ecosystem-level processes.&quot;,&quot;container-title&quot;:&quot;Oecologia&quot;,&quot;DOI&quot;:&quot;10.1007/s00442-020-04619-7&quot;,&quot;ISSN&quot;:&quot;1432-1939&quot;,&quot;issue&quot;:&quot;3&quot;,&quot;journalAbbreviation&quot;:&quot;Oecologia&quot;,&quot;language&quot;:&quot;en&quot;,&quot;page&quot;:&quot;791-799&quot;,&quot;source&quot;:&quot;Springer Link&quot;,&quot;title&quot;:&quot;Predator population size structure alters consumption of prey from epigeic and grazing food webs&quot;,&quot;volume&quot;:&quot;192&quot;,&quot;author&quot;:[{&quot;family&quot;:&quot;Murphy&quot;,&quot;given&quot;:&quot;Shannon M.&quot;},{&quot;family&quot;:&quot;Lewis&quot;,&quot;given&quot;:&quot;Danny&quot;},{&quot;family&quot;:&quot;Wimp&quot;,&quot;given&quot;:&quot;Gina M.&quot;}],&quot;issued&quot;:{&quot;date-parts&quot;:[[&quot;2020&quot;,3,1]]}}}],&quot;schema&quot;:&quot;https://github.com/citation-style-language/schema/raw/master/csl-citation.json&quot;} RNDFUigoCX1T7"/><text:span text:style-name="T2">. This additional subsidies might increase the abundance of AP even when they still under control by vertebrate predators or by inter-guild competition and territoriality </text:span><text:reference-mark-start text:name="ZOTERO_ITEM CSL_CITATION {&quot;citationID&quot;:&quot;DYK0FOFh&quot;,&quot;properties&quot;:{&quot;formattedCitation&quot;:&quot;(Welti et al. 2020)&quot;,&quot;plainCitation&quot;:&quot;(Welti et al. 2020)&quot;,&quot;noteIndex&quot;:0},&quot;citationItems&quot;:[{&quot;id&quot;:2984,&quot;uris&quot;:[&quot;http://zotero.org/users/1954708/items/2IUSG4DT&quot;],&quot;uri&quot;:[&quot;http://zotero.org/users/1954708/items/2IUSG4DT&quot;],&quot;itemData&quot;:{&quot;id&quot;:2984,&quot;type&quot;:&quot;article-journal&quot;,&quot;abstract&quot;:&quot;We investigate where bottom-up and top-down control regulates ecological communities as a mechanism linking ecological gradients to the geography of consumer abundance and biomass. We use standardized surveys of 54 North American grasslands to test alternate hypotheses predicting 100-fold shifts in the biomass of four common grassland arthropod taxa—Auchenorrhyncha, sucking herbivores, Acrididae, chewing herbivores, Tettigoniidae, omnivores, and Araneae, predators. Bottom-up models predict that consumer biomass tracks plant quantity (e.g. productivity and standing biomass) and quality (nutrient content) and that ectotherm access to food increases with temperature. Each of the focal trophic groups responded differently to these drivers: the biomass of sucking herbivores and omnivores increased with plant biomass; that of chewing herbivores tracked plant quality; and predator biomass did not depend on plant quality, plant quantity or temperature. The Exploitation Ecosystem Hypothesis is a top-down hypothesis that predicts a shift from resource limitation of herbivores when plant production is low, to predator limitation when plant production is high. In grasslands where spider biomass was low, herbivore biomass increased with plant biomass, whereas bottom-up structuring was not evident when spiders were abundant. Furthermore, neither predator biomass nor trophic position (via stable isotope analysis) increased with plant biomass, suggesting predators themselves are top-down limited. Stable isotope analysis revealed that trophic position of the chewing herbivore and omnivore increased significantly with plant biomass, suggesting these groups increased scavenging and meat consumption in grasslands with higher carbohydrate availability. Taken together, our snapshot sampling documents gradients of food web structure across 54 grasslands, consistent with multiple hypotheses of bottom-up and top-down regulation.&quot;,&quot;container-title&quot;:&quot;Journal of Animal Ecology&quot;,&quot;DOI&quot;:&quot;https://doi.org/10.1111/1365-2656.13191&quot;,&quot;ISSN&quot;:&quot;1365-2656&quot;,&quot;issue&quot;:&quot;5&quot;,&quot;language&quot;:&quot;en&quot;,&quot;note&quot;:&quot;_eprint: https://besjournals.onlinelibrary.wiley.com/doi/pdf/10.1111/1365-2656.13191&quot;,&quot;page&quot;:&quot;1286-1294&quot;,&quot;source&quot;:&quot;Wiley Online Library&quot;,&quot;title&quot;:&quot;Bottom-up when it is not top-down: Predators and plants control biomass of grassland arthropods&quot;,&quot;title-short&quot;:&quot;Bottom-up when it is not top-down&quot;,&quot;volume&quot;:&quot;89&quot;,&quot;author&quot;:[{&quot;family&quot;:&quot;Welti&quot;,&quot;given&quot;:&quot;Ellen A. R.&quot;},{&quot;family&quot;:&quot;Prather&quot;,&quot;given&quot;:&quot;Rebecca M.&quot;},{&quot;family&quot;:&quot;Sanders&quot;,&quot;given&quot;:&quot;Nathan J.&quot;},{&quot;family&quot;:&quot;Beurs&quot;,&quot;given&quot;:&quot;Kirsten M.&quot;,&quot;dropping-particle&quot;:&quot;de&quot;},{&quot;family&quot;:&quot;Kaspari&quot;,&quot;given&quot;:&quot;Michael&quot;}],&quot;issued&quot;:{&quot;date-parts&quot;:[[&quot;2020&quot;]]}}}],&quot;schema&quot;:&quot;https://github.com/citation-style-language/schema/raw/master/csl-citation.json&quot;} RNDx0TUunETAd"/><text:span text:style-name="T2">(Welti et al. 2020)</text:span><text:reference-mark-end text:name="ZOTERO_ITEM CSL_CITATION {&quot;citationID&quot;:&quot;DYK0FOFh&quot;,&quot;properties&quot;:{&quot;formattedCitation&quot;:&quot;(Welti et al. 2020)&quot;,&quot;plainCitation&quot;:&quot;(Welti et al. 2020)&quot;,&quot;noteIndex&quot;:0},&quot;citationItems&quot;:[{&quot;id&quot;:2984,&quot;uris&quot;:[&quot;http://zotero.org/users/1954708/items/2IUSG4DT&quot;],&quot;uri&quot;:[&quot;http://zotero.org/users/1954708/items/2IUSG4DT&quot;],&quot;itemData&quot;:{&quot;id&quot;:2984,&quot;type&quot;:&quot;article-journal&quot;,&quot;abstract&quot;:&quot;We investigate where bottom-up and top-down control regulates ecological communities as a mechanism linking ecological gradients to the geography of consumer abundance and biomass. We use standardized surveys of 54 North American grasslands to test alternate hypotheses predicting 100-fold shifts in the biomass of four common grassland arthropod taxa—Auchenorrhyncha, sucking herbivores, Acrididae, chewing herbivores, Tettigoniidae, omnivores, and Araneae, predators. Bottom-up models predict that consumer biomass tracks plant quantity (e.g. productivity and standing biomass) and quality (nutrient content) and that ectotherm access to food increases with temperature. Each of the focal trophic groups responded differently to these drivers: the biomass of sucking herbivores and omnivores increased with plant biomass; that of chewing herbivores tracked plant quality; and predator biomass did not depend on plant quality, plant quantity or temperature. The Exploitation Ecosystem Hypothesis is a top-down hypothesis that predicts a shift from resource limitation of herbivores when plant production is low, to predator limitation when plant production is high. In grasslands where spider biomass was low, herbivore biomass increased with plant biomass, whereas bottom-up structuring was not evident when spiders were abundant. Furthermore, neither predator biomass nor trophic position (via stable isotope analysis) increased with plant biomass, suggesting predators themselves are top-down limited. Stable isotope analysis revealed that trophic position of the chewing herbivore and omnivore increased significantly with plant biomass, suggesting these groups increased scavenging and meat consumption in grasslands with higher carbohydrate availability. Taken together, our snapshot sampling documents gradients of food web structure across 54 grasslands, consistent with multiple hypotheses of bottom-up and top-down regulation.&quot;,&quot;container-title&quot;:&quot;Journal of Animal Ecology&quot;,&quot;DOI&quot;:&quot;https://doi.org/10.1111/1365-2656.13191&quot;,&quot;ISSN&quot;:&quot;1365-2656&quot;,&quot;issue&quot;:&quot;5&quot;,&quot;language&quot;:&quot;en&quot;,&quot;note&quot;:&quot;_eprint: https://besjournals.onlinelibrary.wiley.com/doi/pdf/10.1111/1365-2656.13191&quot;,&quot;page&quot;:&quot;1286-1294&quot;,&quot;source&quot;:&quot;Wiley Online Library&quot;,&quot;title&quot;:&quot;Bottom-up when it is not top-down: Predators and plants control biomass of grassland arthropods&quot;,&quot;title-short&quot;:&quot;Bottom-up when it is not top-down&quot;,&quot;volume&quot;:&quot;89&quot;,&quot;author&quot;:[{&quot;family&quot;:&quot;Welti&quot;,&quot;given&quot;:&quot;Ellen A. R.&quot;},{&quot;family&quot;:&quot;Prather&quot;,&quot;given&quot;:&quot;Rebecca M.&quot;},{&quot;family&quot;:&quot;Sanders&quot;,&quot;given&quot;:&quot;Nathan J.&quot;},{&quot;family&quot;:&quot;Beurs&quot;,&quot;given&quot;:&quot;Kirsten M.&quot;,&quot;dropping-particle&quot;:&quot;de&quot;},{&quot;family&quot;:&quot;Kaspari&quot;,&quot;given&quot;:&quot;Michael&quot;}],&quot;issued&quot;:{&quot;date-parts&quot;:[[&quot;2020&quot;]]}}}],&quot;schema&quot;:&quot;https://github.com/citation-style-language/schema/raw/master/csl-citation.json&quot;} RNDx0TUunETAd"/><text:span text:style-name="T2">. Subsidies for both </text:span><text:span text:style-name="T47">AP</text:span><text:span text:style-name="T2"> and top predators thus can explain lack of effect on herbivores and no cascading effect on plant. Nevertheless, </text:span><text:span text:style-name="T79">there is still a need for more systematic studies of tropical systems involving epigeic and soil herbivores and detritivore communities.</text:span></text:p>
      <text:p text:style-name="P6"><text:tab/></text:p>
      <text:p text:style-name="P31">References</text:p>
      <text:section text:style-name="Sect1" text:name="ZOTERO_BIBL {&quot;uncited&quot;:[],&quot;omitted&quot;:[],&quot;custom&quot;:[]} CSL_BIBLIOGRAPHY RNDqzYFdGTGBL">
        <text:p text:style-name="P33"><text:soft-page-break/>Abdala‐Roberts, L., A. Puentes, D. L. Finke, R. J. Marquis, M. Montserrat, E. H. Poelman, S. Rasmann, A. Sentis, N. M. van Dam, G. Wimp, K. Mooney, and C. Björkman. 2019. Tri-trophic interactions: bridging species, communities and ecosystems. Ecology Letters 22:2151–2167.</text:p>
        <text:p text:style-name="P33">Arihafa, A., and A. L. Mack. 2013. Treefall Gap Dynamics in a Tropical Rain Forest in Papua New Guinea. Pacific Science 67:47–58.</text:p>
        <text:p text:style-name="P33">Augustyn, W. J., B. Anderson, and A. G. Ellis. 2016. Experimental evidence for fundamental, and not realized, niche partitioning in a plant–herbivore community interaction network. Journal of Animal Ecology 85:994–1003.</text:p>
        <text:p text:style-name="P33">Bael, S. A. V., J. D. Brawn, and S. K. Robinson. 2003. Birds defend trees from herbivores in a Neotropical forest canopy. Proceedings of the National Academy of Sciences 100:8304–8307.</text:p>
        <text:p text:style-name="P33">Bagchi, R., R. E. Gallery, S. Gripenberg, S. J. Gurr, L. Narayan, C. E. Addis, R. P. Freckleton, and O. T. Lewis. 2014. Pathogens and insect herbivores drive rainforest plant diversity and composition. Nature 506:85–88.</text:p>
        <text:p text:style-name="P33">Barbier, M., and M. Loreau. 2019. Pyramids and cascades: a synthesis of food chain functioning and stability. Ecology Letters 22:405–419.</text:p>
        <text:p text:style-name="P33">Beckett, S. J. 2016. Improved community detection in weighted bipartite networks. Royal Society Open Science 3.</text:p>
        <text:p text:style-name="P33">Belgrad, B. A., and B. D. Griffen. 2016. Predator–prey interactions mediated by prey personality and predator hunting mode. Proceedings of the Royal Society B: Biological Sciences 283:20160408.</text:p>
        <text:p text:style-name="P33">Boege, K., and R. J. Marquis. 2006. Plant quality and predation risk mediated by plant ontogeny: consequences for herbivores and plants. Oikos 115:559–572.</text:p>
        <text:p text:style-name="P33">Bommarco, R., and J. E. Banks. 2003. Scale as Modifier in Vegetation Diversity Experiments: Effects on Herbivores and Predators. Oikos 102:440–448.</text:p>
        <text:p text:style-name="P33">Bosc, C., F. Roets, C. Hui, and A. Pauw. 2018. Interactions among predators and plant specificity protect herbivores from top predators. Ecology 99:1602–1609.</text:p>
        <text:p text:style-name="P33">Brooks, M. E., K. Kristensen, K. J. van Benthem, A. Magnusson, C. W. Berg, A. Nielsen, H. J. Skaug, M. Mächler, and B. M. Bolker. 2017. glmmTMB Balances Speed and Flexibility Among Packages for Zero-inflated Generalized Linear Mixed Modeling. The R Journal 9:378–400.</text:p>
        <text:p text:style-name="P33">Calcagno, V., C. Sun, O. J. Schmitz, and M. Loreau. 2011. Keystone Predation and Plant Species Coexistence: The Role of Carnivore Hunting Mode. The American Naturalist 177:E1–E13.</text:p>
        <text:p text:style-name="P33">Carson, W. P., and R. B. Root. 1999. Top-down effects of insect herbivores during early succession: influence on biomass and plant dominance. Oecologia 121:260–272.</text:p>
        <text:p text:style-name="P33">Chazdon, R. L. 2014. Second Growth: The Promise of Tropical Forest Regeneration in an Age of Deforestation. Illustrated edition. University of Chicago Press, Chicago.</text:p>
        <text:p text:style-name="P33">Cornelissen, J. H. C., S. Lavorel, E. Garnier, S. Díaz, N. Buchmann, D. E. Gurvich, P. B. Reich, H. ter Steege, H. D. Morgan, M. G. A. van der Heijden, J. G. Pausas, and H. Poorter. 2003. A handbook of protocols for standardised and easy measurement of plant functional traits worldwide. Australian Journal of Botany 51:335–380.</text:p>
        <text:p text:style-name="P33">Daugherty, M. P., J. P. Harmon, and C. J. Briggs. 2007. Trophic supplements to intraguild predation. Oikos 116:662–677.</text:p>
        <text:p text:style-name="P33">Detmer, T. M., J. H. McCutchan, and W. M. Lewis. 2017. Predator driven changes in prey size distribution stabilize secondary production in lacustrine food webs. Limnology and Oceanography 62:592–605.</text:p>
        <text:p text:style-name="P33">Dormann, C., B. Gruber, and J. Fründ. 2008. Introducing the bipartite Package: Analysing Ecological Networks. R News 8.</text:p>
        <text:p text:style-name="P33">Duffy, J. E., B. J. Cardinale, K. E. France, P. B. McIntyre, E. Thébault, and M. Loreau. 2007. The functional role of biodiversity in ecosystems: incorporating trophic complexity. Ecology Letters 10:522–538.</text:p>
        <text:p text:style-name="P33"><text:soft-page-break/>Finke, D. L., and R. F. Denno. 2005. Predator diversity and the functioning of ecosystems: the role of intraguild predation in dampening trophic cascades. Ecology Letters 8:1299–1306.</text:p>
        <text:p text:style-name="P33">Fischer, R., F. Bohn, M. Dantas de Paula, C. Dislich, J. Groeneveld, A. G. Gutiérrez, M. Kazmierczak, N. Knapp, S. Lehmann, S. Paulick, S. Pütz, E. Rödig, F. Taubert, P. Köhler, and A. Huth. 2016. Lessons learned from applying a forest gap model to understand ecosystem and carbon dynamics of complex tropical forests. Ecological Modelling 326:124–133.</text:p>
        <text:p text:style-name="P33">Ganihar, S. R. 1997. Biomass estimates of terrestrial arthropods based on body length. Journal of Biosciences 22:219–224.</text:p>
        <text:p text:style-name="P33">Gripenberg, S., R. Bagchi, R. E. Gallery, R. P. Freckleton, L. Narayan, and O. T. Lewis. 2014. Testing for enemy-mediated density-dependence in the mortality of seedlings: field experiments with five Neotropical tree species. Oikos 123:185–193.</text:p>
        <text:p text:style-name="P33">Gruner, D. S. 2004. Attenuation of Top-down and Bottom-up Forces in a Complex Terrestrial Community. Ecology 85:3010–3022.</text:p>
        <text:p text:style-name="P33">Harris, S. H., U. G. Kormann, T. D. Stokely, J. Verschuyl, A. J. Kroll, and M. G. Betts. 2020. Do birds help trees grow? An experimental study of the effects of land-use intensification on avian trophic cascades. Ecology 101:e03018.</text:p>
        <text:p text:style-name="P33">Harrison, M. L. K., and C. Banks-Leite. 2020. Edge effects on trophic cascades in tropical rainforests. Conservation Biology: The Journal of the Society for Conservation Biology 34:977–987.</text:p>
        <text:p text:style-name="P33">Holt, R. D., and G. A. Polis. 1997. A Theoretical Framework for Intraguild Predation. The American Naturalist 149:745–764.</text:p>
        <text:p text:style-name="P33">Jia, S., X. Wang, Z. Yuan, F. Lin, J. Ye, Z. Hao, and M. S. Luskin. 2018. Global signal of top-down control of terrestrial plant communities by herbivores. Proceedings of the National Academy of Sciences 115:6237–6242.</text:p>
        <text:p text:style-name="P33">Kagata, H., and T. Ohgushi. 2006. Bottom-up trophic cascades and material transfer in terrestrial food webs. Ecological Research 21:26–34.</text:p>
        <text:p text:style-name="P33">Kalka, M. B., A. R. Smith, and E. K. V. Kalko. 2008. Bats Limit Arthropods and Herbivory in a Tropical Forest. Science 320:71–71.</text:p>
        <text:p text:style-name="P33">Karp, D. S., and G. C. Daily. 2014. Cascading effects of insectivorous birds and bats in tropical coffee plantations. Ecology 95:1065–1074.</text:p>
        <text:p text:style-name="P33">Klimes, P., M. Janda, S. Ibalim, J. Kua, and V. Novotny. 2011. Experimental suppression of ants foraging on rainforest vegetation in New Guinea: testing methods for a whole-forest manipulation of insect communities. Ecological Entomology 36:94–103.</text:p>
        <text:p text:style-name="P33">Krishnadas, M., R. Bagchi, S. Sridhara, and L. S. Comita. 2018. Weaker plant-enemy interactions decrease tree seedling diversity with edge-effects in a fragmented tropical forest. Nature Communications 9:4523.</text:p>
        <text:p text:style-name="P33">Kurten, E. L. 2013. Cascading effects of contemporaneous defaunation on tropical forest communities. Biological Conservation 163:22–32.</text:p>
        <text:p text:style-name="P33">Letourneau, D. K., L. A. Dyer, and G. V. C. 2004. Indirect Effects of a Top Predator on a Rain Forest Understory Plant Community. Ecology 85:2144–2152.</text:p>
        <text:p text:style-name="P33">Liu, S., J. E. Behm, J. Chen, S. Fu, X. He, J. Hu, D. Schaefer, J. Gan, and X. Yang. 2016. Functional redundancy dampens the trophic cascade effect of a web-building spider in a tropical forest floor. Soil Biology and Biochemistry 98:22–29.</text:p>
        <text:p text:style-name="P33">Maas, B., D. S. Karp, S. Bumrungsri, K. Darras, D. Gonthier, J. C.-C. Huang, C. A. Lindell, J. J. Maine, L. Mestre, N. L. Michel, E. B. Morrison, I. Perfecto, S. M. Philpott, Ç. H. Şekercioğlu, R. M. Silva, P. J. Taylor, T. Tscharntke, S. A. V. Bael, C. J. Whelan, and K. Williams‐Guillén. 2016. Bird and bat predation services in tropical forests and agroforestry landscapes. Biological Reviews 91:1081–1101.</text:p>
        <text:p text:style-name="P33">Mooney, K. A., D. S. Gruner, N. A. Barber, S. A. Van Bael, S. M. Philpott, and R. Greenberg. 2010. Interactions among predators and the cascading effects of vertebrate insectivores on arthropod <text:soft-page-break/>communities and plants. Proceedings of the National Academy of Sciences of the United States of America 107:7335–7340.</text:p>
        <text:p text:style-name="P33">Mooney, K. A., R. T. Pratt, and M. S. Singer. 2012. The Tri-Trophic Interactions Hypothesis: Interactive Effects of Host Plant Quality, Diet Breadth and Natural Enemies on Herbivores. PLOS ONE 7:e34403.</text:p>
        <text:p text:style-name="P33">Morante‐Filho, J. C., V. Arroyo‐Rodríguez, M. Lohbeck, T. Tscharntke, and D. Faria. 2016. Tropical forest loss and its multitrophic effects on insect herbivory. Ecology 97:3315–3325.</text:p>
        <text:p text:style-name="P33">Morrison, E. B., and C. A. Lindell. 2012. Birds and bats reduce insect biomass and leaf damage in tropical forest restoration sites. Ecological Applications: A Publication of the Ecological Society of America 22:1526–1534.</text:p>
        <text:p text:style-name="P33">Mottl, O., P. Fibich, P. Klimes, M. Volf, R. Tropek, K. Anderson‐Teixeira, J. Auga, T. Blair, P. Butterill, G. Carscallen, E. Gonzalez‐Akre, A. Goodman, O. Kaman, G. P. A. Lamarre, M. Libra, M. E. Losada, M. Manumbor, S. E. Miller, K. Molem, G. Nichols, N. S. Plowman, C. Redmond, C. L. Seifert, J. Vrana, G. D. Weiblen, and V. Novotny. 2020. Spatial covariance of herbivorous and predatory guilds of forest canopy arthropods along a latitudinal gradient. Ecology Letters 23:1499–1510.</text:p>
        <text:p text:style-name="P33">Murphy, S. M., D. Lewis, and G. M. Wimp. 2020. Predator population size structure alters consumption of prey from epigeic and grazing food webs. Oecologia 192:791–799.</text:p>
        <text:p text:style-name="P33">Novotny, V., Y. Basset, J. Auga, W. Boen, C. Dal, P. Drozd, M. Kasbal, B. Isua, R. Kutil, and M. Manumbor. 1999. Predation risk for herbivorous insects on tropical vegetation: A search for enemy-free space and time. Australian Journal of Ecology 24:477–483.</text:p>
        <text:p text:style-name="P33">Novotny, V., S. E. Miller, J. Leps, Y. Basset, D. Bito, M. Janda, J. Hulcr, K. Damas, and G. D. Weiblen. 2004. No tree an island: the plant–caterpillar food web of a secondary rain forest in New Guinea. Ecology Letters 7:1090–1100.</text:p>
        <text:p text:style-name="P33">Oliveira, J. B. B. S., M. L. Faria, M. A. Z. Borges, M. Fagundes, and W. S. de Araújo. 2020. Comparing the plant–herbivore network topology of different insect guilds in Neotropical savannas. Ecological Entomology 45:406–415.</text:p>
        <text:p text:style-name="P33">Pace, M. L., J. J. Cole, S. R. Carpenter, J. F. Kitchell, M. L. Pace, J. J. Cole, S. R. Carpenter, and J. F. Kitchell. 1999. Trophic cascades revealed in diverse ecosystems. Trends in Ecology &amp; Evolution 14:483–488.</text:p>
        <text:p text:style-name="P33">Perkins, M. J., R. Inger, S. Bearhop, and D. Sanders. 2018. Multichannel feeding by spider functional groups is driven by feeding strategies and resource availability. Oikos 127:23–33.</text:p>
        <text:p text:style-name="P33">Petschenka, G., and A. A. Agrawal. 2016. How herbivores coopt plant defenses: natural selection, specialization, and sequestration. Current Opinion in Insect Science 14:17–24.</text:p>
        <text:p text:style-name="P33">Pfisterer, A. B., M. Diemer, and B. Schmid. 2003. Dietary shift and lowered biomass gain of a generalist herbivore in species-poor experimental plant communities. Oecologia 135:234–241.</text:p>
        <text:p text:style-name="P33">Piper, F. I., S. H. Altmann, and C. H. Lusk. 2018. Global patterns of insect herbivory in gap and understorey environments, and their implications for woody plant carbon storage. Oikos 127:483–496.</text:p>
        <text:p text:style-name="P33">Poisot, T., G. Lepennetier, E. Martinez, J. Ramsayer, and M. E. Hochberg. 2011. Resource availability affects the structure of a natural bacteria–bacteriophage community. Biology Letters 7:201–204.</text:p>
        <text:p text:style-name="P33">Polis, G. A., and R. D. Holt. 1992. Intraguild predation: The dynamics of complex trophic interactions. Trends in Ecology &amp; Evolution 7:151–154.</text:p>
        <text:p text:style-name="P33">Privet, K., and J. Petillon. 2018. Differences in tropical vs. temperate diversity in arthropod predators provide insights into causes of latitudinal gradients of species diversity. bioRxiv:283499.</text:p>
        <text:p text:style-name="P33">Pujoni, D. G. F., P. M. Maia-Barbosa, F. A. R. Barbosa, C. R. Fragoso Jr., and E. H. van Nes. 2016. Effects of food web complexity on top-down control in tropical lakes. Ecological Modelling 320:358–365.</text:p>
        <text:p text:style-name="P33"><text:soft-page-break/>R Core Team. 2020. R: A Language and Environment for Statistical Computing. R Foundation for Statistical Computing, Vienna, Austria.</text:p>
        <text:p text:style-name="P33">Recalde, F. C., C. P. B. Breviglieri, and G. Q. Romero. 2020. Allochthonous aquatic subsidies alleviate predation pressure in terrestrial ecosystems. Ecology 101:e03074.</text:p>
        <text:p text:style-name="P33">Redmond, C. M., J. Auga, B. Gewa, S. T. Segar, S. E. Miller, K. Molem, G. D. Weiblen, P. T. Butterill, G. Maiyah, A. S. C. Hood, M. Volf, L. R. Jorge, Y. Basset, and V. Novotný. 2019. High specialization and limited structural change in plant-herbivore networks along a successional chronosequence in tropical montane forest. Ecography 42:162–172.</text:p>
        <text:p text:style-name="P33">Ritchie, E. G., and C. N. Johnson. 2009. Predator interactions, mesopredator release and biodiversity conservation. Ecology Letters 12:982–998.</text:p>
        <text:p text:style-name="P33">Robertson, O. J., and J. Q. Radford. 2009. Gap-crossing decisions of forest birds in a fragmented landscape. Austral Ecology 34:435–446.</text:p>
        <text:p text:style-name="P33">Robinson, M. L., and S. Y. Strauss. 2020. Generalists are more specialized in low-resource habitats, increasing stability of ecological network structure. Proceedings of the National Academy of Sciences 117:2043–2048.</text:p>
        <text:p text:style-name="P33">Rodgers, G. M., B. Downing, and L. J. Morrell. 2015. Prey body size mediates the predation risk associated with being “odd.” Behavioral Ecology 26:242–246.</text:p>
        <text:p text:style-name="P33">Rogers, H., J. H. R. Lambers, R. Miller, and J. J. Tewksbury. 2012. ‘Natural experiment’ Demonstrates Top-Down Control of Spiders by Birds on a Landscape Level. PLOS ONE 7:e43446.</text:p>
        <text:p text:style-name="P33">Rossberg, A. G. 2013. Food Webs and Biodiversity: Foundations, Models, Data. John Wiley &amp; Sons.</text:p>
        <text:p text:style-name="P33">Sam, K., B. Koane, and V. Novotny. 2015. Herbivore damage increases avian and ant predation of caterpillars on trees along a complete elevational forest gradient in Papua New Guinea. Ecography 38:293–300.</text:p>
        <text:p text:style-name="P33">Schmitz, O. 2017. Predator and prey functional traits: understanding the adaptive machinery driving predator–prey interactions. F1000Research 6.</text:p>
        <text:p text:style-name="P33">Schmitz, O. J., P. A. Hambäck, and A. P. Beckerman. 2000. Trophic Cascades in Terrestrial Systems: A Review of the Effects of Carnivore Removals on Plants. The American Naturalist 155:141–153.</text:p>
        <text:p text:style-name="P33">Schmitz, O. J., V. Krivan, and O. Ovadia. 2004. Trophic cascades: the primacy of trait-mediated indirect interactions. Ecology Letters 7:153–163.</text:p>
        <text:p text:style-name="P33">Schnitzer, S. A., and W. P. Carson. 2001. Treefall Gaps and the Maintenance of Species Diversity in a Tropical Forest. Ecology 82:913–919.</text:p>
        <text:p text:style-name="P33">Singer, M. S., R. E. Clark, I. H. Lichter‐Marck, E. R. Johnson, and K. A. Mooney. 2017. Predatory birds and ants partition caterpillar prey by body size and diet breadth. Journal of Animal Ecology 86:1363–1371.</text:p>
        <text:p text:style-name="P33">Singer, M. S., I. H. Lichter-Marck, T. E. Farkas, E. Aaron, K. D. Whitney, and K. A. Mooney. 2014. Herbivore diet breadth mediates the cascading effects of carnivores in food webs. Proceedings of the National Academy of Sciences of the United States of America 111:9521–9526.</text:p>
        <text:p text:style-name="P33">Stewart, A. B., and M. R. Dudash. 2018. Foraging strategies of generalist and specialist Old World nectar bats in response to temporally variable floral resources. Biotropica 50:98–105.</text:p>
        <text:p text:style-name="P33">Strauss, S. Y., and A. A. Agrawal. 1999. The ecology and evolution of plant tolerance to herbivory. Trends in Ecology &amp; Evolution 14:179–185.</text:p>
        <text:p text:style-name="P33">Szefer, P., K. Molem, A. Sau, and V. Novotny. 2020. Impact of pathogenic fungi, herbivores and predators on secondary succession of tropical rainforest vegetation. Journal of Ecology 108:1978–1988.</text:p>
        <text:p text:style-name="P33">Turner, I. M. 2001. The Ecology of Trees in the Tropical Rain Forest. Cambridge University Press, Cambridge.</text:p>
        <text:p text:style-name="P33">Van Bael, S. A., S. M. Philpott, R. Greenberg, P. Bichier, N. A. Barber, K. A. Mooney, and D. S. Gruner. 2008. Birds as predators in tropical agroforestry systems. Ecology 89:928–934.</text:p>
        <text:p text:style-name="P33"><text:soft-page-break/>Velázquez, E., and T. Wiegand. 2020. Competition for light and persistence of rare light-demanding species within tree-fall gaps in a moist tropical forest. Ecology 101:e03034.</text:p>
        <text:p text:style-name="P33">Vidal, M. C., and S. M. Murphy. 2018. Bottom-up vs. top-down effects on terrestrial insect herbivores: a meta-analysis. Ecology Letters 21:138–150.</text:p>
        <text:p text:style-name="P33">Ward, C. L., K. S. McCann, and N. Rooney. 2015. HSS revisited: multi-channel processes mediate trophic control across a productivity gradient. Ecology Letters 18:1190–1197.</text:p>
        <text:p text:style-name="P33">Wardhaugh, C. W. 2013. Estimation of biomass from body length and width for tropical rainforest canopy invertebrates. Australian Journal of Entomology 52:291–298.</text:p>
        <text:p text:style-name="P33">Welti, E. A. R., R. M. Prather, N. J. Sanders, K. M. de Beurs, and M. Kaspari. 2020. Bottom-up when it is not top-down: Predators and plants control biomass of grassland arthropods. Journal of Animal Ecology 89:1286–1294.</text:p>
        <text:p text:style-name="P33">Whitfeld, T. J. S., V. Novotny, S. E. Miller, J. Hrcek, P. Klimes, and G. D. Weiblen. 2012. Predicting tropical insect herbivore abundance from host plant traits and phylogeny. Ecology 93:S211–S222.</text:p>
        <text:p text:style-name="P33">Wise, D. H., W. E. Snyder, P. Tuntibunpakul, and J. Halaj. 1999. Spiders in Decomposition Food Webs of Agroecosystems: Theory and Evidence. The Journal of Arachnology 27:363–370.</text:p>
        <text:p text:style-name="P33">Wray, A. K., M. Z. Peery, M. A. Jusino, J. M. Kochanski, M. T. Banik, J. M. Palmer, D. L. Lindner, and C. Gratton. 2021. Predator preferences shape the diets of arthropodivorous bats more than quantitative local prey abundance. Molecular Ecology 30:855–873.</text:p>
        <text:p text:style-name="P33">Ximenes Pinho, B., W. Dáttilo, and I. R. Leal. 2017. Structural breakdown of specialized plant-herbivore interaction networks in tropical forest edges. Global Ecology and Conservation 12:1–8.</text:p>
        <text:p text:style-name="P33">Zhang, J., H. Qian, M. Girardello, V. Pellissier, S. E. Nielsen, and J.-C. Svenning. 2018. Trophic interactions among vertebrate guilds and plants shape global patterns in species diversity. Proceedings of the Royal Society B: Biological Sciences 285:20180949.</text:p>
      </text:section>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1" svg:font-family="'Times New Roman'" style:font-family-generic="roman"/>
    <style:font-face style:name="Calibri" svg:font-family="Calibri" style:font-family-generic="roman" style:font-pitch="variable"/>
    <style:font-face style:name="Liberation Mono" svg:font-family="'Liberation Mono', 'Courier New'"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 style:font-family-generic="roman" style:font-pitch="variable"/>
    <style:font-face style:name="OpenSymbol" svg:font-family="OpenSymbol, 'Arial Unicode M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Z003" svg:font-family="Z003" style:font-family-generic="roman" style:font-pitch="variable"/>
    <style:font-face style:name="Liberation Serif2" svg:font-family="'Liberation Serif'" style:font-family-generic="swiss" style:font-pitch="variable"/>
    <style:font-face style:name="Liberation Mono1" svg:font-family="'Liberation Mono', '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erif CJK SC" svg:font-family="'Noto Serif CJK SC'" style:font-family-generic="system" style:font-pitch="variable"/>
    <style:font-face style:name="OpenSymbol1" svg:font-family="OpenSymbol, 'Arial Unicode MS'"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fals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font-name="Liberation Serif1" fo:font-family="'Liberation Serif', 'Times New Roma'" style:font-family-generic="roman" style:font-pitch="variable" fo:font-size="12pt" style:letter-kerning="true" style:font-name-asian="WenQuanYi Zen Hei Sharp" style:font-family-asian="'WenQuanYi Zen Hei Sharp'" style:font-family-generic-asian="system" style:font-pitch-asian="variable" style:font-size-asian="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2"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Preformatted_20_Text" style:display-name="Preformatted Text" style:family="paragraph" style:parent-style-name="Standard" style:default-outline-level="" style:class="html">
      <style:text-properties style:font-name="Liberation Mono" fo:font-family="'Liberation Mono', 'Courier New'" style:font-family-generic="roman" style:font-pitch="variable" fo:font-size="10pt" style:font-name-asian="Liberation Mono1" style:font-family-asian="'Liberation Mono', 'Courier New'" style:font-family-generic-asian="system" style:font-pitch-asian="variable" style:font-size-asian="10pt" style:font-name-complex="Liberation Mono1" style:font-family-complex="'Liberation Mono', 'Courier New'" style:font-family-generic-complex="system" style:font-pitch-complex="variable" style:font-size-complex="10pt"/>
    </style:style>
    <style:style style:name="Figure" style:family="paragraph" style:parent-style-name="caption" style:default-outline-level="" style:class="extra"/>
    <style:style style:name="Frame_20_contents" style:display-name="Frame contents" style:family="paragraph" style:parent-style-name="Standard" style:default-outline-level="" style:class="extra"/>
    <style:style style:name="Standard_20__28_user_29_" style:display-name="Standard (user)" style:family="paragraph" style:default-outline-level="">
      <style:paragraph-properties fo:text-align="start" style:justify-single-word="false" fo:orphans="2" fo:widows="2" style:writing-mode="lr-tb"/>
      <style:text-properties fo:font-size="12pt" style:letter-kerning="true" style:font-name-asian="WenQuanYi Zen Hei Sharp" style:font-family-asian="'WenQuanYi Zen Hei Sharp'" style:font-family-generic-asian="system" style:font-pitch-asian="variable" style:font-size-asian="12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Bibliography_20_1" style:display-name="Bibliography 1" style:family="paragraph" style:parent-style-name="Index" style:default-outline-level="" style:class="index">
      <style:paragraph-properties fo:margin-left="0.5in" fo:margin-right="0in" fo:margin-top="0in" fo:margin-bottom="0in" loext:contextual-spacing="false" style:line-height-at-least="0.3335in" fo:text-indent="-0.5in" style:auto-text-indent="false">
        <style:tab-stops/>
      </style:paragraph-properties>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Bullet_20_Symbols" style:display-name="Bullet Symbols" style:family="text">
      <style:text-properties style:font-name="OpenSymbol" fo:font-family="OpenSymbol, 'Arial Unicode MS'" style:font-family-generic="roman" style:font-pitch="variable" style:font-name-asian="OpenSymbol1" style:font-family-asian="OpenSymbol, 'Arial Unicode MS'" style:font-family-generic-asian="system" style:font-pitch-asian="variable" style:font-name-complex="OpenSymbol1" style:font-family-complex="OpenSymbol, 'Arial Unicode MS'"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stLabel_20_1" style:display-name="ListLabel 1" style:family="text"/>
    <style:style style:name="ListLabel_20_13" style:display-name="ListLabel 13" style:family="text"/>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letter-kerning="true" style:font-name-asian="WenQuanYi Zen Hei Sharp" style:font-family-asian="'WenQuanYi Zen Hei Sharp'" style:font-family-generic-asian="system" style:font-pitch-asian="variable" style:font-size-asian="9pt" style:font-name-complex="Mangal" style:font-family-complex="Mangal" style:font-family-generic-complex="system" style:font-pitch-complex="variable" style:font-size-complex="8pt"/>
    </style:style>
    <style:style style:name="Comment_20_Text_20_Char" style:display-name="Comment Text Char" style:family="text" style:parent-style-name="Default_20_Paragraph_20_Font">
      <style:text-properties style:font-name="Liberation Serif1" fo:font-family="'Liberation Serif', 'Times New Roma'" style:font-family-generic="roman" style:font-pitch="variable" style:letter-kerning="true" style:font-name-asian="WenQuanYi Zen Hei Sharp" style:font-family-asian="'WenQuanYi Zen Hei Sharp'" style:font-family-generic-asian="system" style:font-pitch-asian="variable"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style:font-name="Liberation Serif1" fo:font-family="'Liberation Serif', 'Times New Roma'" style:font-family-generic="roman" style:font-pitch="variable" fo:font-weight="bold" style:letter-kerning="true" style:font-name-asian="WenQuanYi Zen Hei Sharp" style:font-family-asian="'WenQuanYi Zen Hei Sharp'" style:font-family-generic-asian="system" style:font-pitch-asian="variable" style:font-weight-asian="bold" style:font-name-complex="Mangal" style:font-family-complex="Mangal" style:font-family-generic-complex="system" style:font-pitch-complex="variable" style:font-size-complex="9pt" style:font-weight-complex="bold"/>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335</meta:editing-cycles>
    <meta:print-date>2020-05-14T15:47:00</meta:print-date>
    <meta:creation-date>2019-02-21T15:50:00</meta:creation-date>
    <dc:date>2021-04-02T15:34:17.326075383</dc:date>
    <dc:language>en-US</dc:language>
    <meta:editing-duration>P19DT6H12M24S</meta:editing-duration>
    <meta:generator>LibreOffice/6.1.6.3$Linux_X86_64 LibreOffice_project/10$Build-3</meta:generator>
    <meta:document-statistic meta:table-count="0" meta:image-count="0" meta:object-count="0" meta:page-count="14" meta:paragraph-count="128" meta:word-count="8488" meta:character-count="55826" meta:non-whitespace-character-count="4749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6"&gt;&lt;session id="OGqRy0he"/&gt;&lt;style id="http://www.zotero.org/styles/ecology" hasBibliography="1" bibliographyStyleHasBeenSet="1"/&gt;&lt;prefs&gt;&lt;pref name="fieldType" value="ReferenceMark"/&gt;&lt;pref name="automaticJournalA</meta:user-defined>
    <meta:user-defined meta:name="ZOTERO_PREF_2" meta:value-type="string">bbreviations" value="true"/&gt;&lt;/prefs&gt;&lt;/data&gt;</meta:user-defined>
    <meta:template xlink:type="simple" xlink:actuate="onRequest" xlink:title="Normal.dotm" xlink:href=""/>
  </office:meta>
</office:document-meta>
</file>